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cylindernobutton__10_19_2021" table:style-name="ta1">
        <table:shapes>
          <draw:frame draw:z-index="0" draw:style-name="gr1" draw:text-style-name="P1" svg:width="9.9012in" svg:height="5.5693in" svg:x="13.9461in" svg:y="0.3323in">
            <draw:object draw:notify-on-update-of-ranges="rewardlist_cylindernobutton__10_19_2021.A2:rewardlist_cylindernobutton__10_19_2021.A2 rewardlist_cylindernobutton__10_19_2021.A3:rewardlist_cylindernobutton__10_19_2021.A9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9437in" svg:height="3.9425in" svg:x="12.2752in" svg:y="6.6406in">
            <draw:object draw:notify-on-update-of-ranges="rewardlist_cylindernobutton__10_19_2021.C3:rewardlist_cylindernobutton__10_19_2021.C9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list</text:p>
          </table:table-cell>
          <table:table-cell table:number-columns-repeated="2"/>
        </table:table-row>
        <table:table-row table:style-name="ro1">
          <table:table-cell office:value-type="float" office:value="-1.89270688818693" calcext:value-type="float">
            <text:p>-1.89270688818693</text:p>
          </table:table-cell>
          <table:table-cell/>
          <table:table-cell table:formula="of:=AVERAGE([.$A$2:.A3])" office:value-type="float" office:value="-1.89270688818693" calcext:value-type="float">
            <text:p>-1.89270688818693</text:p>
          </table:table-cell>
        </table:table-row>
        <table:table-row table:style-name="ro1">
          <table:table-cell office:value-type="float" office:value="-1.80133573437333" calcext:value-type="float">
            <text:p>-1.80133573437333</text:p>
          </table:table-cell>
          <table:table-cell/>
          <table:table-cell table:formula="of:=AVERAGE([.$A$2:.A4])" office:value-type="float" office:value="-1.84702131128013" calcext:value-type="float">
            <text:p>-1.84702131128013</text:p>
          </table:table-cell>
        </table:table-row>
        <table:table-row table:style-name="ro1">
          <table:table-cell office:value-type="float" office:value="-1.74152807298005" calcext:value-type="float">
            <text:p>-1.74152807298005</text:p>
          </table:table-cell>
          <table:table-cell/>
          <table:table-cell table:formula="of:=AVERAGE([.$A$2:.A5])" office:value-type="float" office:value="-1.81185689851344" calcext:value-type="float">
            <text:p>-1.81185689851344</text:p>
          </table:table-cell>
        </table:table-row>
        <table:table-row table:style-name="ro1">
          <table:table-cell office:value-type="float" office:value="-1.83479061929881" calcext:value-type="float">
            <text:p>-1.83479061929881</text:p>
          </table:table-cell>
          <table:table-cell/>
          <table:table-cell table:formula="of:=AVERAGE([.$A$2:.A6])" office:value-type="float" office:value="-1.81759032870978" calcext:value-type="float">
            <text:p>-1.81759032870978</text:p>
          </table:table-cell>
        </table:table-row>
        <table:table-row table:style-name="ro1">
          <table:table-cell office:value-type="float" office:value="-1.85287031353712" calcext:value-type="float">
            <text:p>-1.85287031353712</text:p>
          </table:table-cell>
          <table:table-cell/>
          <table:table-cell table:formula="of:=AVERAGE([.$A$2:.A7])" office:value-type="float" office:value="-1.82464632567525" calcext:value-type="float">
            <text:p>-1.82464632567525</text:p>
          </table:table-cell>
        </table:table-row>
        <table:table-row table:style-name="ro1">
          <table:table-cell office:value-type="float" office:value="-1.49501110764444" calcext:value-type="float">
            <text:p>-1.49501110764444</text:p>
          </table:table-cell>
          <table:table-cell/>
          <table:table-cell table:formula="of:=AVERAGE([.$A$2:.A8])" office:value-type="float" office:value="-1.76970712267011" calcext:value-type="float">
            <text:p>-1.76970712267011</text:p>
          </table:table-cell>
        </table:table-row>
        <table:table-row table:style-name="ro1">
          <table:table-cell office:value-type="float" office:value="-1.74729611612856" calcext:value-type="float">
            <text:p>-1.74729611612856</text:p>
          </table:table-cell>
          <table:table-cell/>
          <table:table-cell table:formula="of:=AVERAGE([.$A$2:.A9])" office:value-type="float" office:value="-1.76650555030704" calcext:value-type="float">
            <text:p>-1.76650555030704</text:p>
          </table:table-cell>
        </table:table-row>
        <table:table-row table:style-name="ro1">
          <table:table-cell office:value-type="float" office:value="-1.77651883432567" calcext:value-type="float">
            <text:p>-1.77651883432567</text:p>
          </table:table-cell>
          <table:table-cell/>
          <table:table-cell table:formula="of:=AVERAGE([.$A$2:.A10])" office:value-type="float" office:value="-1.76775721080936" calcext:value-type="float">
            <text:p>-1.76775721080936</text:p>
          </table:table-cell>
        </table:table-row>
        <table:table-row table:style-name="ro1">
          <table:table-cell office:value-type="float" office:value="-1.75109063434303" calcext:value-type="float">
            <text:p>-1.75109063434303</text:p>
          </table:table-cell>
          <table:table-cell/>
          <table:table-cell table:formula="of:=AVERAGE([.$A$2:.A11])" office:value-type="float" office:value="-1.76590536897977" calcext:value-type="float">
            <text:p>-1.76590536897977</text:p>
          </table:table-cell>
        </table:table-row>
        <table:table-row table:style-name="ro1">
          <table:table-cell office:value-type="float" office:value="-1.90911108087599" calcext:value-type="float">
            <text:p>-1.90911108087599</text:p>
          </table:table-cell>
          <table:table-cell/>
          <table:table-cell table:formula="of:=AVERAGE([.$A$2:.A12])" office:value-type="float" office:value="-1.78022594016939" calcext:value-type="float">
            <text:p>-1.78022594016939</text:p>
          </table:table-cell>
        </table:table-row>
        <table:table-row table:style-name="ro1">
          <table:table-cell office:value-type="float" office:value="-1.69911840666533" calcext:value-type="float">
            <text:p>-1.69911840666533</text:p>
          </table:table-cell>
          <table:table-cell/>
          <table:table-cell table:formula="of:=AVERAGE([.$A$2:.A13])" office:value-type="float" office:value="-1.77285252803266" calcext:value-type="float">
            <text:p>-1.77285252803266</text:p>
          </table:table-cell>
        </table:table-row>
        <table:table-row table:style-name="ro1">
          <table:table-cell office:value-type="float" office:value="-1.59020493936241" calcext:value-type="float">
            <text:p>-1.59020493936241</text:p>
          </table:table-cell>
          <table:table-cell/>
          <table:table-cell table:formula="of:=AVERAGE([.$A$2:.A14])" office:value-type="float" office:value="-1.75763189564347" calcext:value-type="float">
            <text:p>-1.75763189564347</text:p>
          </table:table-cell>
        </table:table-row>
        <table:table-row table:style-name="ro1">
          <table:table-cell office:value-type="float" office:value="-1.84055748912692" calcext:value-type="float">
            <text:p>-1.84055748912692</text:p>
          </table:table-cell>
          <table:table-cell/>
          <table:table-cell table:formula="of:=AVERAGE([.$A$2:.A15])" office:value-type="float" office:value="-1.76401078744989" calcext:value-type="float">
            <text:p>-1.76401078744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16])" office:value-type="float" office:value="-1.49515287406061" calcext:value-type="float">
            <text:p>-1.49515287406061</text:p>
          </table:table-cell>
        </table:table-row>
        <table:table-row table:style-name="ro1">
          <table:table-cell office:value-type="float" office:value="-1.89616349012256" calcext:value-type="float">
            <text:p>-1.89616349012256</text:p>
          </table:table-cell>
          <table:table-cell/>
          <table:table-cell table:formula="of:=AVERAGE([.$A$2:.A17])" office:value-type="float" office:value="-1.52188691513141" calcext:value-type="float">
            <text:p>-1.52188691513141</text:p>
          </table:table-cell>
        </table:table-row>
        <table:table-row table:style-name="ro1">
          <table:table-cell office:value-type="float" office:value="-1.91567346194386" calcext:value-type="float">
            <text:p>-1.91567346194386</text:p>
          </table:table-cell>
          <table:table-cell/>
          <table:table-cell table:formula="of:=AVERAGE([.$A$2:.A18])" office:value-type="float" office:value="-1.54649857430719" calcext:value-type="float">
            <text:p>-1.54649857430719</text:p>
          </table:table-cell>
        </table:table-row>
        <table:table-row table:style-name="ro1">
          <table:table-cell office:value-type="float" office:value="-1.93104865263105" calcext:value-type="float">
            <text:p>-1.93104865263105</text:p>
          </table:table-cell>
          <table:table-cell/>
          <table:table-cell table:formula="of:=AVERAGE([.$A$2:.A19])" office:value-type="float" office:value="-1.56911916714977" calcext:value-type="float">
            <text:p>-1.56911916714977</text:p>
          </table:table-cell>
        </table:table-row>
        <table:table-row table:style-name="ro1">
          <table:table-cell office:value-type="float" office:value="-1.79830739438832" calcext:value-type="float">
            <text:p>-1.79830739438832</text:p>
          </table:table-cell>
          <table:table-cell/>
          <table:table-cell table:formula="of:=AVERAGE([.$A$2:.A20])" office:value-type="float" office:value="-1.5818518464408" calcext:value-type="float">
            <text:p>-1.5818518464408</text:p>
          </table:table-cell>
        </table:table-row>
        <table:table-row table:style-name="ro1">
          <table:table-cell office:value-type="float" office:value="-1.77036359544098" calcext:value-type="float">
            <text:p>-1.77036359544098</text:p>
          </table:table-cell>
          <table:table-cell/>
          <table:table-cell table:formula="of:=AVERAGE([.$A$2:.A21])" office:value-type="float" office:value="-1.59177351744081" calcext:value-type="float">
            <text:p>-1.59177351744081</text:p>
          </table:table-cell>
        </table:table-row>
        <table:table-row table:style-name="ro1">
          <table:table-cell office:value-type="float" office:value="-1.75004637917578" calcext:value-type="float">
            <text:p>-1.75004637917578</text:p>
          </table:table-cell>
          <table:table-cell/>
          <table:table-cell table:formula="of:=AVERAGE([.$A$2:.A22])" office:value-type="float" office:value="-1.59968716052756" calcext:value-type="float">
            <text:p>-1.59968716052756</text:p>
          </table:table-cell>
        </table:table-row>
        <table:table-row table:style-name="ro1">
          <table:table-cell office:value-type="float" office:value="-1.77956008083522" calcext:value-type="float">
            <text:p>-1.77956008083522</text:p>
          </table:table-cell>
          <table:table-cell/>
          <table:table-cell table:formula="of:=AVERAGE([.$A$2:.A23])" office:value-type="float" office:value="-1.60825253768507" calcext:value-type="float">
            <text:p>-1.60825253768507</text:p>
          </table:table-cell>
        </table:table-row>
        <table:table-row table:style-name="ro1">
          <table:table-cell office:value-type="float" office:value="-1.87379178981483" calcext:value-type="float">
            <text:p>-1.87379178981483</text:p>
          </table:table-cell>
          <table:table-cell/>
          <table:table-cell table:formula="of:=AVERAGE([.$A$2:.A24])" office:value-type="float" office:value="-1.62032250369096" calcext:value-type="float">
            <text:p>-1.62032250369096</text:p>
          </table:table-cell>
        </table:table-row>
        <table:table-row table:style-name="ro1">
          <table:table-cell office:value-type="float" office:value="-1.75090407639742" calcext:value-type="float">
            <text:p>-1.75090407639742</text:p>
          </table:table-cell>
          <table:table-cell/>
          <table:table-cell table:formula="of:=AVERAGE([.$A$2:.A25])" office:value-type="float" office:value="-1.62599996337385" calcext:value-type="float">
            <text:p>-1.62599996337385</text:p>
          </table:table-cell>
        </table:table-row>
        <table:table-row table:style-name="ro1">
          <table:table-cell office:value-type="float" office:value="-1.84253453402221" calcext:value-type="float">
            <text:p>-1.84253453402221</text:p>
          </table:table-cell>
          <table:table-cell/>
          <table:table-cell table:formula="of:=AVERAGE([.$A$2:.A26])" office:value-type="float" office:value="-1.63502223715087" calcext:value-type="float">
            <text:p>-1.63502223715087</text:p>
          </table:table-cell>
        </table:table-row>
        <table:table-row table:style-name="ro1">
          <table:table-cell office:value-type="float" office:value="-1.72982302854359" calcext:value-type="float">
            <text:p>-1.72982302854359</text:p>
          </table:table-cell>
          <table:table-cell/>
          <table:table-cell table:formula="of:=AVERAGE([.$A$2:.A27])" office:value-type="float" office:value="-1.63881426880658" calcext:value-type="float">
            <text:p>-1.63881426880658</text:p>
          </table:table-cell>
        </table:table-row>
        <table:table-row table:style-name="ro1">
          <table:table-cell office:value-type="float" office:value="-1.75293157407045" calcext:value-type="float">
            <text:p>-1.75293157407045</text:p>
          </table:table-cell>
          <table:table-cell/>
          <table:table-cell table:formula="of:=AVERAGE([.$A$2:.A28])" office:value-type="float" office:value="-1.64320339593211" calcext:value-type="float">
            <text:p>-1.64320339593211</text:p>
          </table:table-cell>
        </table:table-row>
        <table:table-row table:style-name="ro1">
          <table:table-cell office:value-type="float" office:value="-1.93322516199648" calcext:value-type="float">
            <text:p>-1.93322516199648</text:p>
          </table:table-cell>
          <table:table-cell/>
          <table:table-cell table:formula="of:=AVERAGE([.$A$2:.A29])" office:value-type="float" office:value="-1.65394494282338" calcext:value-type="float">
            <text:p>-1.65394494282338</text:p>
          </table:table-cell>
        </table:table-row>
        <table:table-row table:style-name="ro1">
          <table:table-cell office:value-type="float" office:value="-1.88814149846137" calcext:value-type="float">
            <text:p>-1.88814149846137</text:p>
          </table:table-cell>
          <table:table-cell/>
          <table:table-cell table:formula="of:=AVERAGE([.$A$2:.A30])" office:value-type="float" office:value="-1.66230910552474" calcext:value-type="float">
            <text:p>-1.6623091055247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$A$2:.A31])" office:value-type="float" office:value="-1.67395361912734" calcext:value-type="float">
            <text:p>-1.67395361912734</text:p>
          </table:table-cell>
        </table:table-row>
        <table:table-row table:style-name="ro1">
          <table:table-cell office:value-type="float" office:value="-1.87928410266638" calcext:value-type="float">
            <text:p>-1.87928410266638</text:p>
          </table:table-cell>
          <table:table-cell/>
          <table:table-cell table:formula="of:=AVERAGE([.$A$2:.A32])" office:value-type="float" office:value="-1.68079796857864" calcext:value-type="float">
            <text:p>-1.68079796857864</text:p>
          </table:table-cell>
        </table:table-row>
        <table:table-row table:style-name="ro1">
          <table:table-cell office:value-type="float" office:value="-1.99105108521283" calcext:value-type="float">
            <text:p>-1.99105108521283</text:p>
          </table:table-cell>
          <table:table-cell/>
          <table:table-cell table:formula="of:=AVERAGE([.$A$2:.A33])" office:value-type="float" office:value="-1.69080613363135" calcext:value-type="float">
            <text:p>-1.69080613363135</text:p>
          </table:table-cell>
        </table:table-row>
        <table:table-row table:style-name="ro1">
          <table:table-cell office:value-type="float" office:value="-1.8755998765707" calcext:value-type="float">
            <text:p>-1.8755998765707</text:p>
          </table:table-cell>
          <table:table-cell/>
          <table:table-cell table:formula="of:=AVERAGE([.$A$2:.A34])" office:value-type="float" office:value="-1.69658093809821" calcext:value-type="float">
            <text:p>-1.69658093809821</text:p>
          </table:table-cell>
        </table:table-row>
        <table:table-row table:style-name="ro1">
          <table:table-cell office:value-type="float" office:value="-1.89286880640388" calcext:value-type="float">
            <text:p>-1.89286880640388</text:p>
          </table:table-cell>
          <table:table-cell/>
          <table:table-cell table:formula="of:=AVERAGE([.$A$2:.A35])" office:value-type="float" office:value="-1.70252905531959" calcext:value-type="float">
            <text:p>-1.70252905531959</text:p>
          </table:table-cell>
        </table:table-row>
        <table:table-row table:style-name="ro1">
          <table:table-cell office:value-type="float" office:value="-1.84300386218727" calcext:value-type="float">
            <text:p>-1.84300386218727</text:p>
          </table:table-cell>
          <table:table-cell/>
          <table:table-cell table:formula="of:=AVERAGE([.$A$2:.A36])" office:value-type="float" office:value="-1.70666066728629" calcext:value-type="float">
            <text:p>-1.70666066728629</text:p>
          </table:table-cell>
        </table:table-row>
        <table:table-row table:style-name="ro1">
          <table:table-cell office:value-type="float" office:value="-1.78057617631257" calcext:value-type="float">
            <text:p>-1.78057617631257</text:p>
          </table:table-cell>
          <table:table-cell/>
          <table:table-cell table:formula="of:=AVERAGE([.$A$2:.A37])" office:value-type="float" office:value="-1.70877253897275" calcext:value-type="float">
            <text:p>-1.70877253897275</text:p>
          </table:table-cell>
        </table:table-row>
        <table:table-row table:style-name="ro1">
          <table:table-cell office:value-type="float" office:value="-1.49273603936434" calcext:value-type="float">
            <text:p>-1.49273603936434</text:p>
          </table:table-cell>
          <table:table-cell/>
          <table:table-cell table:formula="of:=AVERAGE([.$A$2:.A38])" office:value-type="float" office:value="-1.70277152509474" calcext:value-type="float">
            <text:p>-1.70277152509474</text:p>
          </table:table-cell>
        </table:table-row>
        <table:table-row table:style-name="ro1">
          <table:table-cell office:value-type="float" office:value="-1.49655519730747" calcext:value-type="float">
            <text:p>-1.49655519730747</text:p>
          </table:table-cell>
          <table:table-cell/>
          <table:table-cell table:formula="of:=AVERAGE([.$A$2:.A39])" office:value-type="float" office:value="-1.69719811083022" calcext:value-type="float">
            <text:p>-1.69719811083022</text:p>
          </table:table-cell>
        </table:table-row>
        <table:table-row table:style-name="ro1">
          <table:table-cell office:value-type="float" office:value="-1.70263484794199" calcext:value-type="float">
            <text:p>-1.70263484794199</text:p>
          </table:table-cell>
          <table:table-cell/>
          <table:table-cell table:formula="of:=AVERAGE([.$A$2:.A40])" office:value-type="float" office:value="-1.69734118285948" calcext:value-type="float">
            <text:p>-1.69734118285948</text:p>
          </table:table-cell>
        </table:table-row>
        <table:table-row table:style-name="ro1">
          <table:table-cell office:value-type="float" office:value="-1.51400129852295" calcext:value-type="float">
            <text:p>-1.51400129852295</text:p>
          </table:table-cell>
          <table:table-cell/>
          <table:table-cell table:formula="of:=AVERAGE([.$A$2:.A41])" office:value-type="float" office:value="-1.69264016018418" calcext:value-type="float">
            <text:p>-1.69264016018418</text:p>
          </table:table-cell>
        </table:table-row>
        <table:table-row table:style-name="ro1">
          <table:table-cell office:value-type="float" office:value="-1.6946961620301" calcext:value-type="float">
            <text:p>-1.6946961620301</text:p>
          </table:table-cell>
          <table:table-cell/>
          <table:table-cell table:formula="of:=AVERAGE([.$A$2:.A42])" office:value-type="float" office:value="-1.69269156023033" calcext:value-type="float">
            <text:p>-1.69269156023033</text:p>
          </table:table-cell>
        </table:table-row>
        <table:table-row table:style-name="ro1">
          <table:table-cell office:value-type="float" office:value="-1.67009749957919" calcext:value-type="float">
            <text:p>-1.67009749957919</text:p>
          </table:table-cell>
          <table:table-cell/>
          <table:table-cell table:formula="of:=AVERAGE([.$A$2:.A43])" office:value-type="float" office:value="-1.6921404855803" calcext:value-type="float">
            <text:p>-1.6921404855803</text:p>
          </table:table-cell>
        </table:table-row>
        <table:table-row table:style-name="ro1">
          <table:table-cell office:value-type="float" office:value="-1.53911622195542" calcext:value-type="float">
            <text:p>-1.53911622195542</text:p>
          </table:table-cell>
          <table:table-cell/>
          <table:table-cell table:formula="of:=AVERAGE([.$A$2:.A44])" office:value-type="float" office:value="-1.68849705073209" calcext:value-type="float">
            <text:p>-1.68849705073209</text:p>
          </table:table-cell>
        </table:table-row>
        <table:table-row table:style-name="ro1">
          <table:table-cell office:value-type="float" office:value="-1.78075804097653" calcext:value-type="float">
            <text:p>-1.78075804097653</text:p>
          </table:table-cell>
          <table:table-cell/>
          <table:table-cell table:formula="of:=AVERAGE([.$A$2:.A45])" office:value-type="float" office:value="-1.69064265515638" calcext:value-type="float">
            <text:p>-1.69064265515638</text:p>
          </table:table-cell>
        </table:table-row>
        <table:table-row table:style-name="ro1">
          <table:table-cell office:value-type="float" office:value="-1.70050292475224" calcext:value-type="float">
            <text:p>-1.70050292475224</text:p>
          </table:table-cell>
          <table:table-cell/>
          <table:table-cell table:formula="of:=AVERAGE([.$A$2:.A46])" office:value-type="float" office:value="-1.69086675219265" calcext:value-type="float">
            <text:p>-1.69086675219265</text:p>
          </table:table-cell>
        </table:table-row>
        <table:table-row table:style-name="ro1">
          <table:table-cell office:value-type="float" office:value="-1.86094627793729" calcext:value-type="float">
            <text:p>-1.86094627793729</text:p>
          </table:table-cell>
          <table:table-cell/>
          <table:table-cell table:formula="of:=AVERAGE([.$A$2:.A47])" office:value-type="float" office:value="-1.6946462972092" calcext:value-type="float">
            <text:p>-1.6946462972092</text:p>
          </table:table-cell>
        </table:table-row>
        <table:table-row table:style-name="ro1">
          <table:table-cell office:value-type="float" office:value="-1.80544939574003" calcext:value-type="float">
            <text:p>-1.80544939574003</text:p>
          </table:table-cell>
          <table:table-cell/>
          <table:table-cell table:formula="of:=AVERAGE([.$A$2:.A48])" office:value-type="float" office:value="-1.69705506022074" calcext:value-type="float">
            <text:p>-1.69705506022074</text:p>
          </table:table-cell>
        </table:table-row>
        <table:table-row table:style-name="ro1">
          <table:table-cell office:value-type="float" office:value="-1.8166358325541" calcext:value-type="float">
            <text:p>-1.8166358325541</text:p>
          </table:table-cell>
          <table:table-cell/>
          <table:table-cell table:formula="of:=AVERAGE([.$A$2:.A49])" office:value-type="float" office:value="-1.69959933197251" calcext:value-type="float">
            <text:p>-1.69959933197251</text:p>
          </table:table-cell>
        </table:table-row>
        <table:table-row table:style-name="ro1">
          <table:table-cell office:value-type="float" office:value="-1.82736350108683" calcext:value-type="float">
            <text:p>-1.82736350108683</text:p>
          </table:table-cell>
          <table:table-cell/>
          <table:table-cell table:formula="of:=AVERAGE([.$A$2:.A50])" office:value-type="float" office:value="-1.70226108549573" calcext:value-type="float">
            <text:p>-1.70226108549573</text:p>
          </table:table-cell>
        </table:table-row>
        <table:table-row table:style-name="ro1">
          <table:table-cell office:value-type="float" office:value="-1.55589001057446" calcext:value-type="float">
            <text:p>-1.55589001057446</text:p>
          </table:table-cell>
          <table:table-cell/>
          <table:table-cell table:formula="of:=AVERAGE([.A3:.A51])" office:value-type="float" office:value="-1.69927392070141" calcext:value-type="float">
            <text:p>-1.69927392070141</text:p>
          </table:table-cell>
        </table:table-row>
        <table:table-row table:style-name="ro1">
          <table:table-cell office:value-type="float" office:value="-1.86678237366974" calcext:value-type="float">
            <text:p>-1.86678237366974</text:p>
          </table:table-cell>
          <table:table-cell/>
          <table:table-cell table:formula="of:=AVERAGE([.A4:.A52])" office:value-type="float" office:value="-1.69874484897657" calcext:value-type="float">
            <text:p>-1.69874484897657</text:p>
          </table:table-cell>
        </table:table-row>
        <table:table-row table:style-name="ro1">
          <table:table-cell office:value-type="float" office:value="-1.851837791574" calcext:value-type="float">
            <text:p>-1.851837791574</text:p>
          </table:table-cell>
          <table:table-cell/>
          <table:table-cell table:formula="of:=AVERAGE([.A5:.A53])" office:value-type="float" office:value="-1.69977550320516" calcext:value-type="float">
            <text:p>-1.69977550320516</text:p>
          </table:table-cell>
        </table:table-row>
        <table:table-row table:style-name="ro1">
          <table:table-cell office:value-type="float" office:value="-1.90807855891287" calcext:value-type="float">
            <text:p>-1.90807855891287</text:p>
          </table:table-cell>
          <table:table-cell/>
          <table:table-cell table:formula="of:=AVERAGE([.A6:.A54])" office:value-type="float" office:value="-1.70317449271399" calcext:value-type="float">
            <text:p>-1.70317449271399</text:p>
          </table:table-cell>
        </table:table-row>
        <table:table-row table:style-name="ro1">
          <table:table-cell office:value-type="float" office:value="-1.65240500107706" calcext:value-type="float">
            <text:p>-1.65240500107706</text:p>
          </table:table-cell>
          <table:table-cell/>
          <table:table-cell table:formula="of:=AVERAGE([.A7:.A55])" office:value-type="float" office:value="-1.69945233724008" calcext:value-type="float">
            <text:p>-1.69945233724008</text:p>
          </table:table-cell>
        </table:table-row>
        <table:table-row table:style-name="ro1">
          <table:table-cell office:value-type="float" office:value="-1.88262219924033" calcext:value-type="float">
            <text:p>-1.88262219924033</text:p>
          </table:table-cell>
          <table:table-cell/>
          <table:table-cell table:formula="of:=AVERAGE([.A8:.A56])" office:value-type="float" office:value="-1.70005951858096" calcext:value-type="float">
            <text:p>-1.70005951858096</text:p>
          </table:table-cell>
        </table:table-row>
        <table:table-row table:style-name="ro1">
          <table:table-cell office:value-type="float" office:value="-1.85505855610669" calcext:value-type="float">
            <text:p>-1.85505855610669</text:p>
          </table:table-cell>
          <table:table-cell/>
          <table:table-cell table:formula="of:=AVERAGE([.A9:.A57])" office:value-type="float" office:value="-1.70740742569243" calcext:value-type="float">
            <text:p>-1.70740742569243</text:p>
          </table:table-cell>
        </table:table-row>
        <table:table-row table:style-name="ro1">
          <table:table-cell office:value-type="float" office:value="-1.8776238542825" calcext:value-type="float">
            <text:p>-1.8776238542825</text:p>
          </table:table-cell>
          <table:table-cell/>
          <table:table-cell table:formula="of:=AVERAGE([.A10:.A58])" office:value-type="float" office:value="-1.71006717545068" calcext:value-type="float">
            <text:p>-1.71006717545068</text:p>
          </table:table-cell>
        </table:table-row>
        <table:table-row table:style-name="ro1">
          <table:table-cell office:value-type="float" office:value="-1.91613927014768" calcext:value-type="float">
            <text:p>-1.91613927014768</text:p>
          </table:table-cell>
          <table:table-cell/>
          <table:table-cell table:formula="of:=AVERAGE([.A11:.A59])" office:value-type="float" office:value="-1.71291657210011" calcext:value-type="float">
            <text:p>-1.71291657210011</text:p>
          </table:table-cell>
        </table:table-row>
        <table:table-row table:style-name="ro1">
          <table:table-cell office:value-type="float" office:value="-1.84009637420476" calcext:value-type="float">
            <text:p>-1.84009637420476</text:p>
          </table:table-cell>
          <table:table-cell/>
          <table:table-cell table:formula="of:=AVERAGE([.A12:.A60])" office:value-type="float" office:value="-1.71473301577075" calcext:value-type="float">
            <text:p>-1.71473301577075</text:p>
          </table:table-cell>
        </table:table-row>
        <table:table-row table:style-name="ro1">
          <table:table-cell office:value-type="float" office:value="-1.80064230200946" calcext:value-type="float">
            <text:p>-1.80064230200946</text:p>
          </table:table-cell>
          <table:table-cell/>
          <table:table-cell table:formula="of:=AVERAGE([.A13:.A61])" office:value-type="float" office:value="-1.71251936722246" calcext:value-type="float">
            <text:p>-1.71251936722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:.A62])" office:value-type="float" office:value="-1.63702715484153" calcext:value-type="float">
            <text:p>-1.63702715484153</text:p>
          </table:table-cell>
        </table:table-row>
        <table:table-row table:style-name="ro1">
          <table:table-cell office:value-type="float" office:value="-1.54970543867946" calcext:value-type="float">
            <text:p>-1.54970543867946</text:p>
          </table:table-cell>
          <table:table-cell/>
          <table:table-cell table:formula="of:=AVERAGE([.A15:.A63])" office:value-type="float" office:value="-1.63620063441943" calcext:value-type="float">
            <text:p>-1.63620063441943</text:p>
          </table:table-cell>
        </table:table-row>
        <table:table-row table:style-name="ro1">
          <table:table-cell office:value-type="float" office:value="-1.82717811646164" calcext:value-type="float">
            <text:p>-1.82717811646164</text:p>
          </table:table-cell>
          <table:table-cell/>
          <table:table-cell table:formula="of:=AVERAGE([.A16:.A64])" office:value-type="float" office:value="-1.63592758599769" calcext:value-type="float">
            <text:p>-1.63592758599769</text:p>
          </table:table-cell>
        </table:table-row>
        <table:table-row table:style-name="ro1">
          <table:table-cell office:value-type="float" office:value="-1.83231373990774" calcext:value-type="float">
            <text:p>-1.83231373990774</text:p>
          </table:table-cell>
          <table:table-cell/>
          <table:table-cell table:formula="of:=AVERAGE([.A17:.A65])" office:value-type="float" office:value="-1.71413807048561" calcext:value-type="float">
            <text:p>-1.71413807048561</text:p>
          </table:table-cell>
        </table:table-row>
        <table:table-row table:style-name="ro1">
          <table:table-cell office:value-type="float" office:value="-1.86473258290887" calcext:value-type="float">
            <text:p>-1.86473258290887</text:p>
          </table:table-cell>
          <table:table-cell/>
          <table:table-cell table:formula="of:=AVERAGE([.A18:.A66])" office:value-type="float" office:value="-1.71349662339961" calcext:value-type="float">
            <text:p>-1.71349662339961</text:p>
          </table:table-cell>
        </table:table-row>
        <table:table-row table:style-name="ro1">
          <table:table-cell office:value-type="float" office:value="-1.87734812398553" calcext:value-type="float">
            <text:p>-1.87734812398553</text:p>
          </table:table-cell>
          <table:table-cell/>
          <table:table-cell table:formula="of:=AVERAGE([.A19:.A67])" office:value-type="float" office:value="-1.71271447364536" calcext:value-type="float">
            <text:p>-1.71271447364536</text:p>
          </table:table-cell>
        </table:table-row>
        <table:table-row table:style-name="ro1">
          <table:table-cell office:value-type="float" office:value="-1.9592083425343" calcext:value-type="float">
            <text:p>-1.9592083425343</text:p>
          </table:table-cell>
          <table:table-cell/>
          <table:table-cell table:formula="of:=AVERAGE([.A20:.A68])" office:value-type="float" office:value="-1.7132891611944" calcext:value-type="float">
            <text:p>-1.7132891611944</text:p>
          </table:table-cell>
        </table:table-row>
        <table:table-row table:style-name="ro1">
          <table:table-cell office:value-type="float" office:value="-1.80296430310607" calcext:value-type="float">
            <text:p>-1.80296430310607</text:p>
          </table:table-cell>
          <table:table-cell/>
          <table:table-cell table:formula="of:=AVERAGE([.A21:.A69])" office:value-type="float" office:value="-1.71338420014783" calcext:value-type="float">
            <text:p>-1.71338420014783</text:p>
          </table:table-cell>
        </table:table-row>
        <table:table-row table:style-name="ro1">
          <table:table-cell office:value-type="float" office:value="-2.00318908488154" calcext:value-type="float">
            <text:p>-2.00318908488154</text:p>
          </table:table-cell>
          <table:table-cell/>
          <table:table-cell table:formula="of:=AVERAGE([.A22:.A70])" office:value-type="float" office:value="-1.71813574074866" calcext:value-type="float">
            <text:p>-1.71813574074866</text:p>
          </table:table-cell>
        </table:table-row>
        <table:table-row table:style-name="ro1">
          <table:table-cell office:value-type="float" office:value="-1.85944208116829" calcext:value-type="float">
            <text:p>-1.85944208116829</text:p>
          </table:table-cell>
          <table:table-cell/>
          <table:table-cell table:formula="of:=AVERAGE([.A23:.A71])" office:value-type="float" office:value="-1.72036830609544" calcext:value-type="float">
            <text:p>-1.72036830609544</text:p>
          </table:table-cell>
        </table:table-row>
        <table:table-row table:style-name="ro1">
          <table:table-cell office:value-type="float" office:value="-1.82844295586646" calcext:value-type="float">
            <text:p>-1.82844295586646</text:p>
          </table:table-cell>
          <table:table-cell/>
          <table:table-cell table:formula="of:=AVERAGE([.A24:.A72])" office:value-type="float" office:value="-1.72136591578996" calcext:value-type="float">
            <text:p>-1.72136591578996</text:p>
          </table:table-cell>
        </table:table-row>
        <table:table-row table:style-name="ro1">
          <table:table-cell office:value-type="float" office:value="-1.89162860672772" calcext:value-type="float">
            <text:p>-1.89162860672772</text:p>
          </table:table-cell>
          <table:table-cell/>
          <table:table-cell table:formula="of:=AVERAGE([.A25:.A73])" office:value-type="float" office:value="-1.72172993246165" calcext:value-type="float">
            <text:p>-1.72172993246165</text:p>
          </table:table-cell>
        </table:table-row>
        <table:table-row table:style-name="ro1">
          <table:table-cell office:value-type="float" office:value="-1.58838042612076" calcext:value-type="float">
            <text:p>-1.58838042612076</text:p>
          </table:table-cell>
          <table:table-cell/>
          <table:table-cell table:formula="of:=AVERAGE([.A26:.A74])" office:value-type="float" office:value="-1.71841312327233" calcext:value-type="float">
            <text:p>-1.71841312327233</text:p>
          </table:table-cell>
        </table:table-row>
        <table:table-row table:style-name="ro1">
          <table:table-cell office:value-type="float" office:value="-1.83167428028285" calcext:value-type="float">
            <text:p>-1.83167428028285</text:p>
          </table:table-cell>
          <table:table-cell/>
          <table:table-cell table:formula="of:=AVERAGE([.A27:.A75])" office:value-type="float" office:value="-1.71819148544091" calcext:value-type="float">
            <text:p>-1.71819148544091</text:p>
          </table:table-cell>
        </table:table-row>
        <table:table-row table:style-name="ro1">
          <table:table-cell office:value-type="float" office:value="-1.89552520381808" calcext:value-type="float">
            <text:p>-1.89552520381808</text:p>
          </table:table-cell>
          <table:table-cell/>
          <table:table-cell table:formula="of:=AVERAGE([.A28:.A76])" office:value-type="float" office:value="-1.72157316248733" calcext:value-type="float">
            <text:p>-1.72157316248733</text:p>
          </table:table-cell>
        </table:table-row>
        <table:table-row table:style-name="ro1">
          <table:table-cell office:value-type="float" office:value="-1.8779676371634" calcext:value-type="float">
            <text:p>-1.8779676371634</text:p>
          </table:table-cell>
          <table:table-cell/>
          <table:table-cell table:formula="of:=AVERAGE([.A29:.A77])" office:value-type="float" office:value="-1.72412491887698" calcext:value-type="float">
            <text:p>-1.7241249188769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0:.A78])" office:value-type="float" office:value="-1.72548767067297" calcext:value-type="float">
            <text:p>-1.72548767067297</text:p>
          </table:table-cell>
        </table:table-row>
        <table:table-row table:style-name="ro1">
          <table:table-cell office:value-type="float" office:value="-1.90770426970124" calcext:value-type="float">
            <text:p>-1.90770426970124</text:p>
          </table:table-cell>
          <table:table-cell/>
          <table:table-cell table:formula="of:=AVERAGE([.A31:.A79])" office:value-type="float" office:value="-1.72588691090236" calcext:value-type="float">
            <text:p>-1.72588691090236</text:p>
          </table:table-cell>
        </table:table-row>
        <table:table-row table:style-name="ro1">
          <table:table-cell office:value-type="float" office:value="-1.94726863401532" calcext:value-type="float">
            <text:p>-1.94726863401532</text:p>
          </table:table-cell>
          <table:table-cell/>
          <table:table-cell table:formula="of:=AVERAGE([.A32:.A80])" office:value-type="float" office:value="-1.72481076057614" calcext:value-type="float">
            <text:p>-1.72481076057614</text:p>
          </table:table-cell>
        </table:table-row>
        <table:table-row table:style-name="ro1">
          <table:table-cell office:value-type="float" office:value="-1.9087496981889" calcext:value-type="float">
            <text:p>-1.9087496981889</text:p>
          </table:table-cell>
          <table:table-cell/>
          <table:table-cell table:formula="of:=AVERAGE([.A33:.A81])" office:value-type="float" office:value="-1.72541209926027" calcext:value-type="float">
            <text:p>-1.7254120992602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:.A82])" office:value-type="float" office:value="-1.7255947301743" calcext:value-type="float">
            <text:p>-1.7255947301743</text:p>
          </table:table-cell>
        </table:table-row>
        <table:table-row table:style-name="ro1">
          <table:table-cell office:value-type="float" office:value="-1.86556329376102" calcext:value-type="float">
            <text:p>-1.86556329376102</text:p>
          </table:table-cell>
          <table:table-cell/>
          <table:table-cell table:formula="of:=AVERAGE([.A35:.A83])" office:value-type="float" office:value="-1.72538990195369" calcext:value-type="float">
            <text:p>-1.72538990195369</text:p>
          </table:table-cell>
        </table:table-row>
        <table:table-row table:style-name="ro1">
          <table:table-cell office:value-type="float" office:value="-1.58791931119859" calcext:value-type="float">
            <text:p>-1.58791931119859</text:p>
          </table:table-cell>
          <table:table-cell/>
          <table:table-cell table:formula="of:=AVERAGE([.A36:.A84])" office:value-type="float" office:value="-1.71916644286787" calcext:value-type="float">
            <text:p>-1.7191664428678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7:.A85])" office:value-type="float" office:value="-1.72237044568037" calcext:value-type="float">
            <text:p>-1.7223704456803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8:.A86])" office:value-type="float" office:value="-1.72684848289849" calcext:value-type="float">
            <text:p>-1.72684848289849</text:p>
          </table:table-cell>
        </table:table-row>
        <table:table-row table:style-name="ro1">
          <table:table-cell office:value-type="float" office:value="-1.99578191311658" calcext:value-type="float">
            <text:p>-1.99578191311658</text:p>
          </table:table-cell>
          <table:table-cell/>
          <table:table-cell table:formula="of:=AVERAGE([.A39:.A87])" office:value-type="float" office:value="-1.73711472521996" calcext:value-type="float">
            <text:p>-1.73711472521996</text:p>
          </table:table-cell>
        </table:table-row>
        <table:table-row table:style-name="ro1">
          <table:table-cell office:value-type="float" office:value="-1.90494696673155" calcext:value-type="float">
            <text:p>-1.90494696673155</text:p>
          </table:table-cell>
          <table:table-cell/>
          <table:table-cell table:formula="of:=AVERAGE([.A40:.A88])" office:value-type="float" office:value="-1.74544925112657" calcext:value-type="float">
            <text:p>-1.74544925112657</text:p>
          </table:table-cell>
        </table:table-row>
        <table:table-row table:style-name="ro1">
          <table:table-cell office:value-type="float" office:value="-1.70657133792639" calcext:value-type="float">
            <text:p>-1.70657133792639</text:p>
          </table:table-cell>
          <table:table-cell/>
          <table:table-cell table:formula="of:=AVERAGE([.A41:.A89])" office:value-type="float" office:value="-1.74552958765687" calcext:value-type="float">
            <text:p>-1.74552958765687</text:p>
          </table:table-cell>
        </table:table-row>
        <table:table-row table:style-name="ro1">
          <table:table-cell office:value-type="float" office:value="-1.90377951292098" calcext:value-type="float">
            <text:p>-1.90377951292098</text:p>
          </table:table-cell>
          <table:table-cell/>
          <table:table-cell table:formula="of:=AVERAGE([.A42:.A90])" office:value-type="float" office:value="-1.75348424509356" calcext:value-type="float">
            <text:p>-1.75348424509356</text:p>
          </table:table-cell>
        </table:table-row>
        <table:table-row table:style-name="ro1">
          <table:table-cell office:value-type="float" office:value="-1.83345772731006" calcext:value-type="float">
            <text:p>-1.83345772731006</text:p>
          </table:table-cell>
          <table:table-cell/>
          <table:table-cell table:formula="of:=AVERAGE([.A43:.A91])" office:value-type="float" office:value="-1.75631611377275" calcext:value-type="float">
            <text:p>-1.75631611377275</text:p>
          </table:table-cell>
        </table:table-row>
        <table:table-row table:style-name="ro1">
          <table:table-cell office:value-type="float" office:value="-1.93248479681611" calcext:value-type="float">
            <text:p>-1.93248479681611</text:p>
          </table:table-cell>
          <table:table-cell/>
          <table:table-cell table:formula="of:=AVERAGE([.A44:.A92])" office:value-type="float" office:value="-1.7616709565735" calcext:value-type="float">
            <text:p>-1.7616709565735</text:p>
          </table:table-cell>
        </table:table-row>
        <table:table-row table:style-name="ro1">
          <table:table-cell office:value-type="float" office:value="-1.94420744105875" calcext:value-type="float">
            <text:p>-1.94420744105875</text:p>
          </table:table-cell>
          <table:table-cell/>
          <table:table-cell table:formula="of:=AVERAGE([.A45:.A93])" office:value-type="float" office:value="-1.7699381243103" calcext:value-type="float">
            <text:p>-1.769938124310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46:.A94])" office:value-type="float" office:value="-1.77441245000466" calcext:value-type="float">
            <text:p>-1.77441245000466</text:p>
          </table:table-cell>
        </table:table-row>
        <table:table-row table:style-name="ro1">
          <table:table-cell office:value-type="float" office:value="-1.71360539380014" calcext:value-type="float">
            <text:p>-1.71360539380014</text:p>
          </table:table-cell>
          <table:table-cell/>
          <table:table-cell table:formula="of:=AVERAGE([.A47:.A95])" office:value-type="float" office:value="-1.77467984733217" calcext:value-type="float">
            <text:p>-1.77467984733217</text:p>
          </table:table-cell>
        </table:table-row>
        <table:table-row table:style-name="ro1">
          <table:table-cell office:value-type="float" office:value="-1.86365195480883" calcext:value-type="float">
            <text:p>-1.86365195480883</text:p>
          </table:table-cell>
          <table:table-cell/>
          <table:table-cell table:formula="of:=AVERAGE([.A48:.A96])" office:value-type="float" office:value="-1.7747350652275" calcext:value-type="float">
            <text:p>-1.7747350652275</text:p>
          </table:table-cell>
        </table:table-row>
        <table:table-row table:style-name="ro1">
          <table:table-cell office:value-type="float" office:value="-1.95650970558524" calcext:value-type="float">
            <text:p>-1.95650970558524</text:p>
          </table:table-cell>
          <table:table-cell/>
          <table:table-cell table:formula="of:=AVERAGE([.A49:.A97])" office:value-type="float" office:value="-1.77781792869373" calcext:value-type="float">
            <text:p>-1.77781792869373</text:p>
          </table:table-cell>
        </table:table-row>
        <table:table-row table:style-name="ro1">
          <table:table-cell office:value-type="float" office:value="-1.61980194677114" calcext:value-type="float">
            <text:p>-1.61980194677114</text:p>
          </table:table-cell>
          <table:table-cell/>
          <table:table-cell table:formula="of:=AVERAGE([.A50:.A98])" office:value-type="float" office:value="-1.77380091061653" calcext:value-type="float">
            <text:p>-1.77380091061653</text:p>
          </table:table-cell>
        </table:table-row>
        <table:table-row table:style-name="ro1">
          <table:table-cell office:value-type="float" office:value="-1.79489068534672" calcext:value-type="float">
            <text:p>-1.79489068534672</text:p>
          </table:table-cell>
          <table:table-cell/>
          <table:table-cell table:formula="of:=AVERAGE([.A51:.A99])" office:value-type="float" office:value="-1.77313820009122" calcext:value-type="float">
            <text:p>-1.77313820009122</text:p>
          </table:table-cell>
        </table:table-row>
        <table:table-row table:style-name="ro1">
          <table:table-cell office:value-type="float" office:value="-1.52535786679685" calcext:value-type="float">
            <text:p>-1.52535786679685</text:p>
          </table:table-cell>
          <table:table-cell/>
          <table:table-cell table:formula="of:=AVERAGE([.A52:.A100])" office:value-type="float" office:value="-1.77251509511617" calcext:value-type="float">
            <text:p>-1.77251509511617</text:p>
          </table:table-cell>
        </table:table-row>
        <table:table-row table:style-name="ro1">
          <table:table-cell office:value-type="float" office:value="-1.90811610516608" calcext:value-type="float">
            <text:p>-1.90811610516608</text:p>
          </table:table-cell>
          <table:table-cell/>
          <table:table-cell table:formula="of:=AVERAGE([.A53:.A101])" office:value-type="float" office:value="-1.77335864065691" calcext:value-type="float">
            <text:p>-1.7733586406569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54:.A102])" office:value-type="float" office:value="-1.77638235919622" calcext:value-type="float">
            <text:p>-1.7763823591962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55:.A103])" office:value-type="float" office:value="-1.7782583069735" calcext:value-type="float">
            <text:p>-1.7782583069735</text:p>
          </table:table-cell>
        </table:table-row>
        <table:table-row table:style-name="ro1">
          <table:table-cell office:value-type="float" office:value="-1.73928703099191" calcext:value-type="float">
            <text:p>-1.73928703099191</text:p>
          </table:table-cell>
          <table:table-cell/>
          <table:table-cell table:formula="of:=AVERAGE([.A56:.A104])" office:value-type="float" office:value="-1.78003140962483" calcext:value-type="float">
            <text:p>-1.78003140962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:.A105])" office:value-type="float" office:value="-1.70079422188523" calcext:value-type="float">
            <text:p>-1.70079422188523</text:p>
          </table:table-cell>
        </table:table-row>
        <table:table-row table:style-name="ro1">
          <table:table-cell office:value-type="float" office:value="-1.81841927958131" calcext:value-type="float">
            <text:p>-1.81841927958131</text:p>
          </table:table-cell>
          <table:table-cell/>
          <table:table-cell table:formula="of:=AVERAGE([.A58:.A106])" office:value-type="float" office:value="-1.70004648154798" calcext:value-type="float">
            <text:p>-1.70004648154798</text:p>
          </table:table-cell>
        </table:table-row>
        <table:table-row table:style-name="ro1">
          <table:table-cell office:value-type="float" office:value="-1.72719244417846" calcext:value-type="float">
            <text:p>-1.72719244417846</text:p>
          </table:table-cell>
          <table:table-cell/>
          <table:table-cell table:formula="of:=AVERAGE([.A59:.A107])" office:value-type="float" office:value="-1.69697645277034" calcext:value-type="float">
            <text:p>-1.69697645277034</text:p>
          </table:table-cell>
        </table:table-row>
        <table:table-row table:style-name="ro1">
          <table:table-cell office:value-type="float" office:value="-1.75982131153345" calcext:value-type="float">
            <text:p>-1.75982131153345</text:p>
          </table:table-cell>
          <table:table-cell/>
          <table:table-cell table:formula="of:=AVERAGE([.A60:.A108])" office:value-type="float" office:value="-1.69378629034964" calcext:value-type="float">
            <text:p>-1.69378629034964</text:p>
          </table:table-cell>
        </table:table-row>
        <table:table-row table:style-name="ro1">
          <table:table-cell office:value-type="float" office:value="-1.60285920001268" calcext:value-type="float">
            <text:p>-1.60285920001268</text:p>
          </table:table-cell>
          <table:table-cell/>
          <table:table-cell table:formula="of:=AVERAGE([.A61:.A109])" office:value-type="float" office:value="-1.68894471536613" calcext:value-type="float">
            <text:p>-1.68894471536613</text:p>
          </table:table-cell>
        </table:table-row>
        <table:table-row table:style-name="ro1">
          <table:table-cell office:value-type="float" office:value="-1.77897107398808" calcext:value-type="float">
            <text:p>-1.77897107398808</text:p>
          </table:table-cell>
          <table:table-cell/>
          <table:table-cell table:formula="of:=AVERAGE([.A62:.A110])" office:value-type="float" office:value="-1.68850244540651" calcext:value-type="float">
            <text:p>-1.68850244540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:.A111])" office:value-type="float" office:value="-1.68850244540651" calcext:value-type="float">
            <text:p>-1.68850244540651</text:p>
          </table:table-cell>
        </table:table-row>
        <table:table-row table:style-name="ro1">
          <table:table-cell office:value-type="float" office:value="-1.57900090274215" calcext:value-type="float">
            <text:p>-1.57900090274215</text:p>
          </table:table-cell>
          <table:table-cell/>
          <table:table-cell table:formula="of:=AVERAGE([.A64:.A112])" office:value-type="float" office:value="-1.68910031202004" calcext:value-type="float">
            <text:p>-1.68910031202004</text:p>
          </table:table-cell>
        </table:table-row>
        <table:table-row table:style-name="ro1">
          <table:table-cell office:value-type="float" office:value="-1.57469129686654" calcext:value-type="float">
            <text:p>-1.57469129686654</text:p>
          </table:table-cell>
          <table:table-cell/>
          <table:table-cell table:formula="of:=AVERAGE([.A65:.A113])" office:value-type="float" office:value="-1.6839475197834" calcext:value-type="float">
            <text:p>-1.6839475197834</text:p>
          </table:table-cell>
        </table:table-row>
        <table:table-row table:style-name="ro1">
          <table:table-cell office:value-type="float" office:value="-1.81387852958441" calcext:value-type="float">
            <text:p>-1.81387852958441</text:p>
          </table:table-cell>
          <table:table-cell/>
          <table:table-cell table:formula="of:=AVERAGE([.A66:.A114])" office:value-type="float" office:value="-1.68357129100129" calcext:value-type="float">
            <text:p>-1.68357129100129</text:p>
          </table:table-cell>
        </table:table-row>
        <table:table-row table:style-name="ro1">
          <table:table-cell office:value-type="float" office:value="-1.62213685439229" calcext:value-type="float">
            <text:p>-1.62213685439229</text:p>
          </table:table-cell>
          <table:table-cell/>
          <table:table-cell table:formula="of:=AVERAGE([.A67:.A115])" office:value-type="float" office:value="-1.67862035776626" calcext:value-type="float">
            <text:p>-1.67862035776626</text:p>
          </table:table-cell>
        </table:table-row>
        <table:table-row table:style-name="ro1">
          <table:table-cell office:value-type="float" office:value="-1.66252488963604" calcext:value-type="float">
            <text:p>-1.66252488963604</text:p>
          </table:table-cell>
          <table:table-cell/>
          <table:table-cell table:formula="of:=AVERAGE([.A68:.A116])" office:value-type="float" office:value="-1.67423621012648" calcext:value-type="float">
            <text:p>-1.67423621012648</text:p>
          </table:table-cell>
        </table:table-row>
        <table:table-row table:style-name="ro1">
          <table:table-cell office:value-type="float" office:value="-1.47640341922045" calcext:value-type="float">
            <text:p>-1.47640341922045</text:p>
          </table:table-cell>
          <table:table-cell/>
          <table:table-cell table:formula="of:=AVERAGE([.A69:.A117])" office:value-type="float" office:value="-1.66438304842619" calcext:value-type="float">
            <text:p>-1.66438304842619</text:p>
          </table:table-cell>
        </table:table-row>
        <table:table-row table:style-name="ro1">
          <table:table-cell office:value-type="float" office:value="-1.66577616049945" calcext:value-type="float">
            <text:p>-1.66577616049945</text:p>
          </table:table-cell>
          <table:table-cell/>
          <table:table-cell table:formula="of:=AVERAGE([.A70:.A118])" office:value-type="float" office:value="-1.66158329041381" calcext:value-type="float">
            <text:p>-1.66158329041381</text:p>
          </table:table-cell>
        </table:table-row>
        <table:table-row table:style-name="ro1">
          <table:table-cell office:value-type="float" office:value="-1.69140499827266" calcext:value-type="float">
            <text:p>-1.69140499827266</text:p>
          </table:table-cell>
          <table:table-cell/>
          <table:table-cell table:formula="of:=AVERAGE([.A71:.A119])" office:value-type="float" office:value="-1.65522034987077" calcext:value-type="float">
            <text:p>-1.65522034987077</text:p>
          </table:table-cell>
        </table:table-row>
        <table:table-row table:style-name="ro1">
          <table:table-cell office:value-type="float" office:value="-1.68491653639078" calcext:value-type="float">
            <text:p>-1.68491653639078</text:p>
          </table:table-cell>
          <table:table-cell/>
          <table:table-cell table:formula="of:=AVERAGE([.A72:.A120])" office:value-type="float" office:value="-1.65165860405899" calcext:value-type="float">
            <text:p>-1.65165860405899</text:p>
          </table:table-cell>
        </table:table-row>
        <table:table-row table:style-name="ro1">
          <table:table-cell office:value-type="float" office:value="-1.71565870452225" calcext:value-type="float">
            <text:p>-1.71565870452225</text:p>
          </table:table-cell>
          <table:table-cell/>
          <table:table-cell table:formula="of:=AVERAGE([.A73:.A121])" office:value-type="float" office:value="-1.6493568846438" calcext:value-type="float">
            <text:p>-1.6493568846438</text:p>
          </table:table-cell>
        </table:table-row>
        <table:table-row table:style-name="ro1">
          <table:table-cell office:value-type="float" office:value="-1.62033815419972" calcext:value-type="float">
            <text:p>-1.62033815419972</text:p>
          </table:table-cell>
          <table:table-cell/>
          <table:table-cell table:formula="of:=AVERAGE([.A74:.A122])" office:value-type="float" office:value="-1.64382034479629" calcext:value-type="float">
            <text:p>-1.643820344796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:.A123])" office:value-type="float" office:value="-1.57058809120199" calcext:value-type="float">
            <text:p>-1.570588091201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:.A124])" office:value-type="float" office:value="-1.4923906569105" calcext:value-type="float">
            <text:p>-1.4923906569105</text:p>
          </table:table-cell>
        </table:table-row>
        <table:table-row table:style-name="ro1">
          <table:table-cell office:value-type="float" office:value="-1.68829452585876" calcext:value-type="float">
            <text:p>-1.68829452585876</text:p>
          </table:table-cell>
          <table:table-cell/>
          <table:table-cell table:formula="of:=AVERAGE([.A77:.A125])" office:value-type="float" office:value="-1.48816145940113" calcext:value-type="float">
            <text:p>-1.48816145940113</text:p>
          </table:table-cell>
        </table:table-row>
        <table:table-row table:style-name="ro1">
          <table:table-cell office:value-type="float" office:value="-1.51353314367831" calcext:value-type="float">
            <text:p>-1.51353314367831</text:p>
          </table:table-cell>
          <table:table-cell/>
          <table:table-cell table:formula="of:=AVERAGE([.A78:.A126])" office:value-type="float" office:value="-1.48072402075858" calcext:value-type="float">
            <text:p>-1.48072402075858</text:p>
          </table:table-cell>
        </table:table-row>
        <table:table-row table:style-name="ro1">
          <table:table-cell office:value-type="float" office:value="-1.67572239763737" calcext:value-type="float">
            <text:p>-1.67572239763737</text:p>
          </table:table-cell>
          <table:table-cell/>
          <table:table-cell table:formula="of:=AVERAGE([.A79:.A127])" office:value-type="float" office:value="-1.47410611050628" calcext:value-type="float">
            <text:p>-1.47410611050628</text:p>
          </table:table-cell>
        </table:table-row>
        <table:table-row table:style-name="ro1">
          <table:table-cell office:value-type="float" office:value="-1.79162181467712" calcext:value-type="float">
            <text:p>-1.79162181467712</text:p>
          </table:table-cell>
          <table:table-cell/>
          <table:table-cell table:formula="of:=AVERAGE([.A80:.A128])" office:value-type="float" office:value="-1.47173708081191" calcext:value-type="float">
            <text:p>-1.47173708081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:.A129])" office:value-type="float" office:value="-1.3911805780769" calcext:value-type="float">
            <text:p>-1.39118057807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:.A130])" office:value-type="float" office:value="-1.31141017607304" calcext:value-type="float">
            <text:p>-1.31141017607304</text:p>
          </table:table-cell>
        </table:table-row>
        <table:table-row table:style-name="ro1">
          <table:table-cell office:value-type="float" office:value="-1.67001419382989" calcext:value-type="float">
            <text:p>-1.67001419382989</text:p>
          </table:table-cell>
          <table:table-cell/>
          <table:table-cell table:formula="of:=AVERAGE([.A83:.A131])" office:value-type="float" office:value="-1.30467577186549" calcext:value-type="float">
            <text:p>-1.304675771865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:.A132])" office:value-type="float" office:value="-1.22578672505404" calcext:value-type="float">
            <text:p>-1.22578672505404</text:p>
          </table:table-cell>
        </table:table-row>
        <table:table-row table:style-name="ro1">
          <table:table-cell office:value-type="float" office:value="-1.57075598020256" calcext:value-type="float">
            <text:p>-1.57075598020256</text:p>
          </table:table-cell>
          <table:table-cell/>
          <table:table-cell table:formula="of:=AVERAGE([.A85:.A133])" office:value-type="float" office:value="-1.2254364529929" calcext:value-type="float">
            <text:p>-1.22543645299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:.A134])" office:value-type="float" office:value="-1.14380379993167" calcext:value-type="float">
            <text:p>-1.14380379993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:.A135])" office:value-type="float" office:value="-1.06217114687045" calcext:value-type="float">
            <text:p>-1.06217114687045</text:p>
          </table:table-cell>
        </table:table-row>
        <table:table-row table:style-name="ro1">
          <table:table-cell office:value-type="float" office:value="-1.69725517385006" calcext:value-type="float">
            <text:p>-1.69725517385006</text:p>
          </table:table-cell>
          <table:table-cell/>
          <table:table-cell table:formula="of:=AVERAGE([.A88:.A136])" office:value-type="float" office:value="-1.05607876443644" calcext:value-type="float">
            <text:p>-1.05607876443644</text:p>
          </table:table-cell>
        </table:table-row>
        <table:table-row table:style-name="ro1">
          <table:table-cell office:value-type="float" office:value="-1.61579740420282" calcext:value-type="float">
            <text:p>-1.61579740420282</text:p>
          </table:table-cell>
          <table:table-cell/>
          <table:table-cell table:formula="of:=AVERAGE([.A89:.A137])" office:value-type="float" office:value="-1.05017775295626" calcext:value-type="float">
            <text:p>-1.05017775295626</text:p>
          </table:table-cell>
        </table:table-row>
        <table:table-row table:style-name="ro1">
          <table:table-cell office:value-type="float" office:value="-1.56735100436509" calcext:value-type="float">
            <text:p>-1.56735100436509</text:p>
          </table:table-cell>
          <table:table-cell/>
          <table:table-cell table:formula="of:=AVERAGE([.A90:.A138])" office:value-type="float" office:value="-1.04733652165909" calcext:value-type="float">
            <text:p>-1.04733652165909</text:p>
          </table:table-cell>
        </table:table-row>
        <table:table-row table:style-name="ro1">
          <table:table-cell office:value-type="float" office:value="-1.53305602202416" calcext:value-type="float">
            <text:p>-1.53305602202416</text:p>
          </table:table-cell>
          <table:table-cell/>
          <table:table-cell table:formula="of:=AVERAGE([.A91:.A139])" office:value-type="float" office:value="-1.03977073613059" calcext:value-type="float">
            <text:p>-1.03977073613059</text:p>
          </table:table-cell>
        </table:table-row>
        <table:table-row table:style-name="ro1">
          <table:table-cell office:value-type="float" office:value="-1.88579251099527" calcext:value-type="float">
            <text:p>-1.88579251099527</text:p>
          </table:table-cell>
          <table:table-cell/>
          <table:table-cell table:formula="of:=AVERAGE([.A92:.A140])" office:value-type="float" office:value="-1.04083879294049" calcext:value-type="float">
            <text:p>-1.04083879294049</text:p>
          </table:table-cell>
        </table:table-row>
        <table:table-row table:style-name="ro1">
          <table:table-cell office:value-type="float" office:value="-1.49754313309491" calcext:value-type="float">
            <text:p>-1.49754313309491</text:p>
          </table:table-cell>
          <table:table-cell/>
          <table:table-cell table:formula="of:=AVERAGE([.A93:.A141])" office:value-type="float" office:value="-1.03196243245638" calcext:value-type="float">
            <text:p>-1.03196243245638</text:p>
          </table:table-cell>
        </table:table-row>
        <table:table-row table:style-name="ro1">
          <table:table-cell office:value-type="float" office:value="-1.68370801636577" calcext:value-type="float">
            <text:p>-1.68370801636577</text:p>
          </table:table-cell>
          <table:table-cell/>
          <table:table-cell table:formula="of:=AVERAGE([.A94:.A142])" office:value-type="float" office:value="-1.02664611766673" calcext:value-type="float">
            <text:p>-1.02664611766673</text:p>
          </table:table-cell>
        </table:table-row>
        <table:table-row table:style-name="ro1">
          <table:table-cell office:value-type="float" office:value="-1.61104428321123" calcext:value-type="float">
            <text:p>-1.61104428321123</text:p>
          </table:table-cell>
          <table:table-cell/>
          <table:table-cell table:formula="of:=AVERAGE([.A95:.A143])" office:value-type="float" office:value="-1.01870824589553" calcext:value-type="float">
            <text:p>-1.01870824589553</text:p>
          </table:table-cell>
        </table:table-row>
        <table:table-row table:style-name="ro1">
          <table:table-cell office:value-type="float" office:value="-1.65120704093575" calcext:value-type="float">
            <text:p>-1.65120704093575</text:p>
          </table:table-cell>
          <table:table-cell/>
          <table:table-cell table:formula="of:=AVERAGE([.A96:.A144])" office:value-type="float" office:value="-1.01743481012279" calcext:value-type="float">
            <text:p>-1.01743481012279</text:p>
          </table:table-cell>
        </table:table-row>
        <table:table-row table:style-name="ro1">
          <table:table-cell office:value-type="float" office:value="-1.94414525507689" calcext:value-type="float">
            <text:p>-1.94414525507689</text:p>
          </table:table-cell>
          <table:table-cell/>
          <table:table-cell table:formula="of:=AVERAGE([.A97:.A145])" office:value-type="float" office:value="-1.01907753053642" calcext:value-type="float">
            <text:p>-1.01907753053642</text:p>
          </table:table-cell>
        </table:table-row>
        <table:table-row table:style-name="ro1">
          <table:table-cell office:value-type="float" office:value="-1.5717533025533" calcext:value-type="float">
            <text:p>-1.5717533025533</text:p>
          </table:table-cell>
          <table:table-cell/>
          <table:table-cell table:formula="of:=AVERAGE([.A98:.A146])" office:value-type="float" office:value="-1.01122535904597" calcext:value-type="float">
            <text:p>-1.01122535904597</text:p>
          </table:table-cell>
        </table:table-row>
        <table:table-row table:style-name="ro1">
          <table:table-cell office:value-type="float" office:value="-1.60566812908053" calcext:value-type="float">
            <text:p>-1.60566812908053</text:p>
          </table:table-cell>
          <table:table-cell/>
          <table:table-cell table:formula="of:=AVERAGE([.A99:.A147])" office:value-type="float" office:value="-1.01093691378698" calcext:value-type="float">
            <text:p>-1.01093691378698</text:p>
          </table:table-cell>
        </table:table-row>
        <table:table-row table:style-name="ro1">
          <table:table-cell office:value-type="float" office:value="-1.70040436583757" calcext:value-type="float">
            <text:p>-1.70040436583757</text:p>
          </table:table-cell>
          <table:table-cell/>
          <table:table-cell table:formula="of:=AVERAGE([.A100:.A148])" office:value-type="float" office:value="-1.0090086215521" calcext:value-type="float">
            <text:p>-1.0090086215521</text:p>
          </table:table-cell>
        </table:table-row>
        <table:table-row table:style-name="ro1">
          <table:table-cell office:value-type="float" office:value="-1.58574162851274" calcext:value-type="float">
            <text:p>-1.58574162851274</text:p>
          </table:table-cell>
          <table:table-cell/>
          <table:table-cell table:formula="of:=AVERAGE([.A101:.A149])" office:value-type="float" office:value="-1.01024094321977" calcext:value-type="float">
            <text:p>-1.01024094321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2:.A150])" office:value-type="float" office:value="-0.930483471685769" calcext:value-type="float">
            <text:p>-0.930483471685769</text:p>
          </table:table-cell>
        </table:table-row>
        <table:table-row table:style-name="ro1">
          <table:table-cell office:value-type="float" office:value="-1.82418849605024" calcext:value-type="float">
            <text:p>-1.82418849605024</text:p>
          </table:table-cell>
          <table:table-cell/>
          <table:table-cell table:formula="of:=AVERAGE([.A103:.A151])" office:value-type="float" office:value="-0.926895481809244" calcext:value-type="float">
            <text:p>-0.926895481809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4:.A152])" office:value-type="float" office:value="-0.84526282874802" calcext:value-type="float">
            <text:p>-0.84526282874802</text:p>
          </table:table-cell>
        </table:table-row>
        <table:table-row table:style-name="ro1">
          <table:table-cell office:value-type="float" office:value="-1.61058903489113" calcext:value-type="float">
            <text:p>-1.61058903489113</text:p>
          </table:table-cell>
          <table:table-cell/>
          <table:table-cell table:formula="of:=AVERAGE([.A105:.A153])" office:value-type="float" office:value="-0.842636339031677" calcext:value-type="float">
            <text:p>-0.842636339031677</text:p>
          </table:table-cell>
        </table:table-row>
        <table:table-row table:style-name="ro1">
          <table:table-cell office:value-type="float" office:value="-1.62716805232167" calcext:value-type="float">
            <text:p>-1.62716805232167</text:p>
          </table:table-cell>
          <table:table-cell/>
          <table:table-cell table:formula="of:=AVERAGE([.A106:.A154])" office:value-type="float" office:value="-0.91666017683416" calcext:value-type="float">
            <text:p>-0.91666017683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:.A155])" office:value-type="float" office:value="-0.838733252761072" calcext:value-type="float">
            <text:p>-0.838733252761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:.A156])" office:value-type="float" office:value="-0.762668100839063" calcext:value-type="float">
            <text:p>-0.762668100839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:.A157])" office:value-type="float" office:value="-0.685937053664911" calcext:value-type="float">
            <text:p>-0.685937053664911</text:p>
          </table:table-cell>
        </table:table-row>
        <table:table-row table:style-name="ro1">
          <table:table-cell office:value-type="float" office:value="-1.67442939854264" calcext:value-type="float">
            <text:p>-1.67442939854264</text:p>
          </table:table-cell>
          <table:table-cell/>
          <table:table-cell table:formula="of:=AVERAGE([.A110:.A158])" office:value-type="float" office:value="-0.687397669961441" calcext:value-type="float">
            <text:p>-0.687397669961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1:.A159])" office:value-type="float" office:value="-0.610275811308622" calcext:value-type="float">
            <text:p>-0.610275811308622</text:p>
          </table:table-cell>
        </table:table-row>
        <table:table-row table:style-name="ro1">
          <table:table-cell office:value-type="float" office:value="-1.75082429060936" calcext:value-type="float">
            <text:p>-1.75082429060936</text:p>
          </table:table-cell>
          <table:table-cell/>
          <table:table-cell table:formula="of:=AVERAGE([.A112:.A160])" office:value-type="float" office:value="-0.686823245810854" calcext:value-type="float">
            <text:p>-0.686823245810854</text:p>
          </table:table-cell>
        </table:table-row>
        <table:table-row table:style-name="ro1">
          <table:table-cell office:value-type="float" office:value="-1.63997953790724" calcext:value-type="float">
            <text:p>-1.63997953790724</text:p>
          </table:table-cell>
          <table:table-cell/>
          <table:table-cell table:formula="of:=AVERAGE([.A113:.A161])" office:value-type="float" office:value="-0.688067707752999" calcext:value-type="float">
            <text:p>-0.688067707752999</text:p>
          </table:table-cell>
        </table:table-row>
        <table:table-row table:style-name="ro1">
          <table:table-cell office:value-type="float" office:value="-1.63899512208104" calcext:value-type="float">
            <text:p>-1.63899512208104</text:p>
          </table:table-cell>
          <table:table-cell/>
          <table:table-cell table:formula="of:=AVERAGE([.A114:.A162])" office:value-type="float" office:value="-0.68938003071656" calcext:value-type="float">
            <text:p>-0.68938003071656</text:p>
          </table:table-cell>
        </table:table-row>
        <table:table-row table:style-name="ro1">
          <table:table-cell office:value-type="float" office:value="-1.72918004895747" calcext:value-type="float">
            <text:p>-1.72918004895747</text:p>
          </table:table-cell>
          <table:table-cell/>
          <table:table-cell table:formula="of:=AVERAGE([.A115:.A163])" office:value-type="float" office:value="-0.687651490295603" calcext:value-type="float">
            <text:p>-0.687651490295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6:.A164])" office:value-type="float" office:value="-0.613730330001882" calcext:value-type="float">
            <text:p>-0.613730330001882</text:p>
          </table:table-cell>
        </table:table-row>
        <table:table-row table:style-name="ro1">
          <table:table-cell office:value-type="float" office:value="-1.70247410304546" calcext:value-type="float">
            <text:p>-1.70247410304546</text:p>
          </table:table-cell>
          <table:table-cell/>
          <table:table-cell table:formula="of:=AVERAGE([.A117:.A165])" office:value-type="float" office:value="-0.614545620071462" calcext:value-type="float">
            <text:p>-0.614545620071462</text:p>
          </table:table-cell>
        </table:table-row>
        <table:table-row table:style-name="ro1">
          <table:table-cell office:value-type="float" office:value="-1.76485485610366" calcext:value-type="float">
            <text:p>-1.76485485610366</text:p>
          </table:table-cell>
          <table:table-cell/>
          <table:table-cell table:formula="of:=AVERAGE([.A118:.A166])" office:value-type="float" office:value="-0.620432384089487" calcext:value-type="float">
            <text:p>-0.620432384089487</text:p>
          </table:table-cell>
        </table:table-row>
        <table:table-row table:style-name="ro1">
          <table:table-cell office:value-type="float" office:value="-1.51492118172646" calcext:value-type="float">
            <text:p>-1.51492118172646</text:p>
          </table:table-cell>
          <table:table-cell/>
          <table:table-cell table:formula="of:=AVERAGE([.A119:.A167])" office:value-type="float" office:value="-0.617353711053303" calcext:value-type="float">
            <text:p>-0.617353711053303</text:p>
          </table:table-cell>
        </table:table-row>
        <table:table-row table:style-name="ro1">
          <table:table-cell office:value-type="float" office:value="-1.60104524665475" calcext:value-type="float">
            <text:p>-1.60104524665475</text:p>
          </table:table-cell>
          <table:table-cell/>
          <table:table-cell table:formula="of:=AVERAGE([.A120:.A168])" office:value-type="float" office:value="-0.615509634489673" calcext:value-type="float">
            <text:p>-0.615509634489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1:.A169])" office:value-type="float" office:value="-0.540307256195983" calcext:value-type="float">
            <text:p>-0.540307256195983</text:p>
          </table:table-cell>
        </table:table-row>
        <table:table-row table:style-name="ro1">
          <table:table-cell office:value-type="float" office:value="-1.66941345377862" calcext:value-type="float">
            <text:p>-1.66941345377862</text:p>
          </table:table-cell>
          <table:table-cell/>
          <table:table-cell table:formula="of:=AVERAGE([.A122:.A170])" office:value-type="float" office:value="-0.539363475568562" calcext:value-type="float">
            <text:p>-0.539363475568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3:.A171])" office:value-type="float" office:value="-0.465479023442037" calcext:value-type="float">
            <text:p>-0.465479023442037</text:p>
          </table:table-cell>
        </table:table-row>
        <table:table-row table:style-name="ro1">
          <table:table-cell office:value-type="float" office:value="-1.54777063331902" calcext:value-type="float">
            <text:p>-1.54777063331902</text:p>
          </table:table-cell>
          <table:table-cell/>
          <table:table-cell table:formula="of:=AVERAGE([.A124:.A172])" office:value-type="float" office:value="-0.53788250575467" calcext:value-type="float">
            <text:p>-0.53788250575467</text:p>
          </table:table-cell>
        </table:table-row>
        <table:table-row table:style-name="ro1">
          <table:table-cell office:value-type="float" office:value="-1.76934749996364" calcext:value-type="float">
            <text:p>-1.76934749996364</text:p>
          </table:table-cell>
          <table:table-cell/>
          <table:table-cell table:formula="of:=AVERAGE([.A125:.A173])" office:value-type="float" office:value="-0.614807964937602" calcext:value-type="float">
            <text:p>-0.614807964937602</text:p>
          </table:table-cell>
        </table:table-row>
        <table:table-row table:style-name="ro1">
          <table:table-cell office:value-type="float" office:value="-1.70317926861346" calcext:value-type="float">
            <text:p>-1.70317926861346</text:p>
          </table:table-cell>
          <table:table-cell/>
          <table:table-cell table:formula="of:=AVERAGE([.A126:.A174])" office:value-type="float" office:value="-0.615111735197902" calcext:value-type="float">
            <text:p>-0.615111735197902</text:p>
          </table:table-cell>
        </table:table-row>
        <table:table-row table:style-name="ro1">
          <table:table-cell office:value-type="float" office:value="-1.76368270901144" calcext:value-type="float">
            <text:p>-1.76368270901144</text:p>
          </table:table-cell>
          <table:table-cell/>
          <table:table-cell table:formula="of:=AVERAGE([.A127:.A175])" office:value-type="float" office:value="-0.620216828367966" calcext:value-type="float">
            <text:p>-0.620216828367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8:.A176])" office:value-type="float" office:value="-0.54520208555904" calcext:value-type="float">
            <text:p>-0.54520208555904</text:p>
          </table:table-cell>
        </table:table-row>
        <table:table-row table:style-name="ro1">
          <table:table-cell office:value-type="float" office:value="-1.56749649609625" calcext:value-type="float">
            <text:p>-1.56749649609625</text:p>
          </table:table-cell>
          <table:table-cell/>
          <table:table-cell table:formula="of:=AVERAGE([.A129:.A177])" office:value-type="float" office:value="-0.540628099465553" calcext:value-type="float">
            <text:p>-0.540628099465553</text:p>
          </table:table-cell>
        </table:table-row>
        <table:table-row table:style-name="ro1">
          <table:table-cell office:value-type="float" office:value="-1.74961459726393" calcext:value-type="float">
            <text:p>-1.74961459726393</text:p>
          </table:table-cell>
          <table:table-cell/>
          <table:table-cell table:formula="of:=AVERAGE([.A130:.A178])" office:value-type="float" office:value="-0.61715084634849" calcext:value-type="float">
            <text:p>-0.61715084634849</text:p>
          </table:table-cell>
        </table:table-row>
        <table:table-row table:style-name="ro1">
          <table:table-cell office:value-type="float" office:value="-1.91106935264468" calcext:value-type="float">
            <text:p>-1.91106935264468</text:p>
          </table:table-cell>
          <table:table-cell/>
          <table:table-cell table:formula="of:=AVERAGE([.A131:.A179])" office:value-type="float" office:value="-0.696968588239198" calcext:value-type="float">
            <text:p>-0.696968588239198</text:p>
          </table:table-cell>
        </table:table-row>
        <table:table-row table:style-name="ro1">
          <table:table-cell office:value-type="float" office:value="-1.54821062847376" calcext:value-type="float">
            <text:p>-1.54821062847376</text:p>
          </table:table-cell>
          <table:table-cell/>
          <table:table-cell table:formula="of:=AVERAGE([.A132:.A180])" office:value-type="float" office:value="-0.694482801191114" calcext:value-type="float">
            <text:p>-0.694482801191114</text:p>
          </table:table-cell>
        </table:table-row>
        <table:table-row table:style-name="ro1">
          <table:table-cell office:value-type="float" office:value="-1.6046895798564" calcext:value-type="float">
            <text:p>-1.6046895798564</text:p>
          </table:table-cell>
          <table:table-cell/>
          <table:table-cell table:formula="of:=AVERAGE([.A133:.A181])" office:value-type="float" office:value="-0.768047894657571" calcext:value-type="float">
            <text:p>-0.768047894657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4:.A182])" office:value-type="float" office:value="-0.695175323633029" calcext:value-type="float">
            <text:p>-0.695175323633029</text:p>
          </table:table-cell>
        </table:table-row>
        <table:table-row table:style-name="ro1">
          <table:table-cell office:value-type="float" office:value="-1.72707745877802" calcext:value-type="float">
            <text:p>-1.72707745877802</text:p>
          </table:table-cell>
          <table:table-cell/>
          <table:table-cell table:formula="of:=AVERAGE([.A135:.A183])" office:value-type="float" office:value="-0.771238128914213" calcext:value-type="float">
            <text:p>-0.771238128914213</text:p>
          </table:table-cell>
        </table:table-row>
        <table:table-row table:style-name="ro1">
          <table:table-cell office:value-type="float" office:value="-1.81595882667601" calcext:value-type="float">
            <text:p>-1.81595882667601</text:p>
          </table:table-cell>
          <table:table-cell/>
          <table:table-cell table:formula="of:=AVERAGE([.A136:.A184])" office:value-type="float" office:value="-0.849114839662703" calcext:value-type="float">
            <text:p>-0.849114839662703</text:p>
          </table:table-cell>
        </table:table-row>
        <table:table-row table:style-name="ro1">
          <table:table-cell office:value-type="float" office:value="-1.72388485393524" calcext:value-type="float">
            <text:p>-1.72388485393524</text:p>
          </table:table-cell>
          <table:table-cell/>
          <table:table-cell table:formula="of:=AVERAGE([.A137:.A185])" office:value-type="float" office:value="-0.849658302521584" calcext:value-type="float">
            <text:p>-0.849658302521584</text:p>
          </table:table-cell>
        </table:table-row>
        <table:table-row table:style-name="ro1">
          <table:table-cell office:value-type="float" office:value="-1.57847525519729" calcext:value-type="float">
            <text:p>-1.57847525519729</text:p>
          </table:table-cell>
          <table:table-cell/>
          <table:table-cell table:formula="of:=AVERAGE([.A138:.A186])" office:value-type="float" office:value="-0.848896626011267" calcext:value-type="float">
            <text:p>-0.848896626011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9:.A187])" office:value-type="float" office:value="-0.776093544289531" calcext:value-type="float">
            <text:p>-0.776093544289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0:.A188])" office:value-type="float" office:value="-0.703990360166589" calcext:value-type="float">
            <text:p>-0.703990360166589</text:p>
          </table:table-cell>
        </table:table-row>
        <table:table-row table:style-name="ro1">
          <table:table-cell office:value-type="float" office:value="-1.67893260228634" calcext:value-type="float">
            <text:p>-1.67893260228634</text:p>
          </table:table-cell>
          <table:table-cell/>
          <table:table-cell table:formula="of:=AVERAGE([.A141:.A189])" office:value-type="float" office:value="-0.699768729376611" calcext:value-type="float">
            <text:p>-0.699768729376611</text:p>
          </table:table-cell>
        </table:table-row>
        <table:table-row table:style-name="ro1">
          <table:table-cell office:value-type="float" office:value="-1.59161175053716" calcext:value-type="float">
            <text:p>-1.59161175053716</text:p>
          </table:table-cell>
          <table:table-cell/>
          <table:table-cell table:formula="of:=AVERAGE([.A142:.A190])" office:value-type="float" office:value="-0.701688497079514" calcext:value-type="float">
            <text:p>-0.701688497079514</text:p>
          </table:table-cell>
        </table:table-row>
        <table:table-row table:style-name="ro1">
          <table:table-cell office:value-type="float" office:value="-1.70947530594766" calcext:value-type="float">
            <text:p>-1.70947530594766</text:p>
          </table:table-cell>
          <table:table-cell/>
          <table:table-cell table:formula="of:=AVERAGE([.A143:.A191])" office:value-type="float" office:value="-0.702214360132206" calcext:value-type="float">
            <text:p>-0.702214360132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4:.A192])" office:value-type="float" office:value="-0.62851957884218" calcext:value-type="float">
            <text:p>-0.62851957884218</text:p>
          </table:table-cell>
        </table:table-row>
        <table:table-row table:style-name="ro1">
          <table:table-cell office:value-type="float" office:value="-1.61267989186645" calcext:value-type="float">
            <text:p>-1.61267989186645</text:p>
          </table:table-cell>
          <table:table-cell/>
          <table:table-cell table:formula="of:=AVERAGE([.A145:.A193])" office:value-type="float" office:value="-0.627733310493827" calcext:value-type="float">
            <text:p>-0.627733310493827</text:p>
          </table:table-cell>
        </table:table-row>
        <table:table-row table:style-name="ro1">
          <table:table-cell office:value-type="float" office:value="-1.56509118925035" calcext:value-type="float">
            <text:p>-1.56509118925035</text:p>
          </table:table-cell>
          <table:table-cell/>
          <table:table-cell table:formula="of:=AVERAGE([.A146:.A194])" office:value-type="float" office:value="-0.619997513232061" calcext:value-type="float">
            <text:p>-0.619997513232061</text:p>
          </table:table-cell>
        </table:table-row>
        <table:table-row table:style-name="ro1">
          <table:table-cell office:value-type="float" office:value="-1.57853274789751" calcext:value-type="float">
            <text:p>-1.57853274789751</text:p>
          </table:table-cell>
          <table:table-cell/>
          <table:table-cell table:formula="of:=AVERAGE([.A147:.A195])" office:value-type="float" office:value="-0.620135869259494" calcext:value-type="float">
            <text:p>-0.620135869259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8:.A196])" office:value-type="float" office:value="-0.546550805400707" calcext:value-type="float">
            <text:p>-0.546550805400707</text:p>
          </table:table-cell>
        </table:table-row>
        <table:table-row table:style-name="ro1">
          <table:table-cell office:value-type="float" office:value="-1.67834007547796" calcext:value-type="float">
            <text:p>-1.67834007547796</text:p>
          </table:table-cell>
          <table:table-cell/>
          <table:table-cell table:formula="of:=AVERAGE([.A149:.A197])" office:value-type="float" office:value="-0.546100513760715" calcext:value-type="float">
            <text:p>-0.546100513760715</text:p>
          </table:table-cell>
        </table:table-row>
        <table:table-row table:style-name="ro1">
          <table:table-cell office:value-type="float" office:value="-1.82527029747069" calcext:value-type="float">
            <text:p>-1.82527029747069</text:p>
          </table:table-cell>
          <table:table-cell/>
          <table:table-cell table:formula="of:=AVERAGE([.A150:.A198])" office:value-type="float" office:value="-0.55098885394353" calcext:value-type="float">
            <text:p>-0.55098885394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1:.A199])" office:value-type="float" office:value="-0.55098885394353" calcext:value-type="float">
            <text:p>-0.55098885394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2:.A200])" office:value-type="float" office:value="-0.472944190758832" calcext:value-type="float">
            <text:p>-0.472944190758832</text:p>
          </table:table-cell>
        </table:table-row>
        <table:table-row table:style-name="ro1">
          <table:table-cell office:value-type="float" office:value="-1.69107060195506" calcext:value-type="float">
            <text:p>-1.69107060195506</text:p>
          </table:table-cell>
          <table:table-cell/>
          <table:table-cell table:formula="of:=AVERAGE([.A153:.A201])" office:value-type="float" office:value="-0.548272162227302" calcext:value-type="float">
            <text:p>-0.548272162227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4:.A202])" office:value-type="float" office:value="-0.47458667171932" calcext:value-type="float">
            <text:p>-0.47458667171932</text:p>
          </table:table-cell>
        </table:table-row>
        <table:table-row table:style-name="ro1">
          <table:table-cell office:value-type="float" office:value="-1.68975178981125" calcext:value-type="float">
            <text:p>-1.68975178981125</text:p>
          </table:table-cell>
          <table:table-cell/>
          <table:table-cell table:formula="of:=AVERAGE([.A155:.A203])" office:value-type="float" office:value="-0.47586389085176" calcext:value-type="float">
            <text:p>-0.47586389085176</text:p>
          </table:table-cell>
        </table:table-row>
        <table:table-row table:style-name="ro1">
          <table:table-cell office:value-type="float" office:value="-1.75989757736027" calcext:value-type="float">
            <text:p>-1.75989757736027</text:p>
          </table:table-cell>
          <table:table-cell/>
          <table:table-cell table:formula="of:=AVERAGE([.A156:.A204])" office:value-type="float" office:value="-0.552596494471358" calcext:value-type="float">
            <text:p>-0.552596494471358</text:p>
          </table:table-cell>
        </table:table-row>
        <table:table-row table:style-name="ro1">
          <table:table-cell office:value-type="float" office:value="-1.78305188238323" calcext:value-type="float">
            <text:p>-1.78305188238323</text:p>
          </table:table-cell>
          <table:table-cell/>
          <table:table-cell table:formula="of:=AVERAGE([.A157:.A205])" office:value-type="float" office:value="-0.629801634928158" calcext:value-type="float">
            <text:p>-0.629801634928158</text:p>
          </table:table-cell>
        </table:table-row>
        <table:table-row table:style-name="ro1">
          <table:table-cell office:value-type="float" office:value="-1.52681747739017" calcext:value-type="float">
            <text:p>-1.52681747739017</text:p>
          </table:table-cell>
          <table:table-cell/>
          <table:table-cell table:formula="of:=AVERAGE([.A158:.A206])" office:value-type="float" office:value="-0.701777501813672" calcext:value-type="float">
            <text:p>-0.701777501813672</text:p>
          </table:table-cell>
        </table:table-row>
        <table:table-row table:style-name="ro1">
          <table:table-cell office:value-type="float" office:value="-1.67765368303657" calcext:value-type="float">
            <text:p>-1.67765368303657</text:p>
          </table:table-cell>
          <table:table-cell/>
          <table:table-cell table:formula="of:=AVERAGE([.A159:.A207])" office:value-type="float" office:value="-0.701843303538038" calcext:value-type="float">
            <text:p>-0.701843303538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0:.A208])" office:value-type="float" office:value="-0.701843303538038" calcext:value-type="float">
            <text:p>-0.701843303538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1:.A209])" office:value-type="float" office:value="-0.625295869035806" calcext:value-type="float">
            <text:p>-0.625295869035806</text:p>
          </table:table-cell>
        </table:table-row>
        <table:table-row table:style-name="ro1">
          <table:table-cell office:value-type="float" office:value="-1.61328063191771" calcext:value-type="float">
            <text:p>-1.61328063191771</text:p>
          </table:table-cell>
          <table:table-cell/>
          <table:table-cell table:formula="of:=AVERAGE([.A162:.A210])" office:value-type="float" office:value="-0.624750993403367" calcext:value-type="float">
            <text:p>-0.6247509934033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3:.A211])" office:value-type="float" office:value="-0.550485786830284" calcext:value-type="float">
            <text:p>-0.550485786830284</text:p>
          </table:table-cell>
        </table:table-row>
        <table:table-row table:style-name="ro1">
          <table:table-cell office:value-type="float" office:value="-1.54651166051626" calcext:value-type="float">
            <text:p>-1.54651166051626</text:p>
          </table:table-cell>
          <table:table-cell/>
          <table:table-cell table:formula="of:=AVERAGE([.A164:.A212])" office:value-type="float" office:value="-0.546757860535566" calcext:value-type="float">
            <text:p>-0.546757860535566</text:p>
          </table:table-cell>
        </table:table-row>
        <table:table-row table:style-name="ro1">
          <table:table-cell office:value-type="float" office:value="-1.75118567329645" calcext:value-type="float">
            <text:p>-1.75118567329645</text:p>
          </table:table-cell>
          <table:table-cell/>
          <table:table-cell table:formula="of:=AVERAGE([.A165:.A213])" office:value-type="float" office:value="-0.623312670194677" calcext:value-type="float">
            <text:p>-0.623312670194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6:.A214])" office:value-type="float" office:value="-0.547751974214157" calcext:value-type="float">
            <text:p>-0.547751974214157</text:p>
          </table:table-cell>
        </table:table-row>
        <table:table-row table:style-name="ro1">
          <table:table-cell office:value-type="float" office:value="-1.6950763178438" calcext:value-type="float">
            <text:p>-1.6950763178438</text:p>
          </table:table-cell>
          <table:table-cell/>
          <table:table-cell table:formula="of:=AVERAGE([.A167:.A215])" office:value-type="float" office:value="-0.546327922412936" calcext:value-type="float">
            <text:p>-0.546327922412936</text:p>
          </table:table-cell>
        </table:table-row>
        <table:table-row table:style-name="ro1">
          <table:table-cell office:value-type="float" office:value="-1.76686827393174" calcext:value-type="float">
            <text:p>-1.76686827393174</text:p>
          </table:table-cell>
          <table:table-cell/>
          <table:table-cell table:formula="of:=AVERAGE([.A168:.A216])" office:value-type="float" office:value="-0.55146969980488" calcext:value-type="float">
            <text:p>-0.55146969980488</text:p>
          </table:table-cell>
        </table:table-row>
        <table:table-row table:style-name="ro1">
          <table:table-cell office:value-type="float" office:value="-1.86575102502704" calcext:value-type="float">
            <text:p>-1.86575102502704</text:p>
          </table:table-cell>
          <table:table-cell/>
          <table:table-cell table:formula="of:=AVERAGE([.A169:.A217])" office:value-type="float" office:value="-0.556871858547172" calcext:value-type="float">
            <text:p>-0.556871858547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0:.A218])" office:value-type="float" office:value="-0.556871858547172" calcext:value-type="float">
            <text:p>-0.556871858547172</text:p>
          </table:table-cell>
        </table:table-row>
        <table:table-row table:style-name="ro1">
          <table:table-cell office:value-type="float" office:value="-1.49948615169823" calcext:value-type="float">
            <text:p>-1.49948615169823</text:p>
          </table:table-cell>
          <table:table-cell/>
          <table:table-cell table:formula="of:=AVERAGE([.A171:.A219])" office:value-type="float" office:value="-0.553403954423082" calcext:value-type="float">
            <text:p>-0.553403954423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2:.A220])" office:value-type="float" office:value="-0.553403954423082" calcext:value-type="float">
            <text:p>-0.553403954423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3:.A221])" office:value-type="float" office:value="-0.481000472110449" calcext:value-type="float">
            <text:p>-0.481000472110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4:.A222])" office:value-type="float" office:value="-0.404075012927518" calcext:value-type="float">
            <text:p>-0.404075012927518</text:p>
          </table:table-cell>
        </table:table-row>
        <table:table-row table:style-name="ro1">
          <table:table-cell office:value-type="float" office:value="-1.68535418490469" calcext:value-type="float">
            <text:p>-1.68535418490469</text:p>
          </table:table-cell>
          <table:table-cell/>
          <table:table-cell table:formula="of:=AVERAGE([.A175:.A223])" office:value-type="float" office:value="-0.403711235708971" calcext:value-type="float">
            <text:p>-0.403711235708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6:.A224])" office:value-type="float" office:value="-0.326901384504656" calcext:value-type="float">
            <text:p>-0.326901384504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7:.A225])" office:value-type="float" office:value="-0.326901384504656" calcext:value-type="float">
            <text:p>-0.326901384504656</text:p>
          </table:table-cell>
        </table:table-row>
        <table:table-row table:style-name="ro1">
          <table:table-cell office:value-type="float" office:value="-1.53046181059182" calcext:value-type="float">
            <text:p>-1.53046181059182</text:p>
          </table:table-cell>
          <table:table-cell/>
          <table:table-cell table:formula="of:=AVERAGE([.A178:.A226])" office:value-type="float" office:value="-0.326145574596403" calcext:value-type="float">
            <text:p>-0.326145574596403</text:p>
          </table:table-cell>
        </table:table-row>
        <table:table-row table:style-name="ro1">
          <table:table-cell office:value-type="float" office:value="-1.69736781260967" calcext:value-type="float">
            <text:p>-1.69736781260967</text:p>
          </table:table-cell>
          <table:table-cell/>
          <table:table-cell table:formula="of:=AVERAGE([.A179:.A227])" office:value-type="float" office:value="-0.325079313685091" calcext:value-type="float">
            <text:p>-0.325079313685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0:.A228])" office:value-type="float" office:value="-0.245261571794383" calcext:value-type="float">
            <text:p>-0.245261571794383</text:p>
          </table:table-cell>
        </table:table-row>
        <table:table-row table:style-name="ro1">
          <table:table-cell office:value-type="float" office:value="-1.60670769096613" calcext:value-type="float">
            <text:p>-1.60670769096613</text:p>
          </table:table-cell>
          <table:table-cell/>
          <table:table-cell table:formula="of:=AVERAGE([.A181:.A229])" office:value-type="float" office:value="-0.246455389396268" calcext:value-type="float">
            <text:p>-0.246455389396268</text:p>
          </table:table-cell>
        </table:table-row>
        <table:table-row table:style-name="ro1">
          <table:table-cell office:value-type="float" office:value="-1.52696648908258" calcext:value-type="float">
            <text:p>-1.52696648908258</text:p>
          </table:table-cell>
          <table:table-cell/>
          <table:table-cell table:formula="of:=AVERAGE([.A182:.A230])" office:value-type="float" office:value="-0.244869203870272" calcext:value-type="float">
            <text:p>-0.244869203870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3:.A231])" office:value-type="float" office:value="-0.244869203870272" calcext:value-type="float">
            <text:p>-0.244869203870272</text:p>
          </table:table-cell>
        </table:table-row>
        <table:table-row table:style-name="ro1">
          <table:table-cell office:value-type="float" office:value="-1.68176265112162" calcext:value-type="float">
            <text:p>-1.68176265112162</text:p>
          </table:table-cell>
          <table:table-cell/>
          <table:table-cell table:formula="of:=AVERAGE([.A184:.A232])" office:value-type="float" office:value="-0.243944411877284" calcext:value-type="float">
            <text:p>-0.243944411877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5:.A233])" office:value-type="float" office:value="-0.166067701128794" calcext:value-type="float">
            <text:p>-0.166067701128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6:.A234])" office:value-type="float" office:value="-0.0900700510484832" calcext:value-type="float">
            <text:p>-0.090070051048483</text:p>
          </table:table-cell>
        </table:table-row>
        <table:table-row table:style-name="ro1">
          <table:table-cell office:value-type="float" office:value="-1.49410882424712" calcext:value-type="float">
            <text:p>-1.49410882424712</text:p>
          </table:table-cell>
          <table:table-cell/>
          <table:table-cell table:formula="of:=AVERAGE([.A187:.A235])" office:value-type="float" office:value="-0.0883482871515411" calcext:value-type="float">
            <text:p>-0.088348287151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8:.A236])" office:value-type="float" office:value="-0.0883482871515411" calcext:value-type="float">
            <text:p>-0.088348287151541</text:p>
          </table:table-cell>
        </table:table-row>
        <table:table-row table:style-name="ro1">
          <table:table-cell office:value-type="float" office:value="-1.55515433867574" calcext:value-type="float">
            <text:p>-1.55515433867574</text:p>
          </table:table-cell>
          <table:table-cell/>
          <table:table-cell table:formula="of:=AVERAGE([.A189:.A237])" office:value-type="float" office:value="-0.160902457328597" calcext:value-type="float">
            <text:p>-0.160902457328597</text:p>
          </table:table-cell>
        </table:table-row>
        <table:table-row table:style-name="ro1">
          <table:table-cell office:value-type="float" office:value="-1.72834464482367" calcext:value-type="float">
            <text:p>-1.72834464482367</text:p>
          </table:table-cell>
          <table:table-cell/>
          <table:table-cell table:formula="of:=AVERAGE([.A190:.A238])" office:value-type="float" office:value="-0.161910866359971" calcext:value-type="float">
            <text:p>-0.161910866359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1:.A239])" office:value-type="float" office:value="-0.0886126673694169" calcext:value-type="float">
            <text:p>-0.088612667369417</text:p>
          </table:table-cell>
        </table:table-row>
        <table:table-row table:style-name="ro1">
          <table:table-cell office:value-type="float" office:value="-1.76133372154534" calcext:value-type="float">
            <text:p>-1.76133372154534</text:p>
          </table:table-cell>
          <table:table-cell/>
          <table:table-cell table:formula="of:=AVERAGE([.A192:.A240])" office:value-type="float" office:value="-0.0896710023816144" calcext:value-type="float">
            <text:p>-0.089671002381614</text:p>
          </table:table-cell>
        </table:table-row>
        <table:table-row table:style-name="ro1">
          <table:table-cell office:value-type="float" office:value="-1.74713185127079" calcext:value-type="float">
            <text:p>-1.74713185127079</text:p>
          </table:table-cell>
          <table:table-cell/>
          <table:table-cell table:formula="of:=AVERAGE([.A193:.A241])" office:value-type="float" office:value="-0.166143080978978" calcext:value-type="float">
            <text:p>-0.166143080978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4:.A242])" office:value-type="float" office:value="-0.0924149199204786" calcext:value-type="float">
            <text:p>-0.092414919920479</text:p>
          </table:table-cell>
        </table:table-row>
        <table:table-row table:style-name="ro1">
          <table:table-cell office:value-type="float" office:value="-1.83000229869485" calcext:value-type="float">
            <text:p>-1.83000229869485</text:p>
          </table:table-cell>
          <table:table-cell/>
          <table:table-cell table:formula="of:=AVERAGE([.A195:.A243])" office:value-type="float" office:value="-0.0978212690928153" calcext:value-type="float">
            <text:p>-0.097821269092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6:.A244])" office:value-type="float" office:value="-0.0247899885234785" calcext:value-type="float">
            <text:p>-0.024789988523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7:.A245])" office:value-type="float" office:value="-0.0247899885234785" calcext:value-type="float">
            <text:p>-0.024789988523479</text:p>
          </table:table-cell>
        </table:table-row>
        <table:table-row table:style-name="ro1">
          <table:table-cell office:value-type="float" office:value="-1.65650106263757" calcext:value-type="float">
            <text:p>-1.65650106263757</text:p>
          </table:table-cell>
          <table:table-cell/>
          <table:table-cell table:formula="of:=AVERAGE([.A198:.A246])" office:value-type="float" office:value="-0.0243442943838786" calcext:value-type="float">
            <text:p>-0.024344294383879</text:p>
          </table:table-cell>
        </table:table-row>
        <table:table-row table:style-name="ro1">
          <table:table-cell office:value-type="float" office:value="-1.78274799239636" calcext:value-type="float">
            <text:p>-1.78274799239636</text:p>
          </table:table-cell>
          <table:table-cell/>
          <table:table-cell table:formula="of:=AVERAGE([.A199:.A247])" office:value-type="float" office:value="-0.0234764922395045" calcext:value-type="float">
            <text:p>-0.023476492239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0:.A248])" office:value-type="float" office:value="-0.0234764922395045" calcext:value-type="float">
            <text:p>-0.023476492239505</text:p>
          </table:table-cell>
        </table:table-row>
        <table:table-row table:style-name="ro1">
          <table:table-cell office:value-type="float" office:value="-1.67132479273081" calcext:value-type="float">
            <text:p>-1.67132479273081</text:p>
          </table:table-cell>
          <table:table-cell/>
          <table:table-cell table:formula="of:=AVERAGE([.A201:.A249])" office:value-type="float" office:value="-0.098401488009521" calcext:value-type="float">
            <text:p>-0.098401488009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2:.A250])" office:value-type="float" office:value="-0.0230735165410505" calcext:value-type="float">
            <text:p>-0.023073516541051</text:p>
          </table:table-cell>
        </table:table-row>
        <table:table-row table:style-name="ro1">
          <table:table-cell office:value-type="float" office:value="-1.8317810524404" calcext:value-type="float">
            <text:p>-1.8317810524404</text:p>
          </table:table-cell>
          <table:table-cell/>
          <table:table-cell table:formula="of:=AVERAGE([.A203:.A251])" office:value-type="float" office:value="-0.101273129856161" calcext:value-type="float">
            <text:p>-0.101273129856161</text:p>
          </table:table-cell>
        </table:table-row>
        <table:table-row table:style-name="ro1">
          <table:table-cell office:value-type="float" office:value="-1.79138363063336" calcext:value-type="float">
            <text:p>-1.79138363063336</text:p>
          </table:table-cell>
          <table:table-cell/>
          <table:table-cell table:formula="of:=AVERAGE([.A204:.A252])" office:value-type="float" office:value="-0.103347249056612" calcext:value-type="float">
            <text:p>-0.103347249056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5:.A253])" office:value-type="float" office:value="-0.0266146454370144" calcext:value-type="float">
            <text:p>-0.026614645437014</text:p>
          </table:table-cell>
        </table:table-row>
        <table:table-row table:style-name="ro1">
          <table:table-cell office:value-type="float" office:value="-1.83517429507375" calcext:value-type="float">
            <text:p>-1.83517429507375</text:p>
          </table:table-cell>
          <table:table-cell/>
          <table:table-cell table:formula="of:=AVERAGE([.A206:.A254])" office:value-type="float" office:value="-0.0276783681449842" calcext:value-type="float">
            <text:p>-0.027678368144984</text:p>
          </table:table-cell>
        </table:table-row>
        <table:table-row table:style-name="ro1">
          <table:table-cell office:value-type="float" office:value="-1.56812539583743" calcext:value-type="float">
            <text:p>-1.56812539583743</text:p>
          </table:table-cell>
          <table:table-cell/>
          <table:table-cell table:formula="of:=AVERAGE([.A207:.A255])" office:value-type="float" office:value="-0.0285213868888057" calcext:value-type="float">
            <text:p>-0.028521386888806</text:p>
          </table:table-cell>
        </table:table-row>
        <table:table-row table:style-name="ro1">
          <table:table-cell office:value-type="float" office:value="-1.73109373455048" calcext:value-type="float">
            <text:p>-1.73109373455048</text:p>
          </table:table-cell>
          <table:table-cell/>
          <table:table-cell table:formula="of:=AVERAGE([.A208:.A256])" office:value-type="float" office:value="-0.0296120001850079" calcext:value-type="float">
            <text:p>-0.029612000185008</text:p>
          </table:table-cell>
        </table:table-row>
        <table:table-row table:style-name="ro1">
          <table:table-cell office:value-type="float" office:value="-1.48795123872161" calcext:value-type="float">
            <text:p>-1.48795123872161</text:p>
          </table:table-cell>
          <table:table-cell/>
          <table:table-cell table:formula="of:=AVERAGE([.A209:.A257])" office:value-type="float" office:value="-0.100794678526265" calcext:value-type="float">
            <text:p>-0.100794678526265</text:p>
          </table:table-cell>
        </table:table-row>
        <table:table-row table:style-name="ro1">
          <table:table-cell office:value-type="float" office:value="-1.71558713197708" calcext:value-type="float">
            <text:p>-1.71558713197708</text:p>
          </table:table-cell>
          <table:table-cell/>
          <table:table-cell table:formula="of:=AVERAGE([.A210:.A258])" office:value-type="float" office:value="-0.176622987342124" calcext:value-type="float">
            <text:p>-0.176622987342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1:.A259])" office:value-type="float" office:value="-0.102882566282579" calcext:value-type="float">
            <text:p>-0.102882566282579</text:p>
          </table:table-cell>
        </table:table-row>
        <table:table-row table:style-name="ro1">
          <table:table-cell office:value-type="float" office:value="-1.54748903641999" calcext:value-type="float">
            <text:p>-1.54748903641999</text:p>
          </table:table-cell>
          <table:table-cell/>
          <table:table-cell table:formula="of:=AVERAGE([.A212:.A260])" office:value-type="float" office:value="-0.175280301719721" calcext:value-type="float">
            <text:p>-0.175280301719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3:.A261])" office:value-type="float" office:value="-0.102902512729594" calcext:value-type="float">
            <text:p>-0.102902512729594</text:p>
          </table:table-cell>
        </table:table-row>
        <table:table-row table:style-name="ro1">
          <table:table-cell office:value-type="float" office:value="-1.74351567775905" calcext:value-type="float">
            <text:p>-1.74351567775905</text:p>
          </table:table-cell>
          <table:table-cell/>
          <table:table-cell table:formula="of:=AVERAGE([.A214:.A262])" office:value-type="float" office:value="-0.102745982208422" calcext:value-type="float">
            <text:p>-0.102745982208422</text:p>
          </table:table-cell>
        </table:table-row>
        <table:table-row table:style-name="ro1">
          <table:table-cell office:value-type="float" office:value="-1.77552268529534" calcext:value-type="float">
            <text:p>-1.77552268529534</text:p>
          </table:table-cell>
          <table:table-cell/>
          <table:table-cell table:formula="of:=AVERAGE([.A215:.A263])" office:value-type="float" office:value="-0.179797465581797" calcext:value-type="float">
            <text:p>-0.179797465581797</text:p>
          </table:table-cell>
        </table:table-row>
        <table:table-row table:style-name="ro1">
          <table:table-cell office:value-type="float" office:value="-1.75350884771347" calcext:value-type="float">
            <text:p>-1.75350884771347</text:p>
          </table:table-cell>
          <table:table-cell/>
          <table:table-cell table:formula="of:=AVERAGE([.A216:.A264])" office:value-type="float" office:value="-0.180989966191382" calcext:value-type="float">
            <text:p>-0.180989966191382</text:p>
          </table:table-cell>
        </table:table-row>
        <table:table-row table:style-name="ro1">
          <table:table-cell office:value-type="float" office:value="-1.77611403878331" calcext:value-type="float">
            <text:p>-1.77611403878331</text:p>
          </table:table-cell>
          <table:table-cell/>
          <table:table-cell table:formula="of:=AVERAGE([.A217:.A265])" office:value-type="float" office:value="-0.181178655269985" calcext:value-type="float">
            <text:p>-0.181178655269985</text:p>
          </table:table-cell>
        </table:table-row>
        <table:table-row table:style-name="ro1">
          <table:table-cell office:value-type="float" office:value="-1.70293991124928" calcext:value-type="float">
            <text:p>-1.70293991124928</text:p>
          </table:table-cell>
          <table:table-cell/>
          <table:table-cell table:formula="of:=AVERAGE([.A218:.A266])" office:value-type="float" office:value="-0.177855979478602" calcext:value-type="float">
            <text:p>-0.177855979478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9:.A267])" office:value-type="float" office:value="-0.177855979478602" calcext:value-type="float">
            <text:p>-0.177855979478602</text:p>
          </table:table-cell>
        </table:table-row>
        <table:table-row table:style-name="ro1">
          <table:table-cell office:value-type="float" office:value="-1.73601933364272" calcext:value-type="float">
            <text:p>-1.73601933364272</text:p>
          </table:table-cell>
          <table:table-cell/>
          <table:table-cell table:formula="of:=AVERAGE([.A220:.A268])" office:value-type="float" office:value="-0.182683187273388" calcext:value-type="float">
            <text:p>-0.182683187273388</text:p>
          </table:table-cell>
        </table:table-row>
        <table:table-row table:style-name="ro1">
          <table:table-cell office:value-type="float" office:value="-1.56495156412125" calcext:value-type="float">
            <text:p>-1.56495156412125</text:p>
          </table:table-cell>
          <table:table-cell/>
          <table:table-cell table:formula="of:=AVERAGE([.A221:.A269])" office:value-type="float" office:value="-0.255437300826883" calcext:value-type="float">
            <text:p>-0.255437300826883</text:p>
          </table:table-cell>
        </table:table-row>
        <table:table-row table:style-name="ro1">
          <table:table-cell office:value-type="float" office:value="-1.78569302663207" calcext:value-type="float">
            <text:p>-1.78569302663207</text:p>
          </table:table-cell>
          <table:table-cell/>
          <table:table-cell table:formula="of:=AVERAGE([.A222:.A270])" office:value-type="float" office:value="-0.332696342186721" calcext:value-type="float">
            <text:p>-0.332696342186721</text:p>
          </table:table-cell>
        </table:table-row>
        <table:table-row table:style-name="ro1">
          <table:table-cell office:value-type="float" office:value="-1.65186996696889" calcext:value-type="float">
            <text:p>-1.65186996696889</text:p>
          </table:table-cell>
          <table:table-cell/>
          <table:table-cell table:formula="of:=AVERAGE([.A223:.A271])" office:value-type="float" office:value="-0.40722430069629" calcext:value-type="float">
            <text:p>-0.40722430069629</text:p>
          </table:table-cell>
        </table:table-row>
        <table:table-row table:style-name="ro1">
          <table:table-cell office:value-type="float" office:value="-1.88462740382552" calcext:value-type="float">
            <text:p>-1.88462740382552</text:p>
          </table:table-cell>
          <table:table-cell/>
          <table:table-cell table:formula="of:=AVERAGE([.A224:.A272])" office:value-type="float" office:value="-0.411291101082429" calcext:value-type="float">
            <text:p>-0.411291101082429</text:p>
          </table:table-cell>
        </table:table-row>
        <table:table-row table:style-name="ro1">
          <table:table-cell office:value-type="float" office:value="-1.7271678044498" calcext:value-type="float">
            <text:p>-1.7271678044498</text:p>
          </table:table-cell>
          <table:table-cell/>
          <table:table-cell table:formula="of:=AVERAGE([.A225:.A273])" office:value-type="float" office:value="-0.487355750152833" calcext:value-type="float">
            <text:p>-0.487355750152833</text:p>
          </table:table-cell>
        </table:table-row>
        <table:table-row table:style-name="ro1">
          <table:table-cell office:value-type="float" office:value="-1.47877117981315" calcext:value-type="float">
            <text:p>-1.47877117981315</text:p>
          </table:table-cell>
          <table:table-cell/>
          <table:table-cell table:formula="of:=AVERAGE([.A226:.A274])" office:value-type="float" office:value="-0.558351080353102" calcext:value-type="float">
            <text:p>-0.558351080353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7:.A275])" office:value-type="float" office:value="-0.486300839320616" calcext:value-type="float">
            <text:p>-0.486300839320616</text:p>
          </table:table-cell>
        </table:table-row>
        <table:table-row table:style-name="ro1">
          <table:table-cell office:value-type="float" office:value="-1.83749394952953" calcext:value-type="float">
            <text:p>-1.83749394952953</text:p>
          </table:table-cell>
          <table:table-cell/>
          <table:table-cell table:formula="of:=AVERAGE([.A228:.A276])" office:value-type="float" office:value="-0.489160556400613" calcext:value-type="float">
            <text:p>-0.489160556400613</text:p>
          </table:table-cell>
        </table:table-row>
        <table:table-row table:style-name="ro1">
          <table:table-cell office:value-type="float" office:value="-1.59667462811768" calcext:value-type="float">
            <text:p>-1.59667462811768</text:p>
          </table:table-cell>
          <table:table-cell/>
          <table:table-cell table:formula="of:=AVERAGE([.A229:.A277])" office:value-type="float" office:value="-0.562562079423423" calcext:value-type="float">
            <text:p>-0.562562079423423</text:p>
          </table:table-cell>
        </table:table-row>
        <table:table-row table:style-name="ro1">
          <table:table-cell office:value-type="float" office:value="-1.60306101112366" calcext:value-type="float">
            <text:p>-1.60306101112366</text:p>
          </table:table-cell>
          <table:table-cell/>
          <table:table-cell table:formula="of:=AVERAGE([.A230:.A278])" office:value-type="float" office:value="-0.562487657385821" calcext:value-type="float">
            <text:p>-0.562487657385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1:.A279])" office:value-type="float" office:value="-0.49050874944536" calcext:value-type="float">
            <text:p>-0.49050874944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2:.A280])" office:value-type="float" office:value="-0.49050874944536" calcext:value-type="float">
            <text:p>-0.49050874944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3:.A281])" office:value-type="float" office:value="-0.415370736157164" calcext:value-type="float">
            <text:p>-0.415370736157164</text:p>
          </table:table-cell>
        </table:table-row>
        <table:table-row table:style-name="ro1">
          <table:table-cell office:value-type="float" office:value="-1.7376701954633" calcext:value-type="float">
            <text:p>-1.7376701954633</text:p>
          </table:table-cell>
          <table:table-cell/>
          <table:table-cell table:formula="of:=AVERAGE([.A234:.A282])" office:value-type="float" office:value="-0.491649719738048" calcext:value-type="float">
            <text:p>-0.491649719738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5:.A283])" office:value-type="float" office:value="-0.491649719738048" calcext:value-type="float">
            <text:p>-0.491649719738048</text:p>
          </table:table-cell>
        </table:table-row>
        <table:table-row table:style-name="ro1">
          <table:table-cell office:value-type="float" office:value="-1.58782075228393" calcext:value-type="float">
            <text:p>-1.58782075228393</text:p>
          </table:table-cell>
          <table:table-cell/>
          <table:table-cell table:formula="of:=AVERAGE([.A236:.A284])" office:value-type="float" office:value="-0.49356220806533" calcext:value-type="float">
            <text:p>-0.49356220806533</text:p>
          </table:table-cell>
        </table:table-row>
        <table:table-row table:style-name="ro1">
          <table:table-cell office:value-type="float" office:value="-1.5751711849153" calcext:value-type="float">
            <text:p>-1.5751711849153</text:p>
          </table:table-cell>
          <table:table-cell/>
          <table:table-cell table:formula="of:=AVERAGE([.A237:.A285])" office:value-type="float" office:value="-0.566524885308499" calcext:value-type="float">
            <text:p>-0.566524885308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8:.A286])" office:value-type="float" office:value="-0.493970715131443" calcext:value-type="float">
            <text:p>-0.493970715131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9:.A287])" office:value-type="float" office:value="-0.417882048910552" calcext:value-type="float">
            <text:p>-0.417882048910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0:.A288])" office:value-type="float" office:value="-0.417882048910552" calcext:value-type="float">
            <text:p>-0.417882048910552</text:p>
          </table:table-cell>
        </table:table-row>
        <table:table-row table:style-name="ro1">
          <table:table-cell office:value-type="float" office:value="-1.47513388653397" calcext:value-type="float">
            <text:p>-1.47513388653397</text:p>
          </table:table-cell>
          <table:table-cell/>
          <table:table-cell table:formula="of:=AVERAGE([.A241:.A289])" office:value-type="float" office:value="-0.412041235951137" calcext:value-type="float">
            <text:p>-0.412041235951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2:.A290])" office:value-type="float" office:value="-0.335569157353773" calcext:value-type="float">
            <text:p>-0.335569157353773</text:p>
          </table:table-cell>
        </table:table-row>
        <table:table-row table:style-name="ro1">
          <table:table-cell office:value-type="float" office:value="-1.55900165630877" calcext:value-type="float">
            <text:p>-1.55900165630877</text:p>
          </table:table-cell>
          <table:table-cell/>
          <table:table-cell table:formula="of:=AVERAGE([.A243:.A291])" office:value-type="float" office:value="-0.408201844217218" calcext:value-type="float">
            <text:p>-0.408201844217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4:.A292])" office:value-type="float" office:value="-0.330038531998955" calcext:value-type="float">
            <text:p>-0.330038531998955</text:p>
          </table:table-cell>
        </table:table-row>
        <table:table-row table:style-name="ro1">
          <table:table-cell office:value-type="float" office:value="-1.59530066991448" calcext:value-type="float">
            <text:p>-1.59530066991448</text:p>
          </table:table-cell>
          <table:table-cell/>
          <table:table-cell table:formula="of:=AVERAGE([.A245:.A293])" office:value-type="float" office:value="-0.403412015058435" calcext:value-type="float">
            <text:p>-0.403412015058435</text:p>
          </table:table-cell>
        </table:table-row>
        <table:table-row table:style-name="ro1">
          <table:table-cell office:value-type="float" office:value="-1.7109736361146" calcext:value-type="float">
            <text:p>-1.7109736361146</text:p>
          </table:table-cell>
          <table:table-cell/>
          <table:table-cell table:formula="of:=AVERAGE([.A246:.A294])" office:value-type="float" office:value="-0.479146170897508" calcext:value-type="float">
            <text:p>-0.479146170897508</text:p>
          </table:table-cell>
        </table:table-row>
        <table:table-row table:style-name="ro1">
          <table:table-cell office:value-type="float" office:value="-1.52957712700069" calcext:value-type="float">
            <text:p>-1.52957712700069</text:p>
          </table:table-cell>
          <table:table-cell/>
          <table:table-cell table:formula="of:=AVERAGE([.A247:.A295])" office:value-type="float" office:value="-0.476555886496756" calcext:value-type="float">
            <text:p>-0.476555886496756</text:p>
          </table:table-cell>
        </table:table-row>
        <table:table-row table:style-name="ro1">
          <table:table-cell office:value-type="float" office:value="-1.74048499113321" calcext:value-type="float">
            <text:p>-1.74048499113321</text:p>
          </table:table-cell>
          <table:table-cell/>
          <table:table-cell table:formula="of:=AVERAGE([.A248:.A296])" office:value-type="float" office:value="-0.475693376266895" calcext:value-type="float">
            <text:p>-0.475693376266895</text:p>
          </table:table-cell>
        </table:table-row>
        <table:table-row table:style-name="ro1">
          <table:table-cell office:value-type="float" office:value="-1.58723995867968" calcext:value-type="float">
            <text:p>-1.58723995867968</text:p>
          </table:table-cell>
          <table:table-cell/>
          <table:table-cell table:formula="of:=AVERAGE([.A249:.A297])" office:value-type="float" office:value="-0.54890235501546" calcext:value-type="float">
            <text:p>-0.54890235501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0:.A298])" office:value-type="float" office:value="-0.473977359245444" calcext:value-type="float">
            <text:p>-0.473977359245444</text:p>
          </table:table-cell>
        </table:table-row>
        <table:table-row table:style-name="ro1">
          <table:table-cell office:value-type="float" office:value="-1.71774721485675" calcext:value-type="float">
            <text:p>-1.71774721485675</text:p>
          </table:table-cell>
          <table:table-cell/>
          <table:table-cell table:formula="of:=AVERAGE([.A251:.A299])" office:value-type="float" office:value="-0.549849751385377" calcext:value-type="float">
            <text:p>-0.549849751385377</text:p>
          </table:table-cell>
        </table:table-row>
        <table:table-row table:style-name="ro1">
          <table:table-cell office:value-type="float" office:value="-1.66835746540725" calcext:value-type="float">
            <text:p>-1.66835746540725</text:p>
          </table:table-cell>
          <table:table-cell/>
          <table:table-cell table:formula="of:=AVERAGE([.A252:.A300])" office:value-type="float" office:value="-0.546514576139803" calcext:value-type="float">
            <text:p>-0.546514576139803</text:p>
          </table:table-cell>
        </table:table-row>
        <table:table-row table:style-name="ro1">
          <table:table-cell office:value-type="float" office:value="-1.72606488326192" calcext:value-type="float">
            <text:p>-1.72606488326192</text:p>
          </table:table-cell>
          <table:table-cell/>
          <table:table-cell table:formula="of:=AVERAGE([.A253:.A301])" office:value-type="float" office:value="-0.545181540479161" calcext:value-type="float">
            <text:p>-0.545181540479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4:.A302])" office:value-type="float" office:value="-0.545181540479161" calcext:value-type="float">
            <text:p>-0.545181540479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5:.A303])" office:value-type="float" office:value="-0.466912677314391" calcext:value-type="float">
            <text:p>-0.466912677314391</text:p>
          </table:table-cell>
        </table:table-row>
        <table:table-row table:style-name="ro1">
          <table:table-cell office:value-type="float" office:value="-1.67930689149797" calcext:value-type="float">
            <text:p>-1.67930689149797</text:p>
          </table:table-cell>
          <table:table-cell/>
          <table:table-cell table:formula="of:=AVERAGE([.A256:.A304])" office:value-type="float" office:value="-0.469181687429912" calcext:value-type="float">
            <text:p>-0.469181687429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7:.A305])" office:value-type="float" office:value="-0.393036917337045" calcext:value-type="float">
            <text:p>-0.393036917337045</text:p>
          </table:table-cell>
        </table:table-row>
        <table:table-row table:style-name="ro1">
          <table:table-cell office:value-type="float" office:value="-1.74130044882" calcext:value-type="float">
            <text:p>-1.74130044882</text:p>
          </table:table-cell>
          <table:table-cell/>
          <table:table-cell table:formula="of:=AVERAGE([.A258:.A306])" office:value-type="float" office:value="-0.398207309379869" calcext:value-type="float">
            <text:p>-0.398207309379869</text:p>
          </table:table-cell>
        </table:table-row>
        <table:table-row table:style-name="ro1">
          <table:table-cell office:value-type="float" office:value="-1.64226751271188" calcext:value-type="float">
            <text:p>-1.64226751271188</text:p>
          </table:table-cell>
          <table:table-cell/>
          <table:table-cell table:formula="of:=AVERAGE([.A259:.A307])" office:value-type="float" office:value="-0.396710990619355" calcext:value-type="float">
            <text:p>-0.396710990619355</text:p>
          </table:table-cell>
        </table:table-row>
        <table:table-row table:style-name="ro1">
          <table:table-cell office:value-type="float" office:value="-1.74682444132268" calcext:value-type="float">
            <text:p>-1.74682444132268</text:p>
          </table:table-cell>
          <table:table-cell/>
          <table:table-cell table:formula="of:=AVERAGE([.A260:.A308])" office:value-type="float" office:value="-0.473176795544308" calcext:value-type="float">
            <text:p>-0.473176795544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1:.A309])" office:value-type="float" office:value="-0.400779060107165" calcext:value-type="float">
            <text:p>-0.400779060107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2:.A310])" office:value-type="float" office:value="-0.400779060107165" calcext:value-type="float">
            <text:p>-0.400779060107165</text:p>
          </table:table-cell>
        </table:table-row>
        <table:table-row table:style-name="ro1">
          <table:table-cell office:value-type="float" office:value="-1.79074534432888" calcext:value-type="float">
            <text:p>-1.79074534432888</text:p>
          </table:table-cell>
          <table:table-cell/>
          <table:table-cell table:formula="of:=AVERAGE([.A263:.A311])" office:value-type="float" office:value="-0.401742930853488" calcext:value-type="float">
            <text:p>-0.401742930853488</text:p>
          </table:table-cell>
        </table:table-row>
        <table:table-row table:style-name="ro1">
          <table:table-cell office:value-type="float" office:value="-1.76919262166917" calcext:value-type="float">
            <text:p>-1.76919262166917</text:p>
          </table:table-cell>
          <table:table-cell/>
          <table:table-cell table:formula="of:=AVERAGE([.A264:.A312])" office:value-type="float" office:value="-0.401613745881526" calcext:value-type="float">
            <text:p>-0.401613745881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5:.A313])" office:value-type="float" office:value="-0.325011524499618" calcext:value-type="float">
            <text:p>-0.325011524499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6:.A314])" office:value-type="float" office:value="-0.247947972687714" calcext:value-type="float">
            <text:p>-0.247947972687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7:.A315])" office:value-type="float" office:value="-0.17237777041732" calcext:value-type="float">
            <text:p>-0.17237777041732</text:p>
          </table:table-cell>
        </table:table-row>
        <table:table-row table:style-name="ro1">
          <table:table-cell office:value-type="float" office:value="-1.7208999268055" calcext:value-type="float">
            <text:p>-1.7208999268055</text:p>
          </table:table-cell>
          <table:table-cell/>
          <table:table-cell table:formula="of:=AVERAGE([.A268:.A316])" office:value-type="float" office:value="-0.248314503617433" calcext:value-type="float">
            <text:p>-0.248314503617433</text:p>
          </table:table-cell>
        </table:table-row>
        <table:table-row table:style-name="ro1">
          <table:table-cell office:value-type="float" office:value="-1.77818729595244" calcext:value-type="float">
            <text:p>-1.77818729595244</text:p>
          </table:table-cell>
          <table:table-cell/>
          <table:table-cell table:formula="of:=AVERAGE([.A269:.A317])" office:value-type="float" office:value="-0.249175074276814" calcext:value-type="float">
            <text:p>-0.249175074276814</text:p>
          </table:table-cell>
        </table:table-row>
        <table:table-row table:style-name="ro1">
          <table:table-cell office:value-type="float" office:value="-1.78919773470461" calcext:value-type="float">
            <text:p>-1.78919773470461</text:p>
          </table:table-cell>
          <table:table-cell/>
          <table:table-cell table:formula="of:=AVERAGE([.A270:.A318])" office:value-type="float" office:value="-0.2537515267377" calcext:value-type="float">
            <text:p>-0.2537515267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1:.A319])" office:value-type="float" office:value="-0.176492485377861" calcext:value-type="float">
            <text:p>-0.176492485377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2:.A320])" office:value-type="float" office:value="-0.101964526868292" calcext:value-type="float">
            <text:p>-0.101964526868292</text:p>
          </table:table-cell>
        </table:table-row>
        <table:table-row table:style-name="ro1">
          <table:table-cell office:value-type="float" office:value="-1.67373361953795" calcext:value-type="float">
            <text:p>-1.67373361953795</text:p>
          </table:table-cell>
          <table:table-cell/>
          <table:table-cell table:formula="of:=AVERAGE([.A273:.A321])" office:value-type="float" office:value="-0.0976605720869131" calcext:value-type="float">
            <text:p>-0.097660572086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4:.A322])" office:value-type="float" office:value="-0.0215959230165091" calcext:value-type="float">
            <text:p>-0.021595923016509</text:p>
          </table:table-cell>
        </table:table-row>
        <table:table-row table:style-name="ro1">
          <table:table-cell office:value-type="float" office:value="-1.65079637879133" calcext:value-type="float">
            <text:p>-1.65079637879133</text:p>
          </table:table-cell>
          <table:table-cell/>
          <table:table-cell table:formula="of:=AVERAGE([.A275:.A323])" office:value-type="float" office:value="-0.0251066413630027" calcext:value-type="float">
            <text:p>-0.025106641363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6:.A324])" office:value-type="float" office:value="-0.0251066413630027" calcext:value-type="float">
            <text:p>-0.025106641363003</text:p>
          </table:table-cell>
        </table:table-row>
        <table:table-row table:style-name="ro1">
          <table:table-cell office:value-type="float" office:value="-1.68371857624948" calcext:value-type="float">
            <text:p>-1.68371857624948</text:p>
          </table:table-cell>
          <table:table-cell/>
          <table:table-cell table:formula="of:=AVERAGE([.A277:.A325])" office:value-type="float" office:value="-0.0219683684389201" calcext:value-type="float">
            <text:p>-0.02196836843892</text:p>
          </table:table-cell>
        </table:table-row>
        <table:table-row table:style-name="ro1">
          <table:table-cell office:value-type="float" office:value="-1.67688750480711" calcext:value-type="float">
            <text:p>-1.67688750480711</text:p>
          </table:table-cell>
          <table:table-cell/>
          <table:table-cell table:formula="of:=AVERAGE([.A278:.A326])" office:value-type="float" office:value="-0.0236053659223779" calcext:value-type="float">
            <text:p>-0.023605365922378</text:p>
          </table:table-cell>
        </table:table-row>
        <table:table-row table:style-name="ro1">
          <table:table-cell office:value-type="float" office:value="-1.73503374449611" calcext:value-type="float">
            <text:p>-1.73503374449611</text:p>
          </table:table-cell>
          <table:table-cell/>
          <table:table-cell table:formula="of:=AVERAGE([.A279:.A327])" office:value-type="float" office:value="-0.0262986870116116" calcext:value-type="float">
            <text:p>-0.026298687011612</text:p>
          </table:table-cell>
        </table:table-row>
        <table:table-row table:style-name="ro1">
          <table:table-cell office:value-type="float" office:value="-1.77030610274077" calcext:value-type="float">
            <text:p>-1.77030610274077</text:p>
          </table:table-cell>
          <table:table-cell/>
          <table:table-cell table:formula="of:=AVERAGE([.A280:.A328])" office:value-type="float" office:value="-0.103243709516525" calcext:value-type="float">
            <text:p>-0.103243709516525</text:p>
          </table:table-cell>
        </table:table-row>
        <table:table-row table:style-name="ro1">
          <table:table-cell office:value-type="float" office:value="-1.56282785417438" calcext:value-type="float">
            <text:p>-1.56282785417438</text:p>
          </table:table-cell>
          <table:table-cell/>
          <table:table-cell table:formula="of:=AVERAGE([.A281:.A329])" office:value-type="float" office:value="-0.175954482050696" calcext:value-type="float">
            <text:p>-0.175954482050696</text:p>
          </table:table-cell>
        </table:table-row>
        <table:table-row table:style-name="ro1">
          <table:table-cell office:value-type="float" office:value="-1.81091354890168" calcext:value-type="float">
            <text:p>-1.81091354890168</text:p>
          </table:table-cell>
          <table:table-cell/>
          <table:table-cell table:formula="of:=AVERAGE([.A282:.A330])" office:value-type="float" office:value="-0.253728227946649" calcext:value-type="float">
            <text:p>-0.253728227946649</text:p>
          </table:table-cell>
        </table:table-row>
        <table:table-row table:style-name="ro1">
          <table:table-cell office:value-type="float" office:value="-1.59948003722429" calcext:value-type="float">
            <text:p>-1.59948003722429</text:p>
          </table:table-cell>
          <table:table-cell/>
          <table:table-cell table:formula="of:=AVERAGE([.A283:.A331])" office:value-type="float" office:value="-0.250908020635648" calcext:value-type="float">
            <text:p>-0.250908020635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4:.A332])" office:value-type="float" office:value="-0.250908020635648" calcext:value-type="float">
            <text:p>-0.250908020635648</text:p>
          </table:table-cell>
        </table:table-row>
        <table:table-row table:style-name="ro1">
          <table:table-cell office:value-type="float" office:value="-1.7530934922874" calcext:value-type="float">
            <text:p>-1.7530934922874</text:p>
          </table:table-cell>
          <table:table-cell/>
          <table:table-cell table:formula="of:=AVERAGE([.A285:.A333])" office:value-type="float" office:value="-0.254280933696944" calcext:value-type="float">
            <text:p>-0.254280933696944</text:p>
          </table:table-cell>
        </table:table-row>
        <table:table-row table:style-name="ro1">
          <table:table-cell office:value-type="float" office:value="-1.79445303683281" calcext:value-type="float">
            <text:p>-1.79445303683281</text:p>
          </table:table-cell>
          <table:table-cell/>
          <table:table-cell table:formula="of:=AVERAGE([.A286:.A334])" office:value-type="float" office:value="-0.258756073531995" calcext:value-type="float">
            <text:p>-0.258756073531995</text:p>
          </table:table-cell>
        </table:table-row>
        <table:table-row table:style-name="ro1">
          <table:table-cell office:value-type="float" office:value="-1.55361142233312" calcext:value-type="float">
            <text:p>-1.55361142233312</text:p>
          </table:table-cell>
          <table:table-cell/>
          <table:table-cell table:formula="of:=AVERAGE([.A287:.A335])" office:value-type="float" office:value="-0.331278755620426" calcext:value-type="float">
            <text:p>-0.331278755620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8:.A336])" office:value-type="float" office:value="-0.331278755620426" calcext:value-type="float">
            <text:p>-0.331278755620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9:.A337])" office:value-type="float" office:value="-0.331278755620426" calcext:value-type="float">
            <text:p>-0.331278755620426</text:p>
          </table:table-cell>
        </table:table-row>
        <table:table-row table:style-name="ro1">
          <table:table-cell office:value-type="float" office:value="-1.73570019049048" calcext:value-type="float">
            <text:p>-1.73570019049048</text:p>
          </table:table-cell>
          <table:table-cell/>
          <table:table-cell table:formula="of:=AVERAGE([.A290:.A338])" office:value-type="float" office:value="-0.336596435293008" calcext:value-type="float">
            <text:p>-0.336596435293008</text:p>
          </table:table-cell>
        </table:table-row>
        <table:table-row table:style-name="ro1">
          <table:table-cell office:value-type="float" office:value="-1.75422926644683" calcext:value-type="float">
            <text:p>-1.75422926644683</text:p>
          </table:table-cell>
          <table:table-cell/>
          <table:table-cell table:formula="of:=AVERAGE([.A291:.A339])" office:value-type="float" office:value="-0.413213359098045" calcext:value-type="float">
            <text:p>-0.413213359098045</text:p>
          </table:table-cell>
        </table:table-row>
        <table:table-row table:style-name="ro1">
          <table:table-cell office:value-type="float" office:value="-1.60325226235092" calcext:value-type="float">
            <text:p>-1.60325226235092</text:p>
          </table:table-cell>
          <table:table-cell/>
          <table:table-cell table:formula="of:=AVERAGE([.A292:.A340])" office:value-type="float" office:value="-0.414116432690742" calcext:value-type="float">
            <text:p>-0.414116432690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3:.A341])" office:value-type="float" office:value="-0.414116432690742" calcext:value-type="float">
            <text:p>-0.414116432690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4:.A342])" office:value-type="float" office:value="-0.340742949631263" calcext:value-type="float">
            <text:p>-0.340742949631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5:.A343])" office:value-type="float" office:value="-0.265008793792189" calcext:value-type="float">
            <text:p>-0.265008793792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6:.A344])" office:value-type="float" office:value="-0.192976607526869" calcext:value-type="float">
            <text:p>-0.192976607526869</text:p>
          </table:table-cell>
        </table:table-row>
        <table:table-row table:style-name="ro1">
          <table:table-cell office:value-type="float" office:value="-1.53334583216608" calcext:value-type="float">
            <text:p>-1.53334583216608</text:p>
          </table:table-cell>
          <table:table-cell/>
          <table:table-cell table:formula="of:=AVERAGE([.A297:.A345])" office:value-type="float" office:value="-0.18874927775203" calcext:value-type="float">
            <text:p>-0.18874927775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8:.A346])" office:value-type="float" office:value="-0.115540299003465" calcext:value-type="float">
            <text:p>-0.115540299003465</text:p>
          </table:table-cell>
        </table:table-row>
        <table:table-row table:style-name="ro1">
          <table:table-cell office:value-type="float" office:value="-1.65822349700332" calcext:value-type="float">
            <text:p>-1.65822349700332</text:p>
          </table:table-cell>
          <table:table-cell/>
          <table:table-cell table:formula="of:=AVERAGE([.A299:.A347])" office:value-type="float" office:value="-0.190197921391288" calcext:value-type="float">
            <text:p>-0.190197921391288</text:p>
          </table:table-cell>
        </table:table-row>
        <table:table-row table:style-name="ro1">
          <table:table-cell office:value-type="float" office:value="-1.62701552066803" calcext:value-type="float">
            <text:p>-1.62701552066803</text:p>
          </table:table-cell>
          <table:table-cell/>
          <table:table-cell table:formula="of:=AVERAGE([.A300:.A348])" office:value-type="float" office:value="-0.188346254162946" calcext:value-type="float">
            <text:p>-0.188346254162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1:.A349])" office:value-type="float" office:value="-0.113481816093411" calcext:value-type="float">
            <text:p>-0.113481816093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2:.A350])" office:value-type="float" office:value="-0.0374396756186776" calcext:value-type="float">
            <text:p>-0.037439675618678</text:p>
          </table:table-cell>
        </table:table-row>
        <table:table-row table:style-name="ro1">
          <table:table-cell office:value-type="float" office:value="-1.556386325109" calcext:value-type="float">
            <text:p>-1.556386325109</text:p>
          </table:table-cell>
          <table:table-cell/>
          <table:table-cell table:formula="of:=AVERAGE([.A303:.A351])" office:value-type="float" office:value="-0.110018988376004" calcext:value-type="float">
            <text:p>-0.110018988376004</text:p>
          </table:table-cell>
        </table:table-row>
        <table:table-row table:style-name="ro1">
          <table:table-cell office:value-type="float" office:value="-1.83552159791589" calcext:value-type="float">
            <text:p>-1.83552159791589</text:p>
          </table:table-cell>
          <table:table-cell/>
          <table:table-cell table:formula="of:=AVERAGE([.A304:.A352])" office:value-type="float" office:value="-0.18829493935388" calcext:value-type="float">
            <text:p>-0.18829493935388</text:p>
          </table:table-cell>
        </table:table-row>
        <table:table-row table:style-name="ro1">
          <table:table-cell office:value-type="float" office:value="-1.56263777626753" calcext:value-type="float">
            <text:p>-1.56263777626753</text:p>
          </table:table-cell>
          <table:table-cell/>
          <table:table-cell table:formula="of:=AVERAGE([.A305:.A353])" office:value-type="float" office:value="-0.185913937002238" calcext:value-type="float">
            <text:p>-0.185913937002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6:.A354])" office:value-type="float" office:value="-0.185913937002238" calcext:value-type="float">
            <text:p>-0.185913937002238</text:p>
          </table:table-cell>
        </table:table-row>
        <table:table-row table:style-name="ro1">
          <table:table-cell office:value-type="float" office:value="-1.6039844142884" calcext:value-type="float">
            <text:p>-1.6039844142884</text:p>
          </table:table-cell>
          <table:table-cell/>
          <table:table-cell table:formula="of:=AVERAGE([.A307:.A355])" office:value-type="float" office:value="-0.183111568950573" calcext:value-type="float">
            <text:p>-0.183111568950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8:.A356])" office:value-type="float" office:value="-0.108779578895228" calcext:value-type="float">
            <text:p>-0.108779578895228</text:p>
          </table:table-cell>
        </table:table-row>
        <table:table-row table:style-name="ro1">
          <table:table-cell office:value-type="float" office:value="-1.66315496269763" calcext:value-type="float">
            <text:p>-1.66315496269763</text:p>
          </table:table-cell>
          <table:table-cell/>
          <table:table-cell table:formula="of:=AVERAGE([.A309:.A357])" office:value-type="float" office:value="-0.107072038515125" calcext:value-type="float">
            <text:p>-0.107072038515125</text:p>
          </table:table-cell>
        </table:table-row>
        <table:table-row table:style-name="ro1">
          <table:table-cell office:value-type="float" office:value="-1.76990717380047" calcext:value-type="float">
            <text:p>-1.76990717380047</text:p>
          </table:table-cell>
          <table:table-cell/>
          <table:table-cell table:formula="of:=AVERAGE([.A310:.A358])" office:value-type="float" office:value="-0.184008919613094" calcext:value-type="float">
            <text:p>-0.184008919613094</text:p>
          </table:table-cell>
        </table:table-row>
        <table:table-row table:style-name="ro1">
          <table:table-cell office:value-type="float" office:value="-1.67034624350667" calcext:value-type="float">
            <text:p>-1.67034624350667</text:p>
          </table:table-cell>
          <table:table-cell/>
          <table:table-cell table:formula="of:=AVERAGE([.A311:.A359])" office:value-type="float" office:value="-0.258913944990781" calcext:value-type="float">
            <text:p>-0.258913944990781</text:p>
          </table:table-cell>
        </table:table-row>
        <table:table-row table:style-name="ro1">
          <table:table-cell office:value-type="float" office:value="-1.7189968010962" calcext:value-type="float">
            <text:p>-1.7189968010962</text:p>
          </table:table-cell>
          <table:table-cell/>
          <table:table-cell table:formula="of:=AVERAGE([.A312:.A360])" office:value-type="float" office:value="-0.25744968900644" calcext:value-type="float">
            <text:p>-0.25744968900644</text:p>
          </table:table-cell>
        </table:table-row>
        <table:table-row table:style-name="ro1">
          <table:table-cell office:value-type="float" office:value="-1.75070578524768" calcext:value-type="float">
            <text:p>-1.75070578524768</text:p>
          </table:table-cell>
          <table:table-cell/>
          <table:table-cell table:formula="of:=AVERAGE([.A313:.A361])" office:value-type="float" office:value="-0.257072406630492" calcext:value-type="float">
            <text:p>-0.257072406630492</text:p>
          </table:table-cell>
        </table:table-row>
        <table:table-row table:style-name="ro1">
          <table:table-cell office:value-type="float" office:value="-1.755563331756" calcext:value-type="float">
            <text:p>-1.755563331756</text:p>
          </table:table-cell>
          <table:table-cell/>
          <table:table-cell table:formula="of:=AVERAGE([.A314:.A362])" office:value-type="float" office:value="-0.333716556258165" calcext:value-type="float">
            <text:p>-0.333716556258165</text:p>
          </table:table-cell>
        </table:table-row>
        <table:table-row table:style-name="ro1">
          <table:table-cell office:value-type="float" office:value="-1.75523245539963" calcext:value-type="float">
            <text:p>-1.75523245539963</text:p>
          </table:table-cell>
          <table:table-cell/>
          <table:table-cell table:formula="of:=AVERAGE([.A315:.A363])" office:value-type="float" office:value="-0.410353953307137" calcext:value-type="float">
            <text:p>-0.410353953307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6:.A364])" office:value-type="float" office:value="-0.410353953307137" calcext:value-type="float">
            <text:p>-0.410353953307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7:.A365])" office:value-type="float" office:value="-0.334417220107025" calcext:value-type="float">
            <text:p>-0.334417220107025</text:p>
          </table:table-cell>
        </table:table-row>
        <table:table-row table:style-name="ro1">
          <table:table-cell office:value-type="float" office:value="-1.66721465132535" calcext:value-type="float">
            <text:p>-1.66721465132535</text:p>
          </table:table-cell>
          <table:table-cell/>
          <table:table-cell table:formula="of:=AVERAGE([.A318:.A366])" office:value-type="float" office:value="-0.332152472257492" calcext:value-type="float">
            <text:p>-0.332152472257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9:.A367])" office:value-type="float" office:value="-0.254821906243113" calcext:value-type="float">
            <text:p>-0.254821906243113</text:p>
          </table:table-cell>
        </table:table-row>
        <table:table-row table:style-name="ro1">
          <table:table-cell office:value-type="float" office:value="-1.50006694530249" calcext:value-type="float">
            <text:p>-1.50006694530249</text:p>
          </table:table-cell>
          <table:table-cell/>
          <table:table-cell table:formula="of:=AVERAGE([.A320:.A368])" office:value-type="float" office:value="-0.326251843902347" calcext:value-type="float">
            <text:p>-0.326251843902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1:.A369])" office:value-type="float" office:value="-0.326251843902347" calcext:value-type="float">
            <text:p>-0.326251843902347</text:p>
          </table:table-cell>
        </table:table-row>
        <table:table-row table:style-name="ro1">
          <table:table-cell office:value-type="float" office:value="-1.47397229932547" calcext:value-type="float">
            <text:p>-1.47397229932547</text:p>
          </table:table-cell>
          <table:table-cell/>
          <table:table-cell table:formula="of:=AVERAGE([.A322:.A370])" office:value-type="float" office:value="-0.322175082265358" calcext:value-type="float">
            <text:p>-0.322175082265358</text:p>
          </table:table-cell>
        </table:table-row>
        <table:table-row table:style-name="ro1">
          <table:table-cell office:value-type="float" office:value="-1.64076214262247" calcext:value-type="float">
            <text:p>-1.64076214262247</text:p>
          </table:table-cell>
          <table:table-cell/>
          <table:table-cell table:formula="of:=AVERAGE([.A323:.A371])" office:value-type="float" office:value="-0.396476350482143" calcext:value-type="float">
            <text:p>-0.396476350482143</text:p>
          </table:table-cell>
        </table:table-row>
        <table:table-row table:style-name="ro1">
          <table:table-cell office:value-type="float" office:value="-1.75450147678256" calcext:value-type="float">
            <text:p>-1.75450147678256</text:p>
          </table:table-cell>
          <table:table-cell/>
          <table:table-cell table:formula="of:=AVERAGE([.A324:.A372])" office:value-type="float" office:value="-0.398592781053392" calcext:value-type="float">
            <text:p>-0.398592781053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5:.A373])" office:value-type="float" office:value="-0.398592781053392" calcext:value-type="float">
            <text:p>-0.398592781053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6:.A374])" office:value-type="float" office:value="-0.323414850925852" calcext:value-type="float">
            <text:p>-0.323414850925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7:.A375])" office:value-type="float" office:value="-0.248376330419584" calcext:value-type="float">
            <text:p>-0.248376330419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8:.A376])" office:value-type="float" office:value="-0.17215115196048" calcext:value-type="float">
            <text:p>-0.17215115196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9:.A377])" office:value-type="float" office:value="-0.0952061294555664" calcext:value-type="float">
            <text:p>-0.095206129455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0:.A378])" office:value-type="float" office:value="-0.0224953569213955" calcext:value-type="float">
            <text:p>-0.022495356921396</text:p>
          </table:table-cell>
        </table:table-row>
        <table:table-row table:style-name="ro1">
          <table:table-cell office:value-type="float" office:value="-1.55956954338849" calcext:value-type="float">
            <text:p>-1.55956954338849</text:p>
          </table:table-cell>
          <table:table-cell/>
          <table:table-cell table:formula="of:=AVERAGE([.A331:.A379])" office:value-type="float" office:value="-0.0173658874211263" calcext:value-type="float">
            <text:p>-0.017365887421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2:.A380])" office:value-type="float" office:value="0.0560928888487573" calcext:value-type="float">
            <text:p>0.056092888848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3:.A381])" office:value-type="float" office:value="0.0560928888487573" calcext:value-type="float">
            <text:p>0.056092888848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4:.A382])" office:value-type="float" office:value="0.132686633589316" calcext:value-type="float">
            <text:p>0.132686633589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5:.A383])" office:value-type="float" office:value="0.210124450667537" calcext:value-type="float">
            <text:p>0.210124450667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6:.A384])" office:value-type="float" office:value="0.282647132755968" calcext:value-type="float">
            <text:p>0.282647132755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7:.A385])" office:value-type="float" office:value="0.282647132755968" calcext:value-type="float">
            <text:p>0.282647132755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8:.A386])" office:value-type="float" office:value="0.282647132755968" calcext:value-type="float">
            <text:p>0.282647132755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9:.A387])" office:value-type="float" office:value="0.358885912153733" calcext:value-type="float">
            <text:p>0.358885912153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0:.A388])" office:value-type="float" office:value="0.43550283595877" calcext:value-type="float">
            <text:p>0.43550283595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1:.A389])" office:value-type="float" office:value="0.509038596414912" calcext:value-type="float">
            <text:p>0.509038596414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2:.A390])" office:value-type="float" office:value="0.509038596414912" calcext:value-type="float">
            <text:p>0.509038596414912</text:p>
          </table:table-cell>
        </table:table-row>
        <table:table-row table:style-name="ro1">
          <table:table-cell office:value-type="float" office:value="-1.50116165324748" calcext:value-type="float">
            <text:p>-1.50116165324748</text:p>
          </table:table-cell>
          <table:table-cell/>
          <table:table-cell table:formula="of:=AVERAGE([.A343:.A391])" office:value-type="float" office:value="0.437586317777208" calcext:value-type="float">
            <text:p>0.437586317777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4:.A392])" office:value-type="float" office:value="0.437586317777208" calcext:value-type="float">
            <text:p>0.437586317777208</text:p>
          </table:table-cell>
        </table:table-row>
        <table:table-row table:style-name="ro1">
          <table:table-cell office:value-type="float" office:value="-1.67039669628441" calcext:value-type="float">
            <text:p>-1.67039669628441</text:p>
          </table:table-cell>
          <table:table-cell/>
          <table:table-cell table:formula="of:=AVERAGE([.A345:.A393])" office:value-type="float" office:value="0.362680262750995" calcext:value-type="float">
            <text:p>0.362680262750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6:.A394])" office:value-type="float" office:value="0.43478936136663" calcext:value-type="float">
            <text:p>0.43478936136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7:.A395])" office:value-type="float" office:value="0.43478936136663" calcext:value-type="float">
            <text:p>0.43478936136663</text:p>
          </table:table-cell>
        </table:table-row>
        <table:table-row table:style-name="ro1">
          <table:table-cell office:value-type="float" office:value="-1.55392352556288" calcext:value-type="float">
            <text:p>-1.55392352556288</text:p>
          </table:table-cell>
          <table:table-cell/>
          <table:table-cell table:formula="of:=AVERAGE([.A348:.A396])" office:value-type="float" office:value="0.436917932212353" calcext:value-type="float">
            <text:p>0.436917932212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9:.A397])" office:value-type="float" office:value="0.510938657123945" calcext:value-type="float">
            <text:p>0.510938657123945</text:p>
          </table:table-cell>
        </table:table-row>
        <table:table-row table:style-name="ro1">
          <table:table-cell office:value-type="float" office:value="-1.56758801508844" calcext:value-type="float">
            <text:p>-1.56758801508844</text:p>
          </table:table-cell>
          <table:table-cell/>
          <table:table-cell table:formula="of:=AVERAGE([.A350:.A398])" office:value-type="float" office:value="0.438130738448671" calcext:value-type="float">
            <text:p>0.4381307384486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1:.A399])" office:value-type="float" office:value="0.438130738448671" calcext:value-type="float">
            <text:p>0.4381307384486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2:.A400])" office:value-type="float" office:value="0.510710051205998" calcext:value-type="float">
            <text:p>0.510710051205998</text:p>
          </table:table-cell>
        </table:table-row>
        <table:table-row table:style-name="ro1">
          <table:table-cell office:value-type="float" office:value="-1.50457484232783" calcext:value-type="float">
            <text:p>-1.50457484232783</text:p>
          </table:table-cell>
          <table:table-cell/>
          <table:table-cell table:formula="of:=AVERAGE([.A353:.A401])" office:value-type="float" office:value="0.517464066626162" calcext:value-type="float">
            <text:p>0.517464066626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4:.A402])" office:value-type="float" office:value="0.590170960019377" calcext:value-type="float">
            <text:p>0.590170960019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5:.A403])" office:value-type="float" office:value="0.590170960019377" calcext:value-type="float">
            <text:p>0.590170960019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6:.A404])" office:value-type="float" office:value="0.663721662351793" calcext:value-type="float">
            <text:p>0.663721662351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7:.A405])" office:value-type="float" office:value="0.663721662351793" calcext:value-type="float">
            <text:p>0.663721662351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8:.A406])" office:value-type="float" office:value="0.738479926896643" calcext:value-type="float">
            <text:p>0.738479926896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9:.A407])" office:value-type="float" office:value="0.815416807994611" calcext:value-type="float">
            <text:p>0.815416807994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0:.A408])" office:value-type="float" office:value="0.890321833372298" calcext:value-type="float">
            <text:p>0.890321833372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1:.A409])" office:value-type="float" office:value="0.966219727272221" calcext:value-type="float">
            <text:p>0.966219727272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2:.A410])" office:value-type="float" office:value="1.04276474329768" calcext:value-type="float">
            <text:p>1.04276474329768</text:p>
          </table:table-cell>
        </table:table-row>
        <table:table-row table:style-name="ro1">
          <table:table-cell office:value-type="float" office:value="-1.54231234675944" calcext:value-type="float">
            <text:p>-1.54231234675944</text:p>
          </table:table-cell>
          <table:table-cell/>
          <table:table-cell table:formula="of:=AVERAGE([.A363:.A411])" office:value-type="float" office:value="1.04711680421598" calcext:value-type="float">
            <text:p>1.04711680421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4:.A412])" office:value-type="float" office:value="1.12375420126495" calcext:value-type="float">
            <text:p>1.12375420126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5:.A413])" office:value-type="float" office:value="1.12375420126495" calcext:value-type="float">
            <text:p>1.12375420126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6:.A414])" office:value-type="float" office:value="1.12375420126495" calcext:value-type="float">
            <text:p>1.12375420126495</text:p>
          </table:table-cell>
        </table:table-row>
        <table:table-row table:style-name="ro1">
          <table:table-cell office:value-type="float" office:value="-1.58770224692225" calcext:value-type="float">
            <text:p>-1.58770224692225</text:p>
          </table:table-cell>
          <table:table-cell/>
          <table:table-cell table:formula="of:=AVERAGE([.A367:.A415])" office:value-type="float" office:value="1.12537690339563" calcext:value-type="float">
            <text:p>1.12537690339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8:.A416])" office:value-type="float" office:value="1.12537690339563" calcext:value-type="float">
            <text:p>1.12537690339563</text:p>
          </table:table-cell>
        </table:table-row>
        <table:table-row table:style-name="ro1">
          <table:table-cell office:value-type="float" office:value="-1.72721708390713" calcext:value-type="float">
            <text:p>-1.72721708390713</text:p>
          </table:table-cell>
          <table:table-cell/>
          <table:table-cell table:formula="of:=AVERAGE([.A369:.A417])" office:value-type="float" office:value="1.12074118628125" calcext:value-type="float">
            <text:p>1.12074118628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0:.A418])" office:value-type="float" office:value="1.12074118628125" calcext:value-type="float">
            <text:p>1.12074118628125</text:p>
          </table:table-cell>
        </table:table-row>
        <table:table-row table:style-name="ro1">
          <table:table-cell office:value-type="float" office:value="-1.77751381003559" calcext:value-type="float">
            <text:p>-1.77751381003559</text:p>
          </table:table-cell>
          <table:table-cell/>
          <table:table-cell table:formula="of:=AVERAGE([.A371:.A419])" office:value-type="float" office:value="1.11454646157288" calcext:value-type="float">
            <text:p>1.11454646157288</text:p>
          </table:table-cell>
        </table:table-row>
        <table:table-row table:style-name="ro1">
          <table:table-cell office:value-type="float" office:value="-1.49787283613086" calcext:value-type="float">
            <text:p>-1.49787283613086</text:p>
          </table:table-cell>
          <table:table-cell/>
          <table:table-cell table:formula="of:=AVERAGE([.A372:.A420])" office:value-type="float" office:value="1.11746256986863" calcext:value-type="float">
            <text:p>1.11746256986863</text:p>
          </table:table-cell>
        </table:table-row>
        <table:table-row table:style-name="ro1">
          <table:table-cell office:value-type="float" office:value="-1.75730688588917" calcext:value-type="float">
            <text:p>-1.75730688588917</text:p>
          </table:table-cell>
          <table:table-cell/>
          <table:table-cell table:formula="of:=AVERAGE([.A373:.A421])" office:value-type="float" office:value="1.11740531662155" calcext:value-type="float">
            <text:p>1.11740531662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4:.A422])" office:value-type="float" office:value="1.11740531662155" calcext:value-type="float">
            <text:p>1.11740531662155</text:p>
          </table:table-cell>
        </table:table-row>
        <table:table-row table:style-name="ro1">
          <table:table-cell office:value-type="float" office:value="-1.68528261235952" calcext:value-type="float">
            <text:p>-1.68528261235952</text:p>
          </table:table-cell>
          <table:table-cell/>
          <table:table-cell table:formula="of:=AVERAGE([.A375:.A423])" office:value-type="float" office:value="1.04219546738973" calcext:value-type="float">
            <text:p>1.042195467389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6:.A424])" office:value-type="float" office:value="1.04219546738973" calcext:value-type="float">
            <text:p>1.042195467389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7:.A425])" office:value-type="float" office:value="1.04219546738973" calcext:value-type="float">
            <text:p>1.04219546738973</text:p>
          </table:table-cell>
        </table:table-row>
        <table:table-row table:style-name="ro1">
          <table:table-cell office:value-type="float" office:value="-1.77912477896214" calcext:value-type="float">
            <text:p>-1.77912477896214</text:p>
          </table:table-cell>
          <table:table-cell/>
          <table:table-cell table:formula="of:=AVERAGE([.A378:.A426])" office:value-type="float" office:value="0.965070471900702" calcext:value-type="float">
            <text:p>0.965070471900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9:.A427])" office:value-type="float" office:value="0.965070471900702" calcext:value-type="float">
            <text:p>0.965070471900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0:.A428])" office:value-type="float" office:value="1.03771474829638" calcext:value-type="float">
            <text:p>1.03771474829638</text:p>
          </table:table-cell>
        </table:table-row>
        <table:table-row table:style-name="ro1">
          <table:table-cell office:value-type="float" office:value="-1.6325559396565" calcext:value-type="float">
            <text:p>-1.6325559396565</text:p>
          </table:table-cell>
          <table:table-cell/>
          <table:table-cell table:formula="of:=AVERAGE([.A381:.A429])" office:value-type="float" office:value="0.963580953609518" calcext:value-type="float">
            <text:p>0.963580953609518</text:p>
          </table:table-cell>
        </table:table-row>
        <table:table-row table:style-name="ro1">
          <table:table-cell office:value-type="float" office:value="-1.62730767745078" calcext:value-type="float">
            <text:p>-1.62730767745078</text:p>
          </table:table-cell>
          <table:table-cell/>
          <table:table-cell table:formula="of:=AVERAGE([.A382:.A430])" office:value-type="float" office:value="0.889554266314604" calcext:value-type="float">
            <text:p>0.889554266314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3:.A431])" office:value-type="float" office:value="0.889554266314604" calcext:value-type="float">
            <text:p>0.889554266314604</text:p>
          </table:table-cell>
        </table:table-row>
        <table:table-row table:style-name="ro1">
          <table:table-cell office:value-type="float" office:value="-1.67978560622633" calcext:value-type="float">
            <text:p>-1.67978560622633</text:p>
          </table:table-cell>
          <table:table-cell/>
          <table:table-cell table:formula="of:=AVERAGE([.A384:.A432])" office:value-type="float" office:value="0.814456600881414" calcext:value-type="float">
            <text:p>0.814456600881414</text:p>
          </table:table-cell>
        </table:table-row>
        <table:table-row table:style-name="ro1">
          <table:table-cell office:value-type="float" office:value="-1.85334902826548" calcext:value-type="float">
            <text:p>-1.85334902826548</text:p>
          </table:table-cell>
          <table:table-cell/>
          <table:table-cell table:formula="of:=AVERAGE([.A385:.A433])" office:value-type="float" office:value="0.735816824794363" calcext:value-type="float">
            <text:p>0.735816824794363</text:p>
          </table:table-cell>
        </table:table-row>
        <table:table-row table:style-name="ro1">
          <table:table-cell office:value-type="float" office:value="-1.48514113633335" calcext:value-type="float">
            <text:p>-1.48514113633335</text:p>
          </table:table-cell>
          <table:table-cell/>
          <table:table-cell table:formula="of:=AVERAGE([.A386:.A434])" office:value-type="float" office:value="0.664691495481438" calcext:value-type="float">
            <text:p>0.664691495481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7:.A435])" office:value-type="float" office:value="0.664691495481438" calcext:value-type="float">
            <text:p>0.664691495481438</text:p>
          </table:table-cell>
        </table:table-row>
        <table:table-row table:style-name="ro1">
          <table:table-cell office:value-type="float" office:value="-1.60957293941379" calcext:value-type="float">
            <text:p>-1.60957293941379</text:p>
          </table:table-cell>
          <table:table-cell/>
          <table:table-cell table:formula="of:=AVERAGE([.A388:.A436])" office:value-type="float" office:value="0.59102674161585" calcext:value-type="float">
            <text:p>0.59102674161585</text:p>
          </table:table-cell>
        </table:table-row>
        <table:table-row table:style-name="ro1">
          <table:table-cell office:value-type="float" office:value="-1.78608022236824" calcext:value-type="float">
            <text:p>-1.78608022236824</text:p>
          </table:table-cell>
          <table:table-cell/>
          <table:table-cell table:formula="of:=AVERAGE([.A389:.A437])" office:value-type="float" office:value="0.513759798302213" calcext:value-type="float">
            <text:p>0.513759798302213</text:p>
          </table:table-cell>
        </table:table-row>
        <table:table-row table:style-name="ro1">
          <table:table-cell office:value-type="float" office:value="-1.66527163272202" calcext:value-type="float">
            <text:p>-1.66527163272202</text:p>
          </table:table-cell>
          <table:table-cell/>
          <table:table-cell table:formula="of:=AVERAGE([.A390:.A438])" office:value-type="float" office:value="0.438958336409927" calcext:value-type="float">
            <text:p>0.438958336409927</text:p>
          </table:table-cell>
        </table:table-row>
        <table:table-row table:style-name="ro1">
          <table:table-cell office:value-type="float" office:value="-1.79288430744112" calcext:value-type="float">
            <text:p>-1.79288430744112</text:p>
          </table:table-cell>
          <table:table-cell/>
          <table:table-cell table:formula="of:=AVERAGE([.A391:.A439])" office:value-type="float" office:value="0.361552534217251" calcext:value-type="float">
            <text:p>0.361552534217251</text:p>
          </table:table-cell>
        </table:table-row>
        <table:table-row table:style-name="ro1">
          <table:table-cell office:value-type="float" office:value="-1.53773874379098" calcext:value-type="float">
            <text:p>-1.53773874379098</text:p>
          </table:table-cell>
          <table:table-cell/>
          <table:table-cell table:formula="of:=AVERAGE([.A392:.A440])" office:value-type="float" office:value="0.360806062981669" calcext:value-type="float">
            <text:p>0.360806062981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3:.A441])" office:value-type="float" office:value="0.360806062981669" calcext:value-type="float">
            <text:p>0.360806062981669</text:p>
          </table:table-cell>
        </table:table-row>
        <table:table-row table:style-name="ro1">
          <table:table-cell office:value-type="float" office:value="-1.71187591951191" calcext:value-type="float">
            <text:p>-1.71187591951191</text:p>
          </table:table-cell>
          <table:table-cell/>
          <table:table-cell table:formula="of:=AVERAGE([.A394:.A442])" office:value-type="float" office:value="0.359959548221924" calcext:value-type="float">
            <text:p>0.359959548221924</text:p>
          </table:table-cell>
        </table:table-row>
        <table:table-row table:style-name="ro1">
          <table:table-cell office:value-type="float" office:value="-1.6788551631391" calcext:value-type="float">
            <text:p>-1.6788551631391</text:p>
          </table:table-cell>
          <table:table-cell/>
          <table:table-cell table:formula="of:=AVERAGE([.A395:.A443])" office:value-type="float" office:value="0.284880871423167" calcext:value-type="float">
            <text:p>0.284880871423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6:.A444])" office:value-type="float" office:value="0.284880871423167" calcext:value-type="float">
            <text:p>0.284880871423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7:.A445])" office:value-type="float" office:value="0.357409922965266" calcext:value-type="float">
            <text:p>0.357409922965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8:.A446])" office:value-type="float" office:value="0.357409922965266" calcext:value-type="float">
            <text:p>0.357409922965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9:.A447])" office:value-type="float" office:value="0.430217841640541" calcext:value-type="float">
            <text:p>0.430217841640541</text:p>
          </table:table-cell>
        </table:table-row>
        <table:table-row table:style-name="ro1">
          <table:table-cell office:value-type="float" office:value="-1.63264628532827" calcext:value-type="float">
            <text:p>-1.63264628532827</text:p>
          </table:table-cell>
          <table:table-cell/>
          <table:table-cell table:formula="of:=AVERAGE([.A400:.A448])" office:value-type="float" office:value="0.356082203164453" calcext:value-type="float">
            <text:p>0.356082203164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1:.A449])" office:value-type="float" office:value="0.356082203164453" calcext:value-type="float">
            <text:p>0.356082203164453</text:p>
          </table:table-cell>
        </table:table-row>
        <table:table-row table:style-name="ro1">
          <table:table-cell office:value-type="float" office:value="-1.72640162622035" calcext:value-type="float">
            <text:p>-1.72640162622035</text:p>
          </table:table-cell>
          <table:table-cell/>
          <table:table-cell table:formula="of:=AVERAGE([.A402:.A450])" office:value-type="float" office:value="0.351555125942157" calcext:value-type="float">
            <text:p>0.351555125942157</text:p>
          </table:table-cell>
        </table:table-row>
        <table:table-row table:style-name="ro1">
          <table:table-cell office:value-type="float" office:value="-1.54326038965285" calcext:value-type="float">
            <text:p>-1.54326038965285</text:p>
          </table:table-cell>
          <table:table-cell/>
          <table:table-cell table:formula="of:=AVERAGE([.A403:.A451])" office:value-type="float" office:value="0.27924368941863" calcext:value-type="float">
            <text:p>0.279243689418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4:.A452])" office:value-type="float" office:value="0.27924368941863" calcext:value-type="float">
            <text:p>0.27924368941863</text:p>
          </table:table-cell>
        </table:table-row>
        <table:table-row table:style-name="ro1">
          <table:table-cell office:value-type="float" office:value="-1.87124803116024" calcext:value-type="float">
            <text:p>-1.87124803116024</text:p>
          </table:table-cell>
          <table:table-cell/>
          <table:table-cell table:formula="of:=AVERAGE([.A405:.A453])" office:value-type="float" office:value="0.200238627558217" calcext:value-type="float">
            <text:p>0.200238627558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6:.A454])" office:value-type="float" office:value="0.200238627558217" calcext:value-type="float">
            <text:p>0.200238627558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7:.A455])" office:value-type="float" office:value="0.200238627558217" calcext:value-type="float">
            <text:p>0.200238627558217</text:p>
          </table:table-cell>
        </table:table-row>
        <table:table-row table:style-name="ro1">
          <table:table-cell office:value-type="float" office:value="-1.73940553635359" calcext:value-type="float">
            <text:p>-1.73940553635359</text:p>
          </table:table-cell>
          <table:table-cell/>
          <table:table-cell table:formula="of:=AVERAGE([.A408:.A456])" office:value-type="float" office:value="0.123924228857123" calcext:value-type="float">
            <text:p>0.123924228857123</text:p>
          </table:table-cell>
        </table:table-row>
        <table:table-row table:style-name="ro1">
          <table:table-cell office:value-type="float" office:value="-1.78090939930975" calcext:value-type="float">
            <text:p>-1.78090939930975</text:p>
          </table:table-cell>
          <table:table-cell/>
          <table:table-cell table:formula="of:=AVERAGE([.A409:.A457])" office:value-type="float" office:value="0.0467628125446792" calcext:value-type="float">
            <text:p>0.046762812544679</text:p>
          </table:table-cell>
        </table:table-row>
        <table:table-row table:style-name="ro1">
          <table:table-cell office:value-type="float" office:value="-1.74835093117952" calcext:value-type="float">
            <text:p>-1.74835093117952</text:p>
          </table:table-cell>
          <table:table-cell/>
          <table:table-cell table:formula="of:=AVERAGE([.A410:.A458])" office:value-type="float" office:value="-0.0297341452344948" calcext:value-type="float">
            <text:p>-0.029734145234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1:.A459])" office:value-type="float" office:value="-0.0297341452344948" calcext:value-type="float">
            <text:p>-0.029734145234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2:.A460])" office:value-type="float" office:value="0.0425579434748815" calcext:value-type="float">
            <text:p>0.042557943474882</text:p>
          </table:table-cell>
        </table:table-row>
        <table:table-row table:style-name="ro1">
          <table:table-cell office:value-type="float" office:value="-1.62883651394844" calcext:value-type="float">
            <text:p>-1.62883651394844</text:p>
          </table:table-cell>
          <table:table-cell/>
          <table:table-cell table:formula="of:=AVERAGE([.A413:.A461])" office:value-type="float" office:value="-0.0314999445648826" calcext:value-type="float">
            <text:p>-0.031499944564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4:.A462])" office:value-type="float" office:value="-0.0314999445648826" calcext:value-type="float">
            <text:p>-0.031499944564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5:.A463])" office:value-type="float" office:value="-0.0314999445648826" calcext:value-type="float">
            <text:p>-0.031499944564883</text:p>
          </table:table-cell>
        </table:table-row>
        <table:table-row table:style-name="ro1">
          <table:table-cell office:value-type="float" office:value="-1.56368789803684" calcext:value-type="float">
            <text:p>-1.56368789803684</text:p>
          </table:table-cell>
          <table:table-cell/>
          <table:table-cell table:formula="of:=AVERAGE([.A416:.A464])" office:value-type="float" office:value="-0.031009855812119" calcext:value-type="float">
            <text:p>-0.031009855812119</text:p>
          </table:table-cell>
        </table:table-row>
        <table:table-row table:style-name="ro1">
          <table:table-cell office:value-type="float" office:value="-1.71931125096679" calcext:value-type="float">
            <text:p>-1.71931125096679</text:p>
          </table:table-cell>
          <table:table-cell/>
          <table:table-cell table:formula="of:=AVERAGE([.A417:.A465])" office:value-type="float" office:value="-0.106914167056339" calcext:value-type="float">
            <text:p>-0.106914167056339</text:p>
          </table:table-cell>
        </table:table-row>
        <table:table-row table:style-name="ro1">
          <table:table-cell office:value-type="float" office:value="-1.74556429519951" calcext:value-type="float">
            <text:p>-1.74556429519951</text:p>
          </table:table-cell>
          <table:table-cell/>
          <table:table-cell table:formula="of:=AVERAGE([.A418:.A466])" office:value-type="float" office:value="-0.107288599939857" calcext:value-type="float">
            <text:p>-0.107288599939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9:.A467])" office:value-type="float" office:value="-0.107288599939857" calcext:value-type="float">
            <text:p>-0.107288599939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0:.A468])" office:value-type="float" office:value="-0.0301964813677024" calcext:value-type="float">
            <text:p>-0.030196481367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1:.A469])" office:value-type="float" office:value="0.0411886785533355" calcext:value-type="float">
            <text:p>0.041188678553336</text:p>
          </table:table-cell>
        </table:table-row>
        <table:table-row table:style-name="ro1">
          <table:table-cell office:value-type="float" office:value="-1.61625265252292" calcext:value-type="float">
            <text:p>-1.61625265252292</text:p>
          </table:table-cell>
          <table:table-cell/>
          <table:table-cell table:formula="of:=AVERAGE([.A422:.A470])" office:value-type="float" office:value="0.0440673363771366" calcext:value-type="float">
            <text:p>0.044067336377137</text:p>
          </table:table-cell>
        </table:table-row>
        <table:table-row table:style-name="ro1">
          <table:table-cell office:value-type="float" office:value="-1.53338807170093" calcext:value-type="float">
            <text:p>-1.53338807170093</text:p>
          </table:table-cell>
          <table:table-cell/>
          <table:table-cell table:formula="of:=AVERAGE([.A423:.A471])" office:value-type="float" office:value="-0.0280426242698212" calcext:value-type="float">
            <text:p>-0.028042624269821</text:p>
          </table:table-cell>
        </table:table-row>
        <table:table-row table:style-name="ro1">
          <table:table-cell office:value-type="float" office:value="-1.70741964858472" calcext:value-type="float">
            <text:p>-1.70741964858472</text:p>
          </table:table-cell>
          <table:table-cell/>
          <table:table-cell table:formula="of:=AVERAGE([.A424:.A472])" office:value-type="float" office:value="-0.028494400519315" calcext:value-type="float">
            <text:p>-0.028494400519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5:.A473])" office:value-type="float" office:value="-0.028494400519315" calcext:value-type="float">
            <text:p>-0.028494400519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6:.A474])" office:value-type="float" office:value="-0.028494400519315" calcext:value-type="float">
            <text:p>-0.028494400519315</text:p>
          </table:table-cell>
        </table:table-row>
        <table:table-row table:style-name="ro1">
          <table:table-cell office:value-type="float" office:value="-1.65317117930651" calcext:value-type="float">
            <text:p>-1.65317117930651</text:p>
          </table:table-cell>
          <table:table-cell/>
          <table:table-cell table:formula="of:=AVERAGE([.A427:.A475])" office:value-type="float" office:value="-0.02592391889369" calcext:value-type="float">
            <text:p>-0.02592391889369</text:p>
          </table:table-cell>
        </table:table-row>
        <table:table-row table:style-name="ro1">
          <table:table-cell office:value-type="float" office:value="-1.53893201065064" calcext:value-type="float">
            <text:p>-1.53893201065064</text:p>
          </table:table-cell>
          <table:table-cell/>
          <table:table-cell table:formula="of:=AVERAGE([.A428:.A476])" office:value-type="float" office:value="-0.0981470211518662" calcext:value-type="float">
            <text:p>-0.098147021151866</text:p>
          </table:table-cell>
        </table:table-row>
        <table:table-row table:style-name="ro1">
          <table:table-cell office:value-type="float" office:value="-1.50731571881175" calcext:value-type="float">
            <text:p>-1.50731571881175</text:p>
          </table:table-cell>
          <table:table-cell/>
          <table:table-cell table:formula="of:=AVERAGE([.A429:.A477])" office:value-type="float" office:value="-0.169724892964351" calcext:value-type="float">
            <text:p>-0.169724892964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0:.A478])" office:value-type="float" office:value="-0.0955910982774836" calcext:value-type="float">
            <text:p>-0.095591098277484</text:p>
          </table:table-cell>
        </table:table-row>
        <table:table-row table:style-name="ro1">
          <table:table-cell office:value-type="float" office:value="-1.73615543881059" calcext:value-type="float">
            <text:p>-1.73615543881059</text:p>
          </table:table-cell>
          <table:table-cell/>
          <table:table-cell table:formula="of:=AVERAGE([.A431:.A479])" office:value-type="float" office:value="-0.0978124811623777" calcext:value-type="float">
            <text:p>-0.097812481162378</text:p>
          </table:table-cell>
        </table:table-row>
        <table:table-row table:style-name="ro1">
          <table:table-cell office:value-type="float" office:value="-1.53376470755339" calcext:value-type="float">
            <text:p>-1.53376470755339</text:p>
          </table:table-cell>
          <table:table-cell/>
          <table:table-cell table:formula="of:=AVERAGE([.A432:.A480])" office:value-type="float" office:value="-0.169930128255304" calcext:value-type="float">
            <text:p>-0.169930128255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3:.A481])" office:value-type="float" office:value="-0.0948324628221136" calcext:value-type="float">
            <text:p>-0.094832462822114</text:p>
          </table:table-cell>
        </table:table-row>
        <table:table-row table:style-name="ro1">
          <table:table-cell office:value-type="float" office:value="-1.63219807693064" calcext:value-type="float">
            <text:p>-1.63219807693064</text:p>
          </table:table-cell>
          <table:table-cell/>
          <table:table-cell table:formula="of:=AVERAGE([.A434:.A482])" office:value-type="float" office:value="-0.0903191781009945" calcext:value-type="float">
            <text:p>-0.090319178100995</text:p>
          </table:table-cell>
        </table:table-row>
        <table:table-row table:style-name="ro1">
          <table:table-cell office:value-type="float" office:value="-1.60510141532123" calcext:value-type="float">
            <text:p>-1.60510141532123</text:p>
          </table:table-cell>
          <table:table-cell/>
          <table:table-cell table:formula="of:=AVERAGE([.A435:.A483])" office:value-type="float" office:value="-0.0927673470599309" calcext:value-type="float">
            <text:p>-0.092767347059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6:.A484])" office:value-type="float" office:value="-0.0927673470599309" calcext:value-type="float">
            <text:p>-0.092767347059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7:.A485])" office:value-type="float" office:value="-0.0191025931943435" calcext:value-type="float">
            <text:p>-0.019102593194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8:.A486])" office:value-type="float" office:value="0.0581643501192941" calcext:value-type="float">
            <text:p>0.058164350119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9:.A487])" office:value-type="float" office:value="0.13296581201158" calcext:value-type="float">
            <text:p>0.13296581201158</text:p>
          </table:table-cell>
        </table:table-row>
        <table:table-row table:style-name="ro1">
          <table:table-cell office:value-type="float" office:value="-1.68714115189314" calcext:value-type="float">
            <text:p>-1.68714115189314</text:p>
          </table:table-cell>
          <table:table-cell/>
          <table:table-cell table:formula="of:=AVERAGE([.A440:.A488])" office:value-type="float" office:value="0.135123835594192" calcext:value-type="float">
            <text:p>0.135123835594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1:.A489])" office:value-type="float" office:value="0.207322585467477" calcext:value-type="float">
            <text:p>0.207322585467477</text:p>
          </table:table-cell>
        </table:table-row>
        <table:table-row table:style-name="ro1">
          <table:table-cell office:value-type="float" office:value="-1.71045150853097" calcext:value-type="float">
            <text:p>-1.71045150853097</text:p>
          </table:table-cell>
          <table:table-cell/>
          <table:table-cell table:formula="of:=AVERAGE([.A442:.A490])" office:value-type="float" office:value="0.131599085293376" calcext:value-type="float">
            <text:p>0.131599085293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3:.A491])" office:value-type="float" office:value="0.207351655079333" calcext:value-type="float">
            <text:p>0.207351655079333</text:p>
          </table:table-cell>
        </table:table-row>
        <table:table-row table:style-name="ro1">
          <table:table-cell office:value-type="float" office:value="-1.69279655628204" calcext:value-type="float">
            <text:p>-1.69279655628204</text:p>
          </table:table-cell>
          <table:table-cell/>
          <table:table-cell table:formula="of:=AVERAGE([.A444:.A492])" office:value-type="float" office:value="0.207067136851926" calcext:value-type="float">
            <text:p>0.2070671368519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5:.A493])" office:value-type="float" office:value="0.207067136851926" calcext:value-type="float">
            <text:p>0.2070671368519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6:.A494])" office:value-type="float" office:value="0.207067136851926" calcext:value-type="float">
            <text:p>0.207067136851926</text:p>
          </table:table-cell>
        </table:table-row>
        <table:table-row table:style-name="ro1">
          <table:table-cell office:value-type="float" office:value="-1.58963235900104" calcext:value-type="float">
            <text:p>-1.58963235900104</text:p>
          </table:table-cell>
          <table:table-cell/>
          <table:table-cell table:formula="of:=AVERAGE([.A447:.A495])" office:value-type="float" office:value="0.133809333607007" calcext:value-type="float">
            <text:p>0.133809333607007</text:p>
          </table:table-cell>
        </table:table-row>
        <table:table-row table:style-name="ro1">
          <table:table-cell office:value-type="float" office:value="-1.82701385160387" calcext:value-type="float">
            <text:p>-1.82701385160387</text:p>
          </table:table-cell>
          <table:table-cell/>
          <table:table-cell table:formula="of:=AVERAGE([.A448:.A496])" office:value-type="float" office:value="0.0557070101048874" calcext:value-type="float">
            <text:p>0.055707010104888</text:p>
          </table:table-cell>
        </table:table-row>
        <table:table-row table:style-name="ro1">
          <table:table-cell office:value-type="float" office:value="-1.64477489843369" calcext:value-type="float">
            <text:p>-1.64477489843369</text:p>
          </table:table-cell>
          <table:table-cell/>
          <table:table-cell table:formula="of:=AVERAGE([.A449:.A497])" office:value-type="float" office:value="0.0554594873884503" calcext:value-type="float">
            <text:p>0.05545948738845</text:p>
          </table:table-cell>
        </table:table-row>
        <table:table-row table:style-name="ro1">
          <table:table-cell office:value-type="float" office:value="-1.8457740716815" calcext:value-type="float">
            <text:p>-1.8457740716815</text:p>
          </table:table-cell>
          <table:table-cell/>
          <table:table-cell table:formula="of:=AVERAGE([.A450:.A498])" office:value-type="float" office:value="-0.0230256977479068" calcext:value-type="float">
            <text:p>-0.023025697747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1:.A499])" office:value-type="float" office:value="0.0530233150321002" calcext:value-type="float">
            <text:p>0.0530233150321</text:p>
          </table:table-cell>
        </table:table-row>
        <table:table-row table:style-name="ro1">
          <table:table-cell office:value-type="float" office:value="-1.69435589911044" calcext:value-type="float">
            <text:p>-1.69435589911044</text:p>
          </table:table-cell>
          <table:table-cell/>
          <table:table-cell table:formula="of:=AVERAGE([.A452:.A500])" office:value-type="float" office:value="0.0499397332064352" calcext:value-type="float">
            <text:p>0.049939733206435</text:p>
          </table:table-cell>
        </table:table-row>
        <table:table-row table:style-name="ro1">
          <table:table-cell office:value-type="float" office:value="-1.72094568630159" calcext:value-type="float">
            <text:p>-1.72094568630159</text:p>
          </table:table-cell>
          <table:table-cell/>
          <table:table-cell table:formula="of:=AVERAGE([.A453:.A501])" office:value-type="float" office:value="-0.0259979338609442" calcext:value-type="float">
            <text:p>-0.025997933860944</text:p>
          </table:table-cell>
        </table:table-row>
        <table:table-row table:style-name="ro1">
          <table:table-cell office:value-type="float" office:value="-1.55793862801492" calcext:value-type="float">
            <text:p>-1.55793862801492</text:p>
          </table:table-cell>
          <table:table-cell/>
          <table:table-cell table:formula="of:=AVERAGE([.A454:.A502])" office:value-type="float" office:value="-0.0196038644089991" calcext:value-type="float">
            <text:p>-0.019603864408999</text:p>
          </table:table-cell>
        </table:table-row>
        <table:table-row table:style-name="ro1">
          <table:table-cell office:value-type="float" office:value="-1.90582695704103" calcext:value-type="float">
            <text:p>-1.90582695704103</text:p>
          </table:table-cell>
          <table:table-cell/>
          <table:table-cell table:formula="of:=AVERAGE([.A455:.A503])" office:value-type="float" office:value="-0.0993146186343261" calcext:value-type="float">
            <text:p>-0.099314618634326</text:p>
          </table:table-cell>
        </table:table-row>
        <table:table-row table:style-name="ro1">
          <table:table-cell office:value-type="float" office:value="-1.80573920588195" calcext:value-type="float">
            <text:p>-1.80573920588195</text:p>
          </table:table-cell>
          <table:table-cell/>
          <table:table-cell table:formula="of:=AVERAGE([.A456:.A504])" office:value-type="float" office:value="-0.176982765693141" calcext:value-type="float">
            <text:p>-0.176982765693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7:.A505])" office:value-type="float" office:value="-0.100668366992048" calcext:value-type="float">
            <text:p>-0.100668366992048</text:p>
          </table:table-cell>
        </table:table-row>
        <table:table-row table:style-name="ro1">
          <table:table-cell office:value-type="float" office:value="-1.67910390706658" calcext:value-type="float">
            <text:p>-1.67910390706658</text:p>
          </table:table-cell>
          <table:table-cell/>
          <table:table-cell table:formula="of:=AVERAGE([.A458:.A506])" office:value-type="float" office:value="-0.0985907038850443" calcext:value-type="float">
            <text:p>-0.098590703885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9:.A507])" office:value-type="float" office:value="-0.0220937461058704" calcext:value-type="float">
            <text:p>-0.02209374610587</text:p>
          </table:table-cell>
        </table:table-row>
        <table:table-row table:style-name="ro1">
          <table:table-cell office:value-type="float" office:value="-1.66717827839255" calcext:value-type="float">
            <text:p>-1.66717827839255</text:p>
          </table:table-cell>
          <table:table-cell/>
          <table:table-cell table:formula="of:=AVERAGE([.A460:.A508])" office:value-type="float" office:value="-0.0969341191342898" calcext:value-type="float">
            <text:p>-0.09693411913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1:.A509])" office:value-type="float" office:value="-0.0969341191342898" calcext:value-type="float">
            <text:p>-0.09693411913429</text:p>
          </table:table-cell>
        </table:table-row>
        <table:table-row table:style-name="ro1">
          <table:table-cell office:value-type="float" office:value="-1.6875271743089" calcext:value-type="float">
            <text:p>-1.6875271743089</text:p>
          </table:table-cell>
          <table:table-cell/>
          <table:table-cell table:formula="of:=AVERAGE([.A462:.A510])" office:value-type="float" office:value="-0.0981318877130747" calcext:value-type="float">
            <text:p>-0.098131887713075</text:p>
          </table:table-cell>
        </table:table-row>
        <table:table-row table:style-name="ro1">
          <table:table-cell office:value-type="float" office:value="-1.8275183793813" calcext:value-type="float">
            <text:p>-1.8275183793813</text:p>
          </table:table-cell>
          <table:table-cell/>
          <table:table-cell table:formula="of:=AVERAGE([.A463:.A511])" office:value-type="float" office:value="-0.176244507700448" calcext:value-type="float">
            <text:p>-0.176244507700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4:.A512])" office:value-type="float" office:value="-0.176244507700448" calcext:value-type="float">
            <text:p>-0.176244507700448</text:p>
          </table:table-cell>
        </table:table-row>
        <table:table-row table:style-name="ro1">
          <table:table-cell office:value-type="float" office:value="-1.79457036887407" calcext:value-type="float">
            <text:p>-1.79457036887407</text:p>
          </table:table-cell>
          <table:table-cell/>
          <table:table-cell table:formula="of:=AVERAGE([.A465:.A513])" office:value-type="float" office:value="-0.180956394860392" calcext:value-type="float">
            <text:p>-0.180956394860392</text:p>
          </table:table-cell>
        </table:table-row>
        <table:table-row table:style-name="ro1">
          <table:table-cell office:value-type="float" office:value="-1.84601812232733" calcext:value-type="float">
            <text:p>-1.84601812232733</text:p>
          </table:table-cell>
          <table:table-cell/>
          <table:table-cell table:formula="of:=AVERAGE([.A466:.A514])" office:value-type="float" office:value="-0.183542249377954" calcext:value-type="float">
            <text:p>-0.183542249377954</text:p>
          </table:table-cell>
        </table:table-row>
        <table:table-row table:style-name="ro1">
          <table:table-cell office:value-type="float" office:value="-1.92777743532062" calcext:value-type="float">
            <text:p>-1.92777743532062</text:p>
          </table:table-cell>
          <table:table-cell/>
          <table:table-cell table:formula="of:=AVERAGE([.A467:.A515])" office:value-type="float" office:value="-0.187260884890629" calcext:value-type="float">
            <text:p>-0.187260884890629</text:p>
          </table:table-cell>
        </table:table-row>
        <table:table-row table:style-name="ro1">
          <table:table-cell office:value-type="float" office:value="-1.76301391637623" calcext:value-type="float">
            <text:p>-1.76301391637623</text:p>
          </table:table-cell>
          <table:table-cell/>
          <table:table-cell table:formula="of:=AVERAGE([.A468:.A516])" office:value-type="float" office:value="-0.264057087265654" calcext:value-type="float">
            <text:p>-0.264057087265654</text:p>
          </table:table-cell>
        </table:table-row>
        <table:table-row table:style-name="ro1">
          <table:table-cell office:value-type="float" office:value="-1.67867447179556" calcext:value-type="float">
            <text:p>-1.67867447179556</text:p>
          </table:table-cell>
          <table:table-cell/>
          <table:table-cell table:formula="of:=AVERAGE([.A469:.A517])" office:value-type="float" office:value="-0.339132076485972" calcext:value-type="float">
            <text:p>-0.339132076485972</text:p>
          </table:table-cell>
        </table:table-row>
        <table:table-row table:style-name="ro1">
          <table:table-cell office:value-type="float" office:value="-1.73826154895127" calcext:value-type="float">
            <text:p>-1.73826154895127</text:p>
          </table:table-cell>
          <table:table-cell/>
          <table:table-cell table:formula="of:=AVERAGE([.A470:.A518])" office:value-type="float" office:value="-0.415423128505386" calcext:value-type="float">
            <text:p>-0.415423128505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1:.A519])" office:value-type="float" office:value="-0.341622053964102" calcext:value-type="float">
            <text:p>-0.341622053964102</text:p>
          </table:table-cell>
        </table:table-row>
        <table:table-row table:style-name="ro1">
          <table:table-cell office:value-type="float" office:value="-1.557407113868" calcext:value-type="float">
            <text:p>-1.557407113868</text:p>
          </table:table-cell>
          <table:table-cell/>
          <table:table-cell table:formula="of:=AVERAGE([.A472:.A520])" office:value-type="float" office:value="-0.342112238498123" calcext:value-type="float">
            <text:p>-0.342112238498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3:.A521])" office:value-type="float" office:value="-0.266450613016802" calcext:value-type="float">
            <text:p>-0.266450613016802</text:p>
          </table:table-cell>
        </table:table-row>
        <table:table-row table:style-name="ro1">
          <table:table-cell office:value-type="float" office:value="-1.57156205132604" calcext:value-type="float">
            <text:p>-1.57156205132604</text:p>
          </table:table-cell>
          <table:table-cell/>
          <table:table-cell table:formula="of:=AVERAGE([.A474:.A522])" office:value-type="float" office:value="-0.339339634472436" calcext:value-type="float">
            <text:p>-0.339339634472436</text:p>
          </table:table-cell>
        </table:table-row>
        <table:table-row table:style-name="ro1">
          <table:table-cell office:value-type="float" office:value="-1.58879460822642" calcext:value-type="float">
            <text:p>-1.58879460822642</text:p>
          </table:table-cell>
          <table:table-cell/>
          <table:table-cell table:formula="of:=AVERAGE([.A475:.A523])" office:value-type="float" office:value="-0.412580340762771" calcext:value-type="float">
            <text:p>-0.412580340762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6:.A524])" office:value-type="float" office:value="-0.338025826899373" calcext:value-type="float">
            <text:p>-0.338025826899373</text:p>
          </table:table-cell>
        </table:table-row>
        <table:table-row table:style-name="ro1">
          <table:table-cell office:value-type="float" office:value="-1.77312559169233" calcext:value-type="float">
            <text:p>-1.77312559169233</text:p>
          </table:table-cell>
          <table:table-cell/>
          <table:table-cell table:formula="of:=AVERAGE([.A477:.A525])" office:value-type="float" office:value="-0.342805287736958" calcext:value-type="float">
            <text:p>-0.342805287736958</text:p>
          </table:table-cell>
        </table:table-row>
        <table:table-row table:style-name="ro1">
          <table:table-cell office:value-type="float" office:value="-1.61822265749574" calcext:value-type="float">
            <text:p>-1.61822265749574</text:p>
          </table:table-cell>
          <table:table-cell/>
          <table:table-cell table:formula="of:=AVERAGE([.A478:.A526])" office:value-type="float" office:value="-0.345068694648876" calcext:value-type="float">
            <text:p>-0.345068694648876</text:p>
          </table:table-cell>
        </table:table-row>
        <table:table-row table:style-name="ro1">
          <table:table-cell office:value-type="float" office:value="-1.79464780802131" calcext:value-type="float">
            <text:p>-1.79464780802131</text:p>
          </table:table-cell>
          <table:table-cell/>
          <table:table-cell table:formula="of:=AVERAGE([.A479:.A527])" office:value-type="float" office:value="-0.422510486649311" calcext:value-type="float">
            <text:p>-0.422510486649311</text:p>
          </table:table-cell>
        </table:table-row>
        <table:table-row table:style-name="ro1">
          <table:table-cell office:value-type="float" office:value="-1.89337685414255" calcext:value-type="float">
            <text:p>-1.89337685414255</text:p>
          </table:table-cell>
          <table:table-cell/>
          <table:table-cell table:formula="of:=AVERAGE([.A480:.A528])" office:value-type="float" office:value="-0.425719086962209" calcext:value-type="float">
            <text:p>-0.425719086962209</text:p>
          </table:table-cell>
        </table:table-row>
        <table:table-row table:style-name="ro1">
          <table:table-cell office:value-type="float" office:value="-1.80108464380503" calcext:value-type="float">
            <text:p>-1.80108464380503</text:p>
          </table:table-cell>
          <table:table-cell/>
          <table:table-cell table:formula="of:=AVERAGE([.A481:.A529])" office:value-type="float" office:value="-0.431174595865303" calcext:value-type="float">
            <text:p>-0.431174595865303</text:p>
          </table:table-cell>
        </table:table-row>
        <table:table-row table:style-name="ro1">
          <table:table-cell office:value-type="float" office:value="-1.48184645261467" calcext:value-type="float">
            <text:p>-1.48184645261467</text:p>
          </table:table-cell>
          <table:table-cell/>
          <table:table-cell table:formula="of:=AVERAGE([.A482:.A530])" office:value-type="float" office:value="-0.50223268673499" calcext:value-type="float">
            <text:p>-0.50223268673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3:.A531])" office:value-type="float" office:value="-0.428106195369059" calcext:value-type="float">
            <text:p>-0.428106195369059</text:p>
          </table:table-cell>
        </table:table-row>
        <table:table-row table:style-name="ro1">
          <table:table-cell office:value-type="float" office:value="-1.7166384270668" calcext:value-type="float">
            <text:p>-1.7166384270668</text:p>
          </table:table-cell>
          <table:table-cell/>
          <table:table-cell table:formula="of:=AVERAGE([.A484:.A532])" office:value-type="float" office:value="-0.430382460914887" calcext:value-type="float">
            <text:p>-0.430382460914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5:.A533])" office:value-type="float" office:value="-0.430382460914887" calcext:value-type="float">
            <text:p>-0.430382460914887</text:p>
          </table:table-cell>
        </table:table-row>
        <table:table-row table:style-name="ro1">
          <table:table-cell office:value-type="float" office:value="-1.73385925076306" calcext:value-type="float">
            <text:p>-1.73385925076306</text:p>
          </table:table-cell>
          <table:table-cell/>
          <table:table-cell table:formula="of:=AVERAGE([.A486:.A534])" office:value-type="float" office:value="-0.506583670114133" calcext:value-type="float">
            <text:p>-0.506583670114133</text:p>
          </table:table-cell>
        </table:table-row>
        <table:table-row table:style-name="ro1">
          <table:table-cell office:value-type="float" office:value="-1.57747089292407" calcext:value-type="float">
            <text:p>-1.57747089292407</text:p>
          </table:table-cell>
          <table:table-cell/>
          <table:table-cell table:formula="of:=AVERAGE([.A487:.A535])" office:value-type="float" office:value="-0.579593280173808" calcext:value-type="float">
            <text:p>-0.579593280173808</text:p>
          </table:table-cell>
        </table:table-row>
        <table:table-row table:style-name="ro1">
          <table:table-cell office:value-type="float" office:value="-1.57319531334042" calcext:value-type="float">
            <text:p>-1.57319531334042</text:p>
          </table:table-cell>
          <table:table-cell/>
          <table:table-cell table:formula="of:=AVERAGE([.A488:.A536])" office:value-type="float" office:value="-0.652515633507286" calcext:value-type="float">
            <text:p>-0.652515633507286</text:p>
          </table:table-cell>
        </table:table-row>
        <table:table-row table:style-name="ro1">
          <table:table-cell office:value-type="float" office:value="-1.88132333354354" calcext:value-type="float">
            <text:p>-1.88132333354354</text:p>
          </table:table-cell>
          <table:table-cell/>
          <table:table-cell table:formula="of:=AVERAGE([.A489:.A537])" office:value-type="float" office:value="-0.656478535173621" calcext:value-type="float">
            <text:p>-0.656478535173621</text:p>
          </table:table-cell>
        </table:table-row>
        <table:table-row table:style-name="ro1">
          <table:table-cell office:value-type="float" office:value="-1.82907185560763" calcext:value-type="float">
            <text:p>-1.82907185560763</text:p>
          </table:table-cell>
          <table:table-cell/>
          <table:table-cell table:formula="of:=AVERAGE([.A490:.A538])" office:value-type="float" office:value="-0.73462285875745" calcext:value-type="float">
            <text:p>-0.73462285875745</text:p>
          </table:table-cell>
        </table:table-row>
        <table:table-row table:style-name="ro1">
          <table:table-cell office:value-type="float" office:value="-1.8211296497345" calcext:value-type="float">
            <text:p>-1.8211296497345</text:p>
          </table:table-cell>
          <table:table-cell/>
          <table:table-cell table:formula="of:=AVERAGE([.A491:.A539])" office:value-type="float" office:value="-0.736881596333032" calcext:value-type="float">
            <text:p>-0.736881596333032</text:p>
          </table:table-cell>
        </table:table-row>
        <table:table-row table:style-name="ro1">
          <table:table-cell office:value-type="float" office:value="-1.89186327081025" calcext:value-type="float">
            <text:p>-1.89186327081025</text:p>
          </table:table-cell>
          <table:table-cell/>
          <table:table-cell table:formula="of:=AVERAGE([.A492:.A540])" office:value-type="float" office:value="-0.816307377369976" calcext:value-type="float">
            <text:p>-0.816307377369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3:.A541])" office:value-type="float" office:value="-0.740944182343812" calcext:value-type="float">
            <text:p>-0.740944182343812</text:p>
          </table:table-cell>
        </table:table-row>
        <table:table-row table:style-name="ro1">
          <table:table-cell office:value-type="float" office:value="-1.76882889234126" calcext:value-type="float">
            <text:p>-1.76882889234126</text:p>
          </table:table-cell>
          <table:table-cell/>
          <table:table-cell table:formula="of:=AVERAGE([.A494:.A542])" office:value-type="float" office:value="-0.817859057697715" calcext:value-type="float">
            <text:p>-0.817859057697715</text:p>
          </table:table-cell>
        </table:table-row>
        <table:table-row table:style-name="ro1">
          <table:table-cell office:value-type="float" office:value="-1.62464776007533" calcext:value-type="float">
            <text:p>-1.62464776007533</text:p>
          </table:table-cell>
          <table:table-cell/>
          <table:table-cell table:formula="of:=AVERAGE([.A495:.A543])" office:value-type="float" office:value="-0.891831460964558" calcext:value-type="float">
            <text:p>-0.891831460964558</text:p>
          </table:table-cell>
        </table:table-row>
        <table:table-row table:style-name="ro1">
          <table:table-cell office:value-type="float" office:value="-1.78870611345172" calcext:value-type="float">
            <text:p>-1.78870611345172</text:p>
          </table:table-cell>
          <table:table-cell/>
          <table:table-cell table:formula="of:=AVERAGE([.A496:.A544])" office:value-type="float" office:value="-0.895894190647225" calcext:value-type="float">
            <text:p>-0.895894190647225</text:p>
          </table:table-cell>
        </table:table-row>
        <table:table-row table:style-name="ro1">
          <table:table-cell office:value-type="float" office:value="-1.58356394582689" calcext:value-type="float">
            <text:p>-1.58356394582689</text:p>
          </table:table-cell>
          <table:table-cell/>
          <table:table-cell table:formula="of:=AVERAGE([.A497:.A545])" office:value-type="float" office:value="-0.890925825223205" calcext:value-type="float">
            <text:p>-0.890925825223205</text:p>
          </table:table-cell>
        </table:table-row>
        <table:table-row table:style-name="ro1">
          <table:table-cell office:value-type="float" office:value="-1.91888601323366" calcext:value-type="float">
            <text:p>-1.91888601323366</text:p>
          </table:table-cell>
          <table:table-cell/>
          <table:table-cell table:formula="of:=AVERAGE([.A498:.A546])" office:value-type="float" office:value="-0.896519929606878" calcext:value-type="float">
            <text:p>-0.896519929606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9:.A547])" office:value-type="float" office:value="-0.818034744470521" calcext:value-type="float">
            <text:p>-0.818034744470521</text:p>
          </table:table-cell>
        </table:table-row>
        <table:table-row table:style-name="ro1">
          <table:table-cell office:value-type="float" office:value="-1.82902140282989" calcext:value-type="float">
            <text:p>-1.82902140282989</text:p>
          </table:table-cell>
          <table:table-cell/>
          <table:table-cell table:formula="of:=AVERAGE([.A500:.A548])" office:value-type="float" office:value="-0.896178038405825" calcext:value-type="float">
            <text:p>-0.896178038405825</text:p>
          </table:table-cell>
        </table:table-row>
        <table:table-row table:style-name="ro1">
          <table:table-cell office:value-type="float" office:value="-1.56158296121657" calcext:value-type="float">
            <text:p>-1.56158296121657</text:p>
          </table:table-cell>
          <table:table-cell/>
          <table:table-cell table:formula="of:=AVERAGE([.A501:.A549])" office:value-type="float" office:value="-0.893468386612072" calcext:value-type="float">
            <text:p>-0.893468386612072</text:p>
          </table:table-cell>
        </table:table-row>
        <table:table-row table:style-name="ro1">
          <table:table-cell office:value-type="float" office:value="-1.58656999272406" calcext:value-type="float">
            <text:p>-1.58656999272406</text:p>
          </table:table-cell>
          <table:table-cell/>
          <table:table-cell table:formula="of:=AVERAGE([.A502:.A550])" office:value-type="float" office:value="-0.890726025518653" calcext:value-type="float">
            <text:p>-0.890726025518653</text:p>
          </table:table-cell>
        </table:table-row>
        <table:table-row table:style-name="ro1">
          <table:table-cell office:value-type="float" office:value="-1.58447561578751" calcext:value-type="float">
            <text:p>-1.58447561578751</text:p>
          </table:table-cell>
          <table:table-cell/>
          <table:table-cell table:formula="of:=AVERAGE([.A503:.A551])" office:value-type="float" office:value="-0.891267596697686" calcext:value-type="float">
            <text:p>-0.891267596697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4:.A552])" office:value-type="float" office:value="-0.811556842472359" calcext:value-type="float">
            <text:p>-0.811556842472359</text:p>
          </table:table-cell>
        </table:table-row>
        <table:table-row table:style-name="ro1">
          <table:table-cell office:value-type="float" office:value="-1.81290350032151" calcext:value-type="float">
            <text:p>-1.81290350032151</text:p>
          </table:table-cell>
          <table:table-cell/>
          <table:table-cell table:formula="of:=AVERAGE([.A505:.A553])" office:value-type="float" office:value="-0.811703052562962" calcext:value-type="float">
            <text:p>-0.811703052562962</text:p>
          </table:table-cell>
        </table:table-row>
        <table:table-row table:style-name="ro1">
          <table:table-cell office:value-type="float" office:value="-1.75413188085258" calcext:value-type="float">
            <text:p>-1.75413188085258</text:p>
          </table:table-cell>
          <table:table-cell/>
          <table:table-cell table:formula="of:=AVERAGE([.A506:.A554])" office:value-type="float" office:value="-0.888317988906892" calcext:value-type="float">
            <text:p>-0.888317988906892</text:p>
          </table:table-cell>
        </table:table-row>
        <table:table-row table:style-name="ro1">
          <table:table-cell office:value-type="float" office:value="-1.71142653779387" calcext:value-type="float">
            <text:p>-1.71142653779387</text:p>
          </table:table-cell>
          <table:table-cell/>
          <table:table-cell table:formula="of:=AVERAGE([.A507:.A555])" office:value-type="float" office:value="-0.888977634431939" calcext:value-type="float">
            <text:p>-0.888977634431939</text:p>
          </table:table-cell>
        </table:table-row>
        <table:table-row table:style-name="ro1">
          <table:table-cell office:value-type="float" office:value="-1.73462542899251" calcext:value-type="float">
            <text:p>-1.73462542899251</text:p>
          </table:table-cell>
          <table:table-cell/>
          <table:table-cell table:formula="of:=AVERAGE([.A508:.A556])" office:value-type="float" office:value="-0.965194479921582" calcext:value-type="float">
            <text:p>-0.965194479921582</text:p>
          </table:table-cell>
        </table:table-row>
        <table:table-row table:style-name="ro1">
          <table:table-cell office:value-type="float" office:value="-1.86503060629368" calcext:value-type="float">
            <text:p>-1.86503060629368</text:p>
          </table:table-cell>
          <table:table-cell/>
          <table:table-cell table:formula="of:=AVERAGE([.A509:.A557])" office:value-type="float" office:value="-0.969232282531809" calcext:value-type="float">
            <text:p>-0.969232282531809</text:p>
          </table:table-cell>
        </table:table-row>
        <table:table-row table:style-name="ro1">
          <table:table-cell office:value-type="float" office:value="-1.85732306450307" calcext:value-type="float">
            <text:p>-1.85732306450307</text:p>
          </table:table-cell>
          <table:table-cell/>
          <table:table-cell table:formula="of:=AVERAGE([.A510:.A558])" office:value-type="float" office:value="-1.04795316139922" calcext:value-type="float">
            <text:p>-1.04795316139922</text:p>
          </table:table-cell>
        </table:table-row>
        <table:table-row table:style-name="ro1">
          <table:table-cell office:value-type="float" office:value="-1.90152791104913" calcext:value-type="float">
            <text:p>-1.90152791104913</text:p>
          </table:table-cell>
          <table:table-cell/>
          <table:table-cell table:formula="of:=AVERAGE([.A511:.A559])" office:value-type="float" office:value="-1.05232052337351" calcext:value-type="float">
            <text:p>-1.05232052337351</text:p>
          </table:table-cell>
        </table:table-row>
        <table:table-row table:style-name="ro1">
          <table:table-cell office:value-type="float" office:value="-1.50323256377578" calcext:value-type="float">
            <text:p>-1.50323256377578</text:p>
          </table:table-cell>
          <table:table-cell/>
          <table:table-cell table:formula="of:=AVERAGE([.A512:.A560])" office:value-type="float" office:value="-1.04570244550401" calcext:value-type="float">
            <text:p>-1.04570244550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3:.A561])" office:value-type="float" office:value="-1.04570244550401" calcext:value-type="float">
            <text:p>-1.04570244550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4:.A562])" office:value-type="float" office:value="-0.968262233894334" calcext:value-type="float">
            <text:p>-0.968262233894334</text:p>
          </table:table-cell>
        </table:table-row>
        <table:table-row table:style-name="ro1">
          <table:table-cell office:value-type="float" office:value="-1.67699075700343" calcext:value-type="float">
            <text:p>-1.67699075700343</text:p>
          </table:table-cell>
          <table:table-cell/>
          <table:table-cell table:formula="of:=AVERAGE([.A515:.A563])" office:value-type="float" office:value="-0.964812695826499" calcext:value-type="float">
            <text:p>-0.964812695826499</text:p>
          </table:table-cell>
        </table:table-row>
        <table:table-row table:style-name="ro1">
          <table:table-cell office:value-type="float" office:value="-1.73493753222227" calcext:value-type="float">
            <text:p>-1.73493753222227</text:p>
          </table:table-cell>
          <table:table-cell/>
          <table:table-cell table:formula="of:=AVERAGE([.A516:.A564])" office:value-type="float" office:value="-0.960877187600002" calcext:value-type="float">
            <text:p>-0.960877187600002</text:p>
          </table:table-cell>
        </table:table-row>
        <table:table-row table:style-name="ro1">
          <table:table-cell office:value-type="float" office:value="-1.57339008452892" calcext:value-type="float">
            <text:p>-1.57339008452892</text:p>
          </table:table-cell>
          <table:table-cell/>
          <table:table-cell table:formula="of:=AVERAGE([.A517:.A565])" office:value-type="float" office:value="-0.957007313480669" calcext:value-type="float">
            <text:p>-0.957007313480669</text:p>
          </table:table-cell>
        </table:table-row>
        <table:table-row table:style-name="ro1">
          <table:table-cell office:value-type="float" office:value="-1.72065235619843" calcext:value-type="float">
            <text:p>-1.72065235619843</text:p>
          </table:table-cell>
          <table:table-cell/>
          <table:table-cell table:formula="of:=AVERAGE([.A518:.A566])" office:value-type="float" office:value="-0.957864004999095" calcext:value-type="float">
            <text:p>-0.9578640049990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9:.A567])" office:value-type="float" office:value="-0.881572952979682" calcext:value-type="float">
            <text:p>-0.881572952979682</text:p>
          </table:table-cell>
        </table:table-row>
        <table:table-row table:style-name="ro1">
          <table:table-cell office:value-type="float" office:value="-1.60305866448283" calcext:value-type="float">
            <text:p>-1.60305866448283</text:p>
          </table:table-cell>
          <table:table-cell/>
          <table:table-cell table:formula="of:=AVERAGE([.A520:.A568])" office:value-type="float" office:value="-0.955104762458923" calcext:value-type="float">
            <text:p>-0.955104762458923</text:p>
          </table:table-cell>
        </table:table-row>
        <table:table-row table:style-name="ro1">
          <table:table-cell office:value-type="float" office:value="-1.85409526004791" calcext:value-type="float">
            <text:p>-1.85409526004791</text:p>
          </table:table-cell>
          <table:table-cell/>
          <table:table-cell table:formula="of:=AVERAGE([.A521:.A569])" office:value-type="float" office:value="-0.961159622585044" calcext:value-type="float">
            <text:p>-0.961159622585044</text:p>
          </table:table-cell>
        </table:table-row>
        <table:table-row table:style-name="ro1">
          <table:table-cell office:value-type="float" office:value="-1.55635229881704" calcext:value-type="float">
            <text:p>-1.55635229881704</text:p>
          </table:table-cell>
          <table:table-cell/>
          <table:table-cell table:formula="of:=AVERAGE([.A522:.A570])" office:value-type="float" office:value="-1.03373824092825" calcext:value-type="float">
            <text:p>-1.03373824092825</text:p>
          </table:table-cell>
        </table:table-row>
        <table:table-row table:style-name="ro1">
          <table:table-cell office:value-type="float" office:value="-1.92662758131623" calcext:value-type="float">
            <text:p>-1.92662758131623</text:p>
          </table:table-cell>
          <table:table-cell/>
          <table:table-cell table:formula="of:=AVERAGE([.A523:.A571])" office:value-type="float" office:value="-1.04098447623417" calcext:value-type="float">
            <text:p>-1.04098447623417</text:p>
          </table:table-cell>
        </table:table-row>
        <table:table-row table:style-name="ro1">
          <table:table-cell office:value-type="float" office:value="-1.50521312863231" calcext:value-type="float">
            <text:p>-1.50521312863231</text:p>
          </table:table-cell>
          <table:table-cell/>
          <table:table-cell table:formula="of:=AVERAGE([.A524:.A572])" office:value-type="float" office:value="-1.03927873175266" calcext:value-type="float">
            <text:p>-1.03927873175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5:.A573])" office:value-type="float" office:value="-1.03927873175266" calcext:value-type="float">
            <text:p>-1.03927873175266</text:p>
          </table:table-cell>
        </table:table-row>
        <table:table-row table:style-name="ro1">
          <table:table-cell office:value-type="float" office:value="-1.71681559844911" calcext:value-type="float">
            <text:p>-1.71681559844911</text:p>
          </table:table-cell>
          <table:table-cell/>
          <table:table-cell table:formula="of:=AVERAGE([.A526:.A574])" office:value-type="float" office:value="-1.03812954821708" calcext:value-type="float">
            <text:p>-1.038129548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7:.A575])" office:value-type="float" office:value="-0.96428826949268" calcext:value-type="float">
            <text:p>-0.96428826949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8:.A576])" office:value-type="float" office:value="-0.886846477492245" calcext:value-type="float">
            <text:p>-0.886846477492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9:.A577])" office:value-type="float" office:value="-0.80738980699954" calcext:value-type="float">
            <text:p>-0.80738980699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0:.A578])" office:value-type="float" office:value="-0.729816651003519" calcext:value-type="float">
            <text:p>-0.729816651003519</text:p>
          </table:table-cell>
        </table:table-row>
        <table:table-row table:style-name="ro1">
          <table:table-cell office:value-type="float" office:value="-1.64604443112016" calcext:value-type="float">
            <text:p>-1.64604443112016</text:p>
          </table:table-cell>
          <table:table-cell/>
          <table:table-cell table:formula="of:=AVERAGE([.A531:.A579])" office:value-type="float" office:value="-0.733167630156692" calcext:value-type="float">
            <text:p>-0.733167630156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2:.A580])" office:value-type="float" office:value="-0.733167630156692" calcext:value-type="float">
            <text:p>-0.733167630156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3:.A581])" office:value-type="float" office:value="-0.657317866339002" calcext:value-type="float">
            <text:p>-0.657317866339002</text:p>
          </table:table-cell>
        </table:table-row>
        <table:table-row table:style-name="ro1">
          <table:table-cell office:value-type="float" office:value="-1.49399970544875" calcext:value-type="float">
            <text:p>-1.49399970544875</text:p>
          </table:table-cell>
          <table:table-cell/>
          <table:table-cell table:formula="of:=AVERAGE([.A534:.A582])" office:value-type="float" office:value="-0.728623982776732" calcext:value-type="float">
            <text:p>-0.728623982776732</text:p>
          </table:table-cell>
        </table:table-row>
        <table:table-row table:style-name="ro1">
          <table:table-cell office:value-type="float" office:value="-1.62512060820162" calcext:value-type="float">
            <text:p>-1.62512060820162</text:p>
          </table:table-cell>
          <table:table-cell/>
          <table:table-cell table:formula="of:=AVERAGE([.A535:.A583])" office:value-type="float" office:value="-0.72640482680609" calcext:value-type="float">
            <text:p>-0.72640482680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6:.A584])" office:value-type="float" office:value="-0.653395216746415" calcext:value-type="float">
            <text:p>-0.653395216746415</text:p>
          </table:table-cell>
        </table:table-row>
        <table:table-row table:style-name="ro1">
          <table:table-cell office:value-type="float" office:value="-1.47625323420763" calcext:value-type="float">
            <text:p>-1.47625323420763</text:p>
          </table:table-cell>
          <table:table-cell/>
          <table:table-cell table:formula="of:=AVERAGE([.A537:.A585])" office:value-type="float" office:value="-0.651416806968195" calcext:value-type="float">
            <text:p>-0.651416806968195</text:p>
          </table:table-cell>
        </table:table-row>
        <table:table-row table:style-name="ro1">
          <table:table-cell office:value-type="float" office:value="-1.8046574044615" calcext:value-type="float">
            <text:p>-1.8046574044615</text:p>
          </table:table-cell>
          <table:table-cell/>
          <table:table-cell table:formula="of:=AVERAGE([.A538:.A586])" office:value-type="float" office:value="-0.649852196170602" calcext:value-type="float">
            <text:p>-0.649852196170602</text:p>
          </table:table-cell>
        </table:table-row>
        <table:table-row table:style-name="ro1">
          <table:table-cell office:value-type="float" office:value="-1.80010257461965" calcext:value-type="float">
            <text:p>-1.80010257461965</text:p>
          </table:table-cell>
          <table:table-cell/>
          <table:table-cell table:formula="of:=AVERAGE([.A539:.A587])" office:value-type="float" office:value="-0.649260986354521" calcext:value-type="float">
            <text:p>-0.649260986354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0:.A588])" office:value-type="float" office:value="-0.571278748604837" calcext:value-type="float">
            <text:p>-0.571278748604837</text:p>
          </table:table-cell>
        </table:table-row>
        <table:table-row table:style-name="ro1">
          <table:table-cell office:value-type="float" office:value="-1.54472469352782" calcext:value-type="float">
            <text:p>-1.54472469352782</text:p>
          </table:table-cell>
          <table:table-cell/>
          <table:table-cell table:formula="of:=AVERAGE([.A541:.A589])" office:value-type="float" office:value="-0.564194287843972" calcext:value-type="float">
            <text:p>-0.564194287843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2:.A590])" office:value-type="float" office:value="-0.564194287843972" calcext:value-type="float">
            <text:p>-0.564194287843972</text:p>
          </table:table-cell>
        </table:table-row>
        <table:table-row table:style-name="ro1">
          <table:table-cell office:value-type="float" office:value="-1.6720205717355" calcext:value-type="float">
            <text:p>-1.6720205717355</text:p>
          </table:table-cell>
          <table:table-cell/>
          <table:table-cell table:formula="of:=AVERAGE([.A543:.A591])" office:value-type="float" office:value="-0.562218607831609" calcext:value-type="float">
            <text:p>-0.562218607831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4:.A592])" office:value-type="float" office:value="-0.488246204564766" calcext:value-type="float">
            <text:p>-0.488246204564766</text:p>
          </table:table-cell>
        </table:table-row>
        <table:table-row table:style-name="ro1">
          <table:table-cell office:value-type="float" office:value="-1.73957684113383" calcext:value-type="float">
            <text:p>-1.73957684113383</text:p>
          </table:table-cell>
          <table:table-cell/>
          <table:table-cell table:formula="of:=AVERAGE([.A545:.A593])" office:value-type="float" office:value="-0.487243566354197" calcext:value-type="float">
            <text:p>-0.487243566354197</text:p>
          </table:table-cell>
        </table:table-row>
        <table:table-row table:style-name="ro1">
          <table:table-cell office:value-type="float" office:value="-1.77404664821625" calcext:value-type="float">
            <text:p>-1.77404664821625</text:p>
          </table:table-cell>
          <table:table-cell/>
          <table:table-cell table:formula="of:=AVERAGE([.A546:.A594])" office:value-type="float" office:value="-0.491130968443775" calcext:value-type="float">
            <text:p>-0.491130968443775</text:p>
          </table:table-cell>
        </table:table-row>
        <table:table-row table:style-name="ro1">
          <table:table-cell office:value-type="float" office:value="-1.61071106021404" calcext:value-type="float">
            <text:p>-1.61071106021404</text:p>
          </table:table-cell>
          <table:table-cell/>
          <table:table-cell table:formula="of:=AVERAGE([.A547:.A595])" office:value-type="float" office:value="-0.484841683688273" calcext:value-type="float">
            <text:p>-0.484841683688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8:.A596])" office:value-type="float" office:value="-0.484841683688273" calcext:value-type="float">
            <text:p>-0.484841683688273</text:p>
          </table:table-cell>
        </table:table-row>
        <table:table-row table:style-name="ro1">
          <table:table-cell office:value-type="float" office:value="-1.54227245386541" calcext:value-type="float">
            <text:p>-1.54227245386541</text:p>
          </table:table-cell>
          <table:table-cell/>
          <table:table-cell table:formula="of:=AVERAGE([.A549:.A597])" office:value-type="float" office:value="-0.478989664321651" calcext:value-type="float">
            <text:p>-0.478989664321651</text:p>
          </table:table-cell>
        </table:table-row>
        <table:table-row table:style-name="ro1">
          <table:table-cell office:value-type="float" office:value="-1.76713696430624" calcext:value-type="float">
            <text:p>-1.76713696430624</text:p>
          </table:table-cell>
          <table:table-cell/>
          <table:table-cell table:formula="of:=AVERAGE([.A550:.A598])" office:value-type="float" office:value="-0.483184643976542" calcext:value-type="float">
            <text:p>-0.483184643976542</text:p>
          </table:table-cell>
        </table:table-row>
        <table:table-row table:style-name="ro1">
          <table:table-cell office:value-type="float" office:value="-1.57886714421511" calcext:value-type="float">
            <text:p>-1.57886714421511</text:p>
          </table:table-cell>
          <table:table-cell/>
          <table:table-cell table:formula="of:=AVERAGE([.A551:.A599])" office:value-type="float" office:value="-0.483027442986564" calcext:value-type="float">
            <text:p>-0.483027442986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2:.A600])" office:value-type="float" office:value="-0.409874879399064" calcext:value-type="float">
            <text:p>-0.409874879399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3:.A601])" office:value-type="float" office:value="-0.409874879399063" calcext:value-type="float">
            <text:p>-0.409874879399063</text:p>
          </table:table-cell>
        </table:table-row>
        <table:table-row table:style-name="ro1">
          <table:table-cell office:value-type="float" office:value="-1.62604753132761" calcext:value-type="float">
            <text:p>-1.62604753132761</text:p>
          </table:table-cell>
          <table:table-cell/>
          <table:table-cell table:formula="of:=AVERAGE([.A554:.A602])" office:value-type="float" office:value="-0.406061492276739" calcext:value-type="float">
            <text:p>-0.406061492276739</text:p>
          </table:table-cell>
        </table:table-row>
        <table:table-row table:style-name="ro1">
          <table:table-cell office:value-type="float" office:value="-1.62775353920758" calcext:value-type="float">
            <text:p>-1.62775353920758</text:p>
          </table:table-cell>
          <table:table-cell/>
          <table:table-cell table:formula="of:=AVERAGE([.A555:.A603])" office:value-type="float" office:value="-0.403482342447249" calcext:value-type="float">
            <text:p>-0.403482342447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6:.A604])" office:value-type="float" office:value="-0.327738943716762" calcext:value-type="float">
            <text:p>-0.327738943716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7:.A605])" office:value-type="float" office:value="-0.251522098227119" calcext:value-type="float">
            <text:p>-0.251522098227119</text:p>
          </table:table-cell>
        </table:table-row>
        <table:table-row table:style-name="ro1">
          <table:table-cell office:value-type="float" office:value="-1.62022434211969" calcext:value-type="float">
            <text:p>-1.62022434211969</text:p>
          </table:table-cell>
          <table:table-cell/>
          <table:table-cell table:formula="of:=AVERAGE([.A558:.A606])" office:value-type="float" office:value="-0.246526052019487" calcext:value-type="float">
            <text:p>-0.246526052019487</text:p>
          </table:table-cell>
        </table:table-row>
        <table:table-row table:style-name="ro1">
          <table:table-cell office:value-type="float" office:value="-1.79624704374373" calcext:value-type="float">
            <text:p>-1.79624704374373</text:p>
          </table:table-cell>
          <table:table-cell/>
          <table:table-cell table:formula="of:=AVERAGE([.A559:.A607])" office:value-type="float" office:value="-0.245279602616235" calcext:value-type="float">
            <text:p>-0.245279602616235</text:p>
          </table:table-cell>
        </table:table-row>
        <table:table-row table:style-name="ro1">
          <table:table-cell office:value-type="float" office:value="-1.74394511303007" calcext:value-type="float">
            <text:p>-1.74394511303007</text:p>
          </table:table-cell>
          <table:table-cell/>
          <table:table-cell table:formula="of:=AVERAGE([.A560:.A608])" office:value-type="float" office:value="-0.242063627146458" calcext:value-type="float">
            <text:p>-0.242063627146458</text:p>
          </table:table-cell>
        </table:table-row>
        <table:table-row table:style-name="ro1">
          <table:table-cell office:value-type="float" office:value="-1.48291065422893" calcext:value-type="float">
            <text:p>-1.48291065422893</text:p>
          </table:table-cell>
          <table:table-cell/>
          <table:table-cell table:formula="of:=AVERAGE([.A561:.A609])" office:value-type="float" office:value="-0.241648894298563" calcext:value-type="float">
            <text:p>-0.241648894298563</text:p>
          </table:table-cell>
        </table:table-row>
        <table:table-row table:style-name="ro1">
          <table:table-cell office:value-type="float" office:value="-1.52720819308758" calcext:value-type="float">
            <text:p>-1.52720819308758</text:p>
          </table:table-cell>
          <table:table-cell/>
          <table:table-cell table:formula="of:=AVERAGE([.A562:.A610])" office:value-type="float" office:value="-0.31363273497382" calcext:value-type="float">
            <text:p>-0.31363273497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3:.A611])" office:value-type="float" office:value="-0.31363273497382" calcext:value-type="float">
            <text:p>-0.31363273497382</text:p>
          </table:table-cell>
        </table:table-row>
        <table:table-row table:style-name="ro1">
          <table:table-cell office:value-type="float" office:value="-1.63833454268873" calcext:value-type="float">
            <text:p>-1.63833454268873</text:p>
          </table:table-cell>
          <table:table-cell/>
          <table:table-cell table:formula="of:=AVERAGE([.A564:.A612])" office:value-type="float" office:value="-0.312843832640867" calcext:value-type="float">
            <text:p>-0.312843832640867</text:p>
          </table:table-cell>
        </table:table-row>
        <table:table-row table:style-name="ro1">
          <table:table-cell office:value-type="float" office:value="-1.60150988153815" calcext:value-type="float">
            <text:p>-1.60150988153815</text:p>
          </table:table-cell>
          <table:table-cell/>
          <table:table-cell table:formula="of:=AVERAGE([.A565:.A613])" office:value-type="float" office:value="-0.310120819361599" calcext:value-type="float">
            <text:p>-0.310120819361599</text:p>
          </table:table-cell>
        </table:table-row>
        <table:table-row table:style-name="ro1">
          <table:table-cell office:value-type="float" office:value="-1.70528772539497" calcext:value-type="float">
            <text:p>-1.70528772539497</text:p>
          </table:table-cell>
          <table:table-cell/>
          <table:table-cell table:formula="of:=AVERAGE([.A566:.A614])" office:value-type="float" office:value="-0.312812607950702" calcext:value-type="float">
            <text:p>-0.312812607950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7:.A615])" office:value-type="float" office:value="-0.236880927211958" calcext:value-type="float">
            <text:p>-0.236880927211958</text:p>
          </table:table-cell>
        </table:table-row>
        <table:table-row table:style-name="ro1">
          <table:table-cell office:value-type="float" office:value="-1.73952052175403" calcext:value-type="float">
            <text:p>-1.73952052175403</text:p>
          </table:table-cell>
          <table:table-cell/>
          <table:table-cell table:formula="of:=AVERAGE([.A568:.A616])" office:value-type="float" office:value="-0.313197672553877" calcext:value-type="float">
            <text:p>-0.313197672553877</text:p>
          </table:table-cell>
        </table:table-row>
        <table:table-row table:style-name="ro1">
          <table:table-cell office:value-type="float" office:value="-1.7857141463995" calcext:value-type="float">
            <text:p>-1.7857141463995</text:p>
          </table:table-cell>
          <table:table-cell/>
          <table:table-cell table:formula="of:=AVERAGE([.A569:.A617])" office:value-type="float" office:value="-0.316925335450136" calcext:value-type="float">
            <text:p>-0.316925335450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0:.A618])" office:value-type="float" office:value="-0.238270330143036" calcext:value-type="float">
            <text:p>-0.238270330143036</text:p>
          </table:table-cell>
        </table:table-row>
        <table:table-row table:style-name="ro1">
          <table:table-cell office:value-type="float" office:value="-1.70140286150873" calcext:value-type="float">
            <text:p>-1.70140286150873</text:p>
          </table:table-cell>
          <table:table-cell/>
          <table:table-cell table:formula="of:=AVERAGE([.A571:.A619])" office:value-type="float" office:value="-0.241230545708172" calcext:value-type="float">
            <text:p>-0.241230545708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2:.A620])" office:value-type="float" office:value="-0.161095288946616" calcext:value-type="float">
            <text:p>-0.1610952889466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3:.A621])" office:value-type="float" office:value="-0.0895603271377937" calcext:value-type="float">
            <text:p>-0.089560327137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4:.A622])" office:value-type="float" office:value="-0.0895603271377937" calcext:value-type="float">
            <text:p>-0.089560327137794</text:p>
          </table:table-cell>
        </table:table-row>
        <table:table-row table:style-name="ro1">
          <table:table-cell office:value-type="float" office:value="-1.69944458974004" calcext:value-type="float">
            <text:p>-1.69944458974004</text:p>
          </table:table-cell>
          <table:table-cell/>
          <table:table-cell table:formula="of:=AVERAGE([.A575:.A623])" office:value-type="float" office:value="-0.0892058167559759" calcext:value-type="float">
            <text:p>-0.089205816755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6:.A624])" office:value-type="float" office:value="-0.0892058167559759" calcext:value-type="float">
            <text:p>-0.089205816755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7:.A625])" office:value-type="float" office:value="-0.0892058167559759" calcext:value-type="float">
            <text:p>-0.089205816755976</text:p>
          </table:table-cell>
        </table:table-row>
        <table:table-row table:style-name="ro1">
          <table:table-cell office:value-type="float" office:value="-1.60513074833155" calcext:value-type="float">
            <text:p>-1.60513074833155</text:p>
          </table:table-cell>
          <table:table-cell/>
          <table:table-cell table:formula="of:=AVERAGE([.A578:.A626])" office:value-type="float" office:value="-0.162779913660701" calcext:value-type="float">
            <text:p>-0.162779913660701</text:p>
          </table:table-cell>
        </table:table-row>
        <table:table-row table:style-name="ro1">
          <table:table-cell office:value-type="float" office:value="-1.50275384904742" calcext:value-type="float">
            <text:p>-1.50275384904742</text:p>
          </table:table-cell>
          <table:table-cell/>
          <table:table-cell table:formula="of:=AVERAGE([.A579:.A627])" office:value-type="float" office:value="-0.234264686090241" calcext:value-type="float">
            <text:p>-0.234264686090241</text:p>
          </table:table-cell>
        </table:table-row>
        <table:table-row table:style-name="ro1">
          <table:table-cell office:value-type="float" office:value="-1.7587301235497" calcext:value-type="float">
            <text:p>-1.7587301235497</text:p>
          </table:table-cell>
          <table:table-cell/>
          <table:table-cell table:formula="of:=AVERAGE([.A580:.A628])" office:value-type="float" office:value="-0.236564394099007" calcext:value-type="float">
            <text:p>-0.236564394099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1:.A629])" office:value-type="float" office:value="-0.236564394099007" calcext:value-type="float">
            <text:p>-0.236564394099007</text:p>
          </table:table-cell>
        </table:table-row>
        <table:table-row table:style-name="ro1">
          <table:table-cell office:value-type="float" office:value="-1.79496577785313" calcext:value-type="float">
            <text:p>-1.79496577785313</text:p>
          </table:table-cell>
          <table:table-cell/>
          <table:table-cell table:formula="of:=AVERAGE([.A582:.A630])" office:value-type="float" office:value="-0.314012675279683" calcext:value-type="float">
            <text:p>-0.314012675279683</text:p>
          </table:table-cell>
        </table:table-row>
        <table:table-row table:style-name="ro1">
          <table:table-cell office:value-type="float" office:value="-1.70759330000579" calcext:value-type="float">
            <text:p>-1.70759330000579</text:p>
          </table:table-cell>
          <table:table-cell/>
          <table:table-cell table:formula="of:=AVERAGE([.A583:.A631])" office:value-type="float" office:value="-0.318371728229827" calcext:value-type="float">
            <text:p>-0.318371728229827</text:p>
          </table:table-cell>
        </table:table-row>
        <table:table-row table:style-name="ro1">
          <table:table-cell office:value-type="float" office:value="-1.63065164062679" calcext:value-type="float">
            <text:p>-1.63065164062679</text:p>
          </table:table-cell>
          <table:table-cell/>
          <table:table-cell table:formula="of:=AVERAGE([.A584:.A632])" office:value-type="float" office:value="-0.318484606442585" calcext:value-type="float">
            <text:p>-0.318484606442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5:.A633])" office:value-type="float" office:value="-0.318484606442585" calcext:value-type="float">
            <text:p>-0.318484606442585</text:p>
          </table:table-cell>
        </table:table-row>
        <table:table-row table:style-name="ro1">
          <table:table-cell office:value-type="float" office:value="-1.70604803702235" calcext:value-type="float">
            <text:p>-1.70604803702235</text:p>
          </table:table-cell>
          <table:table-cell/>
          <table:table-cell table:formula="of:=AVERAGE([.A586:.A634])" office:value-type="float" office:value="-0.323174296295947" calcext:value-type="float">
            <text:p>-0.323174296295947</text:p>
          </table:table-cell>
        </table:table-row>
        <table:table-row table:style-name="ro1">
          <table:table-cell office:value-type="float" office:value="-1.750345575881" calcext:value-type="float">
            <text:p>-1.750345575881</text:p>
          </table:table-cell>
          <table:table-cell/>
          <table:table-cell table:formula="of:=AVERAGE([.A587:.A635])" office:value-type="float" office:value="-0.322065891631039" calcext:value-type="float">
            <text:p>-0.322065891631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8:.A636])" office:value-type="float" office:value="-0.244512777863291" calcext:value-type="float">
            <text:p>-0.244512777863291</text:p>
          </table:table-cell>
        </table:table-row>
        <table:table-row table:style-name="ro1">
          <table:table-cell office:value-type="float" office:value="-1.77006909201741" calcext:value-type="float">
            <text:p>-1.77006909201741</text:p>
          </table:table-cell>
          <table:table-cell/>
          <table:table-cell table:formula="of:=AVERAGE([.A589:.A637])" office:value-type="float" office:value="-0.321452963414667" calcext:value-type="float">
            <text:p>-0.321452963414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0:.A638])" office:value-type="float" office:value="-0.249111643138589" calcext:value-type="float">
            <text:p>-0.249111643138589</text:p>
          </table:table-cell>
        </table:table-row>
        <table:table-row table:style-name="ro1">
          <table:table-cell office:value-type="float" office:value="-1.7885465418756" calcext:value-type="float">
            <text:p>-1.7885465418756</text:p>
          </table:table-cell>
          <table:table-cell/>
          <table:table-cell table:formula="of:=AVERAGE([.A591:.A639])" office:value-type="float" office:value="-0.326428919503397" calcext:value-type="float">
            <text:p>-0.326428919503397</text:p>
          </table:table-cell>
        </table:table-row>
        <table:table-row table:style-name="ro1">
          <table:table-cell office:value-type="float" office:value="-1.67264477819503" calcext:value-type="float">
            <text:p>-1.67264477819503</text:p>
          </table:table-cell>
          <table:table-cell/>
          <table:table-cell table:formula="of:=AVERAGE([.A592:.A640])" office:value-type="float" office:value="-0.326441658410734" calcext:value-type="float">
            <text:p>-0.326441658410734</text:p>
          </table:table-cell>
        </table:table-row>
        <table:table-row table:style-name="ro1">
          <table:table-cell office:value-type="float" office:value="-1.73916383234858" calcext:value-type="float">
            <text:p>-1.73916383234858</text:p>
          </table:table-cell>
          <table:table-cell/>
          <table:table-cell table:formula="of:=AVERAGE([.A593:.A641])" office:value-type="float" office:value="-0.402751124377032" calcext:value-type="float">
            <text:p>-0.402751124377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4:.A642])" office:value-type="float" office:value="-0.326433229660015" calcext:value-type="float">
            <text:p>-0.326433229660015</text:p>
          </table:table-cell>
        </table:table-row>
        <table:table-row table:style-name="ro1">
          <table:table-cell office:value-type="float" office:value="-1.8774196965307" calcext:value-type="float">
            <text:p>-1.8774196965307</text:p>
          </table:table-cell>
          <table:table-cell/>
          <table:table-cell table:formula="of:=AVERAGE([.A595:.A643])" office:value-type="float" office:value="-0.328542883707248" calcext:value-type="float">
            <text:p>-0.328542883707248</text:p>
          </table:table-cell>
        </table:table-row>
        <table:table-row table:style-name="ro1">
          <table:table-cell office:value-type="float" office:value="-1.69779842120111" calcext:value-type="float">
            <text:p>-1.69779842120111</text:p>
          </table:table-cell>
          <table:table-cell/>
          <table:table-cell table:formula="of:=AVERAGE([.A596:.A644])" office:value-type="float" office:value="-0.330320176788617" calcext:value-type="float">
            <text:p>-0.330320176788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7:.A645])" office:value-type="float" office:value="-0.330320176788617" calcext:value-type="float">
            <text:p>-0.330320176788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8:.A646])" office:value-type="float" office:value="-0.258028902219935" calcext:value-type="float">
            <text:p>-0.258028902219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9:.A647])" office:value-type="float" office:value="-0.181148556009604" calcext:value-type="float">
            <text:p>-0.181148556009604</text:p>
          </table:table-cell>
        </table:table-row>
        <table:table-row table:style-name="ro1">
          <table:table-cell office:value-type="float" office:value="-1.57991961262524" calcext:value-type="float">
            <text:p>-1.57991961262524</text:p>
          </table:table-cell>
          <table:table-cell/>
          <table:table-cell table:formula="of:=AVERAGE([.A600:.A648])" office:value-type="float" office:value="-0.18117003495675" calcext:value-type="float">
            <text:p>-0.18117003495675</text:p>
          </table:table-cell>
        </table:table-row>
        <table:table-row table:style-name="ro1">
          <table:table-cell office:value-type="float" office:value="-1.73460900250673" calcext:value-type="float">
            <text:p>-1.73460900250673</text:p>
          </table:table-cell>
          <table:table-cell/>
          <table:table-cell table:formula="of:=AVERAGE([.A601:.A649])" office:value-type="float" office:value="-0.257386545211989" calcext:value-type="float">
            <text:p>-0.257386545211989</text:p>
          </table:table-cell>
        </table:table-row>
        <table:table-row table:style-name="ro1">
          <table:table-cell office:value-type="float" office:value="-1.55092921186984" calcext:value-type="float">
            <text:p>-1.55092921186984</text:p>
          </table:table-cell>
          <table:table-cell/>
          <table:table-cell table:formula="of:=AVERAGE([.A602:.A650])" office:value-type="float" office:value="-0.329854488311373" calcext:value-type="float">
            <text:p>-0.329854488311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3:.A651])" office:value-type="float" office:value="-0.255853518284279" calcext:value-type="float">
            <text:p>-0.255853518284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4:.A652])" office:value-type="float" office:value="-0.181817731769839" calcext:value-type="float">
            <text:p>-0.1818177317698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5:.A653])" office:value-type="float" office:value="-0.181817731769839" calcext:value-type="float">
            <text:p>-0.1818177317698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6:.A654])" office:value-type="float" office:value="-0.181817731769839" calcext:value-type="float">
            <text:p>-0.1818177317698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7:.A655])" office:value-type="float" office:value="-0.107935602338825" calcext:value-type="float">
            <text:p>-0.107935602338825</text:p>
          </table:table-cell>
        </table:table-row>
        <table:table-row table:style-name="ro1">
          <table:table-cell office:value-type="float" office:value="-1.72531278487742" calcext:value-type="float">
            <text:p>-1.72531278487742</text:p>
          </table:table-cell>
          <table:table-cell/>
          <table:table-cell table:formula="of:=AVERAGE([.A608:.A656])" office:value-type="float" office:value="-0.106487964402778" calcext:value-type="float">
            <text:p>-0.106487964402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9:.A657])" office:value-type="float" office:value="-0.0300809212797151" calcext:value-type="float">
            <text:p>-0.030080921279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0:.A658])" office:value-type="float" office:value="0.040998887990263" calcext:value-type="float">
            <text:p>0.040998887990263</text:p>
          </table:table-cell>
        </table:table-row>
        <table:table-row table:style-name="ro1">
          <table:table-cell office:value-type="float" office:value="-1.55577854513526" calcext:value-type="float">
            <text:p>-1.55577854513526</text:p>
          </table:table-cell>
          <table:table-cell/>
          <table:table-cell table:formula="of:=AVERAGE([.A611:.A659])" office:value-type="float" office:value="0.0404158195811266" calcext:value-type="float">
            <text:p>0.040415819581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2:.A660])" office:value-type="float" office:value="0.0404158195811266" calcext:value-type="float">
            <text:p>0.040415819581127</text:p>
          </table:table-cell>
        </table:table-row>
        <table:table-row table:style-name="ro1">
          <table:table-cell office:value-type="float" office:value="-1.64895074578226" calcext:value-type="float">
            <text:p>-1.64895074578226</text:p>
          </table:table-cell>
          <table:table-cell/>
          <table:table-cell table:formula="of:=AVERAGE([.A613:.A661])" office:value-type="float" office:value="0.0401991623751362" calcext:value-type="float">
            <text:p>0.040199162375136</text:p>
          </table:table-cell>
        </table:table-row>
        <table:table-row table:style-name="ro1">
          <table:table-cell office:value-type="float" office:value="-1.90420308158994" calcext:value-type="float">
            <text:p>-1.90420308158994</text:p>
          </table:table-cell>
          <table:table-cell/>
          <table:table-cell table:formula="of:=AVERAGE([.A614:.A662])" office:value-type="float" office:value="0.0340217501291814" calcext:value-type="float">
            <text:p>0.034021750129181</text:p>
          </table:table-cell>
        </table:table-row>
        <table:table-row table:style-name="ro1">
          <table:table-cell office:value-type="float" office:value="-1.75642220229805" calcext:value-type="float">
            <text:p>-1.75642220229805</text:p>
          </table:table-cell>
          <table:table-cell/>
          <table:table-cell table:formula="of:=AVERAGE([.A615:.A663])" office:value-type="float" office:value="0.0329781893760573" calcext:value-type="float">
            <text:p>0.032978189376057</text:p>
          </table:table-cell>
        </table:table-row>
        <table:table-row table:style-name="ro1">
          <table:table-cell office:value-type="float" office:value="-1.75385967051685" calcext:value-type="float">
            <text:p>-1.75385967051685</text:p>
          </table:table-cell>
          <table:table-cell/>
          <table:table-cell table:formula="of:=AVERAGE([.A616:.A664])" office:value-type="float" office:value="-0.0436311916548988" calcext:value-type="float">
            <text:p>-0.043631191654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7:.A665])" office:value-type="float" office:value="0.0326855536870201" calcext:value-type="float">
            <text:p>0.03268555368702</text:p>
          </table:table-cell>
        </table:table-row>
        <table:table-row table:style-name="ro1">
          <table:table-cell office:value-type="float" office:value="-1.68266728115976" calcext:value-type="float">
            <text:p>-1.68266728115976</text:p>
          </table:table-cell>
          <table:table-cell/>
          <table:table-cell table:formula="of:=AVERAGE([.A618:.A666])" office:value-type="float" office:value="0.0347885509368107" calcext:value-type="float">
            <text:p>0.034788550936811</text:p>
          </table:table-cell>
        </table:table-row>
        <table:table-row table:style-name="ro1">
          <table:table-cell office:value-type="float" office:value="-1.81466113429964" calcext:value-type="float">
            <text:p>-1.81466113429964</text:p>
          </table:table-cell>
          <table:table-cell/>
          <table:table-cell table:formula="of:=AVERAGE([.A619:.A667])" office:value-type="float" office:value="-0.0430616762937941" calcext:value-type="float">
            <text:p>-0.043061676293794</text:p>
          </table:table-cell>
        </table:table-row>
        <table:table-row table:style-name="ro1">
          <table:table-cell office:value-type="float" office:value="-1.78832478431761" calcext:value-type="float">
            <text:p>-1.78832478431761</text:p>
          </table:table-cell>
          <table:table-cell/>
          <table:table-cell table:formula="of:=AVERAGE([.A620:.A668])" office:value-type="float" office:value="-0.0448355930858122" calcext:value-type="float">
            <text:p>-0.044835593085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1:.A669])" office:value-type="float" office:value="-0.0448355930858122" calcext:value-type="float">
            <text:p>-0.044835593085812</text:p>
          </table:table-cell>
        </table:table-row>
        <table:table-row table:style-name="ro1">
          <table:table-cell office:value-type="float" office:value="-1.84767837071121" calcext:value-type="float">
            <text:p>-1.84767837071121</text:p>
          </table:table-cell>
          <table:table-cell/>
          <table:table-cell table:formula="of:=AVERAGE([.A622:.A670])" office:value-type="float" office:value="-0.123359641467674" calcext:value-type="float">
            <text:p>-0.123359641467674</text:p>
          </table:table-cell>
        </table:table-row>
        <table:table-row table:style-name="ro1">
          <table:table-cell office:value-type="float" office:value="-1.90415497545302" calcext:value-type="float">
            <text:p>-1.90415497545302</text:p>
          </table:table-cell>
          <table:table-cell/>
          <table:table-cell table:formula="of:=AVERAGE([.A623:.A671])" office:value-type="float" office:value="-0.203036273619776" calcext:value-type="float">
            <text:p>-0.203036273619776</text:p>
          </table:table-cell>
        </table:table-row>
        <table:table-row table:style-name="ro1">
          <table:table-cell office:value-type="float" office:value="-1.81566901653409" calcext:value-type="float">
            <text:p>-1.81566901653409</text:p>
          </table:table-cell>
          <table:table-cell/>
          <table:table-cell table:formula="of:=AVERAGE([.A624:.A672])" office:value-type="float" office:value="-0.205408200697206" calcext:value-type="float">
            <text:p>-0.205408200697206</text:p>
          </table:table-cell>
        </table:table-row>
        <table:table-row table:style-name="ro1">
          <table:table-cell office:value-type="float" office:value="-1.76697269944847" calcext:value-type="float">
            <text:p>-1.76697269944847</text:p>
          </table:table-cell>
          <table:table-cell/>
          <table:table-cell table:formula="of:=AVERAGE([.A625:.A673])" office:value-type="float" office:value="-0.282285194563501" calcext:value-type="float">
            <text:p>-0.282285194563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6:.A674])" office:value-type="float" office:value="-0.282285194563501" calcext:value-type="float">
            <text:p>-0.282285194563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7:.A675])" office:value-type="float" office:value="-0.208711097658775" calcext:value-type="float">
            <text:p>-0.208711097658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8:.A676])" office:value-type="float" office:value="-0.137226325229236" calcext:value-type="float">
            <text:p>-0.137226325229236</text:p>
          </table:table-cell>
        </table:table-row>
        <table:table-row table:style-name="ro1">
          <table:table-cell office:value-type="float" office:value="-1.5379170884937" calcext:value-type="float">
            <text:p>-1.5379170884937</text:p>
          </table:table-cell>
          <table:table-cell/>
          <table:table-cell table:formula="of:=AVERAGE([.A629:.A677])" office:value-type="float" office:value="-0.132719936758706" calcext:value-type="float">
            <text:p>-0.132719936758706</text:p>
          </table:table-cell>
        </table:table-row>
        <table:table-row table:style-name="ro1">
          <table:table-cell office:value-type="float" office:value="-1.58627900926173" calcext:value-type="float">
            <text:p>-1.58627900926173</text:p>
          </table:table-cell>
          <table:table-cell/>
          <table:table-cell table:formula="of:=AVERAGE([.A630:.A678])" office:value-type="float" office:value="-0.205909304294659" calcext:value-type="float">
            <text:p>-0.205909304294659</text:p>
          </table:table-cell>
        </table:table-row>
        <table:table-row table:style-name="ro1">
          <table:table-cell office:value-type="float" office:value="-1.65051830185354" calcext:value-type="float">
            <text:p>-1.65051830185354</text:p>
          </table:table-cell>
          <table:table-cell/>
          <table:table-cell table:formula="of:=AVERAGE([.A631:.A679])" office:value-type="float" office:value="-0.202961396621198" calcext:value-type="float">
            <text:p>-0.202961396621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2:.A680])" office:value-type="float" office:value="-0.127296227233325" calcext:value-type="float">
            <text:p>-0.127296227233325</text:p>
          </table:table-cell>
        </table:table-row>
        <table:table-row table:style-name="ro1">
          <table:table-cell office:value-type="float" office:value="-1.6431510229826" calcext:value-type="float">
            <text:p>-1.6431510229826</text:p>
          </table:table-cell>
          <table:table-cell/>
          <table:table-cell table:formula="of:=AVERAGE([.A633:.A681])" office:value-type="float" office:value="-0.127551316669158" calcext:value-type="float">
            <text:p>-0.127551316669158</text:p>
          </table:table-cell>
        </table:table-row>
        <table:table-row table:style-name="ro1">
          <table:table-cell office:value-type="float" office:value="-1.80743230723739" calcext:value-type="float">
            <text:p>-1.80743230723739</text:p>
          </table:table-cell>
          <table:table-cell/>
          <table:table-cell table:formula="of:=AVERAGE([.A634:.A682])" office:value-type="float" office:value="-0.205254016816859" calcext:value-type="float">
            <text:p>-0.205254016816859</text:p>
          </table:table-cell>
        </table:table-row>
        <table:table-row table:style-name="ro1">
          <table:table-cell office:value-type="float" office:value="-1.50782611319125" calcext:value-type="float">
            <text:p>-1.50782611319125</text:p>
          </table:table-cell>
          <table:table-cell/>
          <table:table-cell table:formula="of:=AVERAGE([.A635:.A683])" office:value-type="float" office:value="-0.201208671432551" calcext:value-type="float">
            <text:p>-0.201208671432551</text:p>
          </table:table-cell>
        </table:table-row>
        <table:table-row table:style-name="ro1">
          <table:table-cell office:value-type="float" office:value="-1.6197327208668" calcext:value-type="float">
            <text:p>-1.6197327208668</text:p>
          </table:table-cell>
          <table:table-cell/>
          <table:table-cell table:formula="of:=AVERAGE([.A636:.A684])" office:value-type="float" office:value="-0.198543102962873" calcext:value-type="float">
            <text:p>-0.198543102962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7:.A685])" office:value-type="float" office:value="-0.198543102962873" calcext:value-type="float">
            <text:p>-0.198543102962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8:.A686])" office:value-type="float" office:value="-0.121602917411498" calcext:value-type="float">
            <text:p>-0.121602917411498</text:p>
          </table:table-cell>
        </table:table-row>
        <table:table-row table:style-name="ro1">
          <table:table-cell office:value-type="float" office:value="-1.75194598492384" calcext:value-type="float">
            <text:p>-1.75194598492384</text:p>
          </table:table-cell>
          <table:table-cell/>
          <table:table-cell table:formula="of:=AVERAGE([.A639:.A687])" office:value-type="float" office:value="-0.198173243634433" calcext:value-type="float">
            <text:p>-0.198173243634433</text:p>
          </table:table-cell>
        </table:table-row>
        <table:table-row table:style-name="ro1">
          <table:table-cell office:value-type="float" office:value="-1.73708588189781" calcext:value-type="float">
            <text:p>-1.73708588189781</text:p>
          </table:table-cell>
          <table:table-cell/>
          <table:table-cell table:formula="of:=AVERAGE([.A640:.A688])" office:value-type="float" office:value="-0.197123026083866" calcext:value-type="float">
            <text:p>-0.197123026083866</text:p>
          </table:table-cell>
        </table:table-row>
        <table:table-row table:style-name="ro1">
          <table:table-cell office:value-type="float" office:value="-1.61959896233976" calcext:value-type="float">
            <text:p>-1.61959896233976</text:p>
          </table:table-cell>
          <table:table-cell/>
          <table:table-cell table:formula="of:=AVERAGE([.A641:.A689])" office:value-type="float" office:value="-0.19604045841335" calcext:value-type="float">
            <text:p>-0.19604045841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2:.A690])" office:value-type="float" office:value="-0.119730992447053" calcext:value-type="float">
            <text:p>-0.119730992447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3:.A691])" office:value-type="float" office:value="-0.119730992447053" calcext:value-type="float">
            <text:p>-0.119730992447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4:.A692])" office:value-type="float" office:value="-0.0405999782321404" calcext:value-type="float">
            <text:p>-0.04059997823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5:.A693])" office:value-type="float" office:value="0.0348652956699231" calcext:value-type="float">
            <text:p>0.034865295669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6:.A694])" office:value-type="float" office:value="0.0348652956699231" calcext:value-type="float">
            <text:p>0.034865295669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7:.A695])" office:value-type="float" office:value="0.0348652956699231" calcext:value-type="float">
            <text:p>0.034865295669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8:.A696])" office:value-type="float" office:value="0.0348652956699231" calcext:value-type="float">
            <text:p>0.034865295669923</text:p>
          </table:table-cell>
        </table:table-row>
        <table:table-row table:style-name="ro1">
          <table:table-cell office:value-type="float" office:value="-1.58516787483096" calcext:value-type="float">
            <text:p>-1.58516787483096</text:p>
          </table:table-cell>
          <table:table-cell/>
          <table:table-cell table:formula="of:=AVERAGE([.A649:.A697])" office:value-type="float" office:value="0.0347581882779696" calcext:value-type="float">
            <text:p>0.03475818827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0:.A698])" office:value-type="float" office:value="0.110974698533209" calcext:value-type="float">
            <text:p>0.110974698533209</text:p>
          </table:table-cell>
        </table:table-row>
        <table:table-row table:style-name="ro1">
          <table:table-cell office:value-type="float" office:value="-1.6213859293282" calcext:value-type="float">
            <text:p>-1.6213859293282</text:p>
          </table:table-cell>
          <table:table-cell/>
          <table:table-cell table:formula="of:=AVERAGE([.A651:.A699])" office:value-type="float" office:value="0.109536806340181" calcext:value-type="float">
            <text:p>0.109536806340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2:.A700])" office:value-type="float" office:value="0.109536806340181" calcext:value-type="float">
            <text:p>0.109536806340181</text:p>
          </table:table-cell>
        </table:table-row>
        <table:table-row table:style-name="ro1">
          <table:table-cell office:value-type="float" office:value="-1.47648555164933" calcext:value-type="float">
            <text:p>-1.47648555164933</text:p>
          </table:table-cell>
          <table:table-cell/>
          <table:table-cell table:formula="of:=AVERAGE([.A653:.A701])" office:value-type="float" office:value="0.0385881216126438" calcext:value-type="float">
            <text:p>0.038588121612644</text:p>
          </table:table-cell>
        </table:table-row>
        <table:table-row table:style-name="ro1">
          <table:table-cell office:value-type="float" office:value="-1.59921252017021" calcext:value-type="float">
            <text:p>-1.59921252017021</text:p>
          </table:table-cell>
          <table:table-cell/>
          <table:table-cell table:formula="of:=AVERAGE([.A654:.A702])" office:value-type="float" office:value="-0.0348651951255238" calcext:value-type="float">
            <text:p>-0.034865195125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5:.A703])" office:value-type="float" office:value="-0.0348651951255239" calcext:value-type="float">
            <text:p>-0.034865195125524</text:p>
          </table:table-cell>
        </table:table-row>
        <table:table-row table:style-name="ro1">
          <table:table-cell office:value-type="float" office:value="-1.75124903259873" calcext:value-type="float">
            <text:p>-1.75124903259873</text:p>
          </table:table-cell>
          <table:table-cell/>
          <table:table-cell table:formula="of:=AVERAGE([.A656:.A704])" office:value-type="float" office:value="-0.11142129783162" calcext:value-type="float">
            <text:p>-0.11142129783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7:.A705])" office:value-type="float" office:value="-0.0353945063035098" calcext:value-type="float">
            <text:p>-0.03539450630351</text:p>
          </table:table-cell>
        </table:table-row>
        <table:table-row table:style-name="ro1">
          <table:table-cell office:value-type="float" office:value="-1.51886471163332" calcext:value-type="float">
            <text:p>-1.51886471163332</text:p>
          </table:table-cell>
          <table:table-cell/>
          <table:table-cell table:formula="of:=AVERAGE([.A658:.A706])" office:value-type="float" office:value="-0.107208071847047" calcext:value-type="float">
            <text:p>-0.107208071847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9:.A707])" office:value-type="float" office:value="-0.107208071847047" calcext:value-type="float">
            <text:p>-0.107208071847047</text:p>
          </table:table-cell>
        </table:table-row>
        <table:table-row table:style-name="ro1">
          <table:table-cell office:value-type="float" office:value="-1.68866881507039" calcext:value-type="float">
            <text:p>-1.68866881507039</text:p>
          </table:table-cell>
          <table:table-cell/>
          <table:table-cell table:formula="of:=AVERAGE([.A660:.A708])" office:value-type="float" office:value="-0.109920118172254" calcext:value-type="float">
            <text:p>-0.109920118172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1:.A709])" office:value-type="float" office:value="-0.109920118172254" calcext:value-type="float">
            <text:p>-0.109920118172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2:.A710])" office:value-type="float" office:value="-0.0354517356052689" calcext:value-type="float">
            <text:p>-0.035451735605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3:.A711])" office:value-type="float" office:value="0.0442258783047298" calcext:value-type="float">
            <text:p>0.044225878304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4:.A712])" office:value-type="float" office:value="0.120887555902649" calcext:value-type="float">
            <text:p>0.120887555902649</text:p>
          </table:table-cell>
        </table:table-row>
        <table:table-row table:style-name="ro1">
          <table:table-cell office:value-type="float" office:value="-1.54806279010177" calcext:value-type="float">
            <text:p>-1.54806279010177</text:p>
          </table:table-cell>
          <table:table-cell/>
          <table:table-cell table:formula="of:=AVERAGE([.A665:.A713])" office:value-type="float" office:value="0.125087492237651" calcext:value-type="float">
            <text:p>0.125087492237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6:.A714])" office:value-type="float" office:value="0.125087492237651" calcext:value-type="float">
            <text:p>0.125087492237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7:.A715])" office:value-type="float" office:value="0.20024396736336" calcext:value-type="float">
            <text:p>0.20024396736336</text:p>
          </table:table-cell>
        </table:table-row>
        <table:table-row table:style-name="ro1">
          <table:table-cell office:value-type="float" office:value="-1.57351093653142" calcext:value-type="float">
            <text:p>-1.57351093653142</text:p>
          </table:table-cell>
          <table:table-cell/>
          <table:table-cell table:formula="of:=AVERAGE([.A668:.A716])" office:value-type="float" office:value="0.205165399970875" calcext:value-type="float">
            <text:p>0.205165399970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9:.A717])" office:value-type="float" office:value="0.282478150671234" calcext:value-type="float">
            <text:p>0.282478150671234</text:p>
          </table:table-cell>
        </table:table-row>
        <table:table-row table:style-name="ro1">
          <table:table-cell office:value-type="float" office:value="-1.6766634006083" calcext:value-type="float">
            <text:p>-1.6766634006083</text:p>
          </table:table-cell>
          <table:table-cell/>
          <table:table-cell table:formula="of:=AVERAGE([.A670:.A718])" office:value-type="float" office:value="0.207444203720044" calcext:value-type="float">
            <text:p>0.207444203720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1:.A719])" office:value-type="float" office:value="0.285968252101906" calcext:value-type="float">
            <text:p>0.285968252101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2:.A720])" office:value-type="float" office:value="0.365644884254008" calcext:value-type="float">
            <text:p>0.365644884254008</text:p>
          </table:table-cell>
        </table:table-row>
        <table:table-row table:style-name="ro1">
          <table:table-cell office:value-type="float" office:value="-1.73662242033482" calcext:value-type="float">
            <text:p>-1.73662242033482</text:p>
          </table:table-cell>
          <table:table-cell/>
          <table:table-cell table:formula="of:=AVERAGE([.A673:.A721])" office:value-type="float" office:value="0.367258080094809" calcext:value-type="float">
            <text:p>0.367258080094809</text:p>
          </table:table-cell>
        </table:table-row>
        <table:table-row table:style-name="ro1">
          <table:table-cell office:value-type="float" office:value="-1.64497670954466" calcext:value-type="float">
            <text:p>-1.64497670954466</text:p>
          </table:table-cell>
          <table:table-cell/>
          <table:table-cell table:formula="of:=AVERAGE([.A674:.A722])" office:value-type="float" office:value="0.369747794174479" calcext:value-type="float">
            <text:p>0.369747794174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5:.A723])" office:value-type="float" office:value="0.369747794174479" calcext:value-type="float">
            <text:p>0.369747794174479</text:p>
          </table:table-cell>
        </table:table-row>
        <table:table-row table:style-name="ro1">
          <table:table-cell office:value-type="float" office:value="-1.60585820698738" calcext:value-type="float">
            <text:p>-1.60585820698738</text:p>
          </table:table-cell>
          <table:table-cell/>
          <table:table-cell table:formula="of:=AVERAGE([.A676:.A724])" office:value-type="float" office:value="0.296158851174737" calcext:value-type="float">
            <text:p>0.296158851174737</text:p>
          </table:table-cell>
        </table:table-row>
        <table:table-row table:style-name="ro1">
          <table:table-cell office:value-type="float" office:value="-1.77020637050569" calcext:value-type="float">
            <text:p>-1.77020637050569</text:p>
          </table:table-cell>
          <table:table-cell/>
          <table:table-cell table:formula="of:=AVERAGE([.A677:.A725])" office:value-type="float" office:value="0.219215864021559" calcext:value-type="float">
            <text:p>0.219215864021559</text:p>
          </table:table-cell>
        </table:table-row>
        <table:table-row table:style-name="ro1">
          <table:table-cell office:value-type="float" office:value="-1.59083853238523" calcext:value-type="float">
            <text:p>-1.59083853238523</text:p>
          </table:table-cell>
          <table:table-cell/>
          <table:table-cell table:formula="of:=AVERAGE([.A678:.A726])" office:value-type="float" office:value="0.218135834554385" calcext:value-type="float">
            <text:p>0.218135834554385</text:p>
          </table:table-cell>
        </table:table-row>
        <table:table-row table:style-name="ro1">
          <table:table-cell office:value-type="float" office:value="-1.61559793973267" calcext:value-type="float">
            <text:p>-1.61559793973267</text:p>
          </table:table-cell>
          <table:table-cell/>
          <table:table-cell table:formula="of:=AVERAGE([.A679:.A727])" office:value-type="float" office:value="0.21753748903457" calcext:value-type="float">
            <text:p>0.21753748903457</text:p>
          </table:table-cell>
        </table:table-row>
        <table:table-row table:style-name="ro1">
          <table:table-cell office:value-type="float" office:value="-1.70468229206204" calcext:value-type="float">
            <text:p>-1.70468229206204</text:p>
          </table:table-cell>
          <table:table-cell/>
          <table:table-cell table:formula="of:=AVERAGE([.A680:.A728])" office:value-type="float" office:value="0.216432101479295" calcext:value-type="float">
            <text:p>0.216432101479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1:.A729])" office:value-type="float" office:value="0.216432101479295" calcext:value-type="float">
            <text:p>0.216432101479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2:.A730])" office:value-type="float" office:value="0.29078212235649" calcext:value-type="float">
            <text:p>0.290782122356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3:.A731])" office:value-type="float" office:value="0.368484822504192" calcext:value-type="float">
            <text:p>0.368484822504192</text:p>
          </table:table-cell>
        </table:table-row>
        <table:table-row table:style-name="ro1">
          <table:table-cell office:value-type="float" office:value="-1.55267863260508" calcext:value-type="float">
            <text:p>-1.55267863260508</text:p>
          </table:table-cell>
          <table:table-cell/>
          <table:table-cell table:formula="of:=AVERAGE([.A684:.A732])" office:value-type="float" office:value="0.367569464965135" calcext:value-type="float">
            <text:p>0.367569464965135</text:p>
          </table:table-cell>
        </table:table-row>
        <table:table-row table:style-name="ro1">
          <table:table-cell office:value-type="float" office:value="-1.52020816350579" calcext:value-type="float">
            <text:p>-1.52020816350579</text:p>
          </table:table-cell>
          <table:table-cell/>
          <table:table-cell table:formula="of:=AVERAGE([.A685:.A733])" office:value-type="float" office:value="0.369600578380665" calcext:value-type="float">
            <text:p>0.369600578380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6:.A734])" office:value-type="float" office:value="0.369600578380665" calcext:value-type="float">
            <text:p>0.369600578380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7:.A735])" office:value-type="float" office:value="0.369600578380665" calcext:value-type="float">
            <text:p>0.369600578380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8:.A736])" office:value-type="float" office:value="0.446170904603601" calcext:value-type="float">
            <text:p>0.446170904603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9:.A737])" office:value-type="float" office:value="0.522437963417842" calcext:value-type="float">
            <text:p>0.522437963417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0:.A738])" office:value-type="float" office:value="0.596307329996204" calcext:value-type="float">
            <text:p>0.596307329996204</text:p>
          </table:table-cell>
        </table:table-row>
        <table:table-row table:style-name="ro1">
          <table:table-cell office:value-type="float" office:value="-1.6672850505501" calcext:value-type="float">
            <text:p>-1.6672850505501</text:p>
          </table:table-cell>
          <table:table-cell/>
          <table:table-cell table:formula="of:=AVERAGE([.A691:.A739])" office:value-type="float" office:value="0.521464777944161" calcext:value-type="float">
            <text:p>0.521464777944161</text:p>
          </table:table-cell>
        </table:table-row>
        <table:table-row table:style-name="ro1">
          <table:table-cell office:value-type="float" office:value="-1.87678493018746" calcext:value-type="float">
            <text:p>-1.87678493018746</text:p>
          </table:table-cell>
          <table:table-cell/>
          <table:table-cell table:formula="of:=AVERAGE([.A692:.A740])" office:value-type="float" office:value="0.442346718144417" calcext:value-type="float">
            <text:p>0.442346718144417</text:p>
          </table:table-cell>
        </table:table-row>
        <table:table-row table:style-name="ro1">
          <table:table-cell office:value-type="float" office:value="-1.60888889361322" calcext:value-type="float">
            <text:p>-1.60888889361322</text:p>
          </table:table-cell>
          <table:table-cell/>
          <table:table-cell table:formula="of:=AVERAGE([.A693:.A741])" office:value-type="float" office:value="0.368695924397208" calcext:value-type="float">
            <text:p>0.368695924397208</text:p>
          </table:table-cell>
        </table:table-row>
        <table:table-row table:style-name="ro1">
          <table:table-cell office:value-type="float" office:value="-1.5694230882138" calcext:value-type="float">
            <text:p>-1.5694230882138</text:p>
          </table:table-cell>
          <table:table-cell/>
          <table:table-cell table:formula="of:=AVERAGE([.A694:.A742])" office:value-type="float" office:value="0.295850555249988" calcext:value-type="float">
            <text:p>0.295850555249988</text:p>
          </table:table-cell>
        </table:table-row>
        <table:table-row table:style-name="ro1">
          <table:table-cell office:value-type="float" office:value="-1.67624335190058" calcext:value-type="float">
            <text:p>-1.67624335190058</text:p>
          </table:table-cell>
          <table:table-cell/>
          <table:table-cell table:formula="of:=AVERAGE([.A695:.A743])" office:value-type="float" office:value="0.220825180721405" calcext:value-type="float">
            <text:p>0.220825180721405</text:p>
          </table:table-cell>
        </table:table-row>
        <table:table-row table:style-name="ro1">
          <table:table-cell office:value-type="float" office:value="-1.87655965266824" calcext:value-type="float">
            <text:p>-1.87655965266824</text:p>
          </table:table-cell>
          <table:table-cell/>
          <table:table-cell table:formula="of:=AVERAGE([.A696:.A744])" office:value-type="float" office:value="0.141711718422053" calcext:value-type="float">
            <text:p>0.141711718422053</text:p>
          </table:table-cell>
        </table:table-row>
        <table:table-row table:style-name="ro1">
          <table:table-cell office:value-type="float" office:value="-1.69525466254652" calcext:value-type="float">
            <text:p>-1.69525466254652</text:p>
          </table:table-cell>
          <table:table-cell/>
          <table:table-cell table:formula="of:=AVERAGE([.A697:.A745])" office:value-type="float" office:value="0.06629835796192" calcext:value-type="float">
            <text:p>0.06629835796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8:.A746])" office:value-type="float" office:value="0.139465049285001" calcext:value-type="float">
            <text:p>0.139465049285001</text:p>
          </table:table-cell>
        </table:table-row>
        <table:table-row table:style-name="ro1">
          <table:table-cell office:value-type="float" office:value="-1.49255769466162" calcext:value-type="float">
            <text:p>-1.49255769466162</text:p>
          </table:table-cell>
          <table:table-cell/>
          <table:table-cell table:formula="of:=AVERAGE([.A699:.A747])" office:value-type="float" office:value="0.0681883616388453" calcext:value-type="float">
            <text:p>0.068188361638845</text:p>
          </table:table-cell>
        </table:table-row>
        <table:table-row table:style-name="ro1">
          <table:table-cell office:value-type="float" office:value="-1.69873355756998" calcext:value-type="float">
            <text:p>-1.69873355756998</text:p>
          </table:table-cell>
          <table:table-cell/>
          <table:table-cell table:formula="of:=AVERAGE([.A700:.A748])" office:value-type="float" office:value="0.066609838613503" calcext:value-type="float">
            <text:p>0.066609838613503</text:p>
          </table:table-cell>
        </table:table-row>
        <table:table-row table:style-name="ro1">
          <table:table-cell office:value-type="float" office:value="-1.78604384943545" calcext:value-type="float">
            <text:p>-1.78604384943545</text:p>
          </table:table-cell>
          <table:table-cell/>
          <table:table-cell table:formula="of:=AVERAGE([.A701:.A749])" office:value-type="float" office:value="-0.0106563623953838" calcext:value-type="float">
            <text:p>-0.010656362395384</text:p>
          </table:table-cell>
        </table:table-row>
        <table:table-row table:style-name="ro1">
          <table:table-cell office:value-type="float" office:value="-1.68310610299408" calcext:value-type="float">
            <text:p>-1.68310610299408</text:p>
          </table:table-cell>
          <table:table-cell/>
          <table:table-cell table:formula="of:=AVERAGE([.A702:.A750])" office:value-type="float" office:value="-0.0148731083411951" calcext:value-type="float">
            <text:p>-0.014873108341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3:.A751])" office:value-type="float" office:value="0.0585802083969726" calcext:value-type="float">
            <text:p>0.0585802083969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4:.A752])" office:value-type="float" office:value="0.0585802083969726" calcext:value-type="float">
            <text:p>0.0585802083969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5:.A753])" office:value-type="float" office:value="0.135136311103069" calcext:value-type="float">
            <text:p>0.135136311103069</text:p>
          </table:table-cell>
        </table:table-row>
        <table:table-row table:style-name="ro1">
          <table:table-cell office:value-type="float" office:value="-1.60770149335563" calcext:value-type="float">
            <text:p>-1.60770149335563</text:p>
          </table:table-cell>
          <table:table-cell/>
          <table:table-cell table:formula="of:=AVERAGE([.A706:.A754])" office:value-type="float" office:value="0.0615097500141787" calcext:value-type="float">
            <text:p>0.061509750014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7:.A755])" office:value-type="float" office:value="0.133323315557716" calcext:value-type="float">
            <text:p>0.133323315557716</text:p>
          </table:table-cell>
        </table:table-row>
        <table:table-row table:style-name="ro1">
          <table:table-cell office:value-type="float" office:value="-1.58527112702727" calcext:value-type="float">
            <text:p>-1.58527112702727</text:p>
          </table:table-cell>
          <table:table-cell/>
          <table:table-cell table:formula="of:=AVERAGE([.A708:.A756])" office:value-type="float" office:value="0.0601545170469553" calcext:value-type="float">
            <text:p>0.060154517046955</text:p>
          </table:table-cell>
        </table:table-row>
        <table:table-row table:style-name="ro1">
          <table:table-cell office:value-type="float" office:value="-1.82986502020657" calcext:value-type="float">
            <text:p>-1.82986502020657</text:p>
          </table:table-cell>
          <table:table-cell/>
          <table:table-cell table:formula="of:=AVERAGE([.A709:.A757])" office:value-type="float" office:value="0.0572729618400944" calcext:value-type="float">
            <text:p>0.057272961840095</text:p>
          </table:table-cell>
        </table:table-row>
        <table:table-row table:style-name="ro1">
          <table:table-cell office:value-type="float" office:value="-1.65876439771354" calcext:value-type="float">
            <text:p>-1.65876439771354</text:p>
          </table:table-cell>
          <table:table-cell/>
          <table:table-cell table:formula="of:=AVERAGE([.A710:.A758])" office:value-type="float" office:value="-0.017395699337733" calcext:value-type="float">
            <text:p>-0.017395699337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1:.A759])" office:value-type="float" office:value="-0.017395699337733" calcext:value-type="float">
            <text:p>-0.017395699337733</text:p>
          </table:table-cell>
        </table:table-row>
        <table:table-row table:style-name="ro1">
          <table:table-cell office:value-type="float" office:value="-1.54384235657752" calcext:value-type="float">
            <text:p>-1.54384235657752</text:p>
          </table:table-cell>
          <table:table-cell/>
          <table:table-cell table:formula="of:=AVERAGE([.A712:.A760])" office:value-type="float" office:value="-0.0897190127372741" calcext:value-type="float">
            <text:p>-0.089719012737274</text:p>
          </table:table-cell>
        </table:table-row>
        <table:table-row table:style-name="ro1">
          <table:table-cell office:value-type="float" office:value="-1.67594415519535" calcext:value-type="float">
            <text:p>-1.67594415519535</text:p>
          </table:table-cell>
          <table:table-cell/>
          <table:table-cell table:formula="of:=AVERAGE([.A713:.A761])" office:value-type="float" office:value="-0.164738281210649" calcext:value-type="float">
            <text:p>-0.164738281210649</text:p>
          </table:table-cell>
        </table:table-row>
        <table:table-row table:style-name="ro1">
          <table:table-cell office:value-type="float" office:value="-1.76012754816115" calcext:value-type="float">
            <text:p>-1.76012754816115</text:p>
          </table:table-cell>
          <table:table-cell/>
          <table:table-cell table:formula="of:=AVERAGE([.A714:.A762])" office:value-type="float" office:value="-0.169066133415942" calcext:value-type="float">
            <text:p>-0.169066133415942</text:p>
          </table:table-cell>
        </table:table-row>
        <table:table-row table:style-name="ro1">
          <table:table-cell office:value-type="float" office:value="-1.85413045966029" calcext:value-type="float">
            <text:p>-1.85413045966029</text:p>
          </table:table-cell>
          <table:table-cell/>
          <table:table-cell table:formula="of:=AVERAGE([.A715:.A763])" office:value-type="float" office:value="-0.247721857082479" calcext:value-type="float">
            <text:p>-0.247721857082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6:.A764])" office:value-type="float" office:value="-0.247721857082479" calcext:value-type="float">
            <text:p>-0.247721857082479</text:p>
          </table:table-cell>
        </table:table-row>
        <table:table-row table:style-name="ro1">
          <table:table-cell office:value-type="float" office:value="-1.76962557690144" calcext:value-type="float">
            <text:p>-1.76962557690144</text:p>
          </table:table-cell>
          <table:table-cell/>
          <table:table-cell table:formula="of:=AVERAGE([.A717:.A765])" office:value-type="float" office:value="-0.251724196681867" calcext:value-type="float">
            <text:p>-0.2517241966818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8:.A766])" office:value-type="float" office:value="-0.251724196681867" calcext:value-type="float">
            <text:p>-0.2517241966818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9:.A767])" office:value-type="float" office:value="-0.176690249730677" calcext:value-type="float">
            <text:p>-0.176690249730677</text:p>
          </table:table-cell>
        </table:table-row>
        <table:table-row table:style-name="ro1">
          <table:table-cell office:value-type="float" office:value="-1.60185366441906" calcext:value-type="float">
            <text:p>-1.60185366441906</text:p>
          </table:table-cell>
          <table:table-cell/>
          <table:table-cell table:formula="of:=AVERAGE([.A720:.A768])" office:value-type="float" office:value="-0.250197467371882" calcext:value-type="float">
            <text:p>-0.250197467371882</text:p>
          </table:table-cell>
        </table:table-row>
        <table:table-row table:style-name="ro1">
          <table:table-cell office:value-type="float" office:value="-1.71747852448225" calcext:value-type="float">
            <text:p>-1.71747852448225</text:p>
          </table:table-cell>
          <table:table-cell/>
          <table:table-cell table:formula="of:=AVERAGE([.A721:.A769])" office:value-type="float" office:value="-0.326064376034785" calcext:value-type="float">
            <text:p>-0.326064376034785</text:p>
          </table:table-cell>
        </table:table-row>
        <table:table-row table:style-name="ro1">
          <table:table-cell office:value-type="float" office:value="-1.57838608284593" calcext:value-type="float">
            <text:p>-1.57838608284593</text:p>
          </table:table-cell>
          <table:table-cell/>
          <table:table-cell table:formula="of:=AVERAGE([.A722:.A770])" office:value-type="float" office:value="-0.322835063024808" calcext:value-type="float">
            <text:p>-0.322835063024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3:.A771])" office:value-type="float" office:value="-0.248447783238182" calcext:value-type="float">
            <text:p>-0.248447783238182</text:p>
          </table:table-cell>
        </table:table-row>
        <table:table-row table:style-name="ro1">
          <table:table-cell office:value-type="float" office:value="-1.5694043150872" calcext:value-type="float">
            <text:p>-1.5694043150872</text:p>
          </table:table-cell>
          <table:table-cell/>
          <table:table-cell table:formula="of:=AVERAGE([.A724:.A772])" office:value-type="float" office:value="-0.32129276926037" calcext:value-type="float">
            <text:p>-0.32129276926037</text:p>
          </table:table-cell>
        </table:table-row>
        <table:table-row table:style-name="ro1">
          <table:table-cell office:value-type="float" office:value="-1.7258583788693" calcext:value-type="float">
            <text:p>-1.7258583788693</text:p>
          </table:table-cell>
          <table:table-cell/>
          <table:table-cell table:formula="of:=AVERAGE([.A725:.A773])" office:value-type="float" office:value="-0.323741752360001" calcext:value-type="float">
            <text:p>-0.32374175236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6:.A774])" office:value-type="float" office:value="-0.246798765206824" calcext:value-type="float">
            <text:p>-0.246798765206824</text:p>
          </table:table-cell>
        </table:table-row>
        <table:table-row table:style-name="ro1">
          <table:table-cell office:value-type="float" office:value="-1.59010990040898" calcext:value-type="float">
            <text:p>-1.59010990040898</text:p>
          </table:table-cell>
          <table:table-cell/>
          <table:table-cell table:formula="of:=AVERAGE([.A727:.A775])" office:value-type="float" office:value="-0.246783895166492" calcext:value-type="float">
            <text:p>-0.246783895166492</text:p>
          </table:table-cell>
        </table:table-row>
        <table:table-row table:style-name="ro1">
          <table:table-cell office:value-type="float" office:value="-1.7180029987067" calcext:value-type="float">
            <text:p>-1.7180029987067</text:p>
          </table:table-cell>
          <table:table-cell/>
          <table:table-cell table:formula="of:=AVERAGE([.A728:.A776])" office:value-type="float" office:value="-0.248873794329227" calcext:value-type="float">
            <text:p>-0.248873794329227</text:p>
          </table:table-cell>
        </table:table-row>
        <table:table-row table:style-name="ro1">
          <table:table-cell office:value-type="float" office:value="-1.71933237073421" calcext:value-type="float">
            <text:p>-1.71933237073421</text:p>
          </table:table-cell>
          <table:table-cell/>
          <table:table-cell table:formula="of:=AVERAGE([.A729:.A777])" office:value-type="float" office:value="-0.249172775526619" calcext:value-type="float">
            <text:p>-0.249172775526619</text:p>
          </table:table-cell>
        </table:table-row>
        <table:table-row table:style-name="ro1">
          <table:table-cell office:value-type="float" office:value="-1.59099693064094" calcext:value-type="float">
            <text:p>-1.59099693064094</text:p>
          </table:table-cell>
          <table:table-cell/>
          <table:table-cell table:formula="of:=AVERAGE([.A730:.A778])" office:value-type="float" office:value="-0.322458427172352" calcext:value-type="float">
            <text:p>-0.322458427172352</text:p>
          </table:table-cell>
        </table:table-row>
        <table:table-row table:style-name="ro1">
          <table:table-cell office:value-type="float" office:value="-1.89048813928664" calcext:value-type="float">
            <text:p>-1.89048813928664</text:p>
          </table:table-cell>
          <table:table-cell/>
          <table:table-cell table:formula="of:=AVERAGE([.A731:.A779])" office:value-type="float" office:value="-0.401856144300651" calcext:value-type="float">
            <text:p>-0.401856144300651</text:p>
          </table:table-cell>
        </table:table-row>
        <table:table-row table:style-name="ro1">
          <table:table-cell office:value-type="float" office:value="-1.49157562547624" calcext:value-type="float">
            <text:p>-1.49157562547624</text:p>
          </table:table-cell>
          <table:table-cell/>
          <table:table-cell table:formula="of:=AVERAGE([.A732:.A780])" office:value-type="float" office:value="-0.473112789718533" calcext:value-type="float">
            <text:p>-0.473112789718533</text:p>
          </table:table-cell>
        </table:table-row>
        <table:table-row table:style-name="ro1">
          <table:table-cell office:value-type="float" office:value="-1.58465748045146" calcext:value-type="float">
            <text:p>-1.58465748045146</text:p>
          </table:table-cell>
          <table:table-cell/>
          <table:table-cell table:formula="of:=AVERAGE([.A733:.A781])" office:value-type="float" office:value="-0.473765419266419" calcext:value-type="float">
            <text:p>-0.473765419266419</text:p>
          </table:table-cell>
        </table:table-row>
        <table:table-row table:style-name="ro1">
          <table:table-cell office:value-type="float" office:value="-1.53175715632737" calcext:value-type="float">
            <text:p>-1.53175715632737</text:p>
          </table:table-cell>
          <table:table-cell/>
          <table:table-cell table:formula="of:=AVERAGE([.A734:.A782])" office:value-type="float" office:value="-0.474001112997471" calcext:value-type="float">
            <text:p>-0.474001112997471</text:p>
          </table:table-cell>
        </table:table-row>
        <table:table-row table:style-name="ro1">
          <table:table-cell office:value-type="float" office:value="-1.76867870732844" calcext:value-type="float">
            <text:p>-1.76867870732844</text:p>
          </table:table-cell>
          <table:table-cell/>
          <table:table-cell table:formula="of:=AVERAGE([.A735:.A783])" office:value-type="float" office:value="-0.550912923351113" calcext:value-type="float">
            <text:p>-0.550912923351113</text:p>
          </table:table-cell>
        </table:table-row>
        <table:table-row table:style-name="ro1">
          <table:table-cell office:value-type="float" office:value="-1.64281545334458" calcext:value-type="float">
            <text:p>-1.64281545334458</text:p>
          </table:table-cell>
          <table:table-cell/>
          <table:table-cell table:formula="of:=AVERAGE([.A736:.A784])" office:value-type="float" office:value="-0.625256095868349" calcext:value-type="float">
            <text:p>-0.625256095868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37:.A785])" office:value-type="float" office:value="-0.625256095868349" calcext:value-type="float">
            <text:p>-0.625256095868349</text:p>
          </table:table-cell>
        </table:table-row>
        <table:table-row table:style-name="ro1">
          <table:table-cell office:value-type="float" office:value="-1.67633487089276" calcext:value-type="float">
            <text:p>-1.67633487089276</text:p>
          </table:table-cell>
          <table:table-cell/>
          <table:table-cell table:formula="of:=AVERAGE([.A738:.A786])" office:value-type="float" office:value="-0.700283338131467" calcext:value-type="float">
            <text:p>-0.700283338131467</text:p>
          </table:table-cell>
        </table:table-row>
        <table:table-row table:style-name="ro1">
          <table:table-cell office:value-type="float" office:value="-1.66761475358605" calcext:value-type="float">
            <text:p>-1.66761475358605</text:p>
          </table:table-cell>
          <table:table-cell/>
          <table:table-cell table:formula="of:=AVERAGE([.A739:.A787])" office:value-type="float" office:value="-0.775132618816897" calcext:value-type="float">
            <text:p>-0.775132618816897</text:p>
          </table:table-cell>
        </table:table-row>
        <table:table-row table:style-name="ro1">
          <table:table-cell office:value-type="float" office:value="-1.75193777168095" calcext:value-type="float">
            <text:p>-1.75193777168095</text:p>
          </table:table-cell>
          <table:table-cell/>
          <table:table-cell table:formula="of:=AVERAGE([.A740:.A788])" office:value-type="float" office:value="-0.776860225370587" calcext:value-type="float">
            <text:p>-0.776860225370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1:.A789])" office:value-type="float" office:value="-0.697742165570843" calcext:value-type="float">
            <text:p>-0.69774216557084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742:.A790])" office:value-type="float" office:value="-0.705724024884859" calcext:value-type="float">
            <text:p>-0.705724024884859</text:p>
          </table:table-cell>
        </table:table-row>
        <table:table-row table:style-name="ro1">
          <table:table-cell office:value-type="float" office:value="-1.82839719637036" calcext:value-type="float">
            <text:p>-1.82839719637036</text:p>
          </table:table-cell>
          <table:table-cell/>
          <table:table-cell table:formula="of:=AVERAGE([.A743:.A791])" office:value-type="float" office:value="-0.711009210765605" calcext:value-type="float">
            <text:p>-0.711009210765605</text:p>
          </table:table-cell>
        </table:table-row>
        <table:table-row table:style-name="ro1">
          <table:table-cell office:value-type="float" office:value="-1.76371204202175" calcext:value-type="float">
            <text:p>-1.76371204202175</text:p>
          </table:table-cell>
          <table:table-cell/>
          <table:table-cell table:formula="of:=AVERAGE([.A744:.A792])" office:value-type="float" office:value="-0.712794286074201" calcext:value-type="float">
            <text:p>-0.712794286074201</text:p>
          </table:table-cell>
        </table:table-row>
        <table:table-row table:style-name="ro1">
          <table:table-cell office:value-type="float" office:value="-1.48710644802451" calcext:value-type="float">
            <text:p>-1.48710644802451</text:p>
          </table:table-cell>
          <table:table-cell/>
          <table:table-cell table:formula="of:=AVERAGE([.A745:.A793])" office:value-type="float" office:value="-0.704846261489635" calcext:value-type="float">
            <text:p>-0.704846261489635</text:p>
          </table:table-cell>
        </table:table-row>
        <table:table-row table:style-name="ro1">
          <table:table-cell office:value-type="float" office:value="-1.5689866130203" calcext:value-type="float">
            <text:p>-1.5689866130203</text:p>
          </table:table-cell>
          <table:table-cell/>
          <table:table-cell table:formula="of:=AVERAGE([.A746:.A794])" office:value-type="float" office:value="-0.702269362519712" calcext:value-type="float">
            <text:p>-0.702269362519712</text:p>
          </table:table-cell>
        </table:table-row>
        <table:table-row table:style-name="ro1">
          <table:table-cell office:value-type="float" office:value="-1.57626941282153" calcext:value-type="float">
            <text:p>-1.57626941282153</text:p>
          </table:table-cell>
          <table:table-cell/>
          <table:table-cell table:formula="of:=AVERAGE([.A747:.A795])" office:value-type="float" office:value="-0.775254452577294" calcext:value-type="float">
            <text:p>-0.775254452577294</text:p>
          </table:table-cell>
        </table:table-row>
        <table:table-row table:style-name="ro1">
          <table:table-cell office:value-type="float" office:value="-1.83274904178083" calcext:value-type="float">
            <text:p>-1.83274904178083</text:p>
          </table:table-cell>
          <table:table-cell/>
          <table:table-cell table:formula="of:=AVERAGE([.A748:.A796])" office:value-type="float" office:value="-0.782197133130747" calcext:value-type="float">
            <text:p>-0.782197133130747</text:p>
          </table:table-cell>
        </table:table-row>
        <table:table-row table:style-name="ro1">
          <table:table-cell office:value-type="float" office:value="-1.81850845193267" calcext:value-type="float">
            <text:p>-1.81850845193267</text:p>
          </table:table-cell>
          <table:table-cell/>
          <table:table-cell table:formula="of:=AVERAGE([.A749:.A797])" office:value-type="float" office:value="-0.784641518729986" calcext:value-type="float">
            <text:p>-0.784641518729986</text:p>
          </table:table-cell>
        </table:table-row>
        <table:table-row table:style-name="ro1">
          <table:table-cell office:value-type="float" office:value="-1.88596029581428" calcext:value-type="float">
            <text:p>-1.88596029581428</text:p>
          </table:table-cell>
          <table:table-cell/>
          <table:table-cell table:formula="of:=AVERAGE([.A750:.A798])" office:value-type="float" office:value="-0.786680629880574" calcext:value-type="float">
            <text:p>-0.786680629880574</text:p>
          </table:table-cell>
        </table:table-row>
        <table:table-row table:style-name="ro1">
          <table:table-cell office:value-type="float" office:value="-1.48641536230147" calcext:value-type="float">
            <text:p>-1.48641536230147</text:p>
          </table:table-cell>
          <table:table-cell/>
          <table:table-cell table:formula="of:=AVERAGE([.A751:.A799])" office:value-type="float" office:value="-0.782666533131745" calcext:value-type="float">
            <text:p>-0.782666533131745</text:p>
          </table:table-cell>
        </table:table-row>
        <table:table-row table:style-name="ro1">
          <table:table-cell office:value-type="float" office:value="-1.59881007126868" calcext:value-type="float">
            <text:p>-1.59881007126868</text:p>
          </table:table-cell>
          <table:table-cell/>
          <table:table-cell table:formula="of:=AVERAGE([.A752:.A800])" office:value-type="float" office:value="-0.856111636627024" calcext:value-type="float">
            <text:p>-0.856111636627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3:.A801])" office:value-type="float" office:value="-0.856111636627024" calcext:value-type="float">
            <text:p>-0.856111636627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4:.A802])" office:value-type="float" office:value="-0.856111636627024" calcext:value-type="float">
            <text:p>-0.856111636627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5:.A803])" office:value-type="float" office:value="-0.782485075538134" calcext:value-type="float">
            <text:p>-0.782485075538134</text:p>
          </table:table-cell>
        </table:table-row>
        <table:table-row table:style-name="ro1">
          <table:table-cell office:value-type="float" office:value="-1.50063717902303" calcext:value-type="float">
            <text:p>-1.50063717902303</text:p>
          </table:table-cell>
          <table:table-cell/>
          <table:table-cell table:formula="of:=AVERAGE([.A756:.A804])" office:value-type="float" office:value="-0.853926650620236" calcext:value-type="float">
            <text:p>-0.853926650620236</text:p>
          </table:table-cell>
        </table:table-row>
        <table:table-row table:style-name="ro1">
          <table:table-cell office:value-type="float" office:value="-1.49789630253911" calcext:value-type="float">
            <text:p>-1.49789630253911</text:p>
          </table:table-cell>
          <table:table-cell/>
          <table:table-cell table:formula="of:=AVERAGE([.A757:.A805])" office:value-type="float" office:value="-0.852143490936805" calcext:value-type="float">
            <text:p>-0.852143490936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8:.A806])" office:value-type="float" office:value="-0.773982980320344" calcext:value-type="float">
            <text:p>-0.773982980320344</text:p>
          </table:table-cell>
        </table:table-row>
        <table:table-row table:style-name="ro1">
          <table:table-cell office:value-type="float" office:value="-1.68059637063146" calcext:value-type="float">
            <text:p>-1.68059637063146</text:p>
          </table:table-cell>
          <table:table-cell/>
          <table:table-cell table:formula="of:=AVERAGE([.A759:.A807])" office:value-type="float" office:value="-0.774428530788057" calcext:value-type="float">
            <text:p>-0.774428530788057</text:p>
          </table:table-cell>
        </table:table-row>
        <table:table-row table:style-name="ro1">
          <table:table-cell office:value-type="float" office:value="-1.75171718744338" calcext:value-type="float">
            <text:p>-1.75171718744338</text:p>
          </table:table-cell>
          <table:table-cell/>
          <table:table-cell table:formula="of:=AVERAGE([.A760:.A808])" office:value-type="float" office:value="-0.850994187674656" calcext:value-type="float">
            <text:p>-0.850994187674656</text:p>
          </table:table-cell>
        </table:table-row>
        <table:table-row table:style-name="ro1">
          <table:table-cell office:value-type="float" office:value="-1.58806245628893" calcext:value-type="float">
            <text:p>-1.58806245628893</text:p>
          </table:table-cell>
          <table:table-cell/>
          <table:table-cell table:formula="of:=AVERAGE([.A761:.A809])" office:value-type="float" office:value="-0.851896638689175" calcext:value-type="float">
            <text:p>-0.851896638689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2:.A810])" office:value-type="float" office:value="-0.7768773702158" calcext:value-type="float">
            <text:p>-0.7768773702158</text:p>
          </table:table-cell>
        </table:table-row>
        <table:table-row table:style-name="ro1">
          <table:table-cell office:value-type="float" office:value="-1.82499339385331" calcext:value-type="float">
            <text:p>-1.82499339385331</text:p>
          </table:table-cell>
          <table:table-cell/>
          <table:table-cell table:formula="of:=AVERAGE([.A763:.A811])" office:value-type="float" office:value="-0.778201162985028" calcext:value-type="float">
            <text:p>-0.778201162985028</text:p>
          </table:table-cell>
        </table:table-row>
        <table:table-row table:style-name="ro1">
          <table:table-cell office:value-type="float" office:value="-1.67705763626695" calcext:value-type="float">
            <text:p>-1.67705763626695</text:p>
          </table:table-cell>
          <table:table-cell/>
          <table:table-cell table:formula="of:=AVERAGE([.A764:.A812])" office:value-type="float" office:value="-0.774587431895368" calcext:value-type="float">
            <text:p>-0.774587431895368</text:p>
          </table:table-cell>
        </table:table-row>
        <table:table-row table:style-name="ro1">
          <table:table-cell office:value-type="float" office:value="-1.64452850114703" calcext:value-type="float">
            <text:p>-1.64452850114703</text:p>
          </table:table-cell>
          <table:table-cell/>
          <table:table-cell table:formula="of:=AVERAGE([.A765:.A813])" office:value-type="float" office:value="-0.848965564571838" calcext:value-type="float">
            <text:p>-0.848965564571838</text:p>
          </table:table-cell>
        </table:table-row>
        <table:table-row table:style-name="ro1">
          <table:table-cell office:value-type="float" office:value="-1.69764002294541" calcext:value-type="float">
            <text:p>-1.69764002294541</text:p>
          </table:table-cell>
          <table:table-cell/>
          <table:table-cell table:formula="of:=AVERAGE([.A766:.A814])" office:value-type="float" office:value="-0.84749647163396" calcext:value-type="float">
            <text:p>-0.84749647163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7:.A815])" office:value-type="float" office:value="-0.84749647163396" calcext:value-type="float">
            <text:p>-0.84749647163396</text:p>
          </table:table-cell>
        </table:table-row>
        <table:table-row table:style-name="ro1">
          <table:table-cell office:value-type="float" office:value="-1.78258020757735" calcext:value-type="float">
            <text:p>-1.78258020757735</text:p>
          </table:table-cell>
          <table:table-cell/>
          <table:table-cell table:formula="of:=AVERAGE([.A768:.A816])" office:value-type="float" office:value="-0.924691986074314" calcext:value-type="float">
            <text:p>-0.92469198607431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769:.A817])" office:value-type="float" office:value="-0.932817421494333" calcext:value-type="float">
            <text:p>-0.932817421494333</text:p>
          </table:table-cell>
        </table:table-row>
        <table:table-row table:style-name="ro1">
          <table:table-cell office:value-type="float" office:value="-1.52978832467496" calcext:value-type="float">
            <text:p>-1.52978832467496</text:p>
          </table:table-cell>
          <table:table-cell/>
          <table:table-cell table:formula="of:=AVERAGE([.A770:.A818])" office:value-type="float" office:value="-0.928987009253368" calcext:value-type="float">
            <text:p>-0.928987009253368</text:p>
          </table:table-cell>
        </table:table-row>
        <table:table-row table:style-name="ro1">
          <table:table-cell office:value-type="float" office:value="-1.77802772437632" calcext:value-type="float">
            <text:p>-1.77802772437632</text:p>
          </table:table-cell>
          <table:table-cell/>
          <table:table-cell table:formula="of:=AVERAGE([.A771:.A819])" office:value-type="float" office:value="-0.933061328468274" calcext:value-type="float">
            <text:p>-0.933061328468274</text:p>
          </table:table-cell>
        </table:table-row>
        <table:table-row table:style-name="ro1">
          <table:table-cell office:value-type="float" office:value="-1.63855395360589" calcext:value-type="float">
            <text:p>-1.63855395360589</text:p>
          </table:table-cell>
          <table:table-cell/>
          <table:table-cell table:formula="of:=AVERAGE([.A772:.A820])" office:value-type="float" office:value="-1.00731753160309" calcext:value-type="float">
            <text:p>-1.00731753160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3:.A821])" office:value-type="float" office:value="-0.9344725455809" calcext:value-type="float">
            <text:p>-0.9344725455809</text:p>
          </table:table-cell>
        </table:table-row>
        <table:table-row table:style-name="ro1">
          <table:table-cell office:value-type="float" office:value="-1.74439449474812" calcext:value-type="float">
            <text:p>-1.74439449474812</text:p>
          </table:table-cell>
          <table:table-cell/>
          <table:table-cell table:formula="of:=AVERAGE([.A774:.A822])" office:value-type="float" office:value="-0.93485083366006" calcext:value-type="float">
            <text:p>-0.93485083366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5:.A823])" office:value-type="float" office:value="-0.93485083366006" calcext:value-type="float">
            <text:p>-0.93485083366006</text:p>
          </table:table-cell>
        </table:table-row>
        <table:table-row table:style-name="ro1">
          <table:table-cell office:value-type="float" office:value="-1.47791465591192" calcext:value-type="float">
            <text:p>-1.47791465591192</text:p>
          </table:table-cell>
          <table:table-cell/>
          <table:table-cell table:formula="of:=AVERAGE([.A776:.A824])" office:value-type="float" office:value="-0.932561134792773" calcext:value-type="float">
            <text:p>-0.932561134792773</text:p>
          </table:table-cell>
        </table:table-row>
        <table:table-row table:style-name="ro1">
          <table:table-cell office:value-type="float" office:value="-1.65927479209304" calcext:value-type="float">
            <text:p>-1.65927479209304</text:p>
          </table:table-cell>
          <table:table-cell/>
          <table:table-cell table:formula="of:=AVERAGE([.A777:.A825])" office:value-type="float" office:value="-0.931362599963923" calcext:value-type="float">
            <text:p>-0.931362599963923</text:p>
          </table:table-cell>
        </table:table-row>
        <table:table-row table:style-name="ro1">
          <table:table-cell office:value-type="float" office:value="-1.70398533973694" calcext:value-type="float">
            <text:p>-1.70398533973694</text:p>
          </table:table-cell>
          <table:table-cell/>
          <table:table-cell table:formula="of:=AVERAGE([.A778:.A826])" office:value-type="float" office:value="-0.931049395249693" calcext:value-type="float">
            <text:p>-0.9310493952496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9:.A827])" office:value-type="float" office:value="-0.85776374360396" calcext:value-type="float">
            <text:p>-0.85776374360396</text:p>
          </table:table-cell>
        </table:table-row>
        <table:table-row table:style-name="ro1">
          <table:table-cell office:value-type="float" office:value="-1.67661294783056" calcext:value-type="float">
            <text:p>-1.67661294783056</text:p>
          </table:table-cell>
          <table:table-cell/>
          <table:table-cell table:formula="of:=AVERAGE([.A780:.A828])" office:value-type="float" office:value="-0.853398943778325" calcext:value-type="float">
            <text:p>-0.853398943778325</text:p>
          </table:table-cell>
        </table:table-row>
        <table:table-row table:style-name="ro1">
          <table:table-cell office:value-type="float" office:value="-1.67645572289526" calcext:value-type="float">
            <text:p>-1.67645572289526</text:p>
          </table:table-cell>
          <table:table-cell/>
          <table:table-cell table:formula="of:=AVERAGE([.A781:.A829])" office:value-type="float" office:value="-0.857172006990958" calcext:value-type="float">
            <text:p>-0.8571720069909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2:.A830])" office:value-type="float" office:value="-0.784015731879704" calcext:value-type="float">
            <text:p>-0.784015731879704</text:p>
          </table:table-cell>
        </table:table-row>
        <table:table-row table:style-name="ro1">
          <table:table-cell office:value-type="float" office:value="-1.78839635686278" calcext:value-type="float">
            <text:p>-1.78839635686278</text:p>
          </table:table-cell>
          <table:table-cell/>
          <table:table-cell table:formula="of:=AVERAGE([.A783:.A831])" office:value-type="float" office:value="-0.789253266584508" calcext:value-type="float">
            <text:p>-0.789253266584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4:.A832])" office:value-type="float" office:value="-0.712341456230867" calcext:value-type="float">
            <text:p>-0.712341456230867</text:p>
          </table:table-cell>
        </table:table-row>
        <table:table-row table:style-name="ro1">
          <table:table-cell office:value-type="float" office:value="-1.71047849490047" calcext:value-type="float">
            <text:p>-1.71047849490047</text:p>
          </table:table-cell>
          <table:table-cell/>
          <table:table-cell table:formula="of:=AVERAGE([.A785:.A833])" office:value-type="float" office:value="-0.713722334629966" calcext:value-type="float">
            <text:p>-0.71372233462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6:.A834])" office:value-type="float" office:value="-0.713722334629966" calcext:value-type="float">
            <text:p>-0.713722334629966</text:p>
          </table:table-cell>
        </table:table-row>
        <table:table-row table:style-name="ro1">
          <table:table-cell office:value-type="float" office:value="-1.70626744793952" calcext:value-type="float">
            <text:p>-1.70626744793952</text:p>
          </table:table-cell>
          <table:table-cell/>
          <table:table-cell table:formula="of:=AVERAGE([.A787:.A835])" office:value-type="float" office:value="-0.714333203549288" calcext:value-type="float">
            <text:p>-0.714333203549288</text:p>
          </table:table-cell>
        </table:table-row>
        <table:table-row table:style-name="ro1">
          <table:table-cell office:value-type="float" office:value="-1.56851963149607" calcext:value-type="float">
            <text:p>-1.56851963149607</text:p>
          </table:table-cell>
          <table:table-cell/>
          <table:table-cell table:formula="of:=AVERAGE([.A788:.A836])" office:value-type="float" office:value="-0.71231085411888" calcext:value-type="float">
            <text:p>-0.71231085411888</text:p>
          </table:table-cell>
        </table:table-row>
        <table:table-row table:style-name="ro1">
          <table:table-cell office:value-type="float" office:value="-1.70026474070847" calcext:value-type="float">
            <text:p>-1.70026474070847</text:p>
          </table:table-cell>
          <table:table-cell/>
          <table:table-cell table:formula="of:=AVERAGE([.A789:.A837])" office:value-type="float" office:value="-0.71125630246638" calcext:value-type="float">
            <text:p>-0.71125630246638</text:p>
          </table:table-cell>
        </table:table-row>
        <table:table-row table:style-name="ro1">
          <table:table-cell office:value-type="float" office:value="-1.87218551416993" calcext:value-type="float">
            <text:p>-1.87218551416993</text:p>
          </table:table-cell>
          <table:table-cell/>
          <table:table-cell table:formula="of:=AVERAGE([.A790:.A838])" office:value-type="float" office:value="-0.790280496633114" calcext:value-type="float">
            <text:p>-0.790280496633114</text:p>
          </table:table-cell>
        </table:table-row>
        <table:table-row table:style-name="ro1">
          <table:table-cell office:value-type="float" office:value="-1.53164803752899" calcext:value-type="float">
            <text:p>-1.53164803752899</text:p>
          </table:table-cell>
          <table:table-cell/>
          <table:table-cell table:formula="of:=AVERAGE([.A791:.A839])" office:value-type="float" office:value="-0.780722293317379" calcext:value-type="float">
            <text:p>-0.780722293317379</text:p>
          </table:table-cell>
        </table:table-row>
        <table:table-row table:style-name="ro1">
          <table:table-cell office:value-type="float" office:value="-1.49096667218208" calcext:value-type="float">
            <text:p>-1.49096667218208</text:p>
          </table:table-cell>
          <table:table-cell/>
          <table:table-cell table:formula="of:=AVERAGE([.A792:.A840])" office:value-type="float" office:value="-0.773835956089046" calcext:value-type="float">
            <text:p>-0.773835956089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3:.A841])" office:value-type="float" office:value="-0.697025506251868" calcext:value-type="float">
            <text:p>-0.697025506251868</text:p>
          </table:table-cell>
        </table:table-row>
        <table:table-row table:style-name="ro1">
          <table:table-cell office:value-type="float" office:value="-1.72581848597527" calcext:value-type="float">
            <text:p>-1.72581848597527</text:p>
          </table:table-cell>
          <table:table-cell/>
          <table:table-cell table:formula="of:=AVERAGE([.A794:.A842])" office:value-type="float" office:value="-0.701897180495761" calcext:value-type="float">
            <text:p>-0.701897180495761</text:p>
          </table:table-cell>
        </table:table-row>
        <table:table-row table:style-name="ro1">
          <table:table-cell office:value-type="float" office:value="-1.74050024429858" calcext:value-type="float">
            <text:p>-1.74050024429858</text:p>
          </table:table-cell>
          <table:table-cell/>
          <table:table-cell table:formula="of:=AVERAGE([.A795:.A843])" office:value-type="float" office:value="-0.705397458685114" calcext:value-type="float">
            <text:p>-0.705397458685114</text:p>
          </table:table-cell>
        </table:table-row>
        <table:table-row table:style-name="ro1">
          <table:table-cell office:value-type="float" office:value="-1.75623564435244" calcext:value-type="float">
            <text:p>-1.75623564435244</text:p>
          </table:table-cell>
          <table:table-cell/>
          <table:table-cell table:formula="of:=AVERAGE([.A796:.A844])" office:value-type="float" office:value="-0.709070238920438" calcext:value-type="float">
            <text:p>-0.709070238920438</text:p>
          </table:table-cell>
        </table:table-row>
        <table:table-row table:style-name="ro1">
          <table:table-cell office:value-type="float" office:value="-1.76323098065257" calcext:value-type="float">
            <text:p>-1.76323098065257</text:p>
          </table:table-cell>
          <table:table-cell/>
          <table:table-cell table:formula="of:=AVERAGE([.A797:.A845])" office:value-type="float" office:value="-0.707651502979045" calcext:value-type="float">
            <text:p>-0.707651502979045</text:p>
          </table:table-cell>
        </table:table-row>
        <table:table-row table:style-name="ro1">
          <table:table-cell office:value-type="float" office:value="-1.79751422978938" calcext:value-type="float">
            <text:p>-1.79751422978938</text:p>
          </table:table-cell>
          <table:table-cell/>
          <table:table-cell table:formula="of:=AVERAGE([.A798:.A846])" office:value-type="float" office:value="-0.707223049465917" calcext:value-type="float">
            <text:p>-0.707223049465917</text:p>
          </table:table-cell>
        </table:table-row>
        <table:table-row table:style-name="ro1">
          <table:table-cell office:value-type="float" office:value="-1.79828979458213" calcext:value-type="float">
            <text:p>-1.79828979458213</text:p>
          </table:table-cell>
          <table:table-cell/>
          <table:table-cell table:formula="of:=AVERAGE([.A799:.A847])" office:value-type="float" office:value="-0.70543385556322" calcext:value-type="float">
            <text:p>-0.70543385556322</text:p>
          </table:table-cell>
        </table:table-row>
        <table:table-row table:style-name="ro1">
          <table:table-cell office:value-type="float" office:value="-1.74507502058744" calcext:value-type="float">
            <text:p>-1.74507502058744</text:p>
          </table:table-cell>
          <table:table-cell/>
          <table:table-cell table:formula="of:=AVERAGE([.A800:.A848])" office:value-type="float" office:value="-0.710712624099668" calcext:value-type="float">
            <text:p>-0.710712624099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1:.A849])" office:value-type="float" office:value="-0.637267520604389" calcext:value-type="float">
            <text:p>-0.637267520604389</text:p>
          </table:table-cell>
        </table:table-row>
        <table:table-row table:style-name="ro1">
          <table:table-cell office:value-type="float" office:value="-1.62304852435291" calcext:value-type="float">
            <text:p>-1.62304852435291</text:p>
          </table:table-cell>
          <table:table-cell/>
          <table:table-cell table:formula="of:=AVERAGE([.A802:.A850])" office:value-type="float" office:value="-0.71120728640751" calcext:value-type="float">
            <text:p>-0.71120728640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3:.A851])" office:value-type="float" office:value="-0.71120728640751" calcext:value-type="float">
            <text:p>-0.71120728640751</text:p>
          </table:table-cell>
        </table:table-row>
        <table:table-row table:style-name="ro1">
          <table:table-cell office:value-type="float" office:value="-1.65601296134591" calcext:value-type="float">
            <text:p>-1.65601296134591</text:p>
          </table:table-cell>
          <table:table-cell/>
          <table:table-cell table:formula="of:=AVERAGE([.A804:.A852])" office:value-type="float" office:value="-0.785819795822732" calcext:value-type="float">
            <text:p>-0.785819795822732</text:p>
          </table:table-cell>
        </table:table-row>
        <table:table-row table:style-name="ro1">
          <table:table-cell office:value-type="float" office:value="-1.7882215321213" calcext:value-type="float">
            <text:p>-1.7882215321213</text:p>
          </table:table-cell>
          <table:table-cell/>
          <table:table-cell table:formula="of:=AVERAGE([.A805:.A853])" office:value-type="float" office:value="-0.791688864253309" calcext:value-type="float">
            <text:p>-0.791688864253309</text:p>
          </table:table-cell>
        </table:table-row>
        <table:table-row table:style-name="ro1">
          <table:table-cell office:value-type="float" office:value="-1.79414680020511" calcext:value-type="float">
            <text:p>-1.79414680020511</text:p>
          </table:table-cell>
          <table:table-cell/>
          <table:table-cell table:formula="of:=AVERAGE([.A806:.A854])" office:value-type="float" office:value="-0.797734792777105" calcext:value-type="float">
            <text:p>-0.797734792777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7:.A855])" office:value-type="float" office:value="-0.797734792777105" calcext:value-type="float">
            <text:p>-0.797734792777105</text:p>
          </table:table-cell>
        </table:table-row>
        <table:table-row table:style-name="ro1">
          <table:table-cell office:value-type="float" office:value="-1.67559098575115" calcext:value-type="float">
            <text:p>-1.67559098575115</text:p>
          </table:table-cell>
          <table:table-cell/>
          <table:table-cell table:formula="of:=AVERAGE([.A808:.A856])" office:value-type="float" office:value="-0.797632642065262" calcext:value-type="float">
            <text:p>-0.797632642065262</text:p>
          </table:table-cell>
        </table:table-row>
        <table:table-row table:style-name="ro1">
          <table:table-cell office:value-type="float" office:value="-1.76076231450439" calcext:value-type="float">
            <text:p>-1.76076231450439</text:p>
          </table:table-cell>
          <table:table-cell/>
          <table:table-cell table:formula="of:=AVERAGE([.A809:.A857])" office:value-type="float" office:value="-0.797817236495079" calcext:value-type="float">
            <text:p>-0.797817236495079</text:p>
          </table:table-cell>
        </table:table-row>
        <table:table-row table:style-name="ro1">
          <table:table-cell office:value-type="float" office:value="-1.51424300252795" calcext:value-type="float">
            <text:p>-1.51424300252795</text:p>
          </table:table-cell>
          <table:table-cell/>
          <table:table-cell table:formula="of:=AVERAGE([.A810:.A858])" office:value-type="float" office:value="-0.796310717030569" calcext:value-type="float">
            <text:p>-0.796310717030569</text:p>
          </table:table-cell>
        </table:table-row>
        <table:table-row table:style-name="ro1">
          <table:table-cell office:value-type="float" office:value="-1.79789086564183" calcext:value-type="float">
            <text:p>-1.79789086564183</text:p>
          </table:table-cell>
          <table:table-cell/>
          <table:table-cell table:formula="of:=AVERAGE([.A811:.A859])" office:value-type="float" office:value="-0.873818693880402" calcext:value-type="float">
            <text:p>-0.873818693880402</text:p>
          </table:table-cell>
        </table:table-row>
        <table:table-row table:style-name="ro1">
          <table:table-cell office:value-type="float" office:value="-1.7206218498677" calcext:value-type="float">
            <text:p>-1.7206218498677</text:p>
          </table:table-cell>
          <table:table-cell/>
          <table:table-cell table:formula="of:=AVERAGE([.A812:.A860])" office:value-type="float" office:value="-0.871688662370492" calcext:value-type="float">
            <text:p>-0.871688662370492</text:p>
          </table:table-cell>
        </table:table-row>
        <table:table-row table:style-name="ro1">
          <table:table-cell office:value-type="float" office:value="-1.83545589197278" calcext:value-type="float">
            <text:p>-1.83545589197278</text:p>
          </table:table-cell>
          <table:table-cell/>
          <table:table-cell table:formula="of:=AVERAGE([.A813:.A861])" office:value-type="float" office:value="-0.874921279833876" calcext:value-type="float">
            <text:p>-0.874921279833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4:.A862])" office:value-type="float" office:value="-0.800543147157406" calcext:value-type="float">
            <text:p>-0.800543147157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5:.A863])" office:value-type="float" office:value="-0.725081105872806" calcext:value-type="float">
            <text:p>-0.725081105872806</text:p>
          </table:table-cell>
        </table:table-row>
        <table:table-row table:style-name="ro1">
          <table:table-cell office:value-type="float" office:value="-1.66542651101649" calcext:value-type="float">
            <text:p>-1.66542651101649</text:p>
          </table:table-cell>
          <table:table-cell/>
          <table:table-cell table:formula="of:=AVERAGE([.A816:.A864])" office:value-type="float" office:value="-0.799885728546612" calcext:value-type="float">
            <text:p>-0.799885728546612</text:p>
          </table:table-cell>
        </table:table-row>
        <table:table-row table:style-name="ro1">
          <table:table-cell office:value-type="float" office:value="-1.79361176609695" calcext:value-type="float">
            <text:p>-1.79361176609695</text:p>
          </table:table-cell>
          <table:table-cell/>
          <table:table-cell table:formula="of:=AVERAGE([.A817:.A865])" office:value-type="float" office:value="-0.800110862393951" calcext:value-type="float">
            <text:p>-0.800110862393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8:.A866])" office:value-type="float" office:value="-0.718478209332726" calcext:value-type="float">
            <text:p>-0.718478209332726</text:p>
          </table:table-cell>
        </table:table-row>
        <table:table-row table:style-name="ro1">
          <table:table-cell office:value-type="float" office:value="-1.57952655028701" calcext:value-type="float">
            <text:p>-1.57952655028701</text:p>
          </table:table-cell>
          <table:table-cell/>
          <table:table-cell table:formula="of:=AVERAGE([.A819:.A867])" office:value-type="float" office:value="-0.719493275161544" calcext:value-type="float">
            <text:p>-0.719493275161544</text:p>
          </table:table-cell>
        </table:table-row>
        <table:table-row table:style-name="ro1">
          <table:table-cell office:value-type="float" office:value="-1.49780595686734" calcext:value-type="float">
            <text:p>-1.49780595686734</text:p>
          </table:table-cell>
          <table:table-cell/>
          <table:table-cell table:formula="of:=AVERAGE([.A820:.A868])" office:value-type="float" office:value="-0.713774463579728" calcext:value-type="float">
            <text:p>-0.713774463579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1:.A869])" office:value-type="float" office:value="-0.639518260444913" calcext:value-type="float">
            <text:p>-0.639518260444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2:.A870])" office:value-type="float" office:value="-0.639518260444913" calcext:value-type="float">
            <text:p>-0.639518260444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3:.A871])" office:value-type="float" office:value="-0.563102046266381" calcext:value-type="float">
            <text:p>-0.563102046266381</text:p>
          </table:table-cell>
        </table:table-row>
        <table:table-row table:style-name="ro1">
          <table:table-cell office:value-type="float" office:value="-1.7286074685961" calcext:value-type="float">
            <text:p>-1.7286074685961</text:p>
          </table:table-cell>
          <table:table-cell/>
          <table:table-cell table:formula="of:=AVERAGE([.A824:.A872])" office:value-type="float" office:value="-0.63919607623773" calcext:value-type="float">
            <text:p>-0.63919607623773</text:p>
          </table:table-cell>
        </table:table-row>
        <table:table-row table:style-name="ro1">
          <table:table-cell office:value-type="float" office:value="-1.90146807170808" calcext:value-type="float">
            <text:p>-1.90146807170808</text:p>
          </table:table-cell>
          <table:table-cell/>
          <table:table-cell table:formula="of:=AVERAGE([.A825:.A873])" office:value-type="float" office:value="-0.647840023498876" calcext:value-type="float">
            <text:p>-0.647840023498876</text:p>
          </table:table-cell>
        </table:table-row>
        <table:table-row table:style-name="ro1">
          <table:table-cell office:value-type="float" office:value="-1.58507400919795" calcext:value-type="float">
            <text:p>-1.58507400919795</text:p>
          </table:table-cell>
          <table:table-cell/>
          <table:table-cell table:formula="of:=AVERAGE([.A826:.A874])" office:value-type="float" office:value="-0.646325721807139" calcext:value-type="float">
            <text:p>-0.646325721807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7:.A875])" office:value-type="float" office:value="-0.570734184261487" calcext:value-type="float">
            <text:p>-0.570734184261487</text:p>
          </table:table-cell>
        </table:table-row>
        <table:table-row table:style-name="ro1">
          <table:table-cell office:value-type="float" office:value="-1.60945443405211" calcext:value-type="float">
            <text:p>-1.60945443405211</text:p>
          </table:table-cell>
          <table:table-cell/>
          <table:table-cell table:formula="of:=AVERAGE([.A828:.A876])" office:value-type="float" office:value="-0.644396519650306" calcext:value-type="float">
            <text:p>-0.644396519650306</text:p>
          </table:table-cell>
        </table:table-row>
        <table:table-row table:style-name="ro1">
          <table:table-cell office:value-type="float" office:value="-1.58677532379627" calcext:value-type="float">
            <text:p>-1.58677532379627</text:p>
          </table:table-cell>
          <table:table-cell/>
          <table:table-cell table:formula="of:=AVERAGE([.A829:.A877])" office:value-type="float" office:value="-0.642563098751647" calcext:value-type="float">
            <text:p>-0.642563098751647</text:p>
          </table:table-cell>
        </table:table-row>
        <table:table-row table:style-name="ro1">
          <table:table-cell office:value-type="float" office:value="-1.86885680415928" calcext:value-type="float">
            <text:p>-1.86885680415928</text:p>
          </table:table-cell>
          <table:table-cell/>
          <table:table-cell table:formula="of:=AVERAGE([.A830:.A878])" office:value-type="float" office:value="-0.646489651430505" calcext:value-type="float">
            <text:p>-0.646489651430505</text:p>
          </table:table-cell>
        </table:table-row>
        <table:table-row table:style-name="ro1">
          <table:table-cell office:value-type="float" office:value="-1.55382496664822" calcext:value-type="float">
            <text:p>-1.55382496664822</text:p>
          </table:table-cell>
          <table:table-cell/>
          <table:table-cell table:formula="of:=AVERAGE([.A831:.A879])" office:value-type="float" office:value="-0.719016691566182" calcext:value-type="float">
            <text:p>-0.719016691566182</text:p>
          </table:table-cell>
        </table:table-row>
        <table:table-row table:style-name="ro1">
          <table:table-cell office:value-type="float" office:value="-1.58121143839955" calcext:value-type="float">
            <text:p>-1.58121143839955</text:p>
          </table:table-cell>
          <table:table-cell/>
          <table:table-cell table:formula="of:=AVERAGE([.A832:.A880])" office:value-type="float" office:value="-0.714788427924076" calcext:value-type="float">
            <text:p>-0.714788427924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3:.A881])" office:value-type="float" office:value="-0.714788427924076" calcext:value-type="float">
            <text:p>-0.714788427924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4:.A882])" office:value-type="float" office:value="-0.63906437700774" calcext:value-type="float">
            <text:p>-0.63906437700774</text:p>
          </table:table-cell>
        </table:table-row>
        <table:table-row table:style-name="ro1">
          <table:table-cell office:value-type="float" office:value="-1.62572604153454" calcext:value-type="float">
            <text:p>-1.62572604153454</text:p>
          </table:table-cell>
          <table:table-cell/>
          <table:table-cell table:formula="of:=AVERAGE([.A835:.A883])" office:value-type="float" office:value="-0.713058786018649" calcext:value-type="float">
            <text:p>-0.7130587860186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6:.A884])" office:value-type="float" office:value="-0.63742067483621" calcext:value-type="float">
            <text:p>-0.63742067483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7:.A885])" office:value-type="float" office:value="-0.564593743581188" calcext:value-type="float">
            <text:p>-0.564593743581188</text:p>
          </table:table-cell>
        </table:table-row>
        <table:table-row table:style-name="ro1">
          <table:table-cell office:value-type="float" office:value="-1.7065725112468" calcext:value-type="float">
            <text:p>-1.7065725112468</text:p>
          </table:table-cell>
          <table:table-cell/>
          <table:table-cell table:formula="of:=AVERAGE([.A838:.A886])" office:value-type="float" office:value="-0.564722473592174" calcext:value-type="float">
            <text:p>-0.564722473592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9:.A887])" office:value-type="float" office:value="-0.485698279425441" calcext:value-type="float">
            <text:p>-0.485698279425441</text:p>
          </table:table-cell>
        </table:table-row>
        <table:table-row table:style-name="ro1">
          <table:table-cell office:value-type="float" office:value="-1.66505574176609" calcext:value-type="float">
            <text:p>-1.66505574176609</text:p>
          </table:table-cell>
          <table:table-cell/>
          <table:table-cell table:formula="of:=AVERAGE([.A840:.A888])" office:value-type="float" office:value="-0.488420885634361" calcext:value-type="float">
            <text:p>-0.488420885634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1:.A889])" office:value-type="float" office:value="-0.417176667834727" calcext:value-type="float">
            <text:p>-0.4171766678347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2:.A890])" office:value-type="float" office:value="-0.417176667834727" calcext:value-type="float">
            <text:p>-0.4171766678347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3:.A891])" office:value-type="float" office:value="-0.341139555876048" calcext:value-type="float">
            <text:p>-0.341139555876048</text:p>
          </table:table-cell>
        </table:table-row>
        <table:table-row table:style-name="ro1">
          <table:table-cell office:value-type="float" office:value="-1.54477162634432" calcext:value-type="float">
            <text:p>-1.54477162634432</text:p>
          </table:table-cell>
          <table:table-cell/>
          <table:table-cell table:formula="of:=AVERAGE([.A844:.A892])" office:value-type="float" office:value="-0.337145094285145" calcext:value-type="float">
            <text:p>-0.337145094285145</text:p>
          </table:table-cell>
        </table:table-row>
        <table:table-row table:style-name="ro1">
          <table:table-cell office:value-type="float" office:value="-1.52405665445924" calcext:value-type="float">
            <text:p>-1.52405665445924</text:p>
          </table:table-cell>
          <table:table-cell/>
          <table:table-cell table:formula="of:=AVERAGE([.A845:.A893])" office:value-type="float" office:value="-0.332406747552631" calcext:value-type="float">
            <text:p>-0.332406747552631</text:p>
          </table:table-cell>
        </table:table-row>
        <table:table-row table:style-name="ro1">
          <table:table-cell office:value-type="float" office:value="-1.76824457877576" calcext:value-type="float">
            <text:p>-1.76824457877576</text:p>
          </table:table-cell>
          <table:table-cell/>
          <table:table-cell table:formula="of:=AVERAGE([.A846:.A894])" office:value-type="float" office:value="-0.332509065881675" calcext:value-type="float">
            <text:p>-0.332509065881675</text:p>
          </table:table-cell>
        </table:table-row>
        <table:table-row table:style-name="ro1">
          <table:table-cell office:value-type="float" office:value="-1.79274116235077" calcext:value-type="float">
            <text:p>-1.79274116235077</text:p>
          </table:table-cell>
          <table:table-cell/>
          <table:table-cell table:formula="of:=AVERAGE([.A847:.A895])" office:value-type="float" office:value="-0.332411656342112" calcext:value-type="float">
            <text:p>-0.332411656342112</text:p>
          </table:table-cell>
        </table:table-row>
        <table:table-row table:style-name="ro1">
          <table:table-cell office:value-type="float" office:value="-1.71650701518059" calcext:value-type="float">
            <text:p>-1.71650701518059</text:p>
          </table:table-cell>
          <table:table-cell/>
          <table:table-cell table:formula="of:=AVERAGE([.A848:.A896])" office:value-type="float" office:value="-0.330742620027795" calcext:value-type="float">
            <text:p>-0.330742620027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9:.A897])" office:value-type="float" office:value="-0.254312517566827" calcext:value-type="float">
            <text:p>-0.254312517566827</text:p>
          </table:table-cell>
        </table:table-row>
        <table:table-row table:style-name="ro1">
          <table:table-cell office:value-type="float" office:value="-1.72667383655608" calcext:value-type="float">
            <text:p>-1.72667383655608</text:p>
          </table:table-cell>
          <table:table-cell/>
          <table:table-cell table:formula="of:=AVERAGE([.A850:.A898])" office:value-type="float" office:value="-0.330367085659808" calcext:value-type="float">
            <text:p>-0.330367085659808</text:p>
          </table:table-cell>
        </table:table-row>
        <table:table-row table:style-name="ro1">
          <table:table-cell office:value-type="float" office:value="-1.822123452124" calcext:value-type="float">
            <text:p>-1.822123452124</text:p>
          </table:table-cell>
          <table:table-cell/>
          <table:table-cell table:formula="of:=AVERAGE([.A851:.A899])" office:value-type="float" office:value="-0.334429839287789" calcext:value-type="float">
            <text:p>-0.334429839287789</text:p>
          </table:table-cell>
        </table:table-row>
        <table:table-row table:style-name="ro1">
          <table:table-cell office:value-type="float" office:value="-1.6354071082592" calcext:value-type="float">
            <text:p>-1.6354071082592</text:p>
          </table:table-cell>
          <table:table-cell/>
          <table:table-cell table:formula="of:=AVERAGE([.A852:.A900])" office:value-type="float" office:value="-0.408621821088998" calcext:value-type="float">
            <text:p>-0.408621821088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53:.A901])" office:value-type="float" office:value="-0.334009311673775" calcext:value-type="float">
            <text:p>-0.334009311673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54:.A902])" office:value-type="float" office:value="-0.256698668161095" calcext:value-type="float">
            <text:p>-0.256698668161095</text:p>
          </table:table-cell>
        </table:table-row>
        <table:table-row table:style-name="ro1">
          <table:table-cell office:value-type="float" office:value="-1.7618875287801" calcext:value-type="float">
            <text:p>-1.7618875287801</text:p>
          </table:table-cell>
          <table:table-cell/>
          <table:table-cell table:formula="of:=AVERAGE([.A855:.A903])" office:value-type="float" office:value="-0.256040315683034" calcext:value-type="float">
            <text:p>-0.256040315683034</text:p>
          </table:table-cell>
        </table:table-row>
        <table:table-row table:style-name="ro1">
          <table:table-cell office:value-type="float" office:value="-1.57379488007128" calcext:value-type="float">
            <text:p>-1.57379488007128</text:p>
          </table:table-cell>
          <table:table-cell/>
          <table:table-cell table:formula="of:=AVERAGE([.A856:.A904])" office:value-type="float" office:value="-0.328974905072244" calcext:value-type="float">
            <text:p>-0.328974905072244</text:p>
          </table:table-cell>
        </table:table-row>
        <table:table-row table:style-name="ro1">
          <table:table-cell office:value-type="float" office:value="-1.7971352472961" calcext:value-type="float">
            <text:p>-1.7971352472961</text:p>
          </table:table-cell>
          <table:table-cell/>
          <table:table-cell table:formula="of:=AVERAGE([.A857:.A905])" office:value-type="float" office:value="-0.331455400205814" calcext:value-type="float">
            <text:p>-0.331455400205814</text:p>
          </table:table-cell>
        </table:table-row>
        <table:table-row table:style-name="ro1">
          <table:table-cell office:value-type="float" office:value="-1.81765427467227" calcext:value-type="float">
            <text:p>-1.81765427467227</text:p>
          </table:table-cell>
          <table:table-cell/>
          <table:table-cell table:formula="of:=AVERAGE([.A858:.A906])" office:value-type="float" office:value="-0.332616460617403" calcext:value-type="float">
            <text:p>-0.332616460617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59:.A907])" office:value-type="float" office:value="-0.260897215667854" calcext:value-type="float">
            <text:p>-0.260897215667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0:.A908])" office:value-type="float" office:value="-0.18338923881802" calcext:value-type="float">
            <text:p>-0.18338923881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1:.A909])" office:value-type="float" office:value="-0.107458180657455" calcext:value-type="float">
            <text:p>-0.107458180657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2:.A910])" office:value-type="float" office:value="-0.0291835706171941" calcext:value-type="float">
            <text:p>-0.029183570617194</text:p>
          </table:table-cell>
        </table:table-row>
        <table:table-row table:style-name="ro1">
          <table:table-cell office:value-type="float" office:value="-1.52466912771463" calcext:value-type="float">
            <text:p>-1.52466912771463</text:p>
          </table:table-cell>
          <table:table-cell/>
          <table:table-cell table:formula="of:=AVERAGE([.A863:.A911])" office:value-type="float" office:value="-0.101115593631778" calcext:value-type="float">
            <text:p>-0.101115593631778</text:p>
          </table:table-cell>
        </table:table-row>
        <table:table-row table:style-name="ro1">
          <table:table-cell table:number-columns-repeated="2"/>
          <table:table-cell table:formula="of:=AVERAGE([.A864:.A912])" office:value-type="float" office:value="-0.144888835165774" calcext:value-type="float">
            <text:p>-0.144888835165774</text:p>
          </table:table-cell>
        </table:table-row>
        <table:table-row table:style-name="ro1">
          <table:table-cell table:number-columns-repeated="2"/>
          <table:table-cell table:formula="of:=AVERAGE([.A865:.A913])" office:value-type="float" office:value="-0.112536969722142" calcext:value-type="float">
            <text:p>-0.112536969722142</text:p>
          </table:table-cell>
        </table:table-row>
        <table:table-row table:style-name="ro1">
          <table:table-cell table:number-columns-repeated="2"/>
          <table:table-cell table:formula="of:=AVERAGE([.A866:.A914])" office:value-type="float" office:value="-0.075991865453124" calcext:value-type="float">
            <text:p>-0.075991865453124</text:p>
          </table:table-cell>
        </table:table-row>
        <table:table-row table:style-name="ro1">
          <table:table-cell table:number-columns-repeated="2"/>
          <table:table-cell table:formula="of:=AVERAGE([.A867:.A915])" office:value-type="float" office:value="-0.122125018018749" calcext:value-type="float">
            <text:p>-0.122125018018749</text:p>
          </table:table-cell>
        </table:table-row>
        <table:table-row table:style-name="ro1">
          <table:table-cell table:number-columns-repeated="2"/>
          <table:table-cell table:formula="of:=AVERAGE([.A868:.A916])" office:value-type="float" office:value="-0.0890022559217431" calcext:value-type="float">
            <text:p>-0.089002255921743</text:p>
          </table:table-cell>
        </table:table-row>
        <table:table-row table:style-name="ro1">
          <table:table-cell table:number-columns-repeated="2"/>
          <table:table-cell table:formula="of:=AVERAGE([.A869:.A917])" office:value-type="float" office:value="-0.0562393791555665" calcext:value-type="float">
            <text:p>-0.056239379155567</text:p>
          </table:table-cell>
        </table:table-row>
        <table:table-row table:style-name="ro1">
          <table:table-cell table:number-columns-repeated="2"/>
          <table:table-cell table:formula="of:=AVERAGE([.A870:.A918])" office:value-type="float" office:value="-0.105197459611651" calcext:value-type="float">
            <text:p>-0.105197459611651</text:p>
          </table:table-cell>
        </table:table-row>
        <table:table-row table:style-name="ro1">
          <table:table-cell table:number-columns-repeated="2"/>
          <table:table-cell table:formula="of:=AVERAGE([.A871:.A919])" office:value-type="float" office:value="-0.156543739114375" calcext:value-type="float">
            <text:p>-0.156543739114375</text:p>
          </table:table-cell>
        </table:table-row>
        <table:table-row table:style-name="ro1">
          <table:table-cell table:number-columns-repeated="2"/>
          <table:table-cell table:formula="of:=AVERAGE([.A872:.A920])" office:value-type="float" office:value="-0.210457332592234" calcext:value-type="float">
            <text:p>-0.210457332592234</text:p>
          </table:table-cell>
        </table:table-row>
        <table:table-row table:style-name="ro1">
          <table:table-cell table:number-columns-repeated="2"/>
          <table:table-cell table:formula="of:=AVERAGE([.A873:.A921])" office:value-type="float" office:value="-0.171530406028032" calcext:value-type="float">
            <text:p>-0.171530406028032</text:p>
          </table:table-cell>
        </table:table-row>
        <table:table-row table:style-name="ro1">
          <table:table-cell table:number-columns-repeated="2"/>
          <table:table-cell table:formula="of:=AVERAGE([.A874:.A922])" office:value-type="float" office:value="-0.126005730615399" calcext:value-type="float">
            <text:p>-0.126005730615399</text:p>
          </table:table-cell>
        </table:table-row>
        <table:table-row table:style-name="ro1">
          <table:table-cell table:number-columns-repeated="2"/>
          <table:table-cell table:formula="of:=AVERAGE([.A875:.A923])" office:value-type="float" office:value="-0.086571452815871" calcext:value-type="float">
            <text:p>-0.086571452815871</text:p>
          </table:table-cell>
        </table:table-row>
        <table:table-row table:style-name="ro1">
          <table:table-cell table:number-columns-repeated="2"/>
          <table:table-cell table:formula="of:=AVERAGE([.A876:.A924])" office:value-type="float" office:value="-0.144531770949645" calcext:value-type="float">
            <text:p>-0.144531770949645</text:p>
          </table:table-cell>
        </table:table-row>
        <table:table-row table:style-name="ro1">
          <table:table-cell table:number-columns-repeated="2"/>
          <table:table-cell table:formula="of:=AVERAGE([.A877:.A925])" office:value-type="float" office:value="-0.102676837718146" calcext:value-type="float">
            <text:p>-0.102676837718146</text:p>
          </table:table-cell>
        </table:table-row>
        <table:table-row table:style-name="ro1">
          <table:table-cell table:number-columns-repeated="2"/>
          <table:table-cell table:formula="of:=AVERAGE([.A878:.A926])" office:value-type="float" office:value="-0.0590268822452601" calcext:value-type="float">
            <text:p>-0.05902688224526</text:p>
          </table:table-cell>
        </table:table-row>
        <table:table-row table:style-name="ro1">
          <table:table-cell table:number-columns-repeated="2"/>
          <table:table-cell table:formula="of:=AVERAGE([.A879:.A927])" office:value-type="float" office:value="-0.00418355127816852" calcext:value-type="float">
            <text:p>-0.004183551278169</text:p>
          </table:table-cell>
        </table:table-row>
        <table:table-row table:style-name="ro1">
          <table:table-cell table:number-columns-repeated="2"/>
          <table:table-cell table:formula="of:=AVERAGE([.A880:.A928])" office:value-type="float" office:value="0.0442427429521456" calcext:value-type="float">
            <text:p>0.044242742952146</text:p>
          </table:table-cell>
        </table:table-row>
        <table:table-row table:style-name="ro1">
          <table:table-cell table:number-columns-repeated="2"/>
          <table:table-cell table:formula="of:=AVERAGE([.A881:.A929])" office:value-type="float" office:value="0.0966767488022005" calcext:value-type="float">
            <text:p>0.096676748802201</text:p>
          </table:table-cell>
        </table:table-row>
        <table:table-row table:style-name="ro1">
          <table:table-cell table:number-columns-repeated="2"/>
          <table:table-cell table:formula="of:=AVERAGE([.A882:.A930])" office:value-type="float" office:value="0.0332326404289405" calcext:value-type="float">
            <text:p>0.033232640428941</text:p>
          </table:table-cell>
        </table:table-row>
        <table:table-row table:style-name="ro1">
          <table:table-cell table:number-columns-repeated="2"/>
          <table:table-cell table:formula="of:=AVERAGE([.A883:.A931])" office:value-type="float" office:value="-0.0345869236941995" calcext:value-type="float">
            <text:p>-0.0345869236942</text:p>
          </table:table-cell>
        </table:table-row>
        <table:table-row table:style-name="ro1">
          <table:table-cell table:number-columns-repeated="2"/>
          <table:table-cell table:formula="of:=AVERAGE([.A884:.A932])" office:value-type="float" office:value="0.0222394733715271" calcext:value-type="float">
            <text:p>0.022239473371527</text:p>
          </table:table-cell>
        </table:table-row>
        <table:table-row table:style-name="ro1">
          <table:table-cell table:number-columns-repeated="2"/>
          <table:table-cell table:formula="of:=AVERAGE([.A885:.A933])" office:value-type="float" office:value="-0.0510109165036015" calcext:value-type="float">
            <text:p>-0.051010916503602</text:p>
          </table:table-cell>
        </table:table-row>
        <table:table-row table:style-name="ro1">
          <table:table-cell table:number-columns-repeated="2"/>
          <table:table-cell table:formula="of:=AVERAGE([.A886:.A934])" office:value-type="float" office:value="-0.12989595175374" calcext:value-type="float">
            <text:p>-0.12989595175374</text:p>
          </table:table-cell>
        </table:table-row>
        <table:table-row table:style-name="ro1">
          <table:table-cell table:number-columns-repeated="2"/>
          <table:table-cell table:formula="of:=AVERAGE([.A887:.A935])" office:value-type="float" office:value="-0.0668288893740176" calcext:value-type="float">
            <text:p>-0.066828889374018</text:p>
          </table:table-cell>
        </table:table-row>
        <table:table-row table:style-name="ro1">
          <table:table-cell table:number-columns-repeated="2"/>
          <table:table-cell table:formula="of:=AVERAGE([.A888:.A936])" office:value-type="float" office:value="-0.152946759764602" calcext:value-type="float">
            <text:p>-0.152946759764602</text:p>
          </table:table-cell>
        </table:table-row>
        <table:table-row table:style-name="ro1">
          <table:table-cell table:number-columns-repeated="2"/>
          <table:table-cell table:formula="of:=AVERAGE([.A889:.A937])" office:value-type="float" office:value="-0.0872028909819281" calcext:value-type="float">
            <text:p>-0.087202890981928</text:p>
          </table:table-cell>
        </table:table-row>
        <table:table-row table:style-name="ro1">
          <table:table-cell table:number-columns-repeated="2"/>
          <table:table-cell table:formula="of:=AVERAGE([.A890:.A938])" office:value-type="float" office:value="-0.182075749662925" calcext:value-type="float">
            <text:p>-0.182075749662925</text:p>
          </table:table-cell>
        </table:table-row>
        <table:table-row table:style-name="ro1">
          <table:table-cell table:number-columns-repeated="2"/>
          <table:table-cell table:formula="of:=AVERAGE([.A891:.A939])" office:value-type="float" office:value="-0.285984118694493" calcext:value-type="float">
            <text:p>-0.285984118694493</text:p>
          </table:table-cell>
        </table:table-row>
        <table:table-row table:style-name="ro1">
          <table:table-cell table:number-columns-repeated="2"/>
          <table:table-cell table:formula="of:=AVERAGE([.A892:.A940])" office:value-type="float" office:value="-0.400283324629217" calcext:value-type="float">
            <text:p>-0.400283324629217</text:p>
          </table:table-cell>
        </table:table-row>
        <table:table-row table:style-name="ro1">
          <table:table-cell table:number-columns-repeated="2"/>
          <table:table-cell table:formula="of:=AVERAGE([.A893:.A941])" office:value-type="float" office:value="-0.340047098223159" calcext:value-type="float">
            <text:p>-0.340047098223159</text:p>
          </table:table-cell>
        </table:table-row>
        <table:table-row table:style-name="ro1">
          <table:table-cell table:number-columns-repeated="2"/>
          <table:table-cell table:formula="of:=AVERAGE([.A894:.A942])" office:value-type="float" office:value="-0.274268789543377" calcext:value-type="float">
            <text:p>-0.274268789543377</text:p>
          </table:table-cell>
        </table:table-row>
        <table:table-row table:style-name="ro1">
          <table:table-cell table:number-columns-repeated="2"/>
          <table:table-cell table:formula="of:=AVERAGE([.A895:.A943])" office:value-type="float" office:value="-0.186387860765001" calcext:value-type="float">
            <text:p>-0.186387860765001</text:p>
          </table:table-cell>
        </table:table-row>
        <table:table-row table:style-name="ro1">
          <table:table-cell table:number-columns-repeated="2"/>
          <table:table-cell table:formula="of:=AVERAGE([.A896:.A944])" office:value-type="float" office:value="-0.0859907794158905" calcext:value-type="float">
            <text:p>-0.085990779415891</text:p>
          </table:table-cell>
        </table:table-row>
        <table:table-row table:style-name="ro1">
          <table:table-cell table:number-columns-repeated="2"/>
          <table:table-cell table:formula="of:=AVERAGE([.A897:.A945])" office:value-type="float" office:value="0.0227103029684226" calcext:value-type="float">
            <text:p>0.022710302968423</text:p>
          </table:table-cell>
        </table:table-row>
        <table:table-row table:style-name="ro1">
          <table:table-cell table:number-columns-repeated="2"/>
          <table:table-cell table:formula="of:=AVERAGE([.A898:.A946])" office:value-type="float" office:value="-0.118524675390976" calcext:value-type="float">
            <text:p>-0.118524675390976</text:p>
          </table:table-cell>
        </table:table-row>
        <table:table-row table:style-name="ro1">
          <table:table-cell table:number-columns-repeated="2"/>
          <table:table-cell table:formula="of:=AVERAGE([.A899:.A947])" office:value-type="float" office:value="0.00517910623710886" calcext:value-type="float">
            <text:p>0.005179106237109</text:p>
          </table:table-cell>
        </table:table-row>
        <table:table-row table:style-name="ro1">
          <table:table-cell table:number-columns-repeated="2"/>
          <table:table-cell table:formula="of:=AVERAGE([.A900:.A948])" office:value-type="float" office:value="0.157454319433868" calcext:value-type="float">
            <text:p>0.157454319433868</text:p>
          </table:table-cell>
        </table:table-row>
        <table:table-row table:style-name="ro1">
          <table:table-cell table:number-columns-repeated="2"/>
          <table:table-cell table:formula="of:=AVERAGE([.A901:.A949])" office:value-type="float" office:value="0.32044172195142" calcext:value-type="float">
            <text:p>0.32044172195142</text:p>
          </table:table-cell>
        </table:table-row>
        <table:table-row table:style-name="ro1">
          <table:table-cell table:number-columns-repeated="2"/>
          <table:table-cell table:formula="of:=AVERAGE([.A902:.A950])" office:value-type="float" office:value="0.152485894146562" calcext:value-type="float">
            <text:p>0.152485894146562</text:p>
          </table:table-cell>
        </table:table-row>
        <table:table-row table:style-name="ro1">
          <table:table-cell table:number-columns-repeated="2"/>
          <table:table-cell table:formula="of:=AVERAGE([.A903:.A951])" office:value-type="float" office:value="-0.0527934509482648" calcext:value-type="float">
            <text:p>-0.052793450948265</text:p>
          </table:table-cell>
        </table:table-row>
        <table:table-row table:style-name="ro1">
          <table:table-cell table:number-columns-repeated="2"/>
          <table:table-cell table:formula="of:=AVERAGE([.A904:.A952])" office:value-type="float" office:value="0.160843308780715" calcext:value-type="float">
            <text:p>0.160843308780715</text:p>
          </table:table-cell>
        </table:table-row>
        <table:table-row table:style-name="ro1">
          <table:table-cell table:number-columns-repeated="2"/>
          <table:table-cell table:formula="of:=AVERAGE([.A905:.A953])" office:value-type="float" office:value="0.408648764331" calcext:value-type="float">
            <text:p>0.408648764331</text:p>
          </table:table-cell>
        </table:table-row>
        <table:table-row table:style-name="ro1">
          <table:table-cell table:number-columns-repeated="2"/>
          <table:table-cell table:formula="of:=AVERAGE([.A906:.A954])" office:value-type="float" office:value="0.776279432935516" calcext:value-type="float">
            <text:p>0.776279432935516</text:p>
          </table:table-cell>
        </table:table-row>
        <table:table-row table:style-name="ro1">
          <table:table-cell table:number-columns-repeated="2"/>
          <table:table-cell table:formula="of:=AVERAGE([.A907:.A955])" office:value-type="float" office:value="1.29506617445707" calcext:value-type="float">
            <text:p>1.29506617445707</text:p>
          </table:table-cell>
        </table:table-row>
        <table:table-row table:style-name="ro1">
          <table:table-cell table:number-columns-repeated="2"/>
          <table:table-cell table:formula="of:=AVERAGE([.A908:.A956])" office:value-type="float" office:value="1.11883271807134" calcext:value-type="float">
            <text:p>1.11883271807134</text:p>
          </table:table-cell>
        </table:table-row>
        <table:table-row table:style-name="ro1">
          <table:table-cell table:number-columns-repeated="2"/>
          <table:table-cell table:formula="of:=AVERAGE([.A909:.A957])" office:value-type="float" office:value="0.825110290761789" calcext:value-type="float">
            <text:p>0.825110290761789</text:p>
          </table:table-cell>
        </table:table-row>
        <table:table-row table:style-name="ro1">
          <table:table-cell table:number-columns-repeated="2"/>
          <table:table-cell table:formula="of:=AVERAGE([.A910:.A958])" office:value-type="float" office:value="0.237665436142684" calcext:value-type="float">
            <text:p>0.237665436142684</text:p>
          </table:table-cell>
        </table:table-row>
        <table:table-row table:style-name="ro1">
          <table:table-cell table:number-columns-repeated="2"/>
          <table:table-cell table:formula="of:=AVERAGE([.A911:.A959])" office:value-type="float" office:value="-1.52466912771463" calcext:value-type="float">
            <text:p>-1.52466912771463</text:p>
          </table:table-cell>
        </table:table-row>
        <table:table-row table:style-name="ro1">
          <table:table-cell table:number-columns-repeated="2"/>
          <table:table-cell table:formula="of:=AVERAGE([.A912:.A9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13:.A9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14:.A9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15:.A9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16:.A9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17:.A9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18:.A9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19:.A9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20:.A9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21:.A9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22:.A9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23:.A9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24:.A9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25:.A9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26:.A9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27:.A9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28:.A9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29:.A9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30:.A9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31:.A9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32:.A9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33:.A9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34:.A9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35:.A9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36:.A9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37:.A9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38:.A9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39:.A9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40:.A9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41:.A9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42:.A9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43:.A9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44:.A9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45:.A9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46:.A9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47:.A9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48:.A9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49:.A9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50:.A9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51:.A9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52:.A10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53:.A10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54:.A10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55:.A10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56:.A10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57:.A10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58:.A10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59:.A10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60:.A10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61:.A10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62:.A10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63:.A10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64:.A10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65:.A10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66:.A10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67:.A10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68:.A10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69:.A10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70:.A10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71:.A10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72:.A10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73:.A10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74:.A10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75:.A10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76:.A10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77:.A10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78:.A10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79:.A10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80:.A10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81:.A10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82:.A10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83:.A10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84:.A10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85:.A10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86:.A10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87:.A10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88:.A10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89:.A10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90:.A10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91:.A10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92:.A10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93:.A10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94:.A10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95:.A10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96:.A10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97:.A10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98:.A10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999:.A10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00:.A10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01:.A10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02:.A10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03:.A10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04:.A10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05:.A10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06:.A10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07:.A10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08:.A10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09:.A10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10:.A10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11:.A10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12:.A10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13:.A10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14:.A10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15:.A10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16:.A10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17:.A10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18:.A10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19:.A10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20:.A10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21:.A10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22:.A10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23:.A10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24:.A10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25:.A10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26:.A10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27:.A10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28:.A10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29:.A10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30:.A10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31:.A10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32:.A10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33:.A10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34:.A10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35:.A10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36:.A10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37:.A10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38:.A10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39:.A10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40:.A10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41:.A10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42:.A10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43:.A10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44:.A10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45:.A10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46:.A10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47:.A10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48:.A10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49:.A10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50:.A10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51:.A10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52:.A1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53:.A11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54:.A1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55:.A1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56:.A1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57:.A1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58:.A1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59:.A1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60:.A1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61:.A1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62:.A1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63:.A1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64:.A11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65:.A11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66:.A11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67:.A1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68:.A11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69:.A11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70:.A11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71:.A11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72:.A11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73:.A11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74:.A11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75:.A1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76:.A1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77:.A11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78:.A11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79:.A11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80:.A1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81:.A1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82:.A1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83:.A1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84:.A11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85:.A11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86:.A11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87:.A11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88:.A11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89:.A11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90:.A11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91:.A11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92:.A11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93:.A11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94:.A11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95:.A11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96:.A11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97:.A11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98:.A11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099:.A11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00:.A11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01:.A11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02:.A11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03:.A11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04:.A11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05:.A11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06:.A11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07:.A11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08:.A11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09:.A11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10:.A11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11:.A11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12:.A11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13:.A11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14:.A11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15:.A11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16:.A11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17:.A11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18:.A11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19:.A11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20:.A11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21:.A11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22:.A11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23:.A11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24:.A11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25:.A11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26:.A11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27:.A11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28:.A11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29:.A11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30:.A11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31:.A11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32:.A11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33:.A11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34:.A11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35:.A11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36:.A11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37:.A11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38:.A11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39:.A11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40:.A11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41:.A11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42:.A11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43:.A11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44:.A11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45:.A11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46:.A11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47:.A11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48:.A11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49:.A11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50:.A11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51:.A11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52:.A12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53:.A12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A1154:.A1202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0T10:47:43.552648333</dc:date>
    <meta:editing-duration>PT10M25S</meta:editing-duration>
    <meta:editing-cycles>3</meta:editing-cycles>
    <meta:document-statistic meta:table-count="1" meta:cell-count="21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5cm" svg:height="14.147cm" xlink:href=".." xlink:type="simple" chart:class="chart:line" chart:style-name="ch1">
        <chart:legend chart:legend-position="end" svg:x="22.218cm" svg:y="6.774cm" style:legend-expansion="high" chart:style-name="ch2"/>
        <chart:plot-area chart:style-name="ch3" table:cell-range-address="rewardlist_cylindernobutton__10_19_2021.A2:rewardlist_cylindernobutton__10_19_2021.A911" chart:data-source-has-labels="row" svg:x="0.503cm" svg:y="0.282cm" svg:width="21.212cm" svg:height="13.583cm">
          <chartooo:coordinate-region svg:x="1.336cm" svg:y="0.481cm" svg:width="20.379cm" svg:height="13.1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nobutton__10_19_2021.A3:rewardlist_cylindernobutton__10_19_2021.A911" chart:label-cell-address="rewardlist_cylindernobutton__10_19_2021.A2:rewardlist_cylindernobutton__10_19_2021.A2" chart:class="chart:line">
            <chart:data-point chart:repeated="9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cylindernobutton__10_19_2021.A2:rewardlist_cylindernobutton__10_19_202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89270688818693">
                <text:p>-1.89270688818693</text:p>
                <draw:g>
                  <svg:desc>rewardlist_cylindernobutton__10_19_2021.A3:rewardlist_cylindernobutton__10_19_2021.A9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0133573437333">
                <text:p>-1.80133573437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4152807298005">
                <text:p>-1.74152807298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83479061929881">
                <text:p>-1.83479061929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5287031353712">
                <text:p>-1.85287031353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9501110764444">
                <text:p>-1.4950111076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4729611612856">
                <text:p>-1.74729611612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7651883432567">
                <text:p>-1.77651883432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5109063434303">
                <text:p>-1.75109063434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90911108087599">
                <text:p>-1.90911108087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69911840666533">
                <text:p>-1.6991184066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59020493936241">
                <text:p>-1.59020493936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4055748912692">
                <text:p>-1.84055748912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9616349012256">
                <text:p>-1.89616349012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91567346194386">
                <text:p>-1.915673461943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93104865263105">
                <text:p>-1.93104865263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79830739438832">
                <text:p>-1.79830739438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77036359544098">
                <text:p>-1.77036359544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75004637917578">
                <text:p>-1.75004637917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77956008083522">
                <text:p>-1.77956008083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7379178981483">
                <text:p>-1.87379178981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75090407639742">
                <text:p>-1.75090407639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4253453402221">
                <text:p>-1.84253453402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72982302854359">
                <text:p>-1.72982302854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75293157407045">
                <text:p>-1.75293157407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93322516199648">
                <text:p>-1.93322516199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8814149846137">
                <text:p>-1.88814149846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7928410266638">
                <text:p>-1.87928410266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9105108521283">
                <text:p>-1.99105108521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755998765707">
                <text:p>-1.8755998765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9286880640388">
                <text:p>-1.89286880640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4300386218727">
                <text:p>-1.84300386218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8057617631257">
                <text:p>-1.78057617631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9273603936434">
                <text:p>-1.492736039364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9655519730747">
                <text:p>-1.496555197307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70263484794199">
                <text:p>-1.70263484794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51400129852295">
                <text:p>-1.51400129852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946961620301">
                <text:p>-1.6946961620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67009749957919">
                <text:p>-1.67009749957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53911622195542">
                <text:p>-1.53911622195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78075804097653">
                <text:p>-1.780758040976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70050292475224">
                <text:p>-1.70050292475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86094627793729">
                <text:p>-1.86094627793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80544939574003">
                <text:p>-1.80544939574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8166358325541">
                <text:p>-1.81663583255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82736350108683">
                <text:p>-1.82736350108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5589001057446">
                <text:p>-1.555890010574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86678237366974">
                <text:p>-1.86678237366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851837791574">
                <text:p>-1.851837791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90807855891287">
                <text:p>-1.90807855891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65240500107706">
                <text:p>-1.652405001077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88262219924033">
                <text:p>-1.882622199240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85505855610669">
                <text:p>-1.855058556106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8776238542825">
                <text:p>-1.87762385428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91613927014768">
                <text:p>-1.916139270147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84009637420476">
                <text:p>-1.84009637420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0064230200946">
                <text:p>-1.800642302009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54970543867946">
                <text:p>-1.549705438679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82717811646164">
                <text:p>-1.827178116461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83231373990774">
                <text:p>-1.83231373990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86473258290887">
                <text:p>-1.864732582908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87734812398553">
                <text:p>-1.877348123985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9592083425343">
                <text:p>-1.95920834253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0296430310607">
                <text:p>-1.80296430310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00318908488154">
                <text:p>-2.00318908488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85944208116829">
                <text:p>-1.859442081168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82844295586646">
                <text:p>-1.828442955866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89162860672772">
                <text:p>-1.891628606727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58838042612076">
                <text:p>-1.588380426120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83167428028285">
                <text:p>-1.831674280282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89552520381808">
                <text:p>-1.89552520381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8779676371634">
                <text:p>-1.87796763716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90770426970124">
                <text:p>-1.90770426970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94726863401532">
                <text:p>-1.947268634015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9087496981889">
                <text:p>-1.90874969818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86556329376102">
                <text:p>-1.865563293761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58791931119859">
                <text:p>-1.587919311198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99578191311658">
                <text:p>-1.995781913116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90494696673155">
                <text:p>-1.90494696673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70657133792639">
                <text:p>-1.706571337926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90377951292098">
                <text:p>-1.903779512920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83345772731006">
                <text:p>-1.83345772731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93248479681611">
                <text:p>-1.932484796816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94420744105875">
                <text:p>-1.94420744105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71360539380014">
                <text:p>-1.713605393800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86365195480883">
                <text:p>-1.863651954808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95650970558524">
                <text:p>-1.956509705585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61980194677114">
                <text:p>-1.61980194677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79489068534672">
                <text:p>-1.794890685346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52535786679685">
                <text:p>-1.525357866796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90811610516608">
                <text:p>-1.908116105166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73928703099191">
                <text:p>-1.73928703099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1841927958131">
                <text:p>-1.818419279581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72719244417846">
                <text:p>-1.727192444178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75982131153345">
                <text:p>-1.759821311533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60285920001268">
                <text:p>-1.60285920001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77897107398808">
                <text:p>-1.778971073988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57900090274215">
                <text:p>-1.579000902742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57469129686654">
                <text:p>-1.574691296866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81387852958441">
                <text:p>-1.813878529584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62213685439229">
                <text:p>-1.622136854392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66252488963604">
                <text:p>-1.66252488963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47640341922045">
                <text:p>-1.476403419220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66577616049945">
                <text:p>-1.66577616049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69140499827266">
                <text:p>-1.69140499827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8491653639078">
                <text:p>-1.684916536390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71565870452225">
                <text:p>-1.71565870452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62033815419972">
                <text:p>-1.62033815419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68829452585876">
                <text:p>-1.688294525858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51353314367831">
                <text:p>-1.513533143678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67572239763737">
                <text:p>-1.675722397637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79162181467712">
                <text:p>-1.791621814677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67001419382989">
                <text:p>-1.670014193829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7075598020256">
                <text:p>-1.570755980202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69725517385006">
                <text:p>-1.69725517385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61579740420282">
                <text:p>-1.615797404202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6735100436509">
                <text:p>-1.567351004365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53305602202416">
                <text:p>-1.533056022024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88579251099527">
                <text:p>-1.88579251099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49754313309491">
                <text:p>-1.497543133094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68370801636577">
                <text:p>-1.683708016365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61104428321123">
                <text:p>-1.611044283211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65120704093575">
                <text:p>-1.651207040935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94414525507689">
                <text:p>-1.944145255076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5717533025533">
                <text:p>-1.57175330255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60566812908053">
                <text:p>-1.605668129080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70040436583757">
                <text:p>-1.700404365837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58574162851274">
                <text:p>-1.585741628512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82418849605024">
                <text:p>-1.824188496050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61058903489113">
                <text:p>-1.610589034891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62716805232167">
                <text:p>-1.627168052321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67442939854264">
                <text:p>-1.674429398542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75082429060936">
                <text:p>-1.750824290609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63997953790724">
                <text:p>-1.639979537907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63899512208104">
                <text:p>-1.63899512208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72918004895747">
                <text:p>-1.729180048957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70247410304546">
                <text:p>-1.702474103045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76485485610366">
                <text:p>-1.764854856103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51492118172646">
                <text:p>-1.514921181726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60104524665475">
                <text:p>-1.601045246654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66941345377862">
                <text:p>-1.669413453778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54777063331902">
                <text:p>-1.54777063331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6934749996364">
                <text:p>-1.769347499963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70317926861346">
                <text:p>-1.703179268613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76368270901144">
                <text:p>-1.763682709011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56749649609625">
                <text:p>-1.56749649609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74961459726393">
                <text:p>-1.749614597263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91106935264468">
                <text:p>-1.911069352644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54821062847376">
                <text:p>-1.548210628473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6046895798564">
                <text:p>-1.60468957985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72707745877802">
                <text:p>-1.727077458778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81595882667601">
                <text:p>-1.815958826676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72388485393524">
                <text:p>-1.723884853935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57847525519729">
                <text:p>-1.578475255197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67893260228634">
                <text:p>-1.678932602286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59161175053716">
                <text:p>-1.591611750537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70947530594766">
                <text:p>-1.709475305947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61267989186645">
                <text:p>-1.612679891866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56509118925035">
                <text:p>-1.565091189250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57853274789751">
                <text:p>-1.578532747897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67834007547796">
                <text:p>-1.67834007547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82527029747069">
                <text:p>-1.825270297470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69107060195506">
                <text:p>-1.691070601955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68975178981125">
                <text:p>-1.68975178981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75989757736027">
                <text:p>-1.759897577360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78305188238323">
                <text:p>-1.783051882383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52681747739017">
                <text:p>-1.526817477390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67765368303657">
                <text:p>-1.677653683036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61328063191771">
                <text:p>-1.613280631917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4651166051626">
                <text:p>-1.546511660516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75118567329645">
                <text:p>-1.751185673296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6950763178438">
                <text:p>-1.69507631784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76686827393174">
                <text:p>-1.766868273931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86575102502704">
                <text:p>-1.865751025027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49948615169823">
                <text:p>-1.499486151698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68535418490469">
                <text:p>-1.685354184904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53046181059182">
                <text:p>-1.530461810591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69736781260967">
                <text:p>-1.697367812609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60670769096613">
                <text:p>-1.606707690966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52696648908258">
                <text:p>-1.526966489082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68176265112162">
                <text:p>-1.68176265112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49410882424712">
                <text:p>-1.494108824247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55515433867574">
                <text:p>-1.555154338675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72834464482367">
                <text:p>-1.728344644823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76133372154534">
                <text:p>-1.761333721545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74713185127079">
                <text:p>-1.747131851270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83000229869485">
                <text:p>-1.830002298694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65650106263757">
                <text:p>-1.656501062637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78274799239636">
                <text:p>-1.782747992396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67132479273081">
                <text:p>-1.671324792730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8317810524404">
                <text:p>-1.83178105244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79138363063336">
                <text:p>-1.791383630633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83517429507375">
                <text:p>-1.835174295073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56812539583743">
                <text:p>-1.568125395837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73109373455048">
                <text:p>-1.73109373455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48795123872161">
                <text:p>-1.487951238721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71558713197708">
                <text:p>-1.715587131977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54748903641999">
                <text:p>-1.547489036419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74351567775905">
                <text:p>-1.743515677759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77552268529534">
                <text:p>-1.775522685295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75350884771347">
                <text:p>-1.753508847713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77611403878331">
                <text:p>-1.776114038783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70293991124928">
                <text:p>-1.702939911249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73601933364272">
                <text:p>-1.736019333642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56495156412125">
                <text:p>-1.56495156412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78569302663207">
                <text:p>-1.785693026632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5186996696889">
                <text:p>-1.651869966968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88462740382552">
                <text:p>-1.884627403825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7271678044498">
                <text:p>-1.72716780444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47877117981315">
                <text:p>-1.478771179813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83749394952953">
                <text:p>-1.837493949529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59667462811768">
                <text:p>-1.596674628117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60306101112366">
                <text:p>-1.603061011123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7376701954633">
                <text:p>-1.73767019546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58782075228393">
                <text:p>-1.587820752283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5751711849153">
                <text:p>-1.57517118491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47513388653397">
                <text:p>-1.475133886533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55900165630877">
                <text:p>-1.559001656308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59530066991448">
                <text:p>-1.595300669914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7109736361146">
                <text:p>-1.7109736361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52957712700069">
                <text:p>-1.529577127000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74048499113321">
                <text:p>-1.740484991133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58723995867968">
                <text:p>-1.587239958679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71774721485675">
                <text:p>-1.717747214856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66835746540725">
                <text:p>-1.668357465407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72606488326192">
                <text:p>-1.726064883261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67930689149797">
                <text:p>-1.679306891497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74130044882">
                <text:p>-1.741300448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64226751271188">
                <text:p>-1.642267512711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74682444132268">
                <text:p>-1.746824441322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79074534432888">
                <text:p>-1.790745344328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76919262166917">
                <text:p>-1.769192621669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7208999268055">
                <text:p>-1.72089992680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77818729595244">
                <text:p>-1.778187295952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78919773470461">
                <text:p>-1.789197734704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67373361953795">
                <text:p>-1.673733619537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65079637879133">
                <text:p>-1.650796378791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68371857624948">
                <text:p>-1.683718576249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67688750480711">
                <text:p>-1.676887504807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73503374449611">
                <text:p>-1.735033744496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77030610274077">
                <text:p>-1.770306102740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56282785417438">
                <text:p>-1.562827854174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81091354890168">
                <text:p>-1.810913548901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59948003722429">
                <text:p>-1.599480037224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7530934922874">
                <text:p>-1.75309349228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79445303683281">
                <text:p>-1.794453036832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55361142233312">
                <text:p>-1.553611422333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73570019049048">
                <text:p>-1.735700190490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75422926644683">
                <text:p>-1.754229266446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60325226235092">
                <text:p>-1.603252262350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53334583216608">
                <text:p>-1.533345832166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65822349700332">
                <text:p>-1.658223497003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62701552066803">
                <text:p>-1.627015520668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556386325109">
                <text:p>-1.5563863251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83552159791589">
                <text:p>-1.835521597915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56263777626753">
                <text:p>-1.562637776267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6039844142884">
                <text:p>-1.60398441428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66315496269763">
                <text:p>-1.663154962697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76990717380047">
                <text:p>-1.769907173800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67034624350667">
                <text:p>-1.67034624350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7189968010962">
                <text:p>-1.71899680109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75070578524768">
                <text:p>-1.750705785247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755563331756">
                <text:p>-1.7555633317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75523245539963">
                <text:p>-1.755232455399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66721465132535">
                <text:p>-1.667214651325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50006694530249">
                <text:p>-1.500066945302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47397229932547">
                <text:p>-1.473972299325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64076214262247">
                <text:p>-1.640762142622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75450147678256">
                <text:p>-1.754501476782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5956954338849">
                <text:p>-1.559569543388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50116165324748">
                <text:p>-1.501161653247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67039669628441">
                <text:p>-1.670396696284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55392352556288">
                <text:p>-1.553923525562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56758801508844">
                <text:p>-1.567588015088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0457484232783">
                <text:p>-1.504574842327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54231234675944">
                <text:p>-1.542312346759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58770224692225">
                <text:p>-1.587702246922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72721708390713">
                <text:p>-1.727217083907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77751381003559">
                <text:p>-1.777513810035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49787283613086">
                <text:p>-1.497872836130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75730688588917">
                <text:p>-1.757306885889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68528261235952">
                <text:p>-1.685282612359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77912477896214">
                <text:p>-1.779124778962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6325559396565">
                <text:p>-1.63255593965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62730767745078">
                <text:p>-1.627307677450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67978560622633">
                <text:p>-1.679785606226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85334902826548">
                <text:p>-1.853349028265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48514113633335">
                <text:p>-1.485141136333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60957293941379">
                <text:p>-1.609572939413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78608022236824">
                <text:p>-1.786080222368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66527163272202">
                <text:p>-1.665271632722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79288430744112">
                <text:p>-1.792884307441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53773874379098">
                <text:p>-1.537738743790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71187591951191">
                <text:p>-1.711875919511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6788551631391">
                <text:p>-1.67885516313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63264628532827">
                <text:p>-1.632646285328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72640162622035">
                <text:p>-1.726401626220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54326038965285">
                <text:p>-1.543260389652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87124803116024">
                <text:p>-1.871248031160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73940553635359">
                <text:p>-1.739405536353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78090939930975">
                <text:p>-1.780909399309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74835093117952">
                <text:p>-1.748350931179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62883651394844">
                <text:p>-1.628836513948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56368789803684">
                <text:p>-1.563687898036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71931125096679">
                <text:p>-1.719311250966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74556429519951">
                <text:p>-1.745564295199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61625265252292">
                <text:p>-1.616252652522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53338807170093">
                <text:p>-1.533388071700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70741964858472">
                <text:p>-1.707419648584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65317117930651">
                <text:p>-1.653171179306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.53893201065064">
                <text:p>-1.538932010650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50731571881175">
                <text:p>-1.507315718811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73615543881059">
                <text:p>-1.736155438810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53376470755339">
                <text:p>-1.533764707553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.63219807693064">
                <text:p>-1.632198076930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60510141532123">
                <text:p>-1.605101415321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68714115189314">
                <text:p>-1.687141151893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.71045150853097">
                <text:p>-1.710451508530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.69279655628204">
                <text:p>-1.692796556282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58963235900104">
                <text:p>-1.58963235900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82701385160387">
                <text:p>-1.827013851603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64477489843369">
                <text:p>-1.644774898433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8457740716815">
                <text:p>-1.84577407168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69435589911044">
                <text:p>-1.694355899110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72094568630159">
                <text:p>-1.720945686301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55793862801492">
                <text:p>-1.557938628014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90582695704103">
                <text:p>-1.905826957041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80573920588195">
                <text:p>-1.805739205881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67910390706658">
                <text:p>-1.679103907066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.66717827839255">
                <text:p>-1.667178278392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6875271743089">
                <text:p>-1.68752717430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8275183793813">
                <text:p>-1.82751837938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79457036887407">
                <text:p>-1.794570368874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84601812232733">
                <text:p>-1.846018122327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92777743532062">
                <text:p>-1.927777435320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76301391637623">
                <text:p>-1.763013916376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67867447179556">
                <text:p>-1.678674471795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73826154895127">
                <text:p>-1.738261548951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.557407113868">
                <text:p>-1.5574071138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57156205132604">
                <text:p>-1.571562051326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58879460822642">
                <text:p>-1.588794608226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.77312559169233">
                <text:p>-1.773125591692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.61822265749574">
                <text:p>-1.618222657495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79464780802131">
                <text:p>-1.794647808021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89337685414255">
                <text:p>-1.893376854142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80108464380503">
                <text:p>-1.801084643805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.48184645261467">
                <text:p>-1.481846452614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.7166384270668">
                <text:p>-1.71663842706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.73385925076306">
                <text:p>-1.733859250763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57747089292407">
                <text:p>-1.577470892924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.57319531334042">
                <text:p>-1.573195313340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.88132333354354">
                <text:p>-1.881323333543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.82907185560763">
                <text:p>-1.829071855607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.8211296497345">
                <text:p>-1.82112964973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.89186327081025">
                <text:p>-1.891863270810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.76882889234126">
                <text:p>-1.768828892341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.62464776007533">
                <text:p>-1.624647760075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.78870611345172">
                <text:p>-1.788706113451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58356394582689">
                <text:p>-1.583563945826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91888601323366">
                <text:p>-1.918886013233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82902140282989">
                <text:p>-1.829021402829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.56158296121657">
                <text:p>-1.561582961216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.58656999272406">
                <text:p>-1.586569992724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.58447561578751">
                <text:p>-1.584475615787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81290350032151">
                <text:p>-1.812903500321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75413188085258">
                <text:p>-1.754131880852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71142653779387">
                <text:p>-1.711426537793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73462542899251">
                <text:p>-1.734625428992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86503060629368">
                <text:p>-1.865030606293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.85732306450307">
                <text:p>-1.8573230645030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90152791104913">
                <text:p>-1.901527911049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50323256377578">
                <text:p>-1.5032325637757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.67699075700343">
                <text:p>-1.676990757003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.73493753222227">
                <text:p>-1.734937532222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.57339008452892">
                <text:p>-1.573390084528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.72065235619843">
                <text:p>-1.720652356198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.60305866448283">
                <text:p>-1.603058664482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.85409526004791">
                <text:p>-1.854095260047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.55635229881704">
                <text:p>-1.556352298817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.92662758131623">
                <text:p>-1.926627581316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.50521312863231">
                <text:p>-1.505213128632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71681559844911">
                <text:p>-1.716815598449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.64604443112016">
                <text:p>-1.646044431120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.49399970544875">
                <text:p>-1.493999705448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.62512060820162">
                <text:p>-1.6251206082016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47625323420763">
                <text:p>-1.476253234207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.8046574044615">
                <text:p>-1.80465740446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.80010257461965">
                <text:p>-1.800102574619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.54472469352782">
                <text:p>-1.544724693527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.6720205717355">
                <text:p>-1.67202057173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73957684113383">
                <text:p>-1.739576841133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.77404664821625">
                <text:p>-1.774046648216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61071106021404">
                <text:p>-1.610711060214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.54227245386541">
                <text:p>-1.542272453865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.76713696430624">
                <text:p>-1.767136964306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.57886714421511">
                <text:p>-1.578867144215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.62604753132761">
                <text:p>-1.626047531327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62775353920758">
                <text:p>-1.627753539207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62022434211969">
                <text:p>-1.620224342119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79624704374373">
                <text:p>-1.796247043743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74394511303007">
                <text:p>-1.743945113030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48291065422893">
                <text:p>-1.482910654228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.52720819308758">
                <text:p>-1.527208193087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.63833454268873">
                <text:p>-1.638334542688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.60150988153815">
                <text:p>-1.601509881538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.70528772539497">
                <text:p>-1.705287725394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.73952052175403">
                <text:p>-1.739520521754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.7857141463995">
                <text:p>-1.78571414639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.70140286150873">
                <text:p>-1.701402861508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.69944458974004">
                <text:p>-1.699444589740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.60513074833155">
                <text:p>-1.605130748331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.50275384904742">
                <text:p>-1.502753849047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.7587301235497">
                <text:p>-1.75873012354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.79496577785313">
                <text:p>-1.794965777853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.70759330000579">
                <text:p>-1.707593300005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.63065164062679">
                <text:p>-1.630651640626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.70604803702235">
                <text:p>-1.7060480370223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.750345575881">
                <text:p>-1.75034557588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.77006909201741">
                <text:p>-1.770069092017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.7885465418756">
                <text:p>-1.78854654187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.67264477819503">
                <text:p>-1.6726447781950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.73916383234858">
                <text:p>-1.739163832348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.8774196965307">
                <text:p>-1.87741969653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.69779842120111">
                <text:p>-1.697798421201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.57991961262524">
                <text:p>-1.579919612625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.73460900250673">
                <text:p>-1.734609002506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.55092921186984">
                <text:p>-1.550929211869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.72531278487742">
                <text:p>-1.7253127848774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.55577854513526">
                <text:p>-1.555778545135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.64895074578226">
                <text:p>-1.648950745782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.90420308158994">
                <text:p>-1.904203081589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.75642220229805">
                <text:p>-1.756422202298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.75385967051685">
                <text:p>-1.753859670516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.68266728115976">
                <text:p>-1.6826672811597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.81466113429964">
                <text:p>-1.814661134299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.78832478431761">
                <text:p>-1.788324784317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.84767837071121">
                <text:p>-1.847678370711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.90415497545302">
                <text:p>-1.9041549754530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.81566901653409">
                <text:p>-1.815669016534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.76697269944847">
                <text:p>-1.766972699448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.5379170884937">
                <text:p>-1.53791708849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.58627900926173">
                <text:p>-1.586279009261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.65051830185354">
                <text:p>-1.650518301853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.6431510229826">
                <text:p>-1.64315102298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.80743230723739">
                <text:p>-1.807432307237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.50782611319125">
                <text:p>-1.507826113191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.6197327208668">
                <text:p>-1.61973272086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.75194598492384">
                <text:p>-1.751945984923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.73708588189781">
                <text:p>-1.737085881897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.61959896233976">
                <text:p>-1.619598962339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.58516787483096">
                <text:p>-1.585167874830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.6213859293282">
                <text:p>-1.62138592932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.47648555164933">
                <text:p>-1.476485551649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.59921252017021">
                <text:p>-1.599212520170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.75124903259873">
                <text:p>-1.7512490325987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.51886471163332">
                <text:p>-1.518864711633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.68866881507039">
                <text:p>-1.688668815070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.54806279010177">
                <text:p>-1.5480627901017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.57351093653142">
                <text:p>-1.573510936531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.6766634006083">
                <text:p>-1.67666340060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.73662242033482">
                <text:p>-1.7366224203348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.64497670954466">
                <text:p>-1.6449767095446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.60585820698738">
                <text:p>-1.6058582069873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.77020637050569">
                <text:p>-1.7702063705056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.59083853238523">
                <text:p>-1.590838532385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.61559793973267">
                <text:p>-1.615597939732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.70468229206204">
                <text:p>-1.704682292062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.55267863260508">
                <text:p>-1.552678632605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.52020816350579">
                <text:p>-1.520208163505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.6672850505501">
                <text:p>-1.66728505055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.87678493018746">
                <text:p>-1.8767849301874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.60888889361322">
                <text:p>-1.6088888936132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.5694230882138">
                <text:p>-1.569423088213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.67624335190058">
                <text:p>-1.676243351900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.87655965266824">
                <text:p>-1.876559652668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.69525466254652">
                <text:p>-1.695254662546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.49255769466162">
                <text:p>-1.492557694661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.69873355756998">
                <text:p>-1.698733557569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.78604384943545">
                <text:p>-1.786043849435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.68310610299408">
                <text:p>-1.683106102994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.60770149335563">
                <text:p>-1.607701493355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.58527112702727">
                <text:p>-1.585271127027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.82986502020657">
                <text:p>-1.829865020206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.65876439771354">
                <text:p>-1.658764397713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.54384235657752">
                <text:p>-1.543842356577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.67594415519535">
                <text:p>-1.675944155195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76012754816115">
                <text:p>-1.760127548161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.85413045966029">
                <text:p>-1.854130459660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.76962557690144">
                <text:p>-1.769625576901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.60185366441906">
                <text:p>-1.601853664419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.71747852448225">
                <text:p>-1.717478524482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.57838608284593">
                <text:p>-1.5783860828459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.5694043150872">
                <text:p>-1.56940431508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.7258583788693">
                <text:p>-1.72585837886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1.59010990040898">
                <text:p>-1.590109900408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.7180029987067">
                <text:p>-1.71800299870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.71933237073421">
                <text:p>-1.719332370734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1.59099693064094">
                <text:p>-1.5909969306409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.89048813928664">
                <text:p>-1.890488139286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.49157562547624">
                <text:p>-1.491575625476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.58465748045146">
                <text:p>-1.584657480451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.53175715632737">
                <text:p>-1.531757156327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.76867870732844">
                <text:p>-1.768678707328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.64281545334458">
                <text:p>-1.6428154533445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.67633487089276">
                <text:p>-1.6763348708927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.66761475358605">
                <text:p>-1.667614753586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.75193777168095">
                <text:p>-1.751937771680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.82839719637036">
                <text:p>-1.828397196370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.76371204202175">
                <text:p>-1.763712042021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.48710644802451">
                <text:p>-1.487106448024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.5689866130203">
                <text:p>-1.56898661302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.57626941282153">
                <text:p>-1.576269412821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.83274904178083">
                <text:p>-1.8327490417808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.81850845193267">
                <text:p>-1.818508451932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.88596029581428">
                <text:p>-1.8859602958142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.48641536230147">
                <text:p>-1.486415362301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.59881007126868">
                <text:p>-1.5988100712686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.50063717902303">
                <text:p>-1.500637179023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.49789630253911">
                <text:p>-1.497896302539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.68059637063146">
                <text:p>-1.6805963706314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.75171718744338">
                <text:p>-1.7517171874433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.58806245628893">
                <text:p>-1.588062456288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82499339385331">
                <text:p>-1.8249933938533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67705763626695">
                <text:p>-1.677057636266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64452850114703">
                <text:p>-1.6445285011470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.69764002294541">
                <text:p>-1.6976400229454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.78258020757735">
                <text:p>-1.782580207577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.52978832467496">
                <text:p>-1.529788324674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.77802772437632">
                <text:p>-1.778027724376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.63855395360589">
                <text:p>-1.638553953605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.74439449474812">
                <text:p>-1.744394494748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.47791465591192">
                <text:p>-1.477914655911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.65927479209304">
                <text:p>-1.659274792093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.70398533973694">
                <text:p>-1.7039853397369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.67661294783056">
                <text:p>-1.676612947830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.67645572289526">
                <text:p>-1.676455722895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.78839635686278">
                <text:p>-1.7883963568627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.71047849490047">
                <text:p>-1.710478494900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.70626744793952">
                <text:p>-1.7062674479395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.56851963149607">
                <text:p>-1.568519631496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.70026474070847">
                <text:p>-1.7002647407084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.87218551416993">
                <text:p>-1.872185514169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.53164803752899">
                <text:p>-1.531648037528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.49096667218208">
                <text:p>-1.490966672182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.72581848597527">
                <text:p>-1.725818485975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.74050024429858">
                <text:p>-1.7405002442985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.75623564435244">
                <text:p>-1.7562356443524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.76323098065257">
                <text:p>-1.7632309806525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.79751422978938">
                <text:p>-1.7975142297893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.79828979458213">
                <text:p>-1.798289794582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.74507502058744">
                <text:p>-1.745075020587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.62304852435291">
                <text:p>-1.623048524352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.65601296134591">
                <text:p>-1.656012961345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.7882215321213">
                <text:p>-1.78822153212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.79414680020511">
                <text:p>-1.794146800205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.67559098575115">
                <text:p>-1.675590985751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.76076231450439">
                <text:p>-1.7607623145043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.51424300252795">
                <text:p>-1.514243002527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.79789086564183">
                <text:p>-1.7978908656418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.7206218498677">
                <text:p>-1.720621849867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83545589197278">
                <text:p>-1.8354558919727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66542651101649">
                <text:p>-1.6654265110164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79361176609695">
                <text:p>-1.793611766096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.57952655028701">
                <text:p>-1.579526550287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49780595686734">
                <text:p>-1.497805956867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.7286074685961">
                <text:p>-1.72860746859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.90146807170808">
                <text:p>-1.901468071708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.58507400919795">
                <text:p>-1.585074009197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.60945443405211">
                <text:p>-1.609454434052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.58677532379627">
                <text:p>-1.586775323796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.86885680415928">
                <text:p>-1.868856804159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.55382496664822">
                <text:p>-1.553824966648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.58121143839955">
                <text:p>-1.581211438399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.62572604153454">
                <text:p>-1.6257260415345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.7065725112468">
                <text:p>-1.70657251124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.66505574176609">
                <text:p>-1.665055741766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.54477162634432">
                <text:p>-1.544771626344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.52405665445924">
                <text:p>-1.524056654459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.76824457877576">
                <text:p>-1.7682445787757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.79274116235077">
                <text:p>-1.792741162350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.71650701518059">
                <text:p>-1.7165070151805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.72667383655608">
                <text:p>-1.726673836556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.822123452124">
                <text:p>-1.8221234521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.6354071082592">
                <text:p>-1.63540710825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.7618875287801">
                <text:p>-1.76188752878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.57379488007128">
                <text:p>-1.573794880071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.7971352472961">
                <text:p>-1.79713524729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.81765427467227">
                <text:p>-1.817654274672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.52466912771463">
                <text:p>-1.52466912771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98cm" svg:height="10.015cm" xlink:href=".." xlink:type="simple" chart:class="chart:line" chart:style-name="ch1">
        <chart:title svg:x="8.193cm" svg:y="0.335cm" chart:style-name="ch2">
          <text:p>10-19-2021 End-of-Episode Rewards (50 ep rolling avg), 
Peg in Hole w/ Large Chamfer</text:p>
        </chart:title>
        <chart:legend chart:legend-position="end" svg:x="24.946cm" svg:y="4.708cm" style:legend-expansion="high" chart:style-name="ch3"/>
        <chart:plot-area chart:style-name="ch4" table:cell-range-address="rewardlist_cylindernobutton__10_19_2021.C3:rewardlist_cylindernobutton__10_19_2021.C911" svg:x="0.555cm" svg:y="1.818cm" svg:width="23.836cm" svg:height="7.997cm">
          <chartooo:coordinate-region svg:x="1.388cm" svg:y="2.017cm" svg:width="23.003cm" svg:height="7.5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wardlist_cylindernobutton__10_19_2021.C3:rewardlist_cylindernobutton__10_19_2021.C911" chart:class="chart:line">
            <chart:data-point chart:repeated="9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89270688818693">
                <text:p>-1.89270688818693</text:p>
                <draw:g>
                  <svg:desc>rewardlist_cylindernobutton__10_19_2021.C3:rewardlist_cylindernobutton__10_19_2021.C9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4702131128013">
                <text:p>-1.84702131128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1185689851344">
                <text:p>-1.81185689851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81759032870978">
                <text:p>-1.81759032870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2464632567525">
                <text:p>-1.8246463256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6970712267011">
                <text:p>-1.7697071226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6650555030704">
                <text:p>-1.7665055503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6775721080936">
                <text:p>-1.76775721080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6590536897977">
                <text:p>-1.76590536897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8022594016939">
                <text:p>-1.78022594016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77285252803266">
                <text:p>-1.77285252803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5763189564347">
                <text:p>-1.75763189564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76401078744989">
                <text:p>-1.76401078744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9515287406061">
                <text:p>-1.49515287406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52188691513141">
                <text:p>-1.52188691513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54649857430719">
                <text:p>-1.546498574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56911916714977">
                <text:p>-1.56911916714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818518464408">
                <text:p>-1.5818518464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59177351744081">
                <text:p>-1.59177351744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9968716052756">
                <text:p>-1.59968716052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60825253768507">
                <text:p>-1.608252537685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62032250369096">
                <text:p>-1.62032250369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62599996337385">
                <text:p>-1.62599996337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63502223715087">
                <text:p>-1.635022237150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63881426880658">
                <text:p>-1.638814268806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64320339593211">
                <text:p>-1.64320339593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65394494282338">
                <text:p>-1.65394494282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6230910552474">
                <text:p>-1.662309105524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67395361912734">
                <text:p>-1.67395361912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68079796857864">
                <text:p>-1.68079796857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080613363135">
                <text:p>-1.69080613363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69658093809821">
                <text:p>-1.696580938098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70252905531959">
                <text:p>-1.70252905531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666066728629">
                <text:p>-1.70666066728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0877253897275">
                <text:p>-1.70877253897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70277152509474">
                <text:p>-1.70277152509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9719811083022">
                <text:p>-1.69719811083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69734118285948">
                <text:p>-1.697341182859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69264016018418">
                <text:p>-1.692640160184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9269156023033">
                <text:p>-1.69269156023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6921404855803">
                <text:p>-1.69214048558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68849705073209">
                <text:p>-1.68849705073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9064265515638">
                <text:p>-1.6906426551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69086675219265">
                <text:p>-1.69086675219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6946462972092">
                <text:p>-1.69464629720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69705506022074">
                <text:p>-1.697055060220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69959933197251">
                <text:p>-1.69959933197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70226108549573">
                <text:p>-1.702261085495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69927392070141">
                <text:p>-1.69927392070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69874484897657">
                <text:p>-1.698744848976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69977550320516">
                <text:p>-1.699775503205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70317449271399">
                <text:p>-1.703174492713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69945233724008">
                <text:p>-1.69945233724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70005951858096">
                <text:p>-1.700059518580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70740742569243">
                <text:p>-1.70740742569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71006717545068">
                <text:p>-1.71006717545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71291657210011">
                <text:p>-1.712916572100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71473301577075">
                <text:p>-1.71473301577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71251936722246">
                <text:p>-1.71251936722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63702715484153">
                <text:p>-1.63702715484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63620063441943">
                <text:p>-1.63620063441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63592758599769">
                <text:p>-1.635927585997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71413807048561">
                <text:p>-1.71413807048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71349662339961">
                <text:p>-1.713496623399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71271447364536">
                <text:p>-1.71271447364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7132891611944">
                <text:p>-1.7132891611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71338420014783">
                <text:p>-1.713384200147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1813574074866">
                <text:p>-1.718135740748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72036830609544">
                <text:p>-1.72036830609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2136591578996">
                <text:p>-1.721365915789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72172993246165">
                <text:p>-1.721729932461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71841312327233">
                <text:p>-1.718413123272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71819148544091">
                <text:p>-1.71819148544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72157316248733">
                <text:p>-1.721573162487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72412491887698">
                <text:p>-1.724124918876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72548767067297">
                <text:p>-1.72548767067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72588691090236">
                <text:p>-1.725886910902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72481076057614">
                <text:p>-1.724810760576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2541209926027">
                <text:p>-1.725412099260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7255947301743">
                <text:p>-1.72559473017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72538990195369">
                <text:p>-1.72538990195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71916644286787">
                <text:p>-1.719166442867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2237044568037">
                <text:p>-1.72237044568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2684848289849">
                <text:p>-1.72684848289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73711472521996">
                <text:p>-1.73711472521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74544925112657">
                <text:p>-1.74544925112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74552958765687">
                <text:p>-1.745529587656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75348424509356">
                <text:p>-1.75348424509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75631611377275">
                <text:p>-1.756316113772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7616709565735">
                <text:p>-1.76167095657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7699381243103">
                <text:p>-1.7699381243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77441245000466">
                <text:p>-1.774412450004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77467984733217">
                <text:p>-1.774679847332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7747350652275">
                <text:p>-1.77473506522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77781792869373">
                <text:p>-1.777817928693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77380091061653">
                <text:p>-1.773800910616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77313820009122">
                <text:p>-1.77313820009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77251509511617">
                <text:p>-1.772515095116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77335864065691">
                <text:p>-1.773358640656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77638235919622">
                <text:p>-1.77638235919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7782583069735">
                <text:p>-1.77825830697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78003140962483">
                <text:p>-1.780031409624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70079422188523">
                <text:p>-1.700794221885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70004648154798">
                <text:p>-1.700046481547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69697645277034">
                <text:p>-1.696976452770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69378629034964">
                <text:p>-1.69378629034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68894471536613">
                <text:p>-1.688944715366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68850244540651">
                <text:p>-1.688502445406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68850244540651">
                <text:p>-1.688502445406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68910031202004">
                <text:p>-1.68910031202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6839475197834">
                <text:p>-1.68394751978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68357129100129">
                <text:p>-1.68357129100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67862035776626">
                <text:p>-1.678620357766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67423621012648">
                <text:p>-1.674236210126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66438304842619">
                <text:p>-1.664383048426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66158329041381">
                <text:p>-1.661583290413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65522034987077">
                <text:p>-1.655220349870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5165860405899">
                <text:p>-1.651658604058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6493568846438">
                <text:p>-1.6493568846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64382034479629">
                <text:p>-1.643820344796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57058809120199">
                <text:p>-1.570588091201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4923906569105">
                <text:p>-1.4923906569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48816145940113">
                <text:p>-1.488161459401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48072402075858">
                <text:p>-1.480724020758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47410611050628">
                <text:p>-1.47410611050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47173708081191">
                <text:p>-1.471737080811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3911805780769">
                <text:p>-1.39118057807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31141017607304">
                <text:p>-1.311410176073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30467577186549">
                <text:p>-1.304675771865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22578672505404">
                <text:p>-1.225786725054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2254364529929">
                <text:p>-1.22543645299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14380379993167">
                <text:p>-1.143803799931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06217114687045">
                <text:p>-1.062171146870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05607876443644">
                <text:p>-1.056078764436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05017775295626">
                <text:p>-1.050177752956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04733652165909">
                <text:p>-1.047336521659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03977073613059">
                <text:p>-1.039770736130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04083879294049">
                <text:p>-1.040838792940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03196243245638">
                <text:p>-1.03196243245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02664611766673">
                <text:p>-1.026646117666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01870824589553">
                <text:p>-1.018708245895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01743481012279">
                <text:p>-1.017434810122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01907753053642">
                <text:p>-1.019077530536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01122535904597">
                <text:p>-1.011225359045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01093691378698">
                <text:p>-1.010936913786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0090086215521">
                <text:p>-1.00900862155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01024094321977">
                <text:p>-1.010240943219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30483471685769">
                <text:p>-0.9304834716857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26895481809244">
                <text:p>-0.9268954818092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84526282874802">
                <text:p>-0.845262828748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842636339031677">
                <text:p>-0.8426363390316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91666017683416">
                <text:p>-0.91666017683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838733252761072">
                <text:p>-0.8387332527610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762668100839063">
                <text:p>-0.7626681008390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685937053664911">
                <text:p>-0.6859370536649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687397669961441">
                <text:p>-0.6873976699614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610275811308622">
                <text:p>-0.6102758113086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686823245810854">
                <text:p>-0.6868232458108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688067707752999">
                <text:p>-0.688067707752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68938003071656">
                <text:p>-0.68938003071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87651490295603">
                <text:p>-0.6876514902956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613730330001882">
                <text:p>-0.6137303300018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614545620071462">
                <text:p>-0.6145456200714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620432384089487">
                <text:p>-0.6204323840894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617353711053303">
                <text:p>-0.617353711053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615509634489673">
                <text:p>-0.6155096344896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540307256195983">
                <text:p>-0.5403072561959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539363475568562">
                <text:p>-0.5393634755685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465479023442037">
                <text:p>-0.4654790234420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3788250575467">
                <text:p>-0.537882505754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614807964937602">
                <text:p>-0.614807964937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615111735197902">
                <text:p>-0.6151117351979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620216828367966">
                <text:p>-0.6202168283679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54520208555904">
                <text:p>-0.545202085559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540628099465553">
                <text:p>-0.5406280994655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61715084634849">
                <text:p>-0.617150846348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696968588239198">
                <text:p>-0.6969685882391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694482801191114">
                <text:p>-0.6944828011911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768047894657571">
                <text:p>-0.7680478946575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695175323633029">
                <text:p>-0.6951753236330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771238128914213">
                <text:p>-0.771238128914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849114839662703">
                <text:p>-0.8491148396627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849658302521584">
                <text:p>-0.8496583025215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848896626011267">
                <text:p>-0.8488966260112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776093544289531">
                <text:p>-0.7760935442895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703990360166589">
                <text:p>-0.7039903601665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699768729376611">
                <text:p>-0.6997687293766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701688497079514">
                <text:p>-0.7016884970795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702214360132206">
                <text:p>-0.7022143601322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62851957884218">
                <text:p>-0.628519578842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627733310493827">
                <text:p>-0.627733310493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619997513232061">
                <text:p>-0.6199975132320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620135869259494">
                <text:p>-0.6201358692594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546550805400707">
                <text:p>-0.5465508054007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546100513760715">
                <text:p>-0.5461005137607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5098885394353">
                <text:p>-0.550988853943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55098885394353">
                <text:p>-0.55098885394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472944190758832">
                <text:p>-0.4729441907588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548272162227302">
                <text:p>-0.5482721622273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47458667171932">
                <text:p>-0.47458667171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47586389085176">
                <text:p>-0.475863890851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552596494471358">
                <text:p>-0.5525964944713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629801634928158">
                <text:p>-0.6298016349281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701777501813672">
                <text:p>-0.7017775018136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701843303538038">
                <text:p>-0.7018433035380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701843303538038">
                <text:p>-0.7018433035380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625295869035806">
                <text:p>-0.6252958690358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624750993403367">
                <text:p>-0.6247509934033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550485786830284">
                <text:p>-0.550485786830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546757860535566">
                <text:p>-0.5467578605355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623312670194677">
                <text:p>-0.6233126701946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547751974214157">
                <text:p>-0.5477519742141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546327922412936">
                <text:p>-0.5463279224129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55146969980488">
                <text:p>-0.551469699804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556871858547172">
                <text:p>-0.5568718585471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556871858547172">
                <text:p>-0.5568718585471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553403954423082">
                <text:p>-0.5534039544230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553403954423082">
                <text:p>-0.5534039544230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481000472110449">
                <text:p>-0.4810004721104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404075012927518">
                <text:p>-0.4040750129275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403711235708971">
                <text:p>-0.4037112357089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326901384504656">
                <text:p>-0.3269013845046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326901384504656">
                <text:p>-0.3269013845046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26145574596403">
                <text:p>-0.3261455745964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325079313685091">
                <text:p>-0.3250793136850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245261571794383">
                <text:p>-0.2452615717943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246455389396268">
                <text:p>-0.2464553893962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244869203870272">
                <text:p>-0.2448692038702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244869203870272">
                <text:p>-0.2448692038702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243944411877284">
                <text:p>-0.2439444118772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66067701128794">
                <text:p>-0.1660677011287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900700510484832">
                <text:p>-0.09007005104848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883482871515411">
                <text:p>-0.08834828715154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883482871515411">
                <text:p>-0.08834828715154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60902457328597">
                <text:p>-0.1609024573285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61910866359971">
                <text:p>-0.1619108663599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886126673694169">
                <text:p>-0.08861266736941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896710023816144">
                <text:p>-0.08967100238161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66143080978978">
                <text:p>-0.1661430809789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924149199204786">
                <text:p>-0.09241491992047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978212690928153">
                <text:p>-0.09782126909281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247899885234785">
                <text:p>-0.02478998852347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247899885234785">
                <text:p>-0.02478998852347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243442943838786">
                <text:p>-0.02434429438387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234764922395045">
                <text:p>-0.02347649223950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234764922395045">
                <text:p>-0.02347649223950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98401488009521">
                <text:p>-0.0984014880095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230735165410505">
                <text:p>-0.02307351654105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101273129856161">
                <text:p>-0.1012731298561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103347249056612">
                <text:p>-0.1033472490566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266146454370144">
                <text:p>-0.02661464543701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276783681449842">
                <text:p>-0.02767836814498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285213868888057">
                <text:p>-0.02852138688880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296120001850079">
                <text:p>-0.02961200018500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100794678526265">
                <text:p>-0.1007946785262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176622987342124">
                <text:p>-0.1766229873421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102882566282579">
                <text:p>-0.1028825662825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175280301719721">
                <text:p>-0.1752803017197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102902512729594">
                <text:p>-0.1029025127295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02745982208422">
                <text:p>-0.102745982208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179797465581797">
                <text:p>-0.1797974655817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180989966191382">
                <text:p>-0.1809899661913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181178655269985">
                <text:p>-0.1811786552699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177855979478602">
                <text:p>-0.1778559794786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177855979478602">
                <text:p>-0.1778559794786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82683187273388">
                <text:p>-0.1826831872733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255437300826883">
                <text:p>-0.2554373008268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332696342186721">
                <text:p>-0.3326963421867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40722430069629">
                <text:p>-0.407224300696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411291101082429">
                <text:p>-0.4112911010824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487355750152833">
                <text:p>-0.4873557501528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558351080353102">
                <text:p>-0.5583510803531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86300839320616">
                <text:p>-0.4863008393206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89160556400613">
                <text:p>-0.4891605564006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562562079423423">
                <text:p>-0.5625620794234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562487657385821">
                <text:p>-0.5624876573858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49050874944536">
                <text:p>-0.49050874944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49050874944536">
                <text:p>-0.490508749445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415370736157164">
                <text:p>-0.4153707361571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491649719738048">
                <text:p>-0.4916497197380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491649719738048">
                <text:p>-0.4916497197380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49356220806533">
                <text:p>-0.493562208065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566524885308499">
                <text:p>-0.5665248853084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93970715131443">
                <text:p>-0.4939707151314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417882048910552">
                <text:p>-0.417882048910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417882048910552">
                <text:p>-0.4178820489105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412041235951137">
                <text:p>-0.4120412359511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335569157353773">
                <text:p>-0.3355691573537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408201844217218">
                <text:p>-0.4082018442172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330038531998955">
                <text:p>-0.3300385319989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403412015058435">
                <text:p>-0.4034120150584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479146170897508">
                <text:p>-0.4791461708975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476555886496756">
                <text:p>-0.4765558864967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475693376266895">
                <text:p>-0.4756933762668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54890235501546">
                <text:p>-0.548902355015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473977359245444">
                <text:p>-0.4739773592454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549849751385377">
                <text:p>-0.5498497513853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546514576139803">
                <text:p>-0.5465145761398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545181540479161">
                <text:p>-0.5451815404791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545181540479161">
                <text:p>-0.5451815404791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466912677314391">
                <text:p>-0.4669126773143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469181687429912">
                <text:p>-0.4691816874299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393036917337045">
                <text:p>-0.3930369173370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398207309379869">
                <text:p>-0.3982073093798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396710990619355">
                <text:p>-0.3967109906193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473176795544308">
                <text:p>-0.4731767955443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400779060107165">
                <text:p>-0.4007790601071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400779060107165">
                <text:p>-0.4007790601071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401742930853488">
                <text:p>-0.4017429308534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401613745881526">
                <text:p>-0.4016137458815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325011524499618">
                <text:p>-0.3250115244996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247947972687714">
                <text:p>-0.2479479726877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17237777041732">
                <text:p>-0.172377770417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48314503617433">
                <text:p>-0.2483145036174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249175074276814">
                <text:p>-0.2491750742768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2537515267377">
                <text:p>-0.25375152673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176492485377861">
                <text:p>-0.1764924853778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01964526868292">
                <text:p>-0.1019645268682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976605720869131">
                <text:p>-0.09766057208691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215959230165091">
                <text:p>-0.02159592301650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251066413630027">
                <text:p>-0.02510664136300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251066413630027">
                <text:p>-0.02510664136300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219683684389201">
                <text:p>-0.02196836843892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236053659223779">
                <text:p>-0.02360536592237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262986870116116">
                <text:p>-0.02629868701161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103243709516525">
                <text:p>-0.1032437095165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175954482050696">
                <text:p>-0.1759544820506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253728227946649">
                <text:p>-0.2537282279466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250908020635648">
                <text:p>-0.2509080206356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250908020635648">
                <text:p>-0.2509080206356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254280933696944">
                <text:p>-0.2542809336969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258756073531995">
                <text:p>-0.2587560735319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331278755620426">
                <text:p>-0.3312787556204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331278755620426">
                <text:p>-0.3312787556204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331278755620426">
                <text:p>-0.3312787556204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36596435293008">
                <text:p>-0.3365964352930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413213359098045">
                <text:p>-0.4132133590980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414116432690742">
                <text:p>-0.4141164326907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414116432690742">
                <text:p>-0.4141164326907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340742949631263">
                <text:p>-0.3407429496312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265008793792189">
                <text:p>-0.2650087937921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192976607526869">
                <text:p>-0.1929766075268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18874927775203">
                <text:p>-0.188749277752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115540299003465">
                <text:p>-0.1155402990034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190197921391288">
                <text:p>-0.1901979213912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188346254162946">
                <text:p>-0.1883462541629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113481816093411">
                <text:p>-0.1134818160934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374396756186776">
                <text:p>-0.03743967561867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10018988376004">
                <text:p>-0.1100189883760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8829493935388">
                <text:p>-0.188294939353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85913937002238">
                <text:p>-0.1859139370022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185913937002238">
                <text:p>-0.1859139370022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83111568950573">
                <text:p>-0.1831115689505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08779578895228">
                <text:p>-0.1087795788952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107072038515125">
                <text:p>-0.107072038515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184008919613094">
                <text:p>-0.1840089196130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258913944990781">
                <text:p>-0.2589139449907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25744968900644">
                <text:p>-0.257449689006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57072406630492">
                <text:p>-0.2570724066304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333716556258165">
                <text:p>-0.3337165562581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410353953307137">
                <text:p>-0.4103539533071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410353953307137">
                <text:p>-0.4103539533071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334417220107025">
                <text:p>-0.3344172201070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332152472257492">
                <text:p>-0.3321524722574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254821906243113">
                <text:p>-0.2548219062431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326251843902347">
                <text:p>-0.3262518439023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326251843902347">
                <text:p>-0.3262518439023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322175082265358">
                <text:p>-0.3221750822653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396476350482143">
                <text:p>-0.3964763504821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398592781053392">
                <text:p>-0.3985927810533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398592781053392">
                <text:p>-0.3985927810533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323414850925852">
                <text:p>-0.3234148509258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248376330419584">
                <text:p>-0.2483763304195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17215115196048">
                <text:p>-0.172151151960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952061294555664">
                <text:p>-0.09520612945556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224953569213955">
                <text:p>-0.02249535692139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173658874211263">
                <text:p>-0.01736588742112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560928888487573">
                <text:p>0.05609288884875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560928888487573">
                <text:p>0.05609288884875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32686633589316">
                <text:p>0.1326866335893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10124450667537">
                <text:p>0.2101244506675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82647132755968">
                <text:p>0.2826471327559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82647132755968">
                <text:p>0.2826471327559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82647132755968">
                <text:p>0.2826471327559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58885912153733">
                <text:p>0.3588859121537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3550283595877">
                <text:p>0.435502835958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09038596414912">
                <text:p>0.5090385964149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09038596414912">
                <text:p>0.5090385964149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37586317777208">
                <text:p>0.4375863177772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37586317777208">
                <text:p>0.4375863177772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62680262750995">
                <text:p>0.3626802627509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3478936136663">
                <text:p>0.434789361366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3478936136663">
                <text:p>0.434789361366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36917932212353">
                <text:p>0.4369179322123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10938657123945">
                <text:p>0.5109386571239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38130738448671">
                <text:p>0.4381307384486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38130738448671">
                <text:p>0.4381307384486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10710051205998">
                <text:p>0.5107100512059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17464066626162">
                <text:p>0.5174640666261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90170960019377">
                <text:p>0.5901709600193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90170960019377">
                <text:p>0.5901709600193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63721662351793">
                <text:p>0.6637216623517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63721662351793">
                <text:p>0.6637216623517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38479926896643">
                <text:p>0.7384799268966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15416807994611">
                <text:p>0.8154168079946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90321833372298">
                <text:p>0.8903218333722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66219727272221">
                <text:p>0.9662197272722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4276474329768">
                <text:p>1.042764743297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04711680421598">
                <text:p>1.047116804215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12375420126495">
                <text:p>1.123754201264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12375420126495">
                <text:p>1.123754201264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12375420126495">
                <text:p>1.123754201264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12537690339563">
                <text:p>1.125376903395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12537690339563">
                <text:p>1.125376903395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12074118628125">
                <text:p>1.120741186281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2074118628125">
                <text:p>1.12074118628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11454646157288">
                <text:p>1.114546461572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11746256986863">
                <text:p>1.117462569868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11740531662155">
                <text:p>1.117405316621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11740531662155">
                <text:p>1.117405316621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4219546738973">
                <text:p>1.042195467389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4219546738973">
                <text:p>1.042195467389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4219546738973">
                <text:p>1.042195467389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65070471900702">
                <text:p>0.9650704719007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65070471900702">
                <text:p>0.9650704719007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3771474829638">
                <text:p>1.037714748296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63580953609518">
                <text:p>0.9635809536095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89554266314604">
                <text:p>0.8895542663146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89554266314604">
                <text:p>0.8895542663146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14456600881414">
                <text:p>0.8144566008814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35816824794363">
                <text:p>0.7358168247943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64691495481438">
                <text:p>0.6646914954814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64691495481438">
                <text:p>0.6646914954814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9102674161585">
                <text:p>0.591026741615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13759798302213">
                <text:p>0.5137597983022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8958336409927">
                <text:p>0.4389583364099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61552534217251">
                <text:p>0.3615525342172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60806062981669">
                <text:p>0.3608060629816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60806062981669">
                <text:p>0.3608060629816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59959548221924">
                <text:p>0.3599595482219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84880871423167">
                <text:p>0.2848808714231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84880871423167">
                <text:p>0.2848808714231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57409922965266">
                <text:p>0.3574099229652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57409922965266">
                <text:p>0.3574099229652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30217841640541">
                <text:p>0.4302178416405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56082203164453">
                <text:p>0.3560822031644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56082203164453">
                <text:p>0.3560822031644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51555125942157">
                <text:p>0.3515551259421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7924368941863">
                <text:p>0.279243689418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7924368941863">
                <text:p>0.279243689418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00238627558217">
                <text:p>0.2002386275582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00238627558217">
                <text:p>0.2002386275582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00238627558217">
                <text:p>0.2002386275582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23924228857123">
                <text:p>0.1239242288571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467628125446792">
                <text:p>0.04676281254467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297341452344948">
                <text:p>-0.02973414523449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297341452344948">
                <text:p>-0.02973414523449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425579434748815">
                <text:p>0.04255794347488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314999445648826">
                <text:p>-0.03149994456488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314999445648826">
                <text:p>-0.03149994456488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314999445648826">
                <text:p>-0.03149994456488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31009855812119">
                <text:p>-0.0310098558121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106914167056339">
                <text:p>-0.1069141670563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107288599939857">
                <text:p>-0.1072885999398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107288599939857">
                <text:p>-0.1072885999398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301964813677024">
                <text:p>-0.03019648136770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411886785533355">
                <text:p>0.04118867855333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440673363771366">
                <text:p>0.04406733637713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280426242698212">
                <text:p>-0.02804262426982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28494400519315">
                <text:p>-0.0284944005193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28494400519315">
                <text:p>-0.0284944005193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28494400519315">
                <text:p>-0.0284944005193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2592391889369">
                <text:p>-0.025923918893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981470211518662">
                <text:p>-0.09814702115186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169724892964351">
                <text:p>-0.1697248929643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955910982774836">
                <text:p>-0.09559109827748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978124811623777">
                <text:p>-0.09781248116237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69930128255304">
                <text:p>-0.1699301282553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948324628221136">
                <text:p>-0.09483246282211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903191781009945">
                <text:p>-0.09031917810099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927673470599309">
                <text:p>-0.09276734705993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927673470599309">
                <text:p>-0.09276734705993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191025931943435">
                <text:p>-0.01910259319434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581643501192941">
                <text:p>0.05816435011929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3296581201158">
                <text:p>0.132965812011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35123835594192">
                <text:p>0.1351238355941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07322585467477">
                <text:p>0.2073225854674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31599085293376">
                <text:p>0.1315990852933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07351655079333">
                <text:p>0.2073516550793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07067136851926">
                <text:p>0.2070671368519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07067136851926">
                <text:p>0.2070671368519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07067136851926">
                <text:p>0.2070671368519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33809333607007">
                <text:p>0.1338093336070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557070101048874">
                <text:p>0.05570701010488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554594873884503">
                <text:p>0.05545948738845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230256977479068">
                <text:p>-0.02302569774790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530233150321002">
                <text:p>0.05302331503210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499397332064352">
                <text:p>0.04993973320643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259979338609442">
                <text:p>-0.02599793386094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196038644089991">
                <text:p>-0.01960386440899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993146186343261">
                <text:p>-0.09931461863432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176982765693141">
                <text:p>-0.1769827656931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100668366992048">
                <text:p>-0.1006683669920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985907038850443">
                <text:p>-0.09859070388504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220937461058704">
                <text:p>-0.02209374610587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969341191342898">
                <text:p>-0.09693411913428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969341191342898">
                <text:p>-0.09693411913428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981318877130747">
                <text:p>-0.09813188771307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76244507700448">
                <text:p>-0.1762445077004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76244507700448">
                <text:p>-0.1762445077004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80956394860392">
                <text:p>-0.1809563948603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183542249377954">
                <text:p>-0.1835422493779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187260884890629">
                <text:p>-0.18726088489062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264057087265654">
                <text:p>-0.2640570872656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339132076485972">
                <text:p>-0.3391320764859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415423128505386">
                <text:p>-0.41542312850538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341622053964102">
                <text:p>-0.3416220539641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342112238498123">
                <text:p>-0.3421122384981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266450613016802">
                <text:p>-0.2664506130168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339339634472436">
                <text:p>-0.3393396344724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412580340762771">
                <text:p>-0.4125803407627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338025826899373">
                <text:p>-0.3380258268993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342805287736958">
                <text:p>-0.3428052877369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345068694648876">
                <text:p>-0.3450686946488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422510486649311">
                <text:p>-0.4225104866493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425719086962209">
                <text:p>-0.4257190869622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431174595865303">
                <text:p>-0.4311745958653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50223268673499">
                <text:p>-0.502232686734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428106195369059">
                <text:p>-0.4281061953690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430382460914887">
                <text:p>-0.4303824609148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430382460914887">
                <text:p>-0.43038246091488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506583670114133">
                <text:p>-0.5065836701141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579593280173808">
                <text:p>-0.5795932801738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652515633507286">
                <text:p>-0.6525156335072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656478535173621">
                <text:p>-0.6564785351736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73462285875745">
                <text:p>-0.734622858757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736881596333032">
                <text:p>-0.7368815963330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816307377369976">
                <text:p>-0.8163073773699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740944182343812">
                <text:p>-0.7409441823438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817859057697715">
                <text:p>-0.8178590576977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891831460964558">
                <text:p>-0.8918314609645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895894190647225">
                <text:p>-0.8958941906472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890925825223205">
                <text:p>-0.8909258252232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896519929606878">
                <text:p>-0.8965199296068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818034744470521">
                <text:p>-0.8180347444705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896178038405825">
                <text:p>-0.8961780384058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893468386612072">
                <text:p>-0.8934683866120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890726025518653">
                <text:p>-0.8907260255186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891267596697686">
                <text:p>-0.8912675966976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811556842472359">
                <text:p>-0.8115568424723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811703052562962">
                <text:p>-0.8117030525629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888317988906892">
                <text:p>-0.8883179889068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888977634431939">
                <text:p>-0.8889776344319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965194479921582">
                <text:p>-0.9651944799215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969232282531809">
                <text:p>-0.9692322825318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.04795316139922">
                <text:p>-1.047953161399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05232052337351">
                <text:p>-1.052320523373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04570244550401">
                <text:p>-1.045702445504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04570244550401">
                <text:p>-1.045702445504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968262233894334">
                <text:p>-0.9682622338943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964812695826499">
                <text:p>-0.9648126958264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960877187600002">
                <text:p>-0.9608771876000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957007313480669">
                <text:p>-0.9570073134806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957864004999095">
                <text:p>-0.9578640049990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881572952979682">
                <text:p>-0.8815729529796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955104762458923">
                <text:p>-0.9551047624589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961159622585044">
                <text:p>-0.9611596225850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.03373824092825">
                <text:p>-1.033738240928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.04098447623417">
                <text:p>-1.040984476234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.03927873175266">
                <text:p>-1.039278731752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.03927873175266">
                <text:p>-1.039278731752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03812954821708">
                <text:p>-1.038129548217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96428826949268">
                <text:p>-0.964288269492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886846477492245">
                <text:p>-0.88684647749224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80738980699954">
                <text:p>-0.807389806999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729816651003519">
                <text:p>-0.7298166510035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733167630156692">
                <text:p>-0.7331676301566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733167630156692">
                <text:p>-0.7331676301566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657317866339002">
                <text:p>-0.6573178663390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728623982776732">
                <text:p>-0.7286239827767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72640482680609">
                <text:p>-0.726404826806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653395216746415">
                <text:p>-0.6533952167464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651416806968195">
                <text:p>-0.6514168069681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649852196170602">
                <text:p>-0.6498521961706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649260986354521">
                <text:p>-0.6492609863545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571278748604837">
                <text:p>-0.5712787486048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564194287843972">
                <text:p>-0.5641942878439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564194287843972">
                <text:p>-0.5641942878439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562218607831609">
                <text:p>-0.5622186078316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488246204564766">
                <text:p>-0.4882462045647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487243566354197">
                <text:p>-0.48724356635419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491130968443775">
                <text:p>-0.4911309684437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484841683688273">
                <text:p>-0.4848416836882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484841683688273">
                <text:p>-0.48484168368827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478989664321651">
                <text:p>-0.4789896643216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483184643976542">
                <text:p>-0.4831846439765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483027442986564">
                <text:p>-0.4830274429865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409874879399064">
                <text:p>-0.4098748793990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409874879399063">
                <text:p>-0.4098748793990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406061492276739">
                <text:p>-0.4060614922767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403482342447249">
                <text:p>-0.4034823424472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327738943716762">
                <text:p>-0.3277389437167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251522098227119">
                <text:p>-0.2515220982271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246526052019487">
                <text:p>-0.2465260520194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245279602616235">
                <text:p>-0.2452796026162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242063627146458">
                <text:p>-0.2420636271464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41648894298563">
                <text:p>-0.2416488942985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31363273497382">
                <text:p>-0.313632734973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31363273497382">
                <text:p>-0.313632734973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312843832640867">
                <text:p>-0.3128438326408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310120819361599">
                <text:p>-0.3101208193615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312812607950702">
                <text:p>-0.3128126079507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236880927211958">
                <text:p>-0.2368809272119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313197672553877">
                <text:p>-0.3131976725538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316925335450136">
                <text:p>-0.3169253354501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238270330143036">
                <text:p>-0.2382703301430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241230545708172">
                <text:p>-0.2412305457081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161095288946616">
                <text:p>-0.1610952889466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895603271377937">
                <text:p>-0.08956032713779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895603271377937">
                <text:p>-0.08956032713779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892058167559759">
                <text:p>-0.08920581675597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892058167559759">
                <text:p>-0.089205816755975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892058167559759">
                <text:p>-0.08920581675597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162779913660701">
                <text:p>-0.1627799136607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234264686090241">
                <text:p>-0.23426468609024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236564394099007">
                <text:p>-0.2365643940990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236564394099007">
                <text:p>-0.2365643940990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314012675279683">
                <text:p>-0.3140126752796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318371728229827">
                <text:p>-0.3183717282298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318484606442585">
                <text:p>-0.31848460644258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318484606442585">
                <text:p>-0.3184846064425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323174296295947">
                <text:p>-0.3231742962959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322065891631039">
                <text:p>-0.3220658916310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244512777863291">
                <text:p>-0.2445127778632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321452963414667">
                <text:p>-0.3214529634146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249111643138589">
                <text:p>-0.24911164313858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326428919503397">
                <text:p>-0.3264289195033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326441658410734">
                <text:p>-0.3264416584107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402751124377032">
                <text:p>-0.4027511243770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326433229660015">
                <text:p>-0.3264332296600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328542883707248">
                <text:p>-0.3285428837072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330320176788617">
                <text:p>-0.3303201767886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330320176788617">
                <text:p>-0.3303201767886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258028902219935">
                <text:p>-0.2580289022199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181148556009604">
                <text:p>-0.1811485560096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18117003495675">
                <text:p>-0.181170034956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257386545211989">
                <text:p>-0.2573865452119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329854488311373">
                <text:p>-0.3298544883113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255853518284279">
                <text:p>-0.25585351828427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181817731769839">
                <text:p>-0.18181773176983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181817731769839">
                <text:p>-0.18181773176983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181817731769839">
                <text:p>-0.18181773176983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107935602338825">
                <text:p>-0.1079356023388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106487964402778">
                <text:p>-0.1064879644027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300809212797151">
                <text:p>-0.03008092127971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40998887990263">
                <text:p>0.0409988879902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404158195811266">
                <text:p>0.04041581958112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404158195811266">
                <text:p>0.04041581958112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401991623751362">
                <text:p>0.04019916237513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340217501291814">
                <text:p>0.03402175012918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329781893760573">
                <text:p>0.03297818937605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436311916548988">
                <text:p>-0.04363119165489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326855536870201">
                <text:p>0.03268555368702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347885509368107">
                <text:p>0.03478855093681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430616762937941">
                <text:p>-0.04306167629379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448355930858122">
                <text:p>-0.04483559308581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448355930858122">
                <text:p>-0.04483559308581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123359641467674">
                <text:p>-0.12335964146767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203036273619776">
                <text:p>-0.20303627361977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205408200697206">
                <text:p>-0.2054082006972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282285194563501">
                <text:p>-0.2822851945635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282285194563501">
                <text:p>-0.2822851945635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208711097658775">
                <text:p>-0.2087110976587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137226325229236">
                <text:p>-0.13722632522923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132719936758706">
                <text:p>-0.1327199367587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205909304294659">
                <text:p>-0.20590930429465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202961396621198">
                <text:p>-0.2029613966211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127296227233325">
                <text:p>-0.1272962272333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127551316669158">
                <text:p>-0.1275513166691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205254016816859">
                <text:p>-0.2052540168168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201208671432551">
                <text:p>-0.2012086714325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198543102962873">
                <text:p>-0.19854310296287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198543102962873">
                <text:p>-0.19854310296287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121602917411498">
                <text:p>-0.1216029174114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198173243634433">
                <text:p>-0.1981732436344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197123026083866">
                <text:p>-0.1971230260838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19604045841335">
                <text:p>-0.1960404584133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119730992447053">
                <text:p>-0.11973099244705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119730992447053">
                <text:p>-0.1197309924470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405999782321404">
                <text:p>-0.04059997823214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348652956699231">
                <text:p>0.03486529566992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348652956699231">
                <text:p>0.03486529566992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348652956699231">
                <text:p>0.03486529566992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348652956699231">
                <text:p>0.03486529566992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347581882779696">
                <text:p>0.03475818827796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10974698533209">
                <text:p>0.1109746985332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09536806340181">
                <text:p>0.1095368063401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09536806340181">
                <text:p>0.1095368063401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385881216126438">
                <text:p>0.03858812161264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348651951255238">
                <text:p>-0.03486519512552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348651951255239">
                <text:p>-0.034865195125523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11142129783162">
                <text:p>-0.111421297831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353945063035098">
                <text:p>-0.03539450630350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07208071847047">
                <text:p>-0.10720807184704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107208071847047">
                <text:p>-0.10720807184704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109920118172254">
                <text:p>-0.10992011817225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109920118172254">
                <text:p>-0.10992011817225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354517356052689">
                <text:p>-0.035451735605268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442258783047298">
                <text:p>0.04422587830472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20887555902649">
                <text:p>0.1208875559026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25087492237651">
                <text:p>0.1250874922376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25087492237651">
                <text:p>0.1250874922376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0024396736336">
                <text:p>0.200243967363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05165399970875">
                <text:p>0.2051653999708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82478150671234">
                <text:p>0.2824781506712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07444203720044">
                <text:p>0.2074442037200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85968252101906">
                <text:p>0.2859682521019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65644884254008">
                <text:p>0.3656448842540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367258080094809">
                <text:p>0.3672580800948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369747794174479">
                <text:p>0.3697477941744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69747794174479">
                <text:p>0.3697477941744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96158851174737">
                <text:p>0.2961588511747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19215864021559">
                <text:p>0.21921586402155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18135834554385">
                <text:p>0.21813583455438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1753748903457">
                <text:p>0.217537489034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16432101479295">
                <text:p>0.2164321014792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16432101479295">
                <text:p>0.2164321014792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9078212235649">
                <text:p>0.290782122356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68484822504192">
                <text:p>0.3684848225041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367569464965135">
                <text:p>0.3675694649651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69600578380665">
                <text:p>0.36960057838066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69600578380665">
                <text:p>0.3696005783806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69600578380665">
                <text:p>0.36960057838066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46170904603601">
                <text:p>0.4461709046036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522437963417842">
                <text:p>0.52243796341784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596307329996204">
                <text:p>0.5963073299962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521464777944161">
                <text:p>0.52146477794416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42346718144417">
                <text:p>0.4423467181444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368695924397208">
                <text:p>0.3686959243972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95850555249988">
                <text:p>0.2958505552499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20825180721405">
                <text:p>0.2208251807214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41711718422053">
                <text:p>0.1417117184220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6629835796192">
                <text:p>0.066298357961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39465049285001">
                <text:p>0.1394650492850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681883616388453">
                <text:p>0.06818836163884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66609838613503">
                <text:p>0.0666098386135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106563623953838">
                <text:p>-0.01065636239538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148731083411951">
                <text:p>-0.01487310834119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585802083969726">
                <text:p>0.05858020839697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585802083969726">
                <text:p>0.05858020839697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35136311103069">
                <text:p>0.1351363111030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615097500141787">
                <text:p>0.06150975001417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33323315557716">
                <text:p>0.1333233155577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601545170469553">
                <text:p>0.06015451704695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572729618400944">
                <text:p>0.05727296184009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17395699337733">
                <text:p>-0.0173956993377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17395699337733">
                <text:p>-0.0173956993377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897190127372741">
                <text:p>-0.089719012737274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164738281210649">
                <text:p>-0.16473828121064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169066133415942">
                <text:p>-0.16906613341594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247721857082479">
                <text:p>-0.2477218570824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247721857082479">
                <text:p>-0.24772185708247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51724196681867">
                <text:p>-0.2517241966818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251724196681867">
                <text:p>-0.25172419668186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176690249730677">
                <text:p>-0.17669024973067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250197467371882">
                <text:p>-0.25019746737188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326064376034785">
                <text:p>-0.32606437603478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322835063024808">
                <text:p>-0.3228350630248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248447783238182">
                <text:p>-0.24844778323818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32129276926037">
                <text:p>-0.3212927692603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323741752360001">
                <text:p>-0.3237417523600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246798765206824">
                <text:p>-0.2467987652068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246783895166492">
                <text:p>-0.2467838951664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248873794329227">
                <text:p>-0.2488737943292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249172775526619">
                <text:p>-0.2491727755266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322458427172352">
                <text:p>-0.3224584271723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401856144300651">
                <text:p>-0.40185614430065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473112789718533">
                <text:p>-0.4731127897185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473765419266419">
                <text:p>-0.4737654192664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474001112997471">
                <text:p>-0.4740011129974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550912923351113">
                <text:p>-0.5509129233511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625256095868349">
                <text:p>-0.62525609586834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625256095868349">
                <text:p>-0.6252560958683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700283338131467">
                <text:p>-0.7002833381314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775132618816897">
                <text:p>-0.7751326188168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776860225370587">
                <text:p>-0.77686022537058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697742165570843">
                <text:p>-0.6977421655708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705724024884859">
                <text:p>-0.70572402488485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711009210765605">
                <text:p>-0.7110092107656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712794286074201">
                <text:p>-0.7127942860742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704846261489635">
                <text:p>-0.7048462614896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702269362519712">
                <text:p>-0.7022693625197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775254452577294">
                <text:p>-0.7752544525772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782197133130747">
                <text:p>-0.78219713313074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784641518729986">
                <text:p>-0.7846415187299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786680629880574">
                <text:p>-0.7866806298805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782666533131745">
                <text:p>-0.7826665331317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856111636627024">
                <text:p>-0.8561116366270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856111636627024">
                <text:p>-0.8561116366270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856111636627024">
                <text:p>-0.8561116366270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782485075538134">
                <text:p>-0.7824850755381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853926650620236">
                <text:p>-0.8539266506202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852143490936805">
                <text:p>-0.8521434909368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773982980320344">
                <text:p>-0.77398298032034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774428530788057">
                <text:p>-0.77442853078805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850994187674656">
                <text:p>-0.85099418767465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851896638689175">
                <text:p>-0.8518966386891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7768773702158">
                <text:p>-0.776877370215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778201162985028">
                <text:p>-0.7782011629850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774587431895368">
                <text:p>-0.7745874318953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848965564571838">
                <text:p>-0.84896556457183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84749647163396">
                <text:p>-0.847496471633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84749647163396">
                <text:p>-0.847496471633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924691986074314">
                <text:p>-0.9246919860743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932817421494333">
                <text:p>-0.9328174214943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928987009253368">
                <text:p>-0.92898700925336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933061328468274">
                <text:p>-0.9330613284682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.00731753160309">
                <text:p>-1.0073175316030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9344725455809">
                <text:p>-0.934472545580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93485083366006">
                <text:p>-0.9348508336600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93485083366006">
                <text:p>-0.934850833660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932561134792773">
                <text:p>-0.9325611347927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931362599963923">
                <text:p>-0.9313625999639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931049395249693">
                <text:p>-0.9310493952496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85776374360396">
                <text:p>-0.857763743603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853398943778325">
                <text:p>-0.8533989437783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857172006990958">
                <text:p>-0.85717200699095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784015731879704">
                <text:p>-0.7840157318797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789253266584508">
                <text:p>-0.7892532665845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712341456230867">
                <text:p>-0.7123414562308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713722334629966">
                <text:p>-0.7137223346299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713722334629966">
                <text:p>-0.7137223346299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714333203549288">
                <text:p>-0.71433320354928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71231085411888">
                <text:p>-0.7123108541188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71125630246638">
                <text:p>-0.711256302466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790280496633114">
                <text:p>-0.7902804966331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780722293317379">
                <text:p>-0.7807222933173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773835956089046">
                <text:p>-0.77383595608904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697025506251868">
                <text:p>-0.6970255062518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701897180495761">
                <text:p>-0.70189718049576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705397458685114">
                <text:p>-0.7053974586851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709070238920438">
                <text:p>-0.70907023892043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707651502979045">
                <text:p>-0.7076515029790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707223049465917">
                <text:p>-0.70722304946591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70543385556322">
                <text:p>-0.705433855563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710712624099668">
                <text:p>-0.71071262409966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637267520604389">
                <text:p>-0.6372675206043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71120728640751">
                <text:p>-0.711207286407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71120728640751">
                <text:p>-0.711207286407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785819795822732">
                <text:p>-0.7858197958227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791688864253309">
                <text:p>-0.7916888642533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797734792777105">
                <text:p>-0.7977347927771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797734792777105">
                <text:p>-0.7977347927771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797632642065262">
                <text:p>-0.7976326420652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797817236495079">
                <text:p>-0.79781723649507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796310717030569">
                <text:p>-0.79631071703056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873818693880402">
                <text:p>-0.8738186938804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871688662370492">
                <text:p>-0.8716886623704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874921279833876">
                <text:p>-0.87492127983387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800543147157406">
                <text:p>-0.8005431471574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725081105872806">
                <text:p>-0.72508110587280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799885728546612">
                <text:p>-0.7998857285466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800110862393951">
                <text:p>-0.8001108623939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718478209332726">
                <text:p>-0.7184782093327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719493275161544">
                <text:p>-0.7194932751615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713774463579728">
                <text:p>-0.7137744635797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639518260444913">
                <text:p>-0.6395182604449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639518260444913">
                <text:p>-0.6395182604449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563102046266381">
                <text:p>-0.56310204626638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63919607623773">
                <text:p>-0.639196076237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647840023498876">
                <text:p>-0.64784002349887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646325721807139">
                <text:p>-0.6463257218071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570734184261487">
                <text:p>-0.57073418426148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644396519650306">
                <text:p>-0.6443965196503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642563098751647">
                <text:p>-0.6425630987516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646489651430505">
                <text:p>-0.6464896514305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719016691566182">
                <text:p>-0.71901669156618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714788427924076">
                <text:p>-0.7147884279240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714788427924076">
                <text:p>-0.7147884279240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63906437700774">
                <text:p>-0.639064377007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713058786018649">
                <text:p>-0.7130587860186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63742067483621">
                <text:p>-0.637420674836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564593743581188">
                <text:p>-0.5645937435811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564722473592174">
                <text:p>-0.56472247359217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485698279425441">
                <text:p>-0.4856982794254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488420885634361">
                <text:p>-0.48842088563436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417176667834727">
                <text:p>-0.41717666783472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417176667834727">
                <text:p>-0.41717666783472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341139555876048">
                <text:p>-0.34113955587604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337145094285145">
                <text:p>-0.33714509428514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332406747552631">
                <text:p>-0.33240674755263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332509065881675">
                <text:p>-0.3325090658816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332411656342112">
                <text:p>-0.33241165634211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330742620027795">
                <text:p>-0.3307426200277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254312517566827">
                <text:p>-0.2543125175668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330367085659808">
                <text:p>-0.3303670856598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334429839287789">
                <text:p>-0.3344298392877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408621821088998">
                <text:p>-0.4086218210889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334009311673775">
                <text:p>-0.33400931167377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256698668161095">
                <text:p>-0.2566986681610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256040315683034">
                <text:p>-0.2560403156830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328974905072244">
                <text:p>-0.3289749050722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331455400205814">
                <text:p>-0.3314554002058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332616460617403">
                <text:p>-0.3326164606174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260897215667854">
                <text:p>-0.2608972156678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18338923881802">
                <text:p>-0.1833892388180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107458180657455">
                <text:p>-0.1074581806574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291835706171941">
                <text:p>-0.029183570617194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101115593631778">
                <text:p>-0.101115593631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